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o1" style:family="table-column">
      <style:table-column-properties fo:break-before="auto" style:column-width="2.143125cm" style:use-optimal-column-width="true"/>
    </style:style>
    <style:style style:name="co2" style:family="table-column">
      <style:table-column-properties fo:break-before="auto" style:column-width="2.06375cm" style:use-optimal-column-width="true"/>
    </style:style>
    <style:style style:name="co3" style:family="table-column">
      <style:table-column-properties fo:break-before="auto" style:column-width="2.24895833333333cm" style:use-optimal-column-width="true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6" table:style-name="ta1">
        <table:table-column table:style-name="co1" table:default-cell-style-name="ce1"/>
        <table:table-column table:style-name="co2" table:number-columns-repeated="8" table:default-cell-style-name="ce1"/>
        <table:table-column table:style-name="co3" table:number-columns-repeated="22" table:default-cell-style-name="ce1"/>
        <table:table-column table:style-name="co4" table:number-columns-repeated="16353" table:default-cell-style-name="ce1"/>
        <table:table-row table:style-name="ro1">
          <table:table-cell office:value-type="string" table:style-name="ce1">
            <text:p>Column1</text:p>
          </table:table-cell>
          <table:table-cell office:value-type="string" table:style-name="ce1">
            <text:p>Column2</text:p>
          </table:table-cell>
          <table:table-cell office:value-type="string" table:style-name="ce1">
            <text:p>Column3</text:p>
          </table:table-cell>
          <table:table-cell office:value-type="string" table:style-name="ce1">
            <text:p>Column4</text:p>
          </table:table-cell>
          <table:table-cell office:value-type="string" table:style-name="ce1">
            <text:p>Column5</text:p>
          </table:table-cell>
          <table:table-cell office:value-type="string" table:style-name="ce1">
            <text:p>Column6</text:p>
          </table:table-cell>
          <table:table-cell office:value-type="string" table:style-name="ce1">
            <text:p>Column7</text:p>
          </table:table-cell>
          <table:table-cell office:value-type="string" table:style-name="ce1">
            <text:p>Column8</text:p>
          </table:table-cell>
          <table:table-cell office:value-type="string" table:style-name="ce1">
            <text:p>Column9</text:p>
          </table:table-cell>
          <table:table-cell office:value-type="string" table:style-name="ce1">
            <text:p>Column10</text:p>
          </table:table-cell>
          <table:table-cell office:value-type="string" table:style-name="ce1">
            <text:p>Column11</text:p>
          </table:table-cell>
          <table:table-cell office:value-type="string" table:style-name="ce1">
            <text:p>Column12</text:p>
          </table:table-cell>
          <table:table-cell office:value-type="string" table:style-name="ce1">
            <text:p>Column13</text:p>
          </table:table-cell>
          <table:table-cell office:value-type="string" table:style-name="ce1">
            <text:p>Column14</text:p>
          </table:table-cell>
          <table:table-cell office:value-type="string" table:style-name="ce1">
            <text:p>Column15</text:p>
          </table:table-cell>
          <table:table-cell office:value-type="string" table:style-name="ce1">
            <text:p>Column16</text:p>
          </table:table-cell>
          <table:table-cell office:value-type="string" table:style-name="ce1">
            <text:p>Column17</text:p>
          </table:table-cell>
          <table:table-cell office:value-type="string" table:style-name="ce1">
            <text:p>Column18</text:p>
          </table:table-cell>
          <table:table-cell office:value-type="string" table:style-name="ce1">
            <text:p>Column19</text:p>
          </table:table-cell>
          <table:table-cell office:value-type="string" table:style-name="ce1">
            <text:p>Column20</text:p>
          </table:table-cell>
          <table:table-cell office:value-type="string" table:style-name="ce1">
            <text:p>Column21</text:p>
          </table:table-cell>
          <table:table-cell office:value-type="string" table:style-name="ce1">
            <text:p>Column22</text:p>
          </table:table-cell>
          <table:table-cell office:value-type="string" table:style-name="ce1">
            <text:p>Column23</text:p>
          </table:table-cell>
          <table:table-cell office:value-type="string" table:style-name="ce1">
            <text:p>Column24</text:p>
          </table:table-cell>
          <table:table-cell office:value-type="string" table:style-name="ce1">
            <text:p>Column25</text:p>
          </table:table-cell>
          <table:table-cell office:value-type="string" table:style-name="ce1">
            <text:p>Column26</text:p>
          </table:table-cell>
          <table:table-cell office:value-type="string" table:style-name="ce1">
            <text:p>Column27</text:p>
          </table:table-cell>
          <table:table-cell office:value-type="string" table:style-name="ce1">
            <text:p>Column28</text:p>
          </table:table-cell>
          <table:table-cell office:value-type="string" table:style-name="ce1">
            <text:p>Column29</text:p>
          </table:table-cell>
          <table:table-cell office:value-type="string" table:style-name="ce1">
            <text:p>Column30</text:p>
          </table:table-cell>
          <table:table-cell office:value-type="string" table:style-name="ce1">
            <text:p>Column31</text:p>
          </table:table-cell>
          <table:table-cell table:number-columns-repeated="16353"/>
        </table:table-row>
        <table:table-row table:style-name="ro1">
          <table:table-cell office:value-type="string" table:style-name="ce2">
            <text:p>1 thread(s)</text:p>
          </table:table-cell>
          <table:table-cell office:value-type="float" office:value="92.915800000000004" table:style-name="ce1">
            <text:p>92.9158</text:p>
          </table:table-cell>
          <table:table-cell office:value-type="float" office:value="92.509500000000003" table:style-name="ce1">
            <text:p>92.5095</text:p>
          </table:table-cell>
          <table:table-cell office:value-type="float" office:value="92.588700000000003" table:style-name="ce1">
            <text:p>92.5887</text:p>
          </table:table-cell>
          <table:table-cell office:value-type="float" office:value="53.457700000000003" table:style-name="ce1">
            <text:p>53.4577</text:p>
          </table:table-cell>
          <table:table-cell office:value-type="float" office:value="87.546700000000001" table:style-name="ce1">
            <text:p>87.5467</text:p>
          </table:table-cell>
          <table:table-cell office:value-type="float" office:value="87.864699999999999" table:style-name="ce1">
            <text:p>87.8647</text:p>
          </table:table-cell>
          <table:table-cell office:value-type="float" office:value="88.206299999999999" table:style-name="ce1">
            <text:p>88.2063</text:p>
          </table:table-cell>
          <table:table-cell office:value-type="float" office:value="87.959400000000002" table:style-name="ce1">
            <text:p>87.9594</text:p>
          </table:table-cell>
          <table:table-cell office:value-type="float" office:value="88.135599999999997" table:style-name="ce1">
            <text:p>88.1356</text:p>
          </table:table-cell>
          <table:table-cell office:value-type="float" office:value="87.801500000000004" table:style-name="ce1">
            <text:p>87.8015</text:p>
          </table:table-cell>
          <table:table-cell office:value-type="float" office:value="88.106999999999999" table:style-name="ce1">
            <text:p>88.107</text:p>
          </table:table-cell>
          <table:table-cell office:value-type="float" office:value="88.346400000000003" table:style-name="ce1">
            <text:p>88.3464</text:p>
          </table:table-cell>
          <table:table-cell office:value-type="float" office:value="87.842299999999994" table:style-name="ce1">
            <text:p>87.8423</text:p>
          </table:table-cell>
          <table:table-cell office:value-type="float" office:value="87.3309" table:style-name="ce1">
            <text:p>87.3309</text:p>
          </table:table-cell>
          <table:table-cell office:value-type="float" office:value="87.399900000000002" table:style-name="ce1">
            <text:p>87.3999</text:p>
          </table:table-cell>
          <table:table-cell office:value-type="float" office:value="87.721400000000003" table:style-name="ce1">
            <text:p>87.7214</text:p>
          </table:table-cell>
          <table:table-cell office:value-type="float" office:value="87.514099999999999" table:style-name="ce1">
            <text:p>87.5141</text:p>
          </table:table-cell>
          <table:table-cell office:value-type="float" office:value="87.230999999999995" table:style-name="ce1">
            <text:p>87.231</text:p>
          </table:table-cell>
          <table:table-cell office:value-type="float" office:value="87.307299999999998" table:style-name="ce1">
            <text:p>87.3073</text:p>
          </table:table-cell>
          <table:table-cell office:value-type="float" office:value="87.271500000000003" table:style-name="ce1">
            <text:p>87.2715</text:p>
          </table:table-cell>
          <table:table-cell office:value-type="float" office:value="88.078199999999995" table:style-name="ce1">
            <text:p>88.0782</text:p>
          </table:table-cell>
          <table:table-cell office:value-type="float" office:value="88.808899999999994" table:style-name="ce1">
            <text:p>88.8089</text:p>
          </table:table-cell>
          <table:table-cell office:value-type="float" office:value="88.063900000000004" table:style-name="ce1">
            <text:p>88.0639</text:p>
          </table:table-cell>
          <table:table-cell office:value-type="float" office:value="87.865899999999996" table:style-name="ce1">
            <text:p>87.8659</text:p>
          </table:table-cell>
          <table:table-cell office:value-type="float" office:value="88.313199999999995" table:style-name="ce1">
            <text:p>88.3132</text:p>
          </table:table-cell>
          <table:table-cell office:value-type="float" office:value="44.122399999999999" table:style-name="ce1">
            <text:p>44.1224</text:p>
          </table:table-cell>
          <table:table-cell office:value-type="float" office:value="45.087200000000003" table:style-name="ce1">
            <text:p>45.0872</text:p>
          </table:table-cell>
          <table:table-cell office:value-type="float" office:value="44.647799999999997" table:style-name="ce1">
            <text:p>44.6478</text:p>
          </table:table-cell>
          <table:table-cell office:value-type="float" office:value="44.493400000000001" table:style-name="ce1">
            <text:p>44.4934</text:p>
          </table:table-cell>
          <table:table-cell office:value-type="float" office:value="44.808799999999998" table:style-name="ce1">
            <text:p>44.8088</text:p>
          </table:table-cell>
          <table:table-cell table:number-columns-repeated="16353"/>
        </table:table-row>
        <table:table-row table:style-name="ro1">
          <table:table-cell office:value-type="string" table:style-name="ce2">
            <text:p>2 thread(s)</text:p>
          </table:table-cell>
          <table:table-cell office:value-type="float" office:value="31.1557" table:style-name="ce1">
            <text:p>31.1557</text:p>
          </table:table-cell>
          <table:table-cell office:value-type="float" office:value="28.509" table:style-name="ce1">
            <text:p>28.509</text:p>
          </table:table-cell>
          <table:table-cell office:value-type="float" office:value="29.535599999999999" table:style-name="ce1">
            <text:p>29.5356</text:p>
          </table:table-cell>
          <table:table-cell office:value-type="float" office:value="28.359000000000002" table:style-name="ce1">
            <text:p>28.359</text:p>
          </table:table-cell>
          <table:table-cell office:value-type="float" office:value="28.631900000000002" table:style-name="ce1">
            <text:p>28.6319</text:p>
          </table:table-cell>
          <table:table-cell office:value-type="float" office:value="28.404699999999998" table:style-name="ce1">
            <text:p>28.4047</text:p>
          </table:table-cell>
          <table:table-cell office:value-type="float" office:value="28.844200000000001" table:style-name="ce1">
            <text:p>28.8442</text:p>
          </table:table-cell>
          <table:table-cell office:value-type="float" office:value="28.602499999999999" table:style-name="ce1">
            <text:p>28.6025</text:p>
          </table:table-cell>
          <table:table-cell office:value-type="float" office:value="29.4998" table:style-name="ce1">
            <text:p>29.4998</text:p>
          </table:table-cell>
          <table:table-cell office:value-type="float" office:value="28.370999999999999" table:style-name="ce1">
            <text:p>28.371</text:p>
          </table:table-cell>
          <table:table-cell office:value-type="float" office:value="28.360199999999999" table:style-name="ce1">
            <text:p>28.3602</text:p>
          </table:table-cell>
          <table:table-cell office:value-type="float" office:value="28.308299999999999" table:style-name="ce1">
            <text:p>28.3083</text:p>
          </table:table-cell>
          <table:table-cell office:value-type="float" office:value="28.6706" table:style-name="ce1">
            <text:p>28.6706</text:p>
          </table:table-cell>
          <table:table-cell office:value-type="float" office:value="28.457799999999999" table:style-name="ce1">
            <text:p>28.4578</text:p>
          </table:table-cell>
          <table:table-cell office:value-type="float" office:value="28.410299999999999" table:style-name="ce1">
            <text:p>28.4103</text:p>
          </table:table-cell>
          <table:table-cell office:value-type="float" office:value="28.123999999999999" table:style-name="ce1">
            <text:p>28.124</text:p>
          </table:table-cell>
          <table:table-cell office:value-type="float" office:value="28.47" table:style-name="ce1">
            <text:p>28.47</text:p>
          </table:table-cell>
          <table:table-cell office:value-type="float" office:value="28.5745" table:style-name="ce1">
            <text:p>28.5745</text:p>
          </table:table-cell>
          <table:table-cell office:value-type="float" office:value="28.732700000000001" table:style-name="ce1">
            <text:p>28.7327</text:p>
          </table:table-cell>
          <table:table-cell office:value-type="float" office:value="27.493500000000001" table:style-name="ce1">
            <text:p>27.4935</text:p>
          </table:table-cell>
          <table:table-cell office:value-type="float" office:value="29.8" table:style-name="ce1">
            <text:p>29.8</text:p>
          </table:table-cell>
          <table:table-cell office:value-type="float" office:value="28.370999999999999" table:style-name="ce1">
            <text:p>28.371</text:p>
          </table:table-cell>
          <table:table-cell office:value-type="float" office:value="28.486899999999999" table:style-name="ce1">
            <text:p>28.4869</text:p>
          </table:table-cell>
          <table:table-cell office:value-type="float" office:value="28.4968" table:style-name="ce1">
            <text:p>28.4968</text:p>
          </table:table-cell>
          <table:table-cell office:value-type="float" office:value="29.959299999999999" table:style-name="ce1">
            <text:p>29.9593</text:p>
          </table:table-cell>
          <table:table-cell office:value-type="float" office:value="28.307200000000002" table:style-name="ce1">
            <text:p>28.3072</text:p>
          </table:table-cell>
          <table:table-cell office:value-type="float" office:value="28.383500000000002" table:style-name="ce1">
            <text:p>28.3835</text:p>
          </table:table-cell>
          <table:table-cell office:value-type="float" office:value="28.133900000000001" table:style-name="ce1">
            <text:p>28.1339</text:p>
          </table:table-cell>
          <table:table-cell office:value-type="float" office:value="28.089600000000001" table:style-name="ce1">
            <text:p>28.0896</text:p>
          </table:table-cell>
          <table:table-cell office:value-type="float" office:value="28.267299999999999" table:style-name="ce1">
            <text:p>28.2673</text:p>
          </table:table-cell>
          <table:table-cell table:number-columns-repeated="16353"/>
        </table:table-row>
        <table:table-row table:style-name="ro1">
          <table:table-cell office:value-type="string" table:style-name="ce2">
            <text:p>3 thread(s)</text:p>
          </table:table-cell>
          <table:table-cell office:value-type="float" office:value="27.351700000000001" table:style-name="ce1">
            <text:p>27.3517</text:p>
          </table:table-cell>
          <table:table-cell office:value-type="float" office:value="22.680099999999999" table:style-name="ce1">
            <text:p>22.6801</text:p>
          </table:table-cell>
          <table:table-cell office:value-type="float" office:value="23.307400000000001" table:style-name="ce1">
            <text:p>23.3074</text:p>
          </table:table-cell>
          <table:table-cell office:value-type="float" office:value="22.5869" table:style-name="ce1">
            <text:p>22.5869</text:p>
          </table:table-cell>
          <table:table-cell office:value-type="float" office:value="21.866099999999999" table:style-name="ce1">
            <text:p>21.8661</text:p>
          </table:table-cell>
          <table:table-cell office:value-type="float" office:value="21.8993" table:style-name="ce1">
            <text:p>21.8993</text:p>
          </table:table-cell>
          <table:table-cell office:value-type="float" office:value="22.113900000000001" table:style-name="ce1">
            <text:p>22.1139</text:p>
          </table:table-cell>
          <table:table-cell office:value-type="float" office:value="22.265899999999998" table:style-name="ce1">
            <text:p>22.2659</text:p>
          </table:table-cell>
          <table:table-cell office:value-type="float" office:value="22.247900000000001" table:style-name="ce1">
            <text:p>22.2479</text:p>
          </table:table-cell>
          <table:table-cell office:value-type="float" office:value="22.155000000000001" table:style-name="ce1">
            <text:p>22.155</text:p>
          </table:table-cell>
          <table:table-cell office:value-type="float" office:value="22.125800000000002" table:style-name="ce1">
            <text:p>22.1258</text:p>
          </table:table-cell>
          <table:table-cell office:value-type="float" office:value="21.960100000000001" table:style-name="ce1">
            <text:p>21.9601</text:p>
          </table:table-cell>
          <table:table-cell office:value-type="float" office:value="22.485800000000001" table:style-name="ce1">
            <text:p>22.4858</text:p>
          </table:table-cell>
          <table:table-cell office:value-type="float" office:value="22.5641" table:style-name="ce1">
            <text:p>22.5641</text:p>
          </table:table-cell>
          <table:table-cell office:value-type="float" office:value="22.087399999999999" table:style-name="ce1">
            <text:p>22.0874</text:p>
          </table:table-cell>
          <table:table-cell office:value-type="float" office:value="22.087700000000002" table:style-name="ce1">
            <text:p>22.0877</text:p>
          </table:table-cell>
          <table:table-cell office:value-type="float" office:value="22.4695" table:style-name="ce1">
            <text:p>22.4695</text:p>
          </table:table-cell>
          <table:table-cell office:value-type="float" office:value="21.998899999999999" table:style-name="ce1">
            <text:p>21.9989</text:p>
          </table:table-cell>
          <table:table-cell office:value-type="float" office:value="22.2758" table:style-name="ce1">
            <text:p>22.2758</text:p>
          </table:table-cell>
          <table:table-cell office:value-type="float" office:value="22.324200000000001" table:style-name="ce1">
            <text:p>22.3242</text:p>
          </table:table-cell>
          <table:table-cell office:value-type="float" office:value="21.992799999999999" table:style-name="ce1">
            <text:p>21.9928</text:p>
          </table:table-cell>
          <table:table-cell office:value-type="float" office:value="22.121200000000002" table:style-name="ce1">
            <text:p>22.1212</text:p>
          </table:table-cell>
          <table:table-cell office:value-type="float" office:value="22.0626" table:style-name="ce1">
            <text:p>22.0626</text:p>
          </table:table-cell>
          <table:table-cell office:value-type="float" office:value="22.516100000000002" table:style-name="ce1">
            <text:p>22.5161</text:p>
          </table:table-cell>
          <table:table-cell office:value-type="float" office:value="22.0047" table:style-name="ce1">
            <text:p>22.0047</text:p>
          </table:table-cell>
          <table:table-cell office:value-type="float" office:value="25.907499999999999" table:style-name="ce1">
            <text:p>25.9075</text:p>
          </table:table-cell>
          <table:table-cell office:value-type="float" office:value="22.188199999999998" table:style-name="ce1">
            <text:p>22.1882</text:p>
          </table:table-cell>
          <table:table-cell office:value-type="float" office:value="22.022500000000001" table:style-name="ce1">
            <text:p>22.0225</text:p>
          </table:table-cell>
          <table:table-cell office:value-type="float" office:value="21.877700000000001" table:style-name="ce1">
            <text:p>21.8777</text:p>
          </table:table-cell>
          <table:table-cell office:value-type="float" office:value="22.244700000000002" table:style-name="ce1">
            <text:p>22.2447</text:p>
          </table:table-cell>
          <table:table-cell table:number-columns-repeated="16353"/>
        </table:table-row>
        <table:table-row table:style-name="ro1">
          <table:table-cell office:value-type="string" table:style-name="ce2">
            <text:p>4 thread(s)</text:p>
          </table:table-cell>
          <table:table-cell office:value-type="float" office:value="25.382100000000001" table:style-name="ce1">
            <text:p>25.3821</text:p>
          </table:table-cell>
          <table:table-cell office:value-type="float" office:value="21.9954" table:style-name="ce1">
            <text:p>21.9954</text:p>
          </table:table-cell>
          <table:table-cell office:value-type="float" office:value="21.4665" table:style-name="ce1">
            <text:p>21.4665</text:p>
          </table:table-cell>
          <table:table-cell office:value-type="float" office:value="19.4407" table:style-name="ce1">
            <text:p>19.4407</text:p>
          </table:table-cell>
          <table:table-cell office:value-type="float" office:value="19.283200000000001" table:style-name="ce1">
            <text:p>19.2832</text:p>
          </table:table-cell>
          <table:table-cell office:value-type="float" office:value="19.427600000000002" table:style-name="ce1">
            <text:p>19.4276</text:p>
          </table:table-cell>
          <table:table-cell office:value-type="float" office:value="19.890999999999998" table:style-name="ce1">
            <text:p>19.891</text:p>
          </table:table-cell>
          <table:table-cell office:value-type="float" office:value="19.9757" table:style-name="ce1">
            <text:p>19.9757</text:p>
          </table:table-cell>
          <table:table-cell office:value-type="float" office:value="20.0596" table:style-name="ce1">
            <text:p>20.0596</text:p>
          </table:table-cell>
          <table:table-cell office:value-type="float" office:value="19.7849" table:style-name="ce1">
            <text:p>19.7849</text:p>
          </table:table-cell>
          <table:table-cell office:value-type="float" office:value="19.9297" table:style-name="ce1">
            <text:p>19.9297</text:p>
          </table:table-cell>
          <table:table-cell office:value-type="float" office:value="21.873899999999999" table:style-name="ce1">
            <text:p>21.8739</text:p>
          </table:table-cell>
          <table:table-cell office:value-type="float" office:value="19.6053" table:style-name="ce1">
            <text:p>19.6053</text:p>
          </table:table-cell>
          <table:table-cell office:value-type="float" office:value="19.8184" table:style-name="ce1">
            <text:p>19.8184</text:p>
          </table:table-cell>
          <table:table-cell office:value-type="float" office:value="21.627800000000001" table:style-name="ce1">
            <text:p>21.6278</text:p>
          </table:table-cell>
          <table:table-cell office:value-type="float" office:value="20.092199999999998" table:style-name="ce1">
            <text:p>20.0922</text:p>
          </table:table-cell>
          <table:table-cell office:value-type="float" office:value="19.328900000000001" table:style-name="ce1">
            <text:p>19.3289</text:p>
          </table:table-cell>
          <table:table-cell office:value-type="float" office:value="20.0322" table:style-name="ce1">
            <text:p>20.0322</text:p>
          </table:table-cell>
          <table:table-cell office:value-type="float" office:value="21.8812" table:style-name="ce1">
            <text:p>21.8812</text:p>
          </table:table-cell>
          <table:table-cell office:value-type="float" office:value="20.2742" table:style-name="ce1">
            <text:p>20.2742</text:p>
          </table:table-cell>
          <table:table-cell office:value-type="float" office:value="18.840499999999999" table:style-name="ce1">
            <text:p>18.8405</text:p>
          </table:table-cell>
          <table:table-cell office:value-type="float" office:value="21.792100000000001" table:style-name="ce1">
            <text:p>21.7921</text:p>
          </table:table-cell>
          <table:table-cell office:value-type="float" office:value="19.528099999999998" table:style-name="ce1">
            <text:p>19.5281</text:p>
          </table:table-cell>
          <table:table-cell office:value-type="float" office:value="19.982099999999999" table:style-name="ce1">
            <text:p>19.9821</text:p>
          </table:table-cell>
          <table:table-cell office:value-type="float" office:value="21.435600000000001" table:style-name="ce1">
            <text:p>21.4356</text:p>
          </table:table-cell>
          <table:table-cell office:value-type="float" office:value="19.984100000000002" table:style-name="ce1">
            <text:p>19.9841</text:p>
          </table:table-cell>
          <table:table-cell office:value-type="float" office:value="19.600300000000001" table:style-name="ce1">
            <text:p>19.6003</text:p>
          </table:table-cell>
          <table:table-cell office:value-type="float" office:value="19.982399999999998" table:style-name="ce1">
            <text:p>19.9824</text:p>
          </table:table-cell>
          <table:table-cell office:value-type="float" office:value="20.088999999999999" table:style-name="ce1">
            <text:p>20.089</text:p>
          </table:table-cell>
          <table:table-cell office:value-type="float" office:value="19.874600000000001" table:style-name="ce1">
            <text:p>19.8746</text:p>
          </table:table-cell>
          <table:table-cell table:number-columns-repeated="16353"/>
        </table:table-row>
        <table:table-row table:style-name="ro1">
          <table:table-cell office:value-type="string" table:style-name="ce2">
            <text:p>5 thread(s)</text:p>
          </table:table-cell>
          <table:table-cell office:value-type="float" office:value="19.866800000000001" table:style-name="ce1">
            <text:p>19.8668</text:p>
          </table:table-cell>
          <table:table-cell office:value-type="float" office:value="18.7514" table:style-name="ce1">
            <text:p>18.7514</text:p>
          </table:table-cell>
          <table:table-cell office:value-type="float" office:value="19.439800000000002" table:style-name="ce1">
            <text:p>19.4398</text:p>
          </table:table-cell>
          <table:table-cell office:value-type="float" office:value="19.043500000000002" table:style-name="ce1">
            <text:p>19.0435</text:p>
          </table:table-cell>
          <table:table-cell office:value-type="float" office:value="19.2639" table:style-name="ce1">
            <text:p>19.2639</text:p>
          </table:table-cell>
          <table:table-cell office:value-type="float" office:value="18.948499999999999" table:style-name="ce1">
            <text:p>18.9485</text:p>
          </table:table-cell>
          <table:table-cell office:value-type="float" office:value="19.194299999999998" table:style-name="ce1">
            <text:p>19.1943</text:p>
          </table:table-cell>
          <table:table-cell office:value-type="float" office:value="19.3" table:style-name="ce1">
            <text:p>19.3</text:p>
          </table:table-cell>
          <table:table-cell office:value-type="float" office:value="18.948499999999999" table:style-name="ce1">
            <text:p>18.9485</text:p>
          </table:table-cell>
          <table:table-cell office:value-type="float" office:value="19.104099999999999" table:style-name="ce1">
            <text:p>19.1041</text:p>
          </table:table-cell>
          <table:table-cell office:value-type="float" office:value="19.686499999999999" table:style-name="ce1">
            <text:p>19.6865</text:p>
          </table:table-cell>
          <table:table-cell office:value-type="float" office:value="19.4192" table:style-name="ce1">
            <text:p>19.4192</text:p>
          </table:table-cell>
          <table:table-cell office:value-type="float" office:value="18.9954" table:style-name="ce1">
            <text:p>18.9954</text:p>
          </table:table-cell>
          <table:table-cell office:value-type="float" office:value="19.625399999999999" table:style-name="ce1">
            <text:p>19.6254</text:p>
          </table:table-cell>
          <table:table-cell office:value-type="float" office:value="18.845099999999999" table:style-name="ce1">
            <text:p>18.8451</text:p>
          </table:table-cell>
          <table:table-cell office:value-type="float" office:value="18.6492" table:style-name="ce1">
            <text:p>18.6492</text:p>
          </table:table-cell>
          <table:table-cell office:value-type="float" office:value="19.0883" table:style-name="ce1">
            <text:p>19.0883</text:p>
          </table:table-cell>
          <table:table-cell office:value-type="float" office:value="19.28" table:style-name="ce1">
            <text:p>19.28</text:p>
          </table:table-cell>
          <table:table-cell office:value-type="float" office:value="19.113099999999999" table:style-name="ce1">
            <text:p>19.1131</text:p>
          </table:table-cell>
          <table:table-cell office:value-type="float" office:value="18.876899999999999" table:style-name="ce1">
            <text:p>18.8769</text:p>
          </table:table-cell>
          <table:table-cell office:value-type="float" office:value="18.8047" table:style-name="ce1">
            <text:p>18.8047</text:p>
          </table:table-cell>
          <table:table-cell office:value-type="float" office:value="19.012599999999999" table:style-name="ce1">
            <text:p>19.0126</text:p>
          </table:table-cell>
          <table:table-cell office:value-type="float" office:value="19.1038" table:style-name="ce1">
            <text:p>19.1038</text:p>
          </table:table-cell>
          <table:table-cell office:value-type="float" office:value="18.878599999999999" table:style-name="ce1">
            <text:p>18.8786</text:p>
          </table:table-cell>
          <table:table-cell office:value-type="float" office:value="18.9389" table:style-name="ce1">
            <text:p>18.9389</text:p>
          </table:table-cell>
          <table:table-cell office:value-type="float" office:value="18.9328" table:style-name="ce1">
            <text:p>18.9328</text:p>
          </table:table-cell>
          <table:table-cell office:value-type="float" office:value="19.359500000000001" table:style-name="ce1">
            <text:p>19.3595</text:p>
          </table:table-cell>
          <table:table-cell office:value-type="float" office:value="19.4101" table:style-name="ce1">
            <text:p>19.4101</text:p>
          </table:table-cell>
          <table:table-cell office:value-type="float" office:value="19.106999999999999" table:style-name="ce1">
            <text:p>19.107</text:p>
          </table:table-cell>
          <table:table-cell office:value-type="float" office:value="18.756900000000002" table:style-name="ce1">
            <text:p>18.7569</text:p>
          </table:table-cell>
          <table:table-cell table:number-columns-repeated="16353"/>
        </table:table-row>
        <table:table-row table:style-name="ro1">
          <table:table-cell office:value-type="string" table:style-name="ce2">
            <text:p>6 thread(s)</text:p>
          </table:table-cell>
          <table:table-cell office:value-type="float" office:value="20.928000000000001" table:style-name="ce1">
            <text:p>20.928</text:p>
          </table:table-cell>
          <table:table-cell office:value-type="float" office:value="18.177700000000002" table:style-name="ce1">
            <text:p>18.1777</text:p>
          </table:table-cell>
          <table:table-cell office:value-type="float" office:value="17.2941" table:style-name="ce1">
            <text:p>17.2941</text:p>
          </table:table-cell>
          <table:table-cell office:value-type="float" office:value="18.341000000000001" table:style-name="ce1">
            <text:p>18.341</text:p>
          </table:table-cell>
          <table:table-cell office:value-type="float" office:value="17.988399999999999" table:style-name="ce1">
            <text:p>17.9884</text:p>
          </table:table-cell>
          <table:table-cell office:value-type="float" office:value="17.611499999999999" table:style-name="ce1">
            <text:p>17.6115</text:p>
          </table:table-cell>
          <table:table-cell office:value-type="float" office:value="18.066700000000001" table:style-name="ce1">
            <text:p>18.0667</text:p>
          </table:table-cell>
          <table:table-cell office:value-type="float" office:value="18.850999999999999" table:style-name="ce1">
            <text:p>18.851</text:p>
          </table:table-cell>
          <table:table-cell office:value-type="float" office:value="18.611000000000001" table:style-name="ce1">
            <text:p>18.611</text:p>
          </table:table-cell>
          <table:table-cell office:value-type="float" office:value="17.621700000000001" table:style-name="ce1">
            <text:p>17.6217</text:p>
          </table:table-cell>
          <table:table-cell office:value-type="float" office:value="18.300799999999999" table:style-name="ce1">
            <text:p>18.3008</text:p>
          </table:table-cell>
          <table:table-cell office:value-type="float" office:value="18.783999999999999" table:style-name="ce1">
            <text:p>18.784</text:p>
          </table:table-cell>
          <table:table-cell office:value-type="float" office:value="18.049800000000001" table:style-name="ce1">
            <text:p>18.0498</text:p>
          </table:table-cell>
          <table:table-cell office:value-type="float" office:value="18.0061" table:style-name="ce1">
            <text:p>18.0061</text:p>
          </table:table-cell>
          <table:table-cell office:value-type="float" office:value="18.613299999999999" table:style-name="ce1">
            <text:p>18.6133</text:p>
          </table:table-cell>
          <table:table-cell office:value-type="float" office:value="17.735299999999999" table:style-name="ce1">
            <text:p>17.7353</text:p>
          </table:table-cell>
          <table:table-cell office:value-type="float" office:value="18.1922" table:style-name="ce1">
            <text:p>18.1922</text:p>
          </table:table-cell>
          <table:table-cell office:value-type="float" office:value="18.183800000000002" table:style-name="ce1">
            <text:p>18.1838</text:p>
          </table:table-cell>
          <table:table-cell office:value-type="float" office:value="18.261500000000002" table:style-name="ce1">
            <text:p>18.2615</text:p>
          </table:table-cell>
          <table:table-cell office:value-type="float" office:value="18.475899999999999" table:style-name="ce1">
            <text:p>18.4759</text:p>
          </table:table-cell>
          <table:table-cell office:value-type="float" office:value="18.166" table:style-name="ce1">
            <text:p>18.166</text:p>
          </table:table-cell>
          <table:table-cell office:value-type="float" office:value="18.324400000000001" table:style-name="ce1">
            <text:p>18.3244</text:p>
          </table:table-cell>
          <table:table-cell office:value-type="float" office:value="18.249600000000001" table:style-name="ce1">
            <text:p>18.2496</text:p>
          </table:table-cell>
          <table:table-cell office:value-type="float" office:value="18.961300000000001" table:style-name="ce1">
            <text:p>18.9613</text:p>
          </table:table-cell>
          <table:table-cell office:value-type="float" office:value="18.161899999999999" table:style-name="ce1">
            <text:p>18.1619</text:p>
          </table:table-cell>
          <table:table-cell office:value-type="float" office:value="18.739100000000001" table:style-name="ce1">
            <text:p>18.7391</text:p>
          </table:table-cell>
          <table:table-cell office:value-type="float" office:value="18.045400000000001" table:style-name="ce1">
            <text:p>18.0454</text:p>
          </table:table-cell>
          <table:table-cell office:value-type="float" office:value="18.1523" table:style-name="ce1">
            <text:p>18.1523</text:p>
          </table:table-cell>
          <table:table-cell office:value-type="float" office:value="18.684100000000001" table:style-name="ce1">
            <text:p>18.6841</text:p>
          </table:table-cell>
          <table:table-cell office:value-type="float" office:value="17.969100000000001" table:style-name="ce1">
            <text:p>17.9691</text:p>
          </table:table-cell>
          <table:table-cell table:number-columns-repeated="16353"/>
        </table:table-row>
        <table:table-row table:style-name="ro1">
          <table:table-cell office:value-type="string" table:style-name="ce2">
            <text:p>7 thread(s)</text:p>
          </table:table-cell>
          <table:table-cell office:value-type="float" office:value="21.677099999999999" table:style-name="ce1">
            <text:p>21.6771</text:p>
          </table:table-cell>
          <table:table-cell office:value-type="float" office:value="17.621400000000001" table:style-name="ce1">
            <text:p>17.6214</text:p>
          </table:table-cell>
          <table:table-cell office:value-type="float" office:value="17.481300000000001" table:style-name="ce1">
            <text:p>17.4813</text:p>
          </table:table-cell>
          <table:table-cell office:value-type="float" office:value="16.693000000000001" table:style-name="ce1">
            <text:p>16.693</text:p>
          </table:table-cell>
          <table:table-cell office:value-type="float" office:value="16.986799999999999" table:style-name="ce1">
            <text:p>16.9868</text:p>
          </table:table-cell>
          <table:table-cell office:value-type="float" office:value="17.627800000000001" table:style-name="ce1">
            <text:p>17.6278</text:p>
          </table:table-cell>
          <table:table-cell office:value-type="float" office:value="18.0687" table:style-name="ce1">
            <text:p>18.0687</text:p>
          </table:table-cell>
          <table:table-cell office:value-type="float" office:value="17.764700000000001" table:style-name="ce1">
            <text:p>17.7647</text:p>
          </table:table-cell>
          <table:table-cell office:value-type="float" office:value="17.251300000000001" table:style-name="ce1">
            <text:p>17.2513</text:p>
          </table:table-cell>
          <table:table-cell office:value-type="float" office:value="17.115500000000001" table:style-name="ce1">
            <text:p>17.1155</text:p>
          </table:table-cell>
          <table:table-cell office:value-type="float" office:value="16.708400000000001" table:style-name="ce1">
            <text:p>16.7084</text:p>
          </table:table-cell>
          <table:table-cell office:value-type="float" office:value="17.793500000000002" table:style-name="ce1">
            <text:p>17.7935</text:p>
          </table:table-cell>
          <table:table-cell office:value-type="float" office:value="17.068899999999999" table:style-name="ce1">
            <text:p>17.0689</text:p>
          </table:table-cell>
          <table:table-cell office:value-type="float" office:value="17.392499999999998" table:style-name="ce1">
            <text:p>17.3925</text:p>
          </table:table-cell>
          <table:table-cell office:value-type="float" office:value="17.203800000000001" table:style-name="ce1">
            <text:p>17.2038</text:p>
          </table:table-cell>
          <table:table-cell office:value-type="float" office:value="17.3873" table:style-name="ce1">
            <text:p>17.3873</text:p>
          </table:table-cell>
          <table:table-cell office:value-type="float" office:value="17.329899999999999" table:style-name="ce1">
            <text:p>17.3299</text:p>
          </table:table-cell>
          <table:table-cell office:value-type="float" office:value="17.881799999999998" table:style-name="ce1">
            <text:p>17.8818</text:p>
          </table:table-cell>
          <table:table-cell office:value-type="float" office:value="17.7225" table:style-name="ce1">
            <text:p>17.7225</text:p>
          </table:table-cell>
          <table:table-cell office:value-type="float" office:value="16.853999999999999" table:style-name="ce1">
            <text:p>16.854</text:p>
          </table:table-cell>
          <table:table-cell office:value-type="float" office:value="17.349399999999999" table:style-name="ce1">
            <text:p>17.3494</text:p>
          </table:table-cell>
          <table:table-cell office:value-type="float" office:value="17.575700000000001" table:style-name="ce1">
            <text:p>17.5757</text:p>
          </table:table-cell>
          <table:table-cell office:value-type="float" office:value="14.698600000000001" table:style-name="ce1">
            <text:p>14.6986</text:p>
          </table:table-cell>
          <table:table-cell office:value-type="float" office:value="14.6092" table:style-name="ce1">
            <text:p>14.6092</text:p>
          </table:table-cell>
          <table:table-cell office:value-type="float" office:value="15.1952" table:style-name="ce1">
            <text:p>15.1952</text:p>
          </table:table-cell>
          <table:table-cell office:value-type="float" office:value="15.233599999999999" table:style-name="ce1">
            <text:p>15.2336</text:p>
          </table:table-cell>
          <table:table-cell office:value-type="float" office:value="14.8119" table:style-name="ce1">
            <text:p>14.8119</text:p>
          </table:table-cell>
          <table:table-cell office:value-type="float" office:value="15.2121" table:style-name="ce1">
            <text:p>15.2121</text:p>
          </table:table-cell>
          <table:table-cell office:value-type="float" office:value="15.1203" table:style-name="ce1">
            <text:p>15.1203</text:p>
          </table:table-cell>
          <table:table-cell office:value-type="float" office:value="15.1815" table:style-name="ce1">
            <text:p>15.1815</text:p>
          </table:table-cell>
          <table:table-cell table:number-columns-repeated="16353"/>
        </table:table-row>
        <table:table-row table:style-name="ro1">
          <table:table-cell office:value-type="string" table:style-name="ce2">
            <text:p>8 thread(s)</text:p>
          </table:table-cell>
          <table:table-cell office:value-type="float" office:value="20.8476" table:style-name="ce1">
            <text:p>20.8476</text:p>
          </table:table-cell>
          <table:table-cell office:value-type="float" office:value="16.4681" table:style-name="ce1">
            <text:p>16.4681</text:p>
          </table:table-cell>
          <table:table-cell office:value-type="float" office:value="17.7959" table:style-name="ce1">
            <text:p>17.7959</text:p>
          </table:table-cell>
          <table:table-cell office:value-type="float" office:value="16.826899999999998" table:style-name="ce1">
            <text:p>16.8269</text:p>
          </table:table-cell>
          <table:table-cell office:value-type="float" office:value="16.709299999999999" table:style-name="ce1">
            <text:p>16.7093</text:p>
          </table:table-cell>
          <table:table-cell office:value-type="float" office:value="15.8627" table:style-name="ce1">
            <text:p>15.8627</text:p>
          </table:table-cell>
          <table:table-cell office:value-type="float" office:value="16.1358" table:style-name="ce1">
            <text:p>16.1358</text:p>
          </table:table-cell>
          <table:table-cell office:value-type="float" office:value="16.214200000000002" table:style-name="ce1">
            <text:p>16.2142</text:p>
          </table:table-cell>
          <table:table-cell office:value-type="float" office:value="16.884899999999998" table:style-name="ce1">
            <text:p>16.8849</text:p>
          </table:table-cell>
          <table:table-cell office:value-type="float" office:value="16.3735" table:style-name="ce1">
            <text:p>16.3735</text:p>
          </table:table-cell>
          <table:table-cell office:value-type="float" office:value="16.760200000000001" table:style-name="ce1">
            <text:p>16.7602</text:p>
          </table:table-cell>
          <table:table-cell office:value-type="float" office:value="16.7166" table:style-name="ce1">
            <text:p>16.7166</text:p>
          </table:table-cell>
          <table:table-cell office:value-type="float" office:value="16.1495" table:style-name="ce1">
            <text:p>16.1495</text:p>
          </table:table-cell>
          <table:table-cell office:value-type="float" office:value="17.564599999999999" table:style-name="ce1">
            <text:p>17.5646</text:p>
          </table:table-cell>
          <table:table-cell office:value-type="float" office:value="16.928000000000001" table:style-name="ce1">
            <text:p>16.928</text:p>
          </table:table-cell>
          <table:table-cell office:value-type="float" office:value="16.113099999999999" table:style-name="ce1">
            <text:p>16.1131</text:p>
          </table:table-cell>
          <table:table-cell office:value-type="float" office:value="16.497299999999999" table:style-name="ce1">
            <text:p>16.4973</text:p>
          </table:table-cell>
          <table:table-cell office:value-type="float" office:value="13.6249" table:style-name="ce1">
            <text:p>13.6249</text:p>
          </table:table-cell>
          <table:table-cell office:value-type="float" office:value="13.6549" table:style-name="ce1">
            <text:p>13.6549</text:p>
          </table:table-cell>
          <table:table-cell office:value-type="float" office:value="13.0992" table:style-name="ce1">
            <text:p>13.0992</text:p>
          </table:table-cell>
          <table:table-cell office:value-type="float" office:value="14.138299999999999" table:style-name="ce1">
            <text:p>14.1383</text:p>
          </table:table-cell>
          <table:table-cell office:value-type="float" office:value="13.9618" table:style-name="ce1">
            <text:p>13.9618</text:p>
          </table:table-cell>
          <table:table-cell office:value-type="float" office:value="14.4345" table:style-name="ce1">
            <text:p>14.4345</text:p>
          </table:table-cell>
          <table:table-cell office:value-type="float" office:value="16.5168" table:style-name="ce1">
            <text:p>16.5168</text:p>
          </table:table-cell>
          <table:table-cell office:value-type="float" office:value="17.923100000000002" table:style-name="ce1">
            <text:p>17.9231</text:p>
          </table:table-cell>
          <table:table-cell office:value-type="float" office:value="16.354299999999999" table:style-name="ce1">
            <text:p>16.3543</text:p>
          </table:table-cell>
          <table:table-cell office:value-type="float" office:value="16.264600000000002" table:style-name="ce1">
            <text:p>16.2646</text:p>
          </table:table-cell>
          <table:table-cell office:value-type="float" office:value="16.704000000000001" table:style-name="ce1">
            <text:p>16.704</text:p>
          </table:table-cell>
          <table:table-cell office:value-type="float" office:value="14.1036" table:style-name="ce1">
            <text:p>14.1036</text:p>
          </table:table-cell>
          <table:table-cell office:value-type="float" office:value="14.104200000000001" table:style-name="ce1">
            <text:p>14.1042</text:p>
          </table:table-cell>
          <table:table-cell table:number-columns-repeated="16353"/>
        </table:table-row>
        <table:table-row table:style-name="ro1">
          <table:table-cell office:value-type="string" table:style-name="ce2">
            <text:p>9 thread(s)</text:p>
          </table:table-cell>
          <table:table-cell office:value-type="float" office:value="21.044799999999999" table:style-name="ce1">
            <text:p>21.0448</text:p>
          </table:table-cell>
          <table:table-cell office:value-type="float" office:value="19.305299999999999" table:style-name="ce1">
            <text:p>19.3053</text:p>
          </table:table-cell>
          <table:table-cell office:value-type="float" office:value="19.197199999999999" table:style-name="ce1">
            <text:p>19.1972</text:p>
          </table:table-cell>
          <table:table-cell office:value-type="float" office:value="18.917999999999999" table:style-name="ce1">
            <text:p>18.918</text:p>
          </table:table-cell>
          <table:table-cell office:value-type="float" office:value="19.376300000000001" table:style-name="ce1">
            <text:p>19.3763</text:p>
          </table:table-cell>
          <table:table-cell office:value-type="float" office:value="18.2044" table:style-name="ce1">
            <text:p>18.2044</text:p>
          </table:table-cell>
          <table:table-cell office:value-type="float" office:value="19.228400000000001" table:style-name="ce1">
            <text:p>19.2284</text:p>
          </table:table-cell>
          <table:table-cell office:value-type="float" office:value="19.502500000000001" table:style-name="ce1">
            <text:p>19.5025</text:p>
          </table:table-cell>
          <table:table-cell office:value-type="float" office:value="17.6601" table:style-name="ce1">
            <text:p>17.6601</text:p>
          </table:table-cell>
          <table:table-cell office:value-type="float" office:value="18.653500000000001" table:style-name="ce1">
            <text:p>18.6535</text:p>
          </table:table-cell>
          <table:table-cell office:value-type="float" office:value="19.188199999999998" table:style-name="ce1">
            <text:p>19.1882</text:p>
          </table:table-cell>
          <table:table-cell office:value-type="float" office:value="19.474499999999999" table:style-name="ce1">
            <text:p>19.4745</text:p>
          </table:table-cell>
          <table:table-cell office:value-type="float" office:value="18.923500000000001" table:style-name="ce1">
            <text:p>18.9235</text:p>
          </table:table-cell>
          <table:table-cell office:value-type="float" office:value="19.119499999999999" table:style-name="ce1">
            <text:p>19.1195</text:p>
          </table:table-cell>
          <table:table-cell office:value-type="float" office:value="19.411899999999999" table:style-name="ce1">
            <text:p>19.4119</text:p>
          </table:table-cell>
          <table:table-cell office:value-type="float" office:value="19.523099999999999" table:style-name="ce1">
            <text:p>19.5231</text:p>
          </table:table-cell>
          <table:table-cell office:value-type="float" office:value="19.345199999999998" table:style-name="ce1">
            <text:p>19.3452</text:p>
          </table:table-cell>
          <table:table-cell office:value-type="float" office:value="18.9846" table:style-name="ce1">
            <text:p>18.9846</text:p>
          </table:table-cell>
          <table:table-cell office:value-type="float" office:value="19.134" table:style-name="ce1">
            <text:p>19.134</text:p>
          </table:table-cell>
          <table:table-cell office:value-type="float" office:value="19.275300000000001" table:style-name="ce1">
            <text:p>19.2753</text:p>
          </table:table-cell>
          <table:table-cell office:value-type="float" office:value="19.203700000000001" table:style-name="ce1">
            <text:p>19.2037</text:p>
          </table:table-cell>
          <table:table-cell office:value-type="float" office:value="19.0199" table:style-name="ce1">
            <text:p>19.0199</text:p>
          </table:table-cell>
          <table:table-cell office:value-type="float" office:value="17.103300000000001" table:style-name="ce1">
            <text:p>17.1033</text:p>
          </table:table-cell>
          <table:table-cell office:value-type="float" office:value="19.213000000000001" table:style-name="ce1">
            <text:p>19.213</text:p>
          </table:table-cell>
          <table:table-cell office:value-type="float" office:value="18.459900000000001" table:style-name="ce1">
            <text:p>18.4599</text:p>
          </table:table-cell>
          <table:table-cell office:value-type="float" office:value="19.152100000000001" table:style-name="ce1">
            <text:p>19.1521</text:p>
          </table:table-cell>
          <table:table-cell office:value-type="float" office:value="19.140699999999999" table:style-name="ce1">
            <text:p>19.1407</text:p>
          </table:table-cell>
          <table:table-cell office:value-type="float" office:value="18.903700000000001" table:style-name="ce1">
            <text:p>18.9037</text:p>
          </table:table-cell>
          <table:table-cell office:value-type="float" office:value="19.1174" table:style-name="ce1">
            <text:p>19.1174</text:p>
          </table:table-cell>
          <table:table-cell office:value-type="float" office:value="18.876300000000001" table:style-name="ce1">
            <text:p>18.8763</text:p>
          </table:table-cell>
          <table:table-cell table:number-columns-repeated="16353"/>
        </table:table-row>
        <table:table-row table:style-name="ro1">
          <table:table-cell office:value-type="string" table:style-name="ce2">
            <text:p>10 thread(s)</text:p>
          </table:table-cell>
          <table:table-cell office:value-type="float" office:value="20.611499999999999" table:style-name="ce1">
            <text:p>20.6115</text:p>
          </table:table-cell>
          <table:table-cell office:value-type="float" office:value="18.265899999999998" table:style-name="ce1">
            <text:p>18.2659</text:p>
          </table:table-cell>
          <table:table-cell office:value-type="float" office:value="18.267299999999999" table:style-name="ce1">
            <text:p>18.2673</text:p>
          </table:table-cell>
          <table:table-cell office:value-type="float" office:value="18.3565" table:style-name="ce1">
            <text:p>18.3565</text:p>
          </table:table-cell>
          <table:table-cell office:value-type="float" office:value="19.740100000000002" table:style-name="ce1">
            <text:p>19.7401</text:p>
          </table:table-cell>
          <table:table-cell office:value-type="float" office:value="18.402200000000001" table:style-name="ce1">
            <text:p>18.4022</text:p>
          </table:table-cell>
          <table:table-cell office:value-type="float" office:value="18.116800000000001" table:style-name="ce1">
            <text:p>18.1168</text:p>
          </table:table-cell>
          <table:table-cell office:value-type="float" office:value="18.441800000000001" table:style-name="ce1">
            <text:p>18.4418</text:p>
          </table:table-cell>
          <table:table-cell office:value-type="float" office:value="18.6783" table:style-name="ce1">
            <text:p>18.6783</text:p>
          </table:table-cell>
          <table:table-cell office:value-type="float" office:value="18.994499999999999" table:style-name="ce1">
            <text:p>18.9945</text:p>
          </table:table-cell>
          <table:table-cell office:value-type="float" office:value="19.413900000000002" table:style-name="ce1">
            <text:p>19.4139</text:p>
          </table:table-cell>
          <table:table-cell office:value-type="float" office:value="18.631399999999999" table:style-name="ce1">
            <text:p>18.6314</text:p>
          </table:table-cell>
          <table:table-cell office:value-type="float" office:value="18.625599999999999" table:style-name="ce1">
            <text:p>18.6256</text:p>
          </table:table-cell>
          <table:table-cell office:value-type="float" office:value="18.213799999999999" table:style-name="ce1">
            <text:p>18.2138</text:p>
          </table:table-cell>
          <table:table-cell office:value-type="float" office:value="19.1038" table:style-name="ce1">
            <text:p>19.1038</text:p>
          </table:table-cell>
          <table:table-cell office:value-type="float" office:value="18.877199999999998" table:style-name="ce1">
            <text:p>18.8772</text:p>
          </table:table-cell>
          <table:table-cell office:value-type="float" office:value="18.523" table:style-name="ce1">
            <text:p>18.523</text:p>
          </table:table-cell>
          <table:table-cell office:value-type="float" office:value="19.122399999999999" table:style-name="ce1">
            <text:p>19.1224</text:p>
          </table:table-cell>
          <table:table-cell office:value-type="float" office:value="18.259799999999998" table:style-name="ce1">
            <text:p>18.2598</text:p>
          </table:table-cell>
          <table:table-cell office:value-type="float" office:value="18.255099999999999" table:style-name="ce1">
            <text:p>18.2551</text:p>
          </table:table-cell>
          <table:table-cell office:value-type="float" office:value="18.478200000000001" table:style-name="ce1">
            <text:p>18.4782</text:p>
          </table:table-cell>
          <table:table-cell office:value-type="float" office:value="18.420200000000001" table:style-name="ce1">
            <text:p>18.4202</text:p>
          </table:table-cell>
          <table:table-cell office:value-type="float" office:value="19.7011" table:style-name="ce1">
            <text:p>19.7011</text:p>
          </table:table-cell>
          <table:table-cell office:value-type="float" office:value="20.201699999999999" table:style-name="ce1">
            <text:p>20.2017</text:p>
          </table:table-cell>
          <table:table-cell office:value-type="float" office:value="19.262499999999999" table:style-name="ce1">
            <text:p>19.2625</text:p>
          </table:table-cell>
          <table:table-cell office:value-type="float" office:value="18.681799999999999" table:style-name="ce1">
            <text:p>18.6818</text:p>
          </table:table-cell>
          <table:table-cell office:value-type="float" office:value="20.299299999999999" table:style-name="ce1">
            <text:p>20.2993</text:p>
          </table:table-cell>
          <table:table-cell office:value-type="float" office:value="18.298200000000001" table:style-name="ce1">
            <text:p>18.2982</text:p>
          </table:table-cell>
          <table:table-cell office:value-type="float" office:value="18.560600000000001" table:style-name="ce1">
            <text:p>18.5606</text:p>
          </table:table-cell>
          <table:table-cell office:value-type="float" office:value="19.195799999999998" table:style-name="ce1">
            <text:p>19.1958</text:p>
          </table:table-cell>
          <table:table-cell table:number-columns-repeated="16353"/>
        </table:table-row>
        <table:table-row table:style-name="ro1">
          <table:table-cell office:value-type="string" table:style-name="ce2">
            <text:p>11 thread(s)</text:p>
          </table:table-cell>
          <table:table-cell office:value-type="float" office:value="19.492799999999999" table:style-name="ce1">
            <text:p>19.4928</text:p>
          </table:table-cell>
          <table:table-cell office:value-type="float" office:value="17.5562" table:style-name="ce1">
            <text:p>17.5562</text:p>
          </table:table-cell>
          <table:table-cell office:value-type="float" office:value="19.566500000000001" table:style-name="ce1">
            <text:p>19.5665</text:p>
          </table:table-cell>
          <table:table-cell office:value-type="float" office:value="19.7774" table:style-name="ce1">
            <text:p>19.7774</text:p>
          </table:table-cell>
          <table:table-cell office:value-type="float" office:value="17.508700000000001" table:style-name="ce1">
            <text:p>17.5087</text:p>
          </table:table-cell>
          <table:table-cell office:value-type="float" office:value="17.786799999999999" table:style-name="ce1">
            <text:p>17.7868</text:p>
          </table:table-cell>
          <table:table-cell office:value-type="float" office:value="18.162800000000001" table:style-name="ce1">
            <text:p>18.1628</text:p>
          </table:table-cell>
          <table:table-cell office:value-type="float" office:value="18.412400000000002" table:style-name="ce1">
            <text:p>18.4124</text:p>
          </table:table-cell>
          <table:table-cell office:value-type="float" office:value="18.126999999999999" table:style-name="ce1">
            <text:p>18.127</text:p>
          </table:table-cell>
          <table:table-cell office:value-type="float" office:value="17.9575" table:style-name="ce1">
            <text:p>17.9575</text:p>
          </table:table-cell>
          <table:table-cell office:value-type="float" office:value="17.221299999999999" table:style-name="ce1">
            <text:p>17.2213</text:p>
          </table:table-cell>
          <table:table-cell office:value-type="float" office:value="18.045999999999999" table:style-name="ce1">
            <text:p>18.046</text:p>
          </table:table-cell>
          <table:table-cell office:value-type="float" office:value="18.455500000000001" table:style-name="ce1">
            <text:p>18.4555</text:p>
          </table:table-cell>
          <table:table-cell office:value-type="float" office:value="17.7912" table:style-name="ce1">
            <text:p>17.7912</text:p>
          </table:table-cell>
          <table:table-cell office:value-type="float" office:value="19.4238" table:style-name="ce1">
            <text:p>19.4238</text:p>
          </table:table-cell>
          <table:table-cell office:value-type="float" office:value="18.373899999999999" table:style-name="ce1">
            <text:p>18.3739</text:p>
          </table:table-cell>
          <table:table-cell office:value-type="float" office:value="19.662600000000001" table:style-name="ce1">
            <text:p>19.6626</text:p>
          </table:table-cell>
          <table:table-cell office:value-type="float" office:value="17.362500000000001" table:style-name="ce1">
            <text:p>17.3625</text:p>
          </table:table-cell>
          <table:table-cell office:value-type="float" office:value="18.578099999999999" table:style-name="ce1">
            <text:p>18.5781</text:p>
          </table:table-cell>
          <table:table-cell office:value-type="float" office:value="17.5169" table:style-name="ce1">
            <text:p>17.5169</text:p>
          </table:table-cell>
          <table:table-cell office:value-type="float" office:value="17.671500000000002" table:style-name="ce1">
            <text:p>17.6715</text:p>
          </table:table-cell>
          <table:table-cell office:value-type="float" office:value="18.063800000000001" table:style-name="ce1">
            <text:p>18.0638</text:p>
          </table:table-cell>
          <table:table-cell office:value-type="float" office:value="17.895199999999999" table:style-name="ce1">
            <text:p>17.8952</text:p>
          </table:table-cell>
          <table:table-cell office:value-type="float" office:value="17.497" table:style-name="ce1">
            <text:p>17.497</text:p>
          </table:table-cell>
          <table:table-cell office:value-type="float" office:value="18.1127" table:style-name="ce1">
            <text:p>18.1127</text:p>
          </table:table-cell>
          <table:table-cell office:value-type="float" office:value="18.597300000000001" table:style-name="ce1">
            <text:p>18.5973</text:p>
          </table:table-cell>
          <table:table-cell office:value-type="float" office:value="17.553799999999999" table:style-name="ce1">
            <text:p>17.5538</text:p>
          </table:table-cell>
          <table:table-cell office:value-type="float" office:value="17.993600000000001" table:style-name="ce1">
            <text:p>17.9936</text:p>
          </table:table-cell>
          <table:table-cell office:value-type="float" office:value="18.365500000000001" table:style-name="ce1">
            <text:p>18.3655</text:p>
          </table:table-cell>
          <table:table-cell office:value-type="float" office:value="17.967400000000001" table:style-name="ce1">
            <text:p>17.9674</text:p>
          </table:table-cell>
          <table:table-cell table:number-columns-repeated="16353"/>
        </table:table-row>
        <table:table-row table:style-name="ro1">
          <table:table-cell office:value-type="string" table:style-name="ce2">
            <text:p>12 thread(s)</text:p>
          </table:table-cell>
          <table:table-cell office:value-type="float" office:value="18.247299999999999" table:style-name="ce1">
            <text:p>18.2473</text:p>
          </table:table-cell>
          <table:table-cell office:value-type="float" office:value="17.398299999999999" table:style-name="ce1">
            <text:p>17.3983</text:p>
          </table:table-cell>
          <table:table-cell office:value-type="float" office:value="18.193100000000001" table:style-name="ce1">
            <text:p>18.1931</text:p>
          </table:table-cell>
          <table:table-cell office:value-type="float" office:value="17.6858" table:style-name="ce1">
            <text:p>17.6858</text:p>
          </table:table-cell>
          <table:table-cell office:value-type="float" office:value="18.521599999999999" table:style-name="ce1">
            <text:p>18.5216</text:p>
          </table:table-cell>
          <table:table-cell office:value-type="float" office:value="18.9255" table:style-name="ce1">
            <text:p>18.9255</text:p>
          </table:table-cell>
          <table:table-cell office:value-type="float" office:value="17.686599999999999" table:style-name="ce1">
            <text:p>17.6866</text:p>
          </table:table-cell>
          <table:table-cell office:value-type="float" office:value="17.614999999999998" table:style-name="ce1">
            <text:p>17.615</text:p>
          </table:table-cell>
          <table:table-cell office:value-type="float" office:value="17.1281" table:style-name="ce1">
            <text:p>17.1281</text:p>
          </table:table-cell>
          <table:table-cell office:value-type="float" office:value="18.149699999999999" table:style-name="ce1">
            <text:p>18.1497</text:p>
          </table:table-cell>
          <table:table-cell office:value-type="float" office:value="17.676400000000001" table:style-name="ce1">
            <text:p>17.6764</text:p>
          </table:table-cell>
          <table:table-cell office:value-type="float" office:value="18.5059" table:style-name="ce1">
            <text:p>18.5059</text:p>
          </table:table-cell>
          <table:table-cell office:value-type="float" office:value="18.058" table:style-name="ce1">
            <text:p>18.058</text:p>
          </table:table-cell>
          <table:table-cell office:value-type="float" office:value="17.5151" table:style-name="ce1">
            <text:p>17.5151</text:p>
          </table:table-cell>
          <table:table-cell office:value-type="float" office:value="18.040800000000001" table:style-name="ce1">
            <text:p>18.0408</text:p>
          </table:table-cell>
          <table:table-cell office:value-type="float" office:value="17.696200000000001" table:style-name="ce1">
            <text:p>17.6962</text:p>
          </table:table-cell>
          <table:table-cell office:value-type="float" office:value="18.196000000000002" table:style-name="ce1">
            <text:p>18.196</text:p>
          </table:table-cell>
          <table:table-cell office:value-type="float" office:value="17.465299999999999" table:style-name="ce1">
            <text:p>17.4653</text:p>
          </table:table-cell>
          <table:table-cell office:value-type="float" office:value="18.336400000000001" table:style-name="ce1">
            <text:p>18.3364</text:p>
          </table:table-cell>
          <table:table-cell office:value-type="float" office:value="17.125399999999999" table:style-name="ce1">
            <text:p>17.1254</text:p>
          </table:table-cell>
          <table:table-cell office:value-type="float" office:value="18.123799999999999" table:style-name="ce1">
            <text:p>18.1238</text:p>
          </table:table-cell>
          <table:table-cell office:value-type="float" office:value="17.2559" table:style-name="ce1">
            <text:p>17.2559</text:p>
          </table:table-cell>
          <table:table-cell office:value-type="float" office:value="17.7163" table:style-name="ce1">
            <text:p>17.7163</text:p>
          </table:table-cell>
          <table:table-cell office:value-type="float" office:value="17.897500000000001" table:style-name="ce1">
            <text:p>17.8975</text:p>
          </table:table-cell>
          <table:table-cell office:value-type="float" office:value="17.6296" table:style-name="ce1">
            <text:p>17.6296</text:p>
          </table:table-cell>
          <table:table-cell office:value-type="float" office:value="17.344200000000001" table:style-name="ce1">
            <text:p>17.3442</text:p>
          </table:table-cell>
          <table:table-cell office:value-type="float" office:value="19.043800000000001" table:style-name="ce1">
            <text:p>19.0438</text:p>
          </table:table-cell>
          <table:table-cell office:value-type="float" office:value="18.618600000000001" table:style-name="ce1">
            <text:p>18.6186</text:p>
          </table:table-cell>
          <table:table-cell office:value-type="float" office:value="17.499700000000001" table:style-name="ce1">
            <text:p>17.4997</text:p>
          </table:table-cell>
          <table:table-cell office:value-type="float" office:value="17.958400000000001" table:style-name="ce1">
            <text:p>17.9584</text:p>
          </table:table-cell>
          <table:table-cell table:number-columns-repeated="16353"/>
        </table:table-row>
        <table:table-row table:style-name="ro1">
          <table:table-cell office:value-type="string" table:style-name="ce2">
            <text:p>13 thread(s)</text:p>
          </table:table-cell>
          <table:table-cell office:value-type="float" office:value="20.835100000000001" table:style-name="ce1">
            <text:p>20.8351</text:p>
          </table:table-cell>
          <table:table-cell office:value-type="float" office:value="17.991" table:style-name="ce1">
            <text:p>17.991</text:p>
          </table:table-cell>
          <table:table-cell office:value-type="float" office:value="18.933399999999999" table:style-name="ce1">
            <text:p>18.9334</text:p>
          </table:table-cell>
          <table:table-cell office:value-type="float" office:value="17.670300000000001" table:style-name="ce1">
            <text:p>17.6703</text:p>
          </table:table-cell>
          <table:table-cell office:value-type="float" office:value="17.8124" table:style-name="ce1">
            <text:p>17.8124</text:p>
          </table:table-cell>
          <table:table-cell office:value-type="float" office:value="16.9938" table:style-name="ce1">
            <text:p>16.9938</text:p>
          </table:table-cell>
          <table:table-cell office:value-type="float" office:value="17.0535" table:style-name="ce1">
            <text:p>17.0535</text:p>
          </table:table-cell>
          <table:table-cell office:value-type="float" office:value="16.998200000000001" table:style-name="ce1">
            <text:p>16.9982</text:p>
          </table:table-cell>
          <table:table-cell office:value-type="float" office:value="17.774000000000001" table:style-name="ce1">
            <text:p>17.774</text:p>
          </table:table-cell>
          <table:table-cell office:value-type="float" office:value="17.8218" table:style-name="ce1">
            <text:p>17.8218</text:p>
          </table:table-cell>
          <table:table-cell office:value-type="float" office:value="17.418399999999998" table:style-name="ce1">
            <text:p>17.4184</text:p>
          </table:table-cell>
          <table:table-cell office:value-type="float" office:value="18.122599999999998" table:style-name="ce1">
            <text:p>18.1226</text:p>
          </table:table-cell>
          <table:table-cell office:value-type="float" office:value="17.8445" table:style-name="ce1">
            <text:p>17.8445</text:p>
          </table:table-cell>
          <table:table-cell office:value-type="float" office:value="17.865200000000002" table:style-name="ce1">
            <text:p>17.8652</text:p>
          </table:table-cell>
          <table:table-cell office:value-type="float" office:value="17.185099999999998" table:style-name="ce1">
            <text:p>17.1851</text:p>
          </table:table-cell>
          <table:table-cell office:value-type="float" office:value="17.073899999999998" table:style-name="ce1">
            <text:p>17.0739</text:p>
          </table:table-cell>
          <table:table-cell office:value-type="float" office:value="17.554099999999998" table:style-name="ce1">
            <text:p>17.5541</text:p>
          </table:table-cell>
          <table:table-cell office:value-type="float" office:value="18.616499999999998" table:style-name="ce1">
            <text:p>18.6165</text:p>
          </table:table-cell>
          <table:table-cell office:value-type="float" office:value="17.161300000000001" table:style-name="ce1">
            <text:p>17.1613</text:p>
          </table:table-cell>
          <table:table-cell office:value-type="float" office:value="17.382300000000001" table:style-name="ce1">
            <text:p>17.3823</text:p>
          </table:table-cell>
          <table:table-cell office:value-type="float" office:value="18.111799999999999" table:style-name="ce1">
            <text:p>18.1118</text:p>
          </table:table-cell>
          <table:table-cell office:value-type="float" office:value="17.595199999999998" table:style-name="ce1">
            <text:p>17.5952</text:p>
          </table:table-cell>
          <table:table-cell office:value-type="float" office:value="16.9466" table:style-name="ce1">
            <text:p>16.9466</text:p>
          </table:table-cell>
          <table:table-cell office:value-type="float" office:value="16.7422" table:style-name="ce1">
            <text:p>16.7422</text:p>
          </table:table-cell>
          <table:table-cell office:value-type="float" office:value="16.981000000000002" table:style-name="ce1">
            <text:p>16.981</text:p>
          </table:table-cell>
          <table:table-cell office:value-type="float" office:value="16.978400000000001" table:style-name="ce1">
            <text:p>16.9784</text:p>
          </table:table-cell>
          <table:table-cell office:value-type="float" office:value="16.7136" table:style-name="ce1">
            <text:p>16.7136</text:p>
          </table:table-cell>
          <table:table-cell office:value-type="float" office:value="16.776800000000001" table:style-name="ce1">
            <text:p>16.7768</text:p>
          </table:table-cell>
          <table:table-cell office:value-type="float" office:value="17.6721" table:style-name="ce1">
            <text:p>17.6721</text:p>
          </table:table-cell>
          <table:table-cell office:value-type="float" office:value="16.768999999999998" table:style-name="ce1">
            <text:p>16.769</text:p>
          </table:table-cell>
          <table:table-cell table:number-columns-repeated="16353"/>
        </table:table-row>
        <table:table-row table:style-name="ro1">
          <table:table-cell office:value-type="string" table:style-name="ce2">
            <text:p>14 thread(s)</text:p>
          </table:table-cell>
          <table:table-cell office:value-type="float" office:value="17.325199999999999" table:style-name="ce1">
            <text:p>17.3252</text:p>
          </table:table-cell>
          <table:table-cell office:value-type="float" office:value="16.667000000000002" table:style-name="ce1">
            <text:p>16.667</text:p>
          </table:table-cell>
          <table:table-cell office:value-type="float" office:value="17.639700000000001" table:style-name="ce1">
            <text:p>17.6397</text:p>
          </table:table-cell>
          <table:table-cell office:value-type="float" office:value="16.463799999999999" table:style-name="ce1">
            <text:p>16.4638</text:p>
          </table:table-cell>
          <table:table-cell office:value-type="float" office:value="16.761700000000001" table:style-name="ce1">
            <text:p>16.7617</text:p>
          </table:table-cell>
          <table:table-cell office:value-type="float" office:value="17.896599999999999" table:style-name="ce1">
            <text:p>17.8966</text:p>
          </table:table-cell>
          <table:table-cell office:value-type="float" office:value="17.210799999999999" table:style-name="ce1">
            <text:p>17.2108</text:p>
          </table:table-cell>
          <table:table-cell office:value-type="float" office:value="16.382200000000001" table:style-name="ce1">
            <text:p>16.3822</text:p>
          </table:table-cell>
          <table:table-cell office:value-type="float" office:value="16.898299999999999" table:style-name="ce1">
            <text:p>16.8983</text:p>
          </table:table-cell>
          <table:table-cell office:value-type="float" office:value="16.664400000000001" table:style-name="ce1">
            <text:p>16.6644</text:p>
          </table:table-cell>
          <table:table-cell office:value-type="float" office:value="16.7407" table:style-name="ce1">
            <text:p>16.7407</text:p>
          </table:table-cell>
          <table:table-cell office:value-type="float" office:value="16.5395" table:style-name="ce1">
            <text:p>16.5395</text:p>
          </table:table-cell>
          <table:table-cell office:value-type="float" office:value="16.753799999999998" table:style-name="ce1">
            <text:p>16.7538</text:p>
          </table:table-cell>
          <table:table-cell office:value-type="float" office:value="17.839200000000002" table:style-name="ce1">
            <text:p>17.8392</text:p>
          </table:table-cell>
          <table:table-cell office:value-type="float" office:value="16.590699999999998" table:style-name="ce1">
            <text:p>16.5907</text:p>
          </table:table-cell>
          <table:table-cell office:value-type="float" office:value="16.753499999999999" table:style-name="ce1">
            <text:p>16.7535</text:p>
          </table:table-cell>
          <table:table-cell office:value-type="float" office:value="17.0596" table:style-name="ce1">
            <text:p>17.0596</text:p>
          </table:table-cell>
          <table:table-cell office:value-type="float" office:value="18.779" table:style-name="ce1">
            <text:p>18.779</text:p>
          </table:table-cell>
          <table:table-cell office:value-type="float" office:value="16.612300000000001" table:style-name="ce1">
            <text:p>16.6123</text:p>
          </table:table-cell>
          <table:table-cell office:value-type="float" office:value="19.5365" table:style-name="ce1">
            <text:p>19.5365</text:p>
          </table:table-cell>
          <table:table-cell office:value-type="float" office:value="17.161799999999999" table:style-name="ce1">
            <text:p>17.1618</text:p>
          </table:table-cell>
          <table:table-cell office:value-type="float" office:value="17.639800000000001" table:style-name="ce1">
            <text:p>17.6398</text:p>
          </table:table-cell>
          <table:table-cell office:value-type="float" office:value="17.145499999999998" table:style-name="ce1">
            <text:p>17.1455</text:p>
          </table:table-cell>
          <table:table-cell office:value-type="float" office:value="16.8674" table:style-name="ce1">
            <text:p>16.8674</text:p>
          </table:table-cell>
          <table:table-cell office:value-type="float" office:value="16.7532" table:style-name="ce1">
            <text:p>16.7532</text:p>
          </table:table-cell>
          <table:table-cell office:value-type="float" office:value="16.7879" table:style-name="ce1">
            <text:p>16.7879</text:p>
          </table:table-cell>
          <table:table-cell office:value-type="float" office:value="18.6966" table:style-name="ce1">
            <text:p>18.6966</text:p>
          </table:table-cell>
          <table:table-cell office:value-type="float" office:value="16.573" table:style-name="ce1">
            <text:p>16.573</text:p>
          </table:table-cell>
          <table:table-cell office:value-type="float" office:value="16.9985" table:style-name="ce1">
            <text:p>16.9985</text:p>
          </table:table-cell>
          <table:table-cell office:value-type="float" office:value="16.9434" table:style-name="ce1">
            <text:p>16.9434</text:p>
          </table:table-cell>
          <table:table-cell table:number-columns-repeated="16353"/>
        </table:table-row>
        <table:table-row table:style-name="ro1">
          <table:table-cell office:value-type="string" table:style-name="ce2">
            <text:p>15 thread(s)</text:p>
          </table:table-cell>
          <table:table-cell office:value-type="float" office:value="18.8856" table:style-name="ce1">
            <text:p>18.8856</text:p>
          </table:table-cell>
          <table:table-cell office:value-type="float" office:value="16.796600000000002" table:style-name="ce1">
            <text:p>16.7966</text:p>
          </table:table-cell>
          <table:table-cell office:value-type="float" office:value="16.6449" table:style-name="ce1">
            <text:p>16.6449</text:p>
          </table:table-cell>
          <table:table-cell office:value-type="float" office:value="19.796900000000001" table:style-name="ce1">
            <text:p>19.7969</text:p>
          </table:table-cell>
          <table:table-cell office:value-type="float" office:value="16.2151" table:style-name="ce1">
            <text:p>16.2151</text:p>
          </table:table-cell>
          <table:table-cell office:value-type="float" office:value="17.023499999999999" table:style-name="ce1">
            <text:p>17.0235</text:p>
          </table:table-cell>
          <table:table-cell office:value-type="float" office:value="16.375499999999999" table:style-name="ce1">
            <text:p>16.3755</text:p>
          </table:table-cell>
          <table:table-cell office:value-type="float" office:value="19.1128" table:style-name="ce1">
            <text:p>19.1128</text:p>
          </table:table-cell>
          <table:table-cell office:value-type="float" office:value="16.4224" table:style-name="ce1">
            <text:p>16.4224</text:p>
          </table:table-cell>
          <table:table-cell office:value-type="float" office:value="16.800999999999998" table:style-name="ce1">
            <text:p>16.801</text:p>
          </table:table-cell>
          <table:table-cell office:value-type="float" office:value="16.331" table:style-name="ce1">
            <text:p>16.331</text:p>
          </table:table-cell>
          <table:table-cell office:value-type="float" office:value="16.169599999999999" table:style-name="ce1">
            <text:p>16.1696</text:p>
          </table:table-cell>
          <table:table-cell office:value-type="float" office:value="17.866299999999999" table:style-name="ce1">
            <text:p>17.8663</text:p>
          </table:table-cell>
          <table:table-cell office:value-type="float" office:value="18.838200000000001" table:style-name="ce1">
            <text:p>18.8382</text:p>
          </table:table-cell>
          <table:table-cell office:value-type="float" office:value="19.533899999999999" table:style-name="ce1">
            <text:p>19.5339</text:p>
          </table:table-cell>
          <table:table-cell office:value-type="float" office:value="18.9876" table:style-name="ce1">
            <text:p>18.9876</text:p>
          </table:table-cell>
          <table:table-cell office:value-type="float" office:value="18.832599999999999" table:style-name="ce1">
            <text:p>18.8326</text:p>
          </table:table-cell>
          <table:table-cell office:value-type="float" office:value="17.9983" table:style-name="ce1">
            <text:p>17.9983</text:p>
          </table:table-cell>
          <table:table-cell office:value-type="float" office:value="18.294699999999999" table:style-name="ce1">
            <text:p>18.2947</text:p>
          </table:table-cell>
          <table:table-cell office:value-type="float" office:value="17.5533" table:style-name="ce1">
            <text:p>17.5533</text:p>
          </table:table-cell>
          <table:table-cell office:value-type="float" office:value="19.1556" table:style-name="ce1">
            <text:p>19.1556</text:p>
          </table:table-cell>
          <table:table-cell office:value-type="float" office:value="16.283799999999999" table:style-name="ce1">
            <text:p>16.2838</text:p>
          </table:table-cell>
          <table:table-cell office:value-type="float" office:value="16.594799999999999" table:style-name="ce1">
            <text:p>16.5948</text:p>
          </table:table-cell>
          <table:table-cell office:value-type="float" office:value="16.475100000000001" table:style-name="ce1">
            <text:p>16.4751</text:p>
          </table:table-cell>
          <table:table-cell office:value-type="float" office:value="16.385400000000001" table:style-name="ce1">
            <text:p>16.3854</text:p>
          </table:table-cell>
          <table:table-cell office:value-type="float" office:value="16.459399999999999" table:style-name="ce1">
            <text:p>16.4594</text:p>
          </table:table-cell>
          <table:table-cell office:value-type="float" office:value="17.0943" table:style-name="ce1">
            <text:p>17.0943</text:p>
          </table:table-cell>
          <table:table-cell office:value-type="float" office:value="18.5091" table:style-name="ce1">
            <text:p>18.5091</text:p>
          </table:table-cell>
          <table:table-cell office:value-type="float" office:value="16.525500000000001" table:style-name="ce1">
            <text:p>16.5255</text:p>
          </table:table-cell>
          <table:table-cell office:value-type="float" office:value="16.825199999999999" table:style-name="ce1">
            <text:p>16.8252</text:p>
          </table:table-cell>
          <table:table-cell table:number-columns-repeated="16353"/>
        </table:table-row>
        <table:table-row table:number-rows-repeated="1048560" table:style-name="ro1">
          <table:table-cell table:number-columns-repeated="16384"/>
        </table:table-row>
      </table:table>
      <table:table table:name="Ark5" table:style-name="ta1">
        <table:table-column table:style-name="co1" table:default-cell-style-name="ce1"/>
        <table:table-column table:style-name="co2" table:number-columns-repeated="8" table:default-cell-style-name="ce1"/>
        <table:table-column table:style-name="co3" table:number-columns-repeated="22" table:default-cell-style-name="ce1"/>
        <table:table-column table:style-name="co4" table:number-columns-repeated="16353" table:default-cell-style-name="ce1"/>
        <table:table-row table:style-name="ro1">
          <table:table-cell office:value-type="string" table:style-name="ce1">
            <text:p>Column1</text:p>
          </table:table-cell>
          <table:table-cell office:value-type="string" table:style-name="ce1">
            <text:p>Column2</text:p>
          </table:table-cell>
          <table:table-cell office:value-type="string" table:style-name="ce1">
            <text:p>Column3</text:p>
          </table:table-cell>
          <table:table-cell office:value-type="string" table:style-name="ce1">
            <text:p>Column4</text:p>
          </table:table-cell>
          <table:table-cell office:value-type="string" table:style-name="ce1">
            <text:p>Column5</text:p>
          </table:table-cell>
          <table:table-cell office:value-type="string" table:style-name="ce1">
            <text:p>Column6</text:p>
          </table:table-cell>
          <table:table-cell office:value-type="string" table:style-name="ce1">
            <text:p>Column7</text:p>
          </table:table-cell>
          <table:table-cell office:value-type="string" table:style-name="ce1">
            <text:p>Column8</text:p>
          </table:table-cell>
          <table:table-cell office:value-type="string" table:style-name="ce1">
            <text:p>Column9</text:p>
          </table:table-cell>
          <table:table-cell office:value-type="string" table:style-name="ce1">
            <text:p>Column10</text:p>
          </table:table-cell>
          <table:table-cell office:value-type="string" table:style-name="ce1">
            <text:p>Column11</text:p>
          </table:table-cell>
          <table:table-cell office:value-type="string" table:style-name="ce1">
            <text:p>Column12</text:p>
          </table:table-cell>
          <table:table-cell office:value-type="string" table:style-name="ce1">
            <text:p>Column13</text:p>
          </table:table-cell>
          <table:table-cell office:value-type="string" table:style-name="ce1">
            <text:p>Column14</text:p>
          </table:table-cell>
          <table:table-cell office:value-type="string" table:style-name="ce1">
            <text:p>Column15</text:p>
          </table:table-cell>
          <table:table-cell office:value-type="string" table:style-name="ce1">
            <text:p>Column16</text:p>
          </table:table-cell>
          <table:table-cell office:value-type="string" table:style-name="ce1">
            <text:p>Column17</text:p>
          </table:table-cell>
          <table:table-cell office:value-type="string" table:style-name="ce1">
            <text:p>Column18</text:p>
          </table:table-cell>
          <table:table-cell office:value-type="string" table:style-name="ce1">
            <text:p>Column19</text:p>
          </table:table-cell>
          <table:table-cell office:value-type="string" table:style-name="ce1">
            <text:p>Column20</text:p>
          </table:table-cell>
          <table:table-cell office:value-type="string" table:style-name="ce1">
            <text:p>Column21</text:p>
          </table:table-cell>
          <table:table-cell office:value-type="string" table:style-name="ce1">
            <text:p>Column22</text:p>
          </table:table-cell>
          <table:table-cell office:value-type="string" table:style-name="ce1">
            <text:p>Column23</text:p>
          </table:table-cell>
          <table:table-cell office:value-type="string" table:style-name="ce1">
            <text:p>Column24</text:p>
          </table:table-cell>
          <table:table-cell office:value-type="string" table:style-name="ce1">
            <text:p>Column25</text:p>
          </table:table-cell>
          <table:table-cell office:value-type="string" table:style-name="ce1">
            <text:p>Column26</text:p>
          </table:table-cell>
          <table:table-cell office:value-type="string" table:style-name="ce1">
            <text:p>Column27</text:p>
          </table:table-cell>
          <table:table-cell office:value-type="string" table:style-name="ce1">
            <text:p>Column28</text:p>
          </table:table-cell>
          <table:table-cell office:value-type="string" table:style-name="ce1">
            <text:p>Column29</text:p>
          </table:table-cell>
          <table:table-cell office:value-type="string" table:style-name="ce1">
            <text:p>Column30</text:p>
          </table:table-cell>
          <table:table-cell office:value-type="string" table:style-name="ce1">
            <text:p>Column31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2">
            <text:p>1 thread(s)</text:p>
          </table:table-cell>
          <table:table-cell office:value-type="float" office:value="44.505099999999999" table:style-name="ce1">
            <text:p>44.5051</text:p>
          </table:table-cell>
          <table:table-cell office:value-type="float" office:value="44.760800000000003" table:style-name="ce1">
            <text:p>44.7608</text:p>
          </table:table-cell>
          <table:table-cell office:value-type="float" office:value="44.399299999999997" table:style-name="ce1">
            <text:p>44.3993</text:p>
          </table:table-cell>
          <table:table-cell office:value-type="float" office:value="44.521900000000002" table:style-name="ce1">
            <text:p>44.5219</text:p>
          </table:table-cell>
          <table:table-cell office:value-type="float" office:value="45.122999999999998" table:style-name="ce1">
            <text:p>45.123</text:p>
          </table:table-cell>
          <table:table-cell office:value-type="float" office:value="45.151000000000003" table:style-name="ce1">
            <text:p>45.151</text:p>
          </table:table-cell>
          <table:table-cell office:value-type="float" office:value="44.684199999999997" table:style-name="ce1">
            <text:p>44.6842</text:p>
          </table:table-cell>
          <table:table-cell office:value-type="float" office:value="44.982100000000003" table:style-name="ce1">
            <text:p>44.9821</text:p>
          </table:table-cell>
          <table:table-cell office:value-type="float" office:value="45.082900000000002" table:style-name="ce1">
            <text:p>45.0829</text:p>
          </table:table-cell>
          <table:table-cell office:value-type="float" office:value="44.433100000000003" table:style-name="ce1">
            <text:p>44.4331</text:p>
          </table:table-cell>
          <table:table-cell office:value-type="float" office:value="45.118099999999998" table:style-name="ce1">
            <text:p>45.1181</text:p>
          </table:table-cell>
          <table:table-cell office:value-type="float" office:value="45.226399999999998" table:style-name="ce1">
            <text:p>45.2264</text:p>
          </table:table-cell>
          <table:table-cell office:value-type="float" office:value="45.090699999999998" table:style-name="ce1">
            <text:p>45.0907</text:p>
          </table:table-cell>
          <table:table-cell office:value-type="float" office:value="44.795699999999997" table:style-name="ce1">
            <text:p>44.7957</text:p>
          </table:table-cell>
          <table:table-cell office:value-type="float" office:value="44.666400000000003" table:style-name="ce1">
            <text:p>44.6664</text:p>
          </table:table-cell>
          <table:table-cell office:value-type="float" office:value="44.954999999999998" table:style-name="ce1">
            <text:p>44.955</text:p>
          </table:table-cell>
          <table:table-cell office:value-type="float" office:value="45.13" table:style-name="ce1">
            <text:p>45.13</text:p>
          </table:table-cell>
          <table:table-cell office:value-type="float" office:value="45.853499999999997" table:style-name="ce1">
            <text:p>45.8535</text:p>
          </table:table-cell>
          <table:table-cell office:value-type="float" office:value="45.167299999999997" table:style-name="ce1">
            <text:p>45.1673</text:p>
          </table:table-cell>
          <table:table-cell office:value-type="float" office:value="44.738300000000002" table:style-name="ce1">
            <text:p>44.7383</text:p>
          </table:table-cell>
          <table:table-cell office:value-type="float" office:value="44.948900000000002" table:style-name="ce1">
            <text:p>44.9489</text:p>
          </table:table-cell>
          <table:table-cell office:value-type="float" office:value="45.172800000000002" table:style-name="ce1">
            <text:p>45.1728</text:p>
          </table:table-cell>
          <table:table-cell office:value-type="float" office:value="45.336500000000001" table:style-name="ce1">
            <text:p>45.3365</text:p>
          </table:table-cell>
          <table:table-cell office:value-type="float" office:value="44.5822" table:style-name="ce1">
            <text:p>44.5822</text:p>
          </table:table-cell>
          <table:table-cell office:value-type="float" office:value="45.1755" table:style-name="ce1">
            <text:p>45.1755</text:p>
          </table:table-cell>
          <table:table-cell office:value-type="float" office:value="44.804400000000001" table:style-name="ce1">
            <text:p>44.8044</text:p>
          </table:table-cell>
          <table:table-cell office:value-type="float" office:value="44.742400000000004" table:style-name="ce1">
            <text:p>44.7424</text:p>
          </table:table-cell>
          <table:table-cell office:value-type="float" office:value="44.371699999999997" table:style-name="ce1">
            <text:p>44.3717</text:p>
          </table:table-cell>
          <table:table-cell office:value-type="float" office:value="44.663800000000002" table:style-name="ce1">
            <text:p>44.6638</text:p>
          </table:table-cell>
          <table:table-cell office:value-type="float" office:value="44.760199999999998" table:style-name="ce1">
            <text:p>44.7602</text:p>
          </table:table-cell>
          <table:table-cell table:style-name="ce1"/>
          <table:table-cell office:value-type="float" office:value="44.91165862068965" table:formula="of:=AVERAGE([.C2:.AE2])" table:style-name="ce1">
            <text:p>44.91165862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2 thread(s)</text:p>
          </table:table-cell>
          <table:table-cell office:value-type="float" office:value="31.8002" table:style-name="ce1">
            <text:p>31.8002</text:p>
          </table:table-cell>
          <table:table-cell office:value-type="float" office:value="29.014299999999999" table:style-name="ce1">
            <text:p>29.0143</text:p>
          </table:table-cell>
          <table:table-cell office:value-type="float" office:value="27.803899999999999" table:style-name="ce1">
            <text:p>27.8039</text:p>
          </table:table-cell>
          <table:table-cell office:value-type="float" office:value="28.246300000000002" table:style-name="ce1">
            <text:p>28.2463</text:p>
          </table:table-cell>
          <table:table-cell office:value-type="float" office:value="27.708100000000002" table:style-name="ce1">
            <text:p>27.7081</text:p>
          </table:table-cell>
          <table:table-cell office:value-type="float" office:value="28.518899999999999" table:style-name="ce1">
            <text:p>28.5189</text:p>
          </table:table-cell>
          <table:table-cell office:value-type="float" office:value="27.811199999999999" table:style-name="ce1">
            <text:p>27.8112</text:p>
          </table:table-cell>
          <table:table-cell office:value-type="float" office:value="28.598700000000001" table:style-name="ce1">
            <text:p>28.5987</text:p>
          </table:table-cell>
          <table:table-cell office:value-type="float" office:value="28.365400000000001" table:style-name="ce1">
            <text:p>28.3654</text:p>
          </table:table-cell>
          <table:table-cell office:value-type="float" office:value="28.138000000000002" table:style-name="ce1">
            <text:p>28.138</text:p>
          </table:table-cell>
          <table:table-cell office:value-type="float" office:value="28.152799999999999" table:style-name="ce1">
            <text:p>28.1528</text:p>
          </table:table-cell>
          <table:table-cell office:value-type="float" office:value="28.0611" table:style-name="ce1">
            <text:p>28.0611</text:p>
          </table:table-cell>
          <table:table-cell office:value-type="float" office:value="27.8322" table:style-name="ce1">
            <text:p>27.8322</text:p>
          </table:table-cell>
          <table:table-cell office:value-type="float" office:value="28.1126" table:style-name="ce1">
            <text:p>28.1126</text:p>
          </table:table-cell>
          <table:table-cell office:value-type="float" office:value="29.7837" table:style-name="ce1">
            <text:p>29.7837</text:p>
          </table:table-cell>
          <table:table-cell office:value-type="float" office:value="28.300799999999999" table:style-name="ce1">
            <text:p>28.3008</text:p>
          </table:table-cell>
          <table:table-cell office:value-type="float" office:value="28.011600000000001" table:style-name="ce1">
            <text:p>28.0116</text:p>
          </table:table-cell>
          <table:table-cell office:value-type="float" office:value="27.917200000000001" table:style-name="ce1">
            <text:p>27.9172</text:p>
          </table:table-cell>
          <table:table-cell office:value-type="float" office:value="28.148499999999999" table:style-name="ce1">
            <text:p>28.1485</text:p>
          </table:table-cell>
          <table:table-cell office:value-type="float" office:value="27.671099999999999" table:style-name="ce1">
            <text:p>27.6711</text:p>
          </table:table-cell>
          <table:table-cell office:value-type="float" office:value="27.978100000000001" table:style-name="ce1">
            <text:p>27.9781</text:p>
          </table:table-cell>
          <table:table-cell office:value-type="float" office:value="27.875900000000001" table:style-name="ce1">
            <text:p>27.8759</text:p>
          </table:table-cell>
          <table:table-cell office:value-type="float" office:value="29.774100000000001" table:style-name="ce1">
            <text:p>29.7741</text:p>
          </table:table-cell>
          <table:table-cell office:value-type="float" office:value="27.880500000000001" table:style-name="ce1">
            <text:p>27.8805</text:p>
          </table:table-cell>
          <table:table-cell office:value-type="float" office:value="27.5928" table:style-name="ce1">
            <text:p>27.5928</text:p>
          </table:table-cell>
          <table:table-cell office:value-type="float" office:value="27.690100000000001" table:style-name="ce1">
            <text:p>27.6901</text:p>
          </table:table-cell>
          <table:table-cell office:value-type="float" office:value="27.6478" table:style-name="ce1">
            <text:p>27.6478</text:p>
          </table:table-cell>
          <table:table-cell office:value-type="float" office:value="27.736999999999998" table:style-name="ce1">
            <text:p>27.737</text:p>
          </table:table-cell>
          <table:table-cell office:value-type="float" office:value="27.952200000000001" table:style-name="ce1">
            <text:p>27.9522</text:p>
          </table:table-cell>
          <table:table-cell office:value-type="float" office:value="27.8523" table:style-name="ce1">
            <text:p>27.8523</text:p>
          </table:table-cell>
          <table:table-cell table:style-name="ce1"/>
          <table:table-cell office:value-type="float" office:value="28.144041379310341" table:formula="of:=AVERAGE([.C3:.AE3])" table:style-name="ce1">
            <text:p>28.14404138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3 thread(s)</text:p>
          </table:table-cell>
          <table:table-cell office:value-type="float" office:value="30.1539" table:style-name="ce1">
            <text:p>30.1539</text:p>
          </table:table-cell>
          <table:table-cell office:value-type="float" office:value="23.380199999999999" table:style-name="ce1">
            <text:p>23.3802</text:p>
          </table:table-cell>
          <table:table-cell office:value-type="float" office:value="22.016300000000001" table:style-name="ce1">
            <text:p>22.0163</text:p>
          </table:table-cell>
          <table:table-cell office:value-type="float" office:value="23.308800000000002" table:style-name="ce1">
            <text:p>23.3088</text:p>
          </table:table-cell>
          <table:table-cell office:value-type="float" office:value="22.690799999999999" table:style-name="ce1">
            <text:p>22.6908</text:p>
          </table:table-cell>
          <table:table-cell office:value-type="float" office:value="24.186599999999999" table:style-name="ce1">
            <text:p>24.1866</text:p>
          </table:table-cell>
          <table:table-cell office:value-type="float" office:value="22.708600000000001" table:style-name="ce1">
            <text:p>22.7086</text:p>
          </table:table-cell>
          <table:table-cell office:value-type="float" office:value="23.234000000000002" table:style-name="ce1">
            <text:p>23.234</text:p>
          </table:table-cell>
          <table:table-cell office:value-type="float" office:value="23.805900000000001" table:style-name="ce1">
            <text:p>23.8059</text:p>
          </table:table-cell>
          <table:table-cell office:value-type="float" office:value="23.6798" table:style-name="ce1">
            <text:p>23.6798</text:p>
          </table:table-cell>
          <table:table-cell office:value-type="float" office:value="23.6097" table:style-name="ce1">
            <text:p>23.6097</text:p>
          </table:table-cell>
          <table:table-cell office:value-type="float" office:value="23.299499999999998" table:style-name="ce1">
            <text:p>23.2995</text:p>
          </table:table-cell>
          <table:table-cell office:value-type="float" office:value="22.918900000000001" table:style-name="ce1">
            <text:p>22.9189</text:p>
          </table:table-cell>
          <table:table-cell office:value-type="float" office:value="22.793900000000001" table:style-name="ce1">
            <text:p>22.7939</text:p>
          </table:table-cell>
          <table:table-cell office:value-type="float" office:value="24.4542" table:style-name="ce1">
            <text:p>24.4542</text:p>
          </table:table-cell>
          <table:table-cell office:value-type="float" office:value="23.619299999999999" table:style-name="ce1">
            <text:p>23.6193</text:p>
          </table:table-cell>
          <table:table-cell office:value-type="float" office:value="22.156700000000001" table:style-name="ce1">
            <text:p>22.1567</text:p>
          </table:table-cell>
          <table:table-cell office:value-type="float" office:value="23.2544" table:style-name="ce1">
            <text:p>23.2544</text:p>
          </table:table-cell>
          <table:table-cell office:value-type="float" office:value="22.044599999999999" table:style-name="ce1">
            <text:p>22.0446</text:p>
          </table:table-cell>
          <table:table-cell office:value-type="float" office:value="22.885100000000001" table:style-name="ce1">
            <text:p>22.8851</text:p>
          </table:table-cell>
          <table:table-cell office:value-type="float" office:value="25.765000000000001" table:style-name="ce1">
            <text:p>25.765</text:p>
          </table:table-cell>
          <table:table-cell office:value-type="float" office:value="22.239699999999999" table:style-name="ce1">
            <text:p>22.2397</text:p>
          </table:table-cell>
          <table:table-cell office:value-type="float" office:value="23.368500000000001" table:style-name="ce1">
            <text:p>23.3685</text:p>
          </table:table-cell>
          <table:table-cell office:value-type="float" office:value="23.164400000000001" table:style-name="ce1">
            <text:p>23.1644</text:p>
          </table:table-cell>
          <table:table-cell office:value-type="float" office:value="23.026900000000001" table:style-name="ce1">
            <text:p>23.0269</text:p>
          </table:table-cell>
          <table:table-cell office:value-type="float" office:value="22.6236" table:style-name="ce1">
            <text:p>22.6236</text:p>
          </table:table-cell>
          <table:table-cell office:value-type="float" office:value="23.082799999999999" table:style-name="ce1">
            <text:p>23.0828</text:p>
          </table:table-cell>
          <table:table-cell office:value-type="float" office:value="24.055499999999999" table:style-name="ce1">
            <text:p>24.0555</text:p>
          </table:table-cell>
          <table:table-cell office:value-type="float" office:value="22.820699999999999" table:style-name="ce1">
            <text:p>22.8207</text:p>
          </table:table-cell>
          <table:table-cell office:value-type="float" office:value="22.788399999999999" table:style-name="ce1">
            <text:p>22.7884</text:p>
          </table:table-cell>
          <table:table-cell table:style-name="ce1"/>
          <table:table-cell office:value-type="float" office:value="23.206303448275865" table:formula="of:=AVERAGE([.C4:.AE4])" table:style-name="ce1">
            <text:p>23.20630345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4 thread(s)</text:p>
          </table:table-cell>
          <table:table-cell office:value-type="float" office:value="26.9236" table:style-name="ce1">
            <text:p>26.9236</text:p>
          </table:table-cell>
          <table:table-cell office:value-type="float" office:value="26.684699999999999" table:style-name="ce1">
            <text:p>26.6847</text:p>
          </table:table-cell>
          <table:table-cell office:value-type="float" office:value="25.415600000000001" table:style-name="ce1">
            <text:p>25.4156</text:p>
          </table:table-cell>
          <table:table-cell office:value-type="float" office:value="27.196100000000001" table:style-name="ce1">
            <text:p>27.1961</text:p>
          </table:table-cell>
          <table:table-cell office:value-type="float" office:value="25.0242" table:style-name="ce1">
            <text:p>25.0242</text:p>
          </table:table-cell>
          <table:table-cell office:value-type="float" office:value="26.402000000000001" table:style-name="ce1">
            <text:p>26.402</text:p>
          </table:table-cell>
          <table:table-cell office:value-type="float" office:value="26.4191" table:style-name="ce1">
            <text:p>26.4191</text:p>
          </table:table-cell>
          <table:table-cell office:value-type="float" office:value="26.5426" table:style-name="ce1">
            <text:p>26.5426</text:p>
          </table:table-cell>
          <table:table-cell office:value-type="float" office:value="26.6282" table:style-name="ce1">
            <text:p>26.6282</text:p>
          </table:table-cell>
          <table:table-cell office:value-type="float" office:value="25.549800000000001" table:style-name="ce1">
            <text:p>25.5498</text:p>
          </table:table-cell>
          <table:table-cell office:value-type="float" office:value="26.526299999999999" table:style-name="ce1">
            <text:p>26.5263</text:p>
          </table:table-cell>
          <table:table-cell office:value-type="float" office:value="25.192799999999998" table:style-name="ce1">
            <text:p>25.1928</text:p>
          </table:table-cell>
          <table:table-cell office:value-type="float" office:value="25.6873" table:style-name="ce1">
            <text:p>25.6873</text:p>
          </table:table-cell>
          <table:table-cell office:value-type="float" office:value="26.484400000000001" table:style-name="ce1">
            <text:p>26.4844</text:p>
          </table:table-cell>
          <table:table-cell office:value-type="float" office:value="26.714700000000001" table:style-name="ce1">
            <text:p>26.7147</text:p>
          </table:table-cell>
          <table:table-cell office:value-type="float" office:value="24.5562" table:style-name="ce1">
            <text:p>24.5562</text:p>
          </table:table-cell>
          <table:table-cell office:value-type="float" office:value="25.023299999999999" table:style-name="ce1">
            <text:p>25.0233</text:p>
          </table:table-cell>
          <table:table-cell office:value-type="float" office:value="26.358000000000001" table:style-name="ce1">
            <text:p>26.358</text:p>
          </table:table-cell>
          <table:table-cell office:value-type="float" office:value="26.3522" table:style-name="ce1">
            <text:p>26.3522</text:p>
          </table:table-cell>
          <table:table-cell office:value-type="float" office:value="26.4984" table:style-name="ce1">
            <text:p>26.4984</text:p>
          </table:table-cell>
          <table:table-cell office:value-type="float" office:value="26.341100000000001" table:style-name="ce1">
            <text:p>26.3411</text:p>
          </table:table-cell>
          <table:table-cell office:value-type="float" office:value="26.1629" table:style-name="ce1">
            <text:p>26.1629</text:p>
          </table:table-cell>
          <table:table-cell office:value-type="float" office:value="24.884399999999999" table:style-name="ce1">
            <text:p>24.8844</text:p>
          </table:table-cell>
          <table:table-cell office:value-type="float" office:value="26.386199999999999" table:style-name="ce1">
            <text:p>26.3862</text:p>
          </table:table-cell>
          <table:table-cell office:value-type="float" office:value="26.418299999999999" table:style-name="ce1">
            <text:p>26.4183</text:p>
          </table:table-cell>
          <table:table-cell office:value-type="float" office:value="24.607099999999999" table:style-name="ce1">
            <text:p>24.6071</text:p>
          </table:table-cell>
          <table:table-cell office:value-type="float" office:value="25.386399999999998" table:style-name="ce1">
            <text:p>25.3864</text:p>
          </table:table-cell>
          <table:table-cell office:value-type="float" office:value="25.005500000000001" table:style-name="ce1">
            <text:p>25.0055</text:p>
          </table:table-cell>
          <table:table-cell office:value-type="float" office:value="26.327400000000001" table:style-name="ce1">
            <text:p>26.3274</text:p>
          </table:table-cell>
          <table:table-cell office:value-type="float" office:value="26.511500000000002" table:style-name="ce1">
            <text:p>26.5115</text:p>
          </table:table-cell>
          <table:table-cell table:style-name="ce1"/>
          <table:table-cell office:value-type="float" office:value="25.975403448275863" table:formula="of:=AVERAGE([.C5:.AE5])" table:style-name="ce1">
            <text:p>25.97540345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5 thread(s)</text:p>
          </table:table-cell>
          <table:table-cell office:value-type="float" office:value="20.384" table:style-name="ce1">
            <text:p>20.384</text:p>
          </table:table-cell>
          <table:table-cell office:value-type="float" office:value="19.503" table:style-name="ce1">
            <text:p>19.503</text:p>
          </table:table-cell>
          <table:table-cell office:value-type="float" office:value="18.842500000000001" table:style-name="ce1">
            <text:p>18.8425</text:p>
          </table:table-cell>
          <table:table-cell office:value-type="float" office:value="19.421199999999999" table:style-name="ce1">
            <text:p>19.4212</text:p>
          </table:table-cell>
          <table:table-cell office:value-type="float" office:value="19.636099999999999" table:style-name="ce1">
            <text:p>19.6361</text:p>
          </table:table-cell>
          <table:table-cell office:value-type="float" office:value="19.981200000000001" table:style-name="ce1">
            <text:p>19.9812</text:p>
          </table:table-cell>
          <table:table-cell office:value-type="float" office:value="19.256399999999999" table:style-name="ce1">
            <text:p>19.2564</text:p>
          </table:table-cell>
          <table:table-cell office:value-type="float" office:value="19.0044" table:style-name="ce1">
            <text:p>19.0044</text:p>
          </table:table-cell>
          <table:table-cell office:value-type="float" office:value="18.845400000000001" table:style-name="ce1">
            <text:p>18.8454</text:p>
          </table:table-cell>
          <table:table-cell office:value-type="float" office:value="19.355399999999999" table:style-name="ce1">
            <text:p>19.3554</text:p>
          </table:table-cell>
          <table:table-cell office:value-type="float" office:value="19.329999999999998" table:style-name="ce1">
            <text:p>19.33</text:p>
          </table:table-cell>
          <table:table-cell office:value-type="float" office:value="19.715900000000001" table:style-name="ce1">
            <text:p>19.7159</text:p>
          </table:table-cell>
          <table:table-cell office:value-type="float" office:value="19.150099999999998" table:style-name="ce1">
            <text:p>19.1501</text:p>
          </table:table-cell>
          <table:table-cell office:value-type="float" office:value="19.073799999999999" table:style-name="ce1">
            <text:p>19.0738</text:p>
          </table:table-cell>
          <table:table-cell office:value-type="float" office:value="19.025700000000001" table:style-name="ce1">
            <text:p>19.0257</text:p>
          </table:table-cell>
          <table:table-cell office:value-type="float" office:value="18.9544" table:style-name="ce1">
            <text:p>18.9544</text:p>
          </table:table-cell>
          <table:table-cell office:value-type="float" office:value="19.179200000000002" table:style-name="ce1">
            <text:p>19.1792</text:p>
          </table:table-cell>
          <table:table-cell office:value-type="float" office:value="19.894200000000001" table:style-name="ce1">
            <text:p>19.8942</text:p>
          </table:table-cell>
          <table:table-cell office:value-type="float" office:value="19.256699999999999" table:style-name="ce1">
            <text:p>19.2567</text:p>
          </table:table-cell>
          <table:table-cell office:value-type="float" office:value="19.424700000000001" table:style-name="ce1">
            <text:p>19.4247</text:p>
          </table:table-cell>
          <table:table-cell office:value-type="float" office:value="18.985499999999998" table:style-name="ce1">
            <text:p>18.9855</text:p>
          </table:table-cell>
          <table:table-cell office:value-type="float" office:value="18.827400000000001" table:style-name="ce1">
            <text:p>18.8274</text:p>
          </table:table-cell>
          <table:table-cell office:value-type="float" office:value="19.093599999999999" table:style-name="ce1">
            <text:p>19.0936</text:p>
          </table:table-cell>
          <table:table-cell office:value-type="float" office:value="19.4803" table:style-name="ce1">
            <text:p>19.4803</text:p>
          </table:table-cell>
          <table:table-cell office:value-type="float" office:value="19.2744" table:style-name="ce1">
            <text:p>19.2744</text:p>
          </table:table-cell>
          <table:table-cell office:value-type="float" office:value="19.093599999999999" table:style-name="ce1">
            <text:p>19.0936</text:p>
          </table:table-cell>
          <table:table-cell office:value-type="float" office:value="19.081900000000001" table:style-name="ce1">
            <text:p>19.0819</text:p>
          </table:table-cell>
          <table:table-cell office:value-type="float" office:value="19.4847" table:style-name="ce1">
            <text:p>19.4847</text:p>
          </table:table-cell>
          <table:table-cell office:value-type="float" office:value="19.2409" table:style-name="ce1">
            <text:p>19.2409</text:p>
          </table:table-cell>
          <table:table-cell office:value-type="float" office:value="19.0548" table:style-name="ce1">
            <text:p>19.0548</text:p>
          </table:table-cell>
          <table:table-cell table:style-name="ce1"/>
          <table:table-cell office:value-type="float" office:value="19.257496551724142" table:formula="of:=AVERAGE([.C6:.AE6])" table:style-name="ce1">
            <text:p>19.25749655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6 thread(s)</text:p>
          </table:table-cell>
          <table:table-cell office:value-type="float" office:value="18.118500000000001" table:style-name="ce1">
            <text:p>18.1185</text:p>
          </table:table-cell>
          <table:table-cell office:value-type="float" office:value="18.078299999999999" table:style-name="ce1">
            <text:p>18.0783</text:p>
          </table:table-cell>
          <table:table-cell office:value-type="float" office:value="17.6677" table:style-name="ce1">
            <text:p>17.6677</text:p>
          </table:table-cell>
          <table:table-cell office:value-type="float" office:value="17.803100000000001" table:style-name="ce1">
            <text:p>17.8031</text:p>
          </table:table-cell>
          <table:table-cell office:value-type="float" office:value="18.013400000000001" table:style-name="ce1">
            <text:p>18.0134</text:p>
          </table:table-cell>
          <table:table-cell office:value-type="float" office:value="17.484200000000001" table:style-name="ce1">
            <text:p>17.4842</text:p>
          </table:table-cell>
          <table:table-cell office:value-type="float" office:value="17.474" table:style-name="ce1">
            <text:p>17.474</text:p>
          </table:table-cell>
          <table:table-cell office:value-type="float" office:value="17.933299999999999" table:style-name="ce1">
            <text:p>17.9333</text:p>
          </table:table-cell>
          <table:table-cell office:value-type="float" office:value="17.633900000000001" table:style-name="ce1">
            <text:p>17.6339</text:p>
          </table:table-cell>
          <table:table-cell office:value-type="float" office:value="17.439699999999998" table:style-name="ce1">
            <text:p>17.4397</text:p>
          </table:table-cell>
          <table:table-cell office:value-type="float" office:value="18.027699999999999" table:style-name="ce1">
            <text:p>18.0277</text:p>
          </table:table-cell>
          <table:table-cell office:value-type="float" office:value="17.933900000000001" table:style-name="ce1">
            <text:p>17.9339</text:p>
          </table:table-cell>
          <table:table-cell office:value-type="float" office:value="18.045999999999999" table:style-name="ce1">
            <text:p>18.046</text:p>
          </table:table-cell>
          <table:table-cell office:value-type="float" office:value="17.7088" table:style-name="ce1">
            <text:p>17.7088</text:p>
          </table:table-cell>
          <table:table-cell office:value-type="float" office:value="17.7926" table:style-name="ce1">
            <text:p>17.7926</text:p>
          </table:table-cell>
          <table:table-cell office:value-type="float" office:value="18.2577" table:style-name="ce1">
            <text:p>18.2577</text:p>
          </table:table-cell>
          <table:table-cell office:value-type="float" office:value="17.810700000000001" table:style-name="ce1">
            <text:p>17.8107</text:p>
          </table:table-cell>
          <table:table-cell office:value-type="float" office:value="17.5367" table:style-name="ce1">
            <text:p>17.5367</text:p>
          </table:table-cell>
          <table:table-cell office:value-type="float" office:value="17.709399999999999" table:style-name="ce1">
            <text:p>17.7094</text:p>
          </table:table-cell>
          <table:table-cell office:value-type="float" office:value="18.371600000000001" table:style-name="ce1">
            <text:p>18.3716</text:p>
          </table:table-cell>
          <table:table-cell office:value-type="float" office:value="18.044" table:style-name="ce1">
            <text:p>18.044</text:p>
          </table:table-cell>
          <table:table-cell office:value-type="float" office:value="17.776599999999998" table:style-name="ce1">
            <text:p>17.7766</text:p>
          </table:table-cell>
          <table:table-cell office:value-type="float" office:value="18.057099999999998" table:style-name="ce1">
            <text:p>18.0571</text:p>
          </table:table-cell>
          <table:table-cell office:value-type="float" office:value="18.0017" table:style-name="ce1">
            <text:p>18.0017</text:p>
          </table:table-cell>
          <table:table-cell office:value-type="float" office:value="18.084499999999998" table:style-name="ce1">
            <text:p>18.0845</text:p>
          </table:table-cell>
          <table:table-cell office:value-type="float" office:value="17.964200000000002" table:style-name="ce1">
            <text:p>17.9642</text:p>
          </table:table-cell>
          <table:table-cell office:value-type="float" office:value="17.743099999999998" table:style-name="ce1">
            <text:p>17.7431</text:p>
          </table:table-cell>
          <table:table-cell office:value-type="float" office:value="17.795000000000002" table:style-name="ce1">
            <text:p>17.795</text:p>
          </table:table-cell>
          <table:table-cell office:value-type="float" office:value="17.864899999999999" table:style-name="ce1">
            <text:p>17.8649</text:p>
          </table:table-cell>
          <table:table-cell office:value-type="float" office:value="18.03" table:style-name="ce1">
            <text:p>18.03</text:p>
          </table:table-cell>
          <table:table-cell table:style-name="ce1"/>
          <table:table-cell office:value-type="float" office:value="17.864958620689652" table:formula="of:=AVERAGE([.C7:.AE7])" table:style-name="ce1">
            <text:p>17.86495862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7 thread(s)</text:p>
          </table:table-cell>
          <table:table-cell office:value-type="float" office:value="20.307099999999998" table:style-name="ce1">
            <text:p>20.3071</text:p>
          </table:table-cell>
          <table:table-cell office:value-type="float" office:value="16.537400000000002" table:style-name="ce1">
            <text:p>16.5374</text:p>
          </table:table-cell>
          <table:table-cell office:value-type="float" office:value="17.298400000000001" table:style-name="ce1">
            <text:p>17.2984</text:p>
          </table:table-cell>
          <table:table-cell office:value-type="float" office:value="16.976600000000001" table:style-name="ce1">
            <text:p>16.9766</text:p>
          </table:table-cell>
          <table:table-cell office:value-type="float" office:value="16.9254" table:style-name="ce1">
            <text:p>16.9254</text:p>
          </table:table-cell>
          <table:table-cell office:value-type="float" office:value="17.6188" table:style-name="ce1">
            <text:p>17.6188</text:p>
          </table:table-cell>
          <table:table-cell office:value-type="float" office:value="17.153400000000001" table:style-name="ce1">
            <text:p>17.1534</text:p>
          </table:table-cell>
          <table:table-cell office:value-type="float" office:value="17.043600000000001" table:style-name="ce1">
            <text:p>17.0436</text:p>
          </table:table-cell>
          <table:table-cell office:value-type="float" office:value="17.290299999999998" table:style-name="ce1">
            <text:p>17.2903</text:p>
          </table:table-cell>
          <table:table-cell office:value-type="float" office:value="17.337199999999999" table:style-name="ce1">
            <text:p>17.3372</text:p>
          </table:table-cell>
          <table:table-cell office:value-type="float" office:value="17.280999999999999" table:style-name="ce1">
            <text:p>17.281</text:p>
          </table:table-cell>
          <table:table-cell office:value-type="float" office:value="17.253" table:style-name="ce1">
            <text:p>17.253</text:p>
          </table:table-cell>
          <table:table-cell office:value-type="float" office:value="17.219200000000001" table:style-name="ce1">
            <text:p>17.2192</text:p>
          </table:table-cell>
          <table:table-cell office:value-type="float" office:value="16.847899999999999" table:style-name="ce1">
            <text:p>16.8479</text:p>
          </table:table-cell>
          <table:table-cell office:value-type="float" office:value="16.459399999999999" table:style-name="ce1">
            <text:p>16.4594</text:p>
          </table:table-cell>
          <table:table-cell office:value-type="float" office:value="17.244" table:style-name="ce1">
            <text:p>17.244</text:p>
          </table:table-cell>
          <table:table-cell office:value-type="float" office:value="16.8001" table:style-name="ce1">
            <text:p>16.8001</text:p>
          </table:table-cell>
          <table:table-cell office:value-type="float" office:value="16.993200000000002" table:style-name="ce1">
            <text:p>16.9932</text:p>
          </table:table-cell>
          <table:table-cell office:value-type="float" office:value="17.277200000000001" table:style-name="ce1">
            <text:p>17.2772</text:p>
          </table:table-cell>
          <table:table-cell office:value-type="float" office:value="17.142900000000001" table:style-name="ce1">
            <text:p>17.1429</text:p>
          </table:table-cell>
          <table:table-cell office:value-type="float" office:value="17.225000000000001" table:style-name="ce1">
            <text:p>17.225</text:p>
          </table:table-cell>
          <table:table-cell office:value-type="float" office:value="17.441700000000001" table:style-name="ce1">
            <text:p>17.4417</text:p>
          </table:table-cell>
          <table:table-cell office:value-type="float" office:value="17.131" table:style-name="ce1">
            <text:p>17.131</text:p>
          </table:table-cell>
          <table:table-cell office:value-type="float" office:value="16.872900000000001" table:style-name="ce1">
            <text:p>16.8729</text:p>
          </table:table-cell>
          <table:table-cell office:value-type="float" office:value="17.2332" table:style-name="ce1">
            <text:p>17.2332</text:p>
          </table:table-cell>
          <table:table-cell office:value-type="float" office:value="16.880500000000001" table:style-name="ce1">
            <text:p>16.8805</text:p>
          </table:table-cell>
          <table:table-cell office:value-type="float" office:value="16.676400000000001" table:style-name="ce1">
            <text:p>16.6764</text:p>
          </table:table-cell>
          <table:table-cell office:value-type="float" office:value="17.013300000000001" table:style-name="ce1">
            <text:p>17.0133</text:p>
          </table:table-cell>
          <table:table-cell office:value-type="float" office:value="16.976600000000001" table:style-name="ce1">
            <text:p>16.9766</text:p>
          </table:table-cell>
          <table:table-cell office:value-type="float" office:value="17.111499999999999" table:style-name="ce1">
            <text:p>17.1115</text:p>
          </table:table-cell>
          <table:table-cell table:style-name="ce1"/>
          <table:table-cell office:value-type="float" office:value="17.077968965517243" table:formula="of:=AVERAGE([.C8:.AE8])" table:style-name="ce1">
            <text:p>17.07796897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8 thread(s)</text:p>
          </table:table-cell>
          <table:table-cell office:value-type="float" office:value="21.741099999999999" table:style-name="ce1">
            <text:p>21.7411</text:p>
          </table:table-cell>
          <table:table-cell office:value-type="float" office:value="15.816700000000001" table:style-name="ce1">
            <text:p>15.8167</text:p>
          </table:table-cell>
          <table:table-cell office:value-type="float" office:value="16.0657" table:style-name="ce1">
            <text:p>16.0657</text:p>
          </table:table-cell>
          <table:table-cell office:value-type="float" office:value="16.0779" table:style-name="ce1">
            <text:p>16.0779</text:p>
          </table:table-cell>
          <table:table-cell office:value-type="float" office:value="15.5921" table:style-name="ce1">
            <text:p>15.5921</text:p>
          </table:table-cell>
          <table:table-cell office:value-type="float" office:value="14.064" table:style-name="ce1">
            <text:p>14.064</text:p>
          </table:table-cell>
          <table:table-cell office:value-type="float" office:value="13.9339" table:style-name="ce1">
            <text:p>13.9339</text:p>
          </table:table-cell>
          <table:table-cell office:value-type="float" office:value="13.6549" table:style-name="ce1">
            <text:p>13.6549</text:p>
          </table:table-cell>
          <table:table-cell office:value-type="float" office:value="13.789099999999999" table:style-name="ce1">
            <text:p>13.7891</text:p>
          </table:table-cell>
          <table:table-cell office:value-type="float" office:value="13.8011" table:style-name="ce1">
            <text:p>13.8011</text:p>
          </table:table-cell>
          <table:table-cell office:value-type="float" office:value="13.6907" table:style-name="ce1">
            <text:p>13.6907</text:p>
          </table:table-cell>
          <table:table-cell office:value-type="float" office:value="13.805400000000001" table:style-name="ce1">
            <text:p>13.8054</text:p>
          </table:table-cell>
          <table:table-cell office:value-type="float" office:value="15.6113" table:style-name="ce1">
            <text:p>15.6113</text:p>
          </table:table-cell>
          <table:table-cell office:value-type="float" office:value="15.731" table:style-name="ce1">
            <text:p>15.731</text:p>
          </table:table-cell>
          <table:table-cell office:value-type="float" office:value="13.633900000000001" table:style-name="ce1">
            <text:p>13.6339</text:p>
          </table:table-cell>
          <table:table-cell office:value-type="float" office:value="13.706099999999999" table:style-name="ce1">
            <text:p>13.7061</text:p>
          </table:table-cell>
          <table:table-cell office:value-type="float" office:value="13.488300000000001" table:style-name="ce1">
            <text:p>13.4883</text:p>
          </table:table-cell>
          <table:table-cell office:value-type="float" office:value="13.589" table:style-name="ce1">
            <text:p>13.589</text:p>
          </table:table-cell>
          <table:table-cell office:value-type="float" office:value="13.7486" table:style-name="ce1">
            <text:p>13.7486</text:p>
          </table:table-cell>
          <table:table-cell office:value-type="float" office:value="13.8316" table:style-name="ce1">
            <text:p>13.8316</text:p>
          </table:table-cell>
          <table:table-cell office:value-type="float" office:value="16.3569" table:style-name="ce1">
            <text:p>16.3569</text:p>
          </table:table-cell>
          <table:table-cell office:value-type="float" office:value="16.022600000000001" table:style-name="ce1">
            <text:p>16.0226</text:p>
          </table:table-cell>
          <table:table-cell office:value-type="float" office:value="16.075800000000001" table:style-name="ce1">
            <text:p>16.0758</text:p>
          </table:table-cell>
          <table:table-cell office:value-type="float" office:value="13.5722" table:style-name="ce1">
            <text:p>13.5722</text:p>
          </table:table-cell>
          <table:table-cell office:value-type="float" office:value="13.645799999999999" table:style-name="ce1">
            <text:p>13.6458</text:p>
          </table:table-cell>
          <table:table-cell office:value-type="float" office:value="13.808" table:style-name="ce1">
            <text:p>13.808</text:p>
          </table:table-cell>
          <table:table-cell office:value-type="float" office:value="13.8902" table:style-name="ce1">
            <text:p>13.8902</text:p>
          </table:table-cell>
          <table:table-cell office:value-type="float" office:value="13.775700000000001" table:style-name="ce1">
            <text:p>13.7757</text:p>
          </table:table-cell>
          <table:table-cell office:value-type="float" office:value="13.738200000000001" table:style-name="ce1">
            <text:p>13.7382</text:p>
          </table:table-cell>
          <table:table-cell office:value-type="float" office:value="13.8721" table:style-name="ce1">
            <text:p>13.8721</text:p>
          </table:table-cell>
          <table:table-cell table:style-name="ce1"/>
          <table:table-cell office:value-type="float" office:value="14.427200000000001" table:formula="of:=AVERAGE([.C9:.AE9])" table:style-name="ce1">
            <text:p>14.4272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9 thread(s)</text:p>
          </table:table-cell>
          <table:table-cell office:value-type="float" office:value="20.274799999999999" table:style-name="ce1">
            <text:p>20.2748</text:p>
          </table:table-cell>
          <table:table-cell office:value-type="float" office:value="19.179200000000002" table:style-name="ce1">
            <text:p>19.1792</text:p>
          </table:table-cell>
          <table:table-cell office:value-type="float" office:value="19.6038" table:style-name="ce1">
            <text:p>19.6038</text:p>
          </table:table-cell>
          <table:table-cell office:value-type="float" office:value="19.463999999999999" table:style-name="ce1">
            <text:p>19.464</text:p>
          </table:table-cell>
          <table:table-cell office:value-type="float" office:value="19.7363" table:style-name="ce1">
            <text:p>19.7363</text:p>
          </table:table-cell>
          <table:table-cell office:value-type="float" office:value="19.5351" table:style-name="ce1">
            <text:p>19.5351</text:p>
          </table:table-cell>
          <table:table-cell office:value-type="float" office:value="19.162600000000001" table:style-name="ce1">
            <text:p>19.1626</text:p>
          </table:table-cell>
          <table:table-cell office:value-type="float" office:value="19.437200000000001" table:style-name="ce1">
            <text:p>19.4372</text:p>
          </table:table-cell>
          <table:table-cell office:value-type="float" office:value="19.659099999999999" table:style-name="ce1">
            <text:p>19.6591</text:p>
          </table:table-cell>
          <table:table-cell office:value-type="float" office:value="19.663499999999999" table:style-name="ce1">
            <text:p>19.6635</text:p>
          </table:table-cell>
          <table:table-cell office:value-type="float" office:value="19.682400000000001" table:style-name="ce1">
            <text:p>19.6824</text:p>
          </table:table-cell>
          <table:table-cell office:value-type="float" office:value="19.7349" table:style-name="ce1">
            <text:p>19.7349</text:p>
          </table:table-cell>
          <table:table-cell office:value-type="float" office:value="20.400600000000001" table:style-name="ce1">
            <text:p>20.4006</text:p>
          </table:table-cell>
          <table:table-cell office:value-type="float" office:value="19.757000000000001" table:style-name="ce1">
            <text:p>19.757</text:p>
          </table:table-cell>
          <table:table-cell office:value-type="float" office:value="19.252600000000001" table:style-name="ce1">
            <text:p>19.2526</text:p>
          </table:table-cell>
          <table:table-cell office:value-type="float" office:value="19.798300000000001" table:style-name="ce1">
            <text:p>19.7983</text:p>
          </table:table-cell>
          <table:table-cell office:value-type="float" office:value="19.7456" table:style-name="ce1">
            <text:p>19.7456</text:p>
          </table:table-cell>
          <table:table-cell office:value-type="float" office:value="19.353300000000001" table:style-name="ce1">
            <text:p>19.3533</text:p>
          </table:table-cell>
          <table:table-cell office:value-type="float" office:value="19.4815" table:style-name="ce1">
            <text:p>19.4815</text:p>
          </table:table-cell>
          <table:table-cell office:value-type="float" office:value="19.6221" table:style-name="ce1">
            <text:p>19.6221</text:p>
          </table:table-cell>
          <table:table-cell office:value-type="float" office:value="20.091899999999999" table:style-name="ce1">
            <text:p>20.0919</text:p>
          </table:table-cell>
          <table:table-cell office:value-type="float" office:value="19.542100000000001" table:style-name="ce1">
            <text:p>19.5421</text:p>
          </table:table-cell>
          <table:table-cell office:value-type="float" office:value="19.3813" table:style-name="ce1">
            <text:p>19.3813</text:p>
          </table:table-cell>
          <table:table-cell office:value-type="float" office:value="19.7273" table:style-name="ce1">
            <text:p>19.7273</text:p>
          </table:table-cell>
          <table:table-cell office:value-type="float" office:value="19.657399999999999" table:style-name="ce1">
            <text:p>19.6574</text:p>
          </table:table-cell>
          <table:table-cell office:value-type="float" office:value="20.040400000000002" table:style-name="ce1">
            <text:p>20.0404</text:p>
          </table:table-cell>
          <table:table-cell office:value-type="float" office:value="19.948899999999998" table:style-name="ce1">
            <text:p>19.9489</text:p>
          </table:table-cell>
          <table:table-cell office:value-type="float" office:value="20.385200000000001" table:style-name="ce1">
            <text:p>20.3852</text:p>
          </table:table-cell>
          <table:table-cell office:value-type="float" office:value="20.006599999999999" table:style-name="ce1">
            <text:p>20.0066</text:p>
          </table:table-cell>
          <table:table-cell office:value-type="float" office:value="19.7681" table:style-name="ce1">
            <text:p>19.7681</text:p>
          </table:table-cell>
          <table:table-cell table:style-name="ce1"/>
          <table:table-cell office:value-type="float" office:value="19.683389655172416" table:formula="of:=AVERAGE([.C10:.AE10])" table:style-name="ce1">
            <text:p>19.68338966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10 thread(s)</text:p>
          </table:table-cell>
          <table:table-cell office:value-type="float" office:value="20.497599999999998" table:style-name="ce1">
            <text:p>20.4976</text:p>
          </table:table-cell>
          <table:table-cell office:value-type="float" office:value="17.968800000000002" table:style-name="ce1">
            <text:p>17.9688</text:p>
          </table:table-cell>
          <table:table-cell office:value-type="float" office:value="18.379799999999999" table:style-name="ce1">
            <text:p>18.3798</text:p>
          </table:table-cell>
          <table:table-cell office:value-type="float" office:value="18.869599999999998" table:style-name="ce1">
            <text:p>18.8696</text:p>
          </table:table-cell>
          <table:table-cell office:value-type="float" office:value="19.8187" table:style-name="ce1">
            <text:p>19.8187</text:p>
          </table:table-cell>
          <table:table-cell office:value-type="float" office:value="18.5504" table:style-name="ce1">
            <text:p>18.5504</text:p>
          </table:table-cell>
          <table:table-cell office:value-type="float" office:value="19.0473" table:style-name="ce1">
            <text:p>19.0473</text:p>
          </table:table-cell>
          <table:table-cell office:value-type="float" office:value="18.630500000000001" table:style-name="ce1">
            <text:p>18.6305</text:p>
          </table:table-cell>
          <table:table-cell office:value-type="float" office:value="18.7455" table:style-name="ce1">
            <text:p>18.7455</text:p>
          </table:table-cell>
          <table:table-cell office:value-type="float" office:value="18.7135" table:style-name="ce1">
            <text:p>18.7135</text:p>
          </table:table-cell>
          <table:table-cell office:value-type="float" office:value="18.478200000000001" table:style-name="ce1">
            <text:p>18.4782</text:p>
          </table:table-cell>
          <table:table-cell office:value-type="float" office:value="18.368099999999998" table:style-name="ce1">
            <text:p>18.3681</text:p>
          </table:table-cell>
          <table:table-cell office:value-type="float" office:value="18.535599999999999" table:style-name="ce1">
            <text:p>18.5356</text:p>
          </table:table-cell>
          <table:table-cell office:value-type="float" office:value="19.503" table:style-name="ce1">
            <text:p>19.503</text:p>
          </table:table-cell>
          <table:table-cell office:value-type="float" office:value="18.495100000000001" table:style-name="ce1">
            <text:p>18.4951</text:p>
          </table:table-cell>
          <table:table-cell office:value-type="float" office:value="18.223400000000002" table:style-name="ce1">
            <text:p>18.2234</text:p>
          </table:table-cell>
          <table:table-cell office:value-type="float" office:value="18.544899999999998" table:style-name="ce1">
            <text:p>18.5449</text:p>
          </table:table-cell>
          <table:table-cell office:value-type="float" office:value="18.122900000000001" table:style-name="ce1">
            <text:p>18.1229</text:p>
          </table:table-cell>
          <table:table-cell office:value-type="float" office:value="18.3553" table:style-name="ce1">
            <text:p>18.3553</text:p>
          </table:table-cell>
          <table:table-cell office:value-type="float" office:value="19.258099999999999" table:style-name="ce1">
            <text:p>19.2581</text:p>
          </table:table-cell>
          <table:table-cell office:value-type="float" office:value="18.540800000000001" table:style-name="ce1">
            <text:p>18.5408</text:p>
          </table:table-cell>
          <table:table-cell office:value-type="float" office:value="18.665800000000001" table:style-name="ce1">
            <text:p>18.6658</text:p>
          </table:table-cell>
          <table:table-cell office:value-type="float" office:value="17.814499999999999" table:style-name="ce1">
            <text:p>17.8145</text:p>
          </table:table-cell>
          <table:table-cell office:value-type="float" office:value="18.730399999999999" table:style-name="ce1">
            <text:p>18.7304</text:p>
          </table:table-cell>
          <table:table-cell office:value-type="float" office:value="18.520099999999999" table:style-name="ce1">
            <text:p>18.5201</text:p>
          </table:table-cell>
          <table:table-cell office:value-type="float" office:value="18.328199999999999" table:style-name="ce1">
            <text:p>18.3282</text:p>
          </table:table-cell>
          <table:table-cell office:value-type="float" office:value="17.694199999999999" table:style-name="ce1">
            <text:p>17.6942</text:p>
          </table:table-cell>
          <table:table-cell office:value-type="float" office:value="18.6812" table:style-name="ce1">
            <text:p>18.6812</text:p>
          </table:table-cell>
          <table:table-cell office:value-type="float" office:value="17.971800000000002" table:style-name="ce1">
            <text:p>17.9718</text:p>
          </table:table-cell>
          <table:table-cell office:value-type="float" office:value="18.9316" table:style-name="ce1">
            <text:p>18.9316</text:p>
          </table:table-cell>
          <table:table-cell table:style-name="ce1"/>
          <table:table-cell office:value-type="float" office:value="18.568527586206898" table:formula="of:=AVERAGE([.C11:.AE11])" table:style-name="ce1">
            <text:p>18.56852759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11 thread(s)</text:p>
          </table:table-cell>
          <table:table-cell office:value-type="float" office:value="19.453199999999999" table:style-name="ce1">
            <text:p>19.4532</text:p>
          </table:table-cell>
          <table:table-cell office:value-type="float" office:value="17.993300000000001" table:style-name="ce1">
            <text:p>17.9933</text:p>
          </table:table-cell>
          <table:table-cell office:value-type="float" office:value="17.0943" table:style-name="ce1">
            <text:p>17.0943</text:p>
          </table:table-cell>
          <table:table-cell office:value-type="float" office:value="17.726500000000001" table:style-name="ce1">
            <text:p>17.7265</text:p>
          </table:table-cell>
          <table:table-cell office:value-type="float" office:value="17.637699999999999" table:style-name="ce1">
            <text:p>17.6377</text:p>
          </table:table-cell>
          <table:table-cell office:value-type="float" office:value="18.299399999999999" table:style-name="ce1">
            <text:p>18.2994</text:p>
          </table:table-cell>
          <table:table-cell office:value-type="float" office:value="17.5716" table:style-name="ce1">
            <text:p>17.5716</text:p>
          </table:table-cell>
          <table:table-cell office:value-type="float" office:value="18.057700000000001" table:style-name="ce1">
            <text:p>18.0577</text:p>
          </table:table-cell>
          <table:table-cell office:value-type="float" office:value="18.6203" table:style-name="ce1">
            <text:p>18.6203</text:p>
          </table:table-cell>
          <table:table-cell office:value-type="float" office:value="18.133099999999999" table:style-name="ce1">
            <text:p>18.1331</text:p>
          </table:table-cell>
          <table:table-cell office:value-type="float" office:value="19.447399999999998" table:style-name="ce1">
            <text:p>19.4474</text:p>
          </table:table-cell>
          <table:table-cell office:value-type="float" office:value="17.7743" table:style-name="ce1">
            <text:p>17.7743</text:p>
          </table:table-cell>
          <table:table-cell office:value-type="float" office:value="17.9726" table:style-name="ce1">
            <text:p>17.9726</text:p>
          </table:table-cell>
          <table:table-cell office:value-type="float" office:value="17.792100000000001" table:style-name="ce1">
            <text:p>17.7921</text:p>
          </table:table-cell>
          <table:table-cell office:value-type="float" office:value="18.068100000000001" table:style-name="ce1">
            <text:p>18.0681</text:p>
          </table:table-cell>
          <table:table-cell office:value-type="float" office:value="17.898099999999999" table:style-name="ce1">
            <text:p>17.8981</text:p>
          </table:table-cell>
          <table:table-cell office:value-type="float" office:value="17.6188" table:style-name="ce1">
            <text:p>17.6188</text:p>
          </table:table-cell>
          <table:table-cell office:value-type="float" office:value="18.388500000000001" table:style-name="ce1">
            <text:p>18.3885</text:p>
          </table:table-cell>
          <table:table-cell office:value-type="float" office:value="17.763200000000001" table:style-name="ce1">
            <text:p>17.7632</text:p>
          </table:table-cell>
          <table:table-cell office:value-type="float" office:value="17.185700000000001" table:style-name="ce1">
            <text:p>17.1857</text:p>
          </table:table-cell>
          <table:table-cell office:value-type="float" office:value="17.816500000000001" table:style-name="ce1">
            <text:p>17.8165</text:p>
          </table:table-cell>
          <table:table-cell office:value-type="float" office:value="17.3855" table:style-name="ce1">
            <text:p>17.3855</text:p>
          </table:table-cell>
          <table:table-cell office:value-type="float" office:value="17.460100000000001" table:style-name="ce1">
            <text:p>17.4601</text:p>
          </table:table-cell>
          <table:table-cell office:value-type="float" office:value="17.523599999999998" table:style-name="ce1">
            <text:p>17.5236</text:p>
          </table:table-cell>
          <table:table-cell office:value-type="float" office:value="17.697700000000001" table:style-name="ce1">
            <text:p>17.6977</text:p>
          </table:table-cell>
          <table:table-cell office:value-type="float" office:value="17.508700000000001" table:style-name="ce1">
            <text:p>17.5087</text:p>
          </table:table-cell>
          <table:table-cell office:value-type="float" office:value="17.915500000000002" table:style-name="ce1">
            <text:p>17.9155</text:p>
          </table:table-cell>
          <table:table-cell office:value-type="float" office:value="17.453399999999998" table:style-name="ce1">
            <text:p>17.4534</text:p>
          </table:table-cell>
          <table:table-cell office:value-type="float" office:value="18.62" table:style-name="ce1">
            <text:p>18.62</text:p>
          </table:table-cell>
          <table:table-cell office:value-type="float" office:value="19.957100000000001" table:style-name="ce1">
            <text:p>19.9571</text:p>
          </table:table-cell>
          <table:table-cell table:style-name="ce1"/>
          <table:table-cell office:value-type="float" office:value="17.94416551724138" table:formula="of:=AVERAGE([.C12:.AE12])" table:style-name="ce1">
            <text:p>17.94416552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12 thread(s)</text:p>
          </table:table-cell>
          <table:table-cell office:value-type="float" office:value="18.151399999999999" table:style-name="ce1">
            <text:p>18.1514</text:p>
          </table:table-cell>
          <table:table-cell office:value-type="float" office:value="18.434799999999999" table:style-name="ce1">
            <text:p>18.4348</text:p>
          </table:table-cell>
          <table:table-cell office:value-type="float" office:value="17.8949" table:style-name="ce1">
            <text:p>17.8949</text:p>
          </table:table-cell>
          <table:table-cell office:value-type="float" office:value="17.6965" table:style-name="ce1">
            <text:p>17.6965</text:p>
          </table:table-cell>
          <table:table-cell office:value-type="float" office:value="18.334900000000001" table:style-name="ce1">
            <text:p>18.3349</text:p>
          </table:table-cell>
          <table:table-cell office:value-type="float" office:value="17.260300000000001" table:style-name="ce1">
            <text:p>17.2603</text:p>
          </table:table-cell>
          <table:table-cell office:value-type="float" office:value="17.817399999999999" table:style-name="ce1">
            <text:p>17.8174</text:p>
          </table:table-cell>
          <table:table-cell office:value-type="float" office:value="17.488600000000002" table:style-name="ce1">
            <text:p>17.4886</text:p>
          </table:table-cell>
          <table:table-cell office:value-type="float" office:value="17.255299999999998" table:style-name="ce1">
            <text:p>17.2553</text:p>
          </table:table-cell>
          <table:table-cell office:value-type="float" office:value="17.895700000000001" table:style-name="ce1">
            <text:p>17.8957</text:p>
          </table:table-cell>
          <table:table-cell office:value-type="float" office:value="17.809200000000001" table:style-name="ce1">
            <text:p>17.8092</text:p>
          </table:table-cell>
          <table:table-cell office:value-type="float" office:value="17.419599999999999" table:style-name="ce1">
            <text:p>17.4196</text:p>
          </table:table-cell>
          <table:table-cell office:value-type="float" office:value="17.7163" table:style-name="ce1">
            <text:p>17.7163</text:p>
          </table:table-cell>
          <table:table-cell office:value-type="float" office:value="17.479900000000001" table:style-name="ce1">
            <text:p>17.4799</text:p>
          </table:table-cell>
          <table:table-cell office:value-type="float" office:value="17.878799999999998" table:style-name="ce1">
            <text:p>17.8788</text:p>
          </table:table-cell>
          <table:table-cell office:value-type="float" office:value="17.774899999999999" table:style-name="ce1">
            <text:p>17.7749</text:p>
          </table:table-cell>
          <table:table-cell office:value-type="float" office:value="17.7545" table:style-name="ce1">
            <text:p>17.7545</text:p>
          </table:table-cell>
          <table:table-cell office:value-type="float" office:value="19.323599999999999" table:style-name="ce1">
            <text:p>19.3236</text:p>
          </table:table-cell>
          <table:table-cell office:value-type="float" office:value="18.8323" table:style-name="ce1">
            <text:p>18.8323</text:p>
          </table:table-cell>
          <table:table-cell office:value-type="float" office:value="16.7544" table:style-name="ce1">
            <text:p>16.7544</text:p>
          </table:table-cell>
          <table:table-cell office:value-type="float" office:value="17.0427" table:style-name="ce1">
            <text:p>17.0427</text:p>
          </table:table-cell>
          <table:table-cell office:value-type="float" office:value="18.078600000000002" table:style-name="ce1">
            <text:p>18.0786</text:p>
          </table:table-cell>
          <table:table-cell office:value-type="float" office:value="17.4831" table:style-name="ce1">
            <text:p>17.4831</text:p>
          </table:table-cell>
          <table:table-cell office:value-type="float" office:value="17.237300000000001" table:style-name="ce1">
            <text:p>17.2373</text:p>
          </table:table-cell>
          <table:table-cell office:value-type="float" office:value="17.537500000000001" table:style-name="ce1">
            <text:p>17.5375</text:p>
          </table:table-cell>
          <table:table-cell office:value-type="float" office:value="17.331" table:style-name="ce1">
            <text:p>17.331</text:p>
          </table:table-cell>
          <table:table-cell office:value-type="float" office:value="17.839200000000002" table:style-name="ce1">
            <text:p>17.8392</text:p>
          </table:table-cell>
          <table:table-cell office:value-type="float" office:value="18.106300000000001" table:style-name="ce1">
            <text:p>18.1063</text:p>
          </table:table-cell>
          <table:table-cell office:value-type="float" office:value="17.709599999999998" table:style-name="ce1">
            <text:p>17.7096</text:p>
          </table:table-cell>
          <table:table-cell office:value-type="float" office:value="17.342400000000001" table:style-name="ce1">
            <text:p>17.3424</text:p>
          </table:table-cell>
          <table:table-cell table:style-name="ce1"/>
          <table:table-cell office:value-type="float" office:value="17.742400000000004" table:formula="of:=AVERAGE([.C13:.AE13])" table:style-name="ce1">
            <text:p>17.7424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13 thread(s)</text:p>
          </table:table-cell>
          <table:table-cell office:value-type="float" office:value="18.829699999999999" table:style-name="ce1">
            <text:p>18.8297</text:p>
          </table:table-cell>
          <table:table-cell office:value-type="float" office:value="17.208400000000001" table:style-name="ce1">
            <text:p>17.2084</text:p>
          </table:table-cell>
          <table:table-cell office:value-type="float" office:value="16.9131" table:style-name="ce1">
            <text:p>16.9131</text:p>
          </table:table-cell>
          <table:table-cell office:value-type="float" office:value="17.3596" table:style-name="ce1">
            <text:p>17.3596</text:p>
          </table:table-cell>
          <table:table-cell office:value-type="float" office:value="17.098400000000002" table:style-name="ce1">
            <text:p>17.0984</text:p>
          </table:table-cell>
          <table:table-cell office:value-type="float" office:value="17.585599999999999" table:style-name="ce1">
            <text:p>17.5856</text:p>
          </table:table-cell>
          <table:table-cell office:value-type="float" office:value="17.272200000000002" table:style-name="ce1">
            <text:p>17.2722</text:p>
          </table:table-cell>
          <table:table-cell office:value-type="float" office:value="16.961200000000002" table:style-name="ce1">
            <text:p>16.9612</text:p>
          </table:table-cell>
          <table:table-cell office:value-type="float" office:value="17.301100000000002" table:style-name="ce1">
            <text:p>17.3011</text:p>
          </table:table-cell>
          <table:table-cell office:value-type="float" office:value="17.359000000000002" table:style-name="ce1">
            <text:p>17.359</text:p>
          </table:table-cell>
          <table:table-cell office:value-type="float" office:value="17.0474" table:style-name="ce1">
            <text:p>17.0474</text:p>
          </table:table-cell>
          <table:table-cell office:value-type="float" office:value="17.177299999999999" table:style-name="ce1">
            <text:p>17.1773</text:p>
          </table:table-cell>
          <table:table-cell office:value-type="float" office:value="17.016200000000001" table:style-name="ce1">
            <text:p>17.0162</text:p>
          </table:table-cell>
          <table:table-cell office:value-type="float" office:value="17.557600000000001" table:style-name="ce1">
            <text:p>17.5576</text:p>
          </table:table-cell>
          <table:table-cell office:value-type="float" office:value="17.568100000000001" table:style-name="ce1">
            <text:p>17.5681</text:p>
          </table:table-cell>
          <table:table-cell office:value-type="float" office:value="17.266100000000002" table:style-name="ce1">
            <text:p>17.2661</text:p>
          </table:table-cell>
          <table:table-cell office:value-type="float" office:value="16.997599999999998" table:style-name="ce1">
            <text:p>16.9976</text:p>
          </table:table-cell>
          <table:table-cell office:value-type="float" office:value="17.751300000000001" table:style-name="ce1">
            <text:p>17.7513</text:p>
          </table:table-cell>
          <table:table-cell office:value-type="float" office:value="17.232600000000001" table:style-name="ce1">
            <text:p>17.2326</text:p>
          </table:table-cell>
          <table:table-cell office:value-type="float" office:value="17.209299999999999" table:style-name="ce1">
            <text:p>17.2093</text:p>
          </table:table-cell>
          <table:table-cell office:value-type="float" office:value="17.543399999999998" table:style-name="ce1">
            <text:p>17.5434</text:p>
          </table:table-cell>
          <table:table-cell office:value-type="float" office:value="19.164300000000001" table:style-name="ce1">
            <text:p>19.1643</text:p>
          </table:table-cell>
          <table:table-cell office:value-type="float" office:value="20.156600000000001" table:style-name="ce1">
            <text:p>20.1566</text:p>
          </table:table-cell>
          <table:table-cell office:value-type="float" office:value="17.285599999999999" table:style-name="ce1">
            <text:p>17.2856</text:p>
          </table:table-cell>
          <table:table-cell office:value-type="float" office:value="18.2834" table:style-name="ce1">
            <text:p>18.2834</text:p>
          </table:table-cell>
          <table:table-cell office:value-type="float" office:value="16.938500000000001" table:style-name="ce1">
            <text:p>16.9385</text:p>
          </table:table-cell>
          <table:table-cell office:value-type="float" office:value="17.556799999999999" table:style-name="ce1">
            <text:p>17.5568</text:p>
          </table:table-cell>
          <table:table-cell office:value-type="float" office:value="17.430599999999998" table:style-name="ce1">
            <text:p>17.4306</text:p>
          </table:table-cell>
          <table:table-cell office:value-type="float" office:value="17.460599999999999" table:style-name="ce1">
            <text:p>17.4606</text:p>
          </table:table-cell>
          <table:table-cell office:value-type="float" office:value="17.0855" table:style-name="ce1">
            <text:p>17.0855</text:p>
          </table:table-cell>
          <table:table-cell table:style-name="ce1"/>
          <table:table-cell office:value-type="float" office:value="17.475427586206898" table:formula="of:=AVERAGE([.C14:.AE14])" table:style-name="ce1">
            <text:p>17.47542759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14 thread(s)</text:p>
          </table:table-cell>
          <table:table-cell office:value-type="float" office:value="21.4924" table:style-name="ce1">
            <text:p>21.4924</text:p>
          </table:table-cell>
          <table:table-cell office:value-type="float" office:value="16.756699999999999" table:style-name="ce1">
            <text:p>16.7567</text:p>
          </table:table-cell>
          <table:table-cell office:value-type="float" office:value="14.9101" table:style-name="ce1">
            <text:p>14.9101</text:p>
          </table:table-cell>
          <table:table-cell office:value-type="float" office:value="14.545400000000001" table:style-name="ce1">
            <text:p>14.5454</text:p>
          </table:table-cell>
          <table:table-cell office:value-type="float" office:value="17.761500000000002" table:style-name="ce1">
            <text:p>17.7615</text:p>
          </table:table-cell>
          <table:table-cell office:value-type="float" office:value="19.755500000000001" table:style-name="ce1">
            <text:p>19.7555</text:p>
          </table:table-cell>
          <table:table-cell office:value-type="float" office:value="17.3459" table:style-name="ce1">
            <text:p>17.3459</text:p>
          </table:table-cell>
          <table:table-cell office:value-type="float" office:value="16.821999999999999" table:style-name="ce1">
            <text:p>16.822</text:p>
          </table:table-cell>
          <table:table-cell office:value-type="float" office:value="17.8538" table:style-name="ce1">
            <text:p>17.8538</text:p>
          </table:table-cell>
          <table:table-cell office:value-type="float" office:value="19.653600000000001" table:style-name="ce1">
            <text:p>19.6536</text:p>
          </table:table-cell>
          <table:table-cell office:value-type="float" office:value="17.0349" table:style-name="ce1">
            <text:p>17.0349</text:p>
          </table:table-cell>
          <table:table-cell office:value-type="float" office:value="17.417300000000001" table:style-name="ce1">
            <text:p>17.4173</text:p>
          </table:table-cell>
          <table:table-cell office:value-type="float" office:value="16.5456" table:style-name="ce1">
            <text:p>16.5456</text:p>
          </table:table-cell>
          <table:table-cell office:value-type="float" office:value="17.395099999999999" table:style-name="ce1">
            <text:p>17.3951</text:p>
          </table:table-cell>
          <table:table-cell office:value-type="float" office:value="17.284500000000001" table:style-name="ce1">
            <text:p>17.2845</text:p>
          </table:table-cell>
          <table:table-cell office:value-type="float" office:value="16.671399999999998" table:style-name="ce1">
            <text:p>16.6714</text:p>
          </table:table-cell>
          <table:table-cell office:value-type="float" office:value="16.582599999999999" table:style-name="ce1">
            <text:p>16.5826</text:p>
          </table:table-cell>
          <table:table-cell office:value-type="float" office:value="17.518899999999999" table:style-name="ce1">
            <text:p>17.5189</text:p>
          </table:table-cell>
          <table:table-cell office:value-type="float" office:value="17.6601" table:style-name="ce1">
            <text:p>17.6601</text:p>
          </table:table-cell>
          <table:table-cell office:value-type="float" office:value="18.555099999999999" table:style-name="ce1">
            <text:p>18.5551</text:p>
          </table:table-cell>
          <table:table-cell office:value-type="float" office:value="16.582000000000001" table:style-name="ce1">
            <text:p>16.582</text:p>
          </table:table-cell>
          <table:table-cell office:value-type="float" office:value="18.639500000000002" table:style-name="ce1">
            <text:p>18.6395</text:p>
          </table:table-cell>
          <table:table-cell office:value-type="float" office:value="18.244299999999999" table:style-name="ce1">
            <text:p>18.2443</text:p>
          </table:table-cell>
          <table:table-cell office:value-type="float" office:value="17.864599999999999" table:style-name="ce1">
            <text:p>17.8646</text:p>
          </table:table-cell>
          <table:table-cell office:value-type="float" office:value="17.133600000000001" table:style-name="ce1">
            <text:p>17.1336</text:p>
          </table:table-cell>
          <table:table-cell office:value-type="float" office:value="16.903199999999998" table:style-name="ce1">
            <text:p>16.9032</text:p>
          </table:table-cell>
          <table:table-cell office:value-type="float" office:value="16.964400000000001" table:style-name="ce1">
            <text:p>16.9644</text:p>
          </table:table-cell>
          <table:table-cell office:value-type="float" office:value="16.658000000000001" table:style-name="ce1">
            <text:p>16.658</text:p>
          </table:table-cell>
          <table:table-cell office:value-type="float" office:value="17.162400000000002" table:style-name="ce1">
            <text:p>17.1624</text:p>
          </table:table-cell>
          <table:table-cell office:value-type="float" office:value="16.872699999999998" table:style-name="ce1">
            <text:p>16.8727</text:p>
          </table:table-cell>
          <table:table-cell table:style-name="ce1"/>
          <table:table-cell office:value-type="float" office:value="17.279127586206897" table:formula="of:=AVERAGE([.C15:.AE15])" table:style-name="ce1">
            <text:p>17.27912759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15 thread(s)</text:p>
          </table:table-cell>
          <table:table-cell office:value-type="float" office:value="21.2851" table:style-name="ce1">
            <text:p>21.2851</text:p>
          </table:table-cell>
          <table:table-cell office:value-type="float" office:value="18.9666" table:style-name="ce1">
            <text:p>18.9666</text:p>
          </table:table-cell>
          <table:table-cell office:value-type="float" office:value="19.147400000000001" table:style-name="ce1">
            <text:p>19.1474</text:p>
          </table:table-cell>
          <table:table-cell office:value-type="float" office:value="16.583500000000001" table:style-name="ce1">
            <text:p>16.5835</text:p>
          </table:table-cell>
          <table:table-cell office:value-type="float" office:value="16.385100000000001" table:style-name="ce1">
            <text:p>16.3851</text:p>
          </table:table-cell>
          <table:table-cell office:value-type="float" office:value="16.552900000000001" table:style-name="ce1">
            <text:p>16.5529</text:p>
          </table:table-cell>
          <table:table-cell office:value-type="float" office:value="16.745100000000001" table:style-name="ce1">
            <text:p>16.7451</text:p>
          </table:table-cell>
          <table:table-cell office:value-type="float" office:value="16.466999999999999" table:style-name="ce1">
            <text:p>16.467</text:p>
          </table:table-cell>
          <table:table-cell office:value-type="float" office:value="15.8956" table:style-name="ce1">
            <text:p>15.8956</text:p>
          </table:table-cell>
          <table:table-cell office:value-type="float" office:value="16.256399999999999" table:style-name="ce1">
            <text:p>16.2564</text:p>
          </table:table-cell>
          <table:table-cell office:value-type="float" office:value="16.0898" table:style-name="ce1">
            <text:p>16.0898</text:p>
          </table:table-cell>
          <table:table-cell office:value-type="float" office:value="16.332100000000001" table:style-name="ce1">
            <text:p>16.3321</text:p>
          </table:table-cell>
          <table:table-cell office:value-type="float" office:value="16.397400000000001" table:style-name="ce1">
            <text:p>16.3974</text:p>
          </table:table-cell>
          <table:table-cell office:value-type="float" office:value="18.164000000000001" table:style-name="ce1">
            <text:p>18.164</text:p>
          </table:table-cell>
          <table:table-cell office:value-type="float" office:value="16.883099999999999" table:style-name="ce1">
            <text:p>16.8831</text:p>
          </table:table-cell>
          <table:table-cell office:value-type="float" office:value="18.334" table:style-name="ce1">
            <text:p>18.334</text:p>
          </table:table-cell>
          <table:table-cell office:value-type="float" office:value="16.3415" table:style-name="ce1">
            <text:p>16.3415</text:p>
          </table:table-cell>
          <table:table-cell office:value-type="float" office:value="15.884499999999999" table:style-name="ce1">
            <text:p>15.8845</text:p>
          </table:table-cell>
          <table:table-cell office:value-type="float" office:value="16.4314" table:style-name="ce1">
            <text:p>16.4314</text:p>
          </table:table-cell>
          <table:table-cell office:value-type="float" office:value="16.664100000000001" table:style-name="ce1">
            <text:p>16.6641</text:p>
          </table:table-cell>
          <table:table-cell office:value-type="float" office:value="16.958600000000001" table:style-name="ce1">
            <text:p>16.9586</text:p>
          </table:table-cell>
          <table:table-cell office:value-type="float" office:value="16.282" table:style-name="ce1">
            <text:p>16.282</text:p>
          </table:table-cell>
          <table:table-cell office:value-type="float" office:value="16.6569" table:style-name="ce1">
            <text:p>16.6569</text:p>
          </table:table-cell>
          <table:table-cell office:value-type="float" office:value="17.527899999999999" table:style-name="ce1">
            <text:p>17.5279</text:p>
          </table:table-cell>
          <table:table-cell office:value-type="float" office:value="19.0959" table:style-name="ce1">
            <text:p>19.0959</text:p>
          </table:table-cell>
          <table:table-cell office:value-type="float" office:value="16.508900000000001" table:style-name="ce1">
            <text:p>16.5089</text:p>
          </table:table-cell>
          <table:table-cell office:value-type="float" office:value="18.378" table:style-name="ce1">
            <text:p>18.378</text:p>
          </table:table-cell>
          <table:table-cell office:value-type="float" office:value="16.609400000000001" table:style-name="ce1">
            <text:p>16.6094</text:p>
          </table:table-cell>
          <table:table-cell office:value-type="float" office:value="14.227399999999999" table:style-name="ce1">
            <text:p>14.2274</text:p>
          </table:table-cell>
          <table:table-cell office:value-type="float" office:value="14.2662" table:style-name="ce1">
            <text:p>14.2662</text:p>
          </table:table-cell>
          <table:table-cell table:style-name="ce1"/>
          <table:table-cell office:value-type="float" office:value="16.794231034482756" table:formula="of:=AVERAGE([.C16:.AE16])" table:style-name="ce1">
            <text:p>16.79423103</text:p>
          </table:table-cell>
          <table:table-cell table:number-columns-repeated="16351"/>
        </table:table-row>
        <table:table-row table:number-rows-repeated="1048560" table:style-name="ro1">
          <table:table-cell table:number-columns-repeated="16384"/>
        </table:table-row>
      </table:table>
      <table:table table:name="Ark4" table:style-name="ta1">
        <table:table-column table:style-name="co1" table:default-cell-style-name="ce1"/>
        <table:table-column table:style-name="co2" table:number-columns-repeated="8" table:default-cell-style-name="ce1"/>
        <table:table-column table:style-name="co3" table:number-columns-repeated="22" table:default-cell-style-name="ce1"/>
        <table:table-column table:style-name="co4" table:number-columns-repeated="16353" table:default-cell-style-name="ce1"/>
        <table:table-row table:style-name="ro1">
          <table:table-cell office:value-type="string" table:style-name="ce1">
            <text:p>Column1</text:p>
          </table:table-cell>
          <table:table-cell office:value-type="string" table:style-name="ce1">
            <text:p>Column2</text:p>
          </table:table-cell>
          <table:table-cell office:value-type="string" table:style-name="ce1">
            <text:p>Column3</text:p>
          </table:table-cell>
          <table:table-cell office:value-type="string" table:style-name="ce1">
            <text:p>Column4</text:p>
          </table:table-cell>
          <table:table-cell office:value-type="string" table:style-name="ce1">
            <text:p>Column5</text:p>
          </table:table-cell>
          <table:table-cell office:value-type="string" table:style-name="ce1">
            <text:p>Column6</text:p>
          </table:table-cell>
          <table:table-cell office:value-type="string" table:style-name="ce1">
            <text:p>Column7</text:p>
          </table:table-cell>
          <table:table-cell office:value-type="string" table:style-name="ce1">
            <text:p>Column8</text:p>
          </table:table-cell>
          <table:table-cell office:value-type="string" table:style-name="ce1">
            <text:p>Column9</text:p>
          </table:table-cell>
          <table:table-cell office:value-type="string" table:style-name="ce1">
            <text:p>Column10</text:p>
          </table:table-cell>
          <table:table-cell office:value-type="string" table:style-name="ce1">
            <text:p>Column11</text:p>
          </table:table-cell>
          <table:table-cell office:value-type="string" table:style-name="ce1">
            <text:p>Column12</text:p>
          </table:table-cell>
          <table:table-cell office:value-type="string" table:style-name="ce1">
            <text:p>Column13</text:p>
          </table:table-cell>
          <table:table-cell office:value-type="string" table:style-name="ce1">
            <text:p>Column14</text:p>
          </table:table-cell>
          <table:table-cell office:value-type="string" table:style-name="ce1">
            <text:p>Column15</text:p>
          </table:table-cell>
          <table:table-cell office:value-type="string" table:style-name="ce1">
            <text:p>Column16</text:p>
          </table:table-cell>
          <table:table-cell office:value-type="string" table:style-name="ce1">
            <text:p>Column17</text:p>
          </table:table-cell>
          <table:table-cell office:value-type="string" table:style-name="ce1">
            <text:p>Column18</text:p>
          </table:table-cell>
          <table:table-cell office:value-type="string" table:style-name="ce1">
            <text:p>Column19</text:p>
          </table:table-cell>
          <table:table-cell office:value-type="string" table:style-name="ce1">
            <text:p>Column20</text:p>
          </table:table-cell>
          <table:table-cell office:value-type="string" table:style-name="ce1">
            <text:p>Column21</text:p>
          </table:table-cell>
          <table:table-cell office:value-type="string" table:style-name="ce1">
            <text:p>Column22</text:p>
          </table:table-cell>
          <table:table-cell office:value-type="string" table:style-name="ce1">
            <text:p>Column23</text:p>
          </table:table-cell>
          <table:table-cell office:value-type="string" table:style-name="ce1">
            <text:p>Column24</text:p>
          </table:table-cell>
          <table:table-cell office:value-type="string" table:style-name="ce1">
            <text:p>Column25</text:p>
          </table:table-cell>
          <table:table-cell office:value-type="string" table:style-name="ce1">
            <text:p>Column26</text:p>
          </table:table-cell>
          <table:table-cell office:value-type="string" table:style-name="ce1">
            <text:p>Column27</text:p>
          </table:table-cell>
          <table:table-cell office:value-type="string" table:style-name="ce1">
            <text:p>Column28</text:p>
          </table:table-cell>
          <table:table-cell office:value-type="string" table:style-name="ce1">
            <text:p>Column29</text:p>
          </table:table-cell>
          <table:table-cell office:value-type="string" table:style-name="ce1">
            <text:p>Column30</text:p>
          </table:table-cell>
          <table:table-cell office:value-type="string" table:style-name="ce1">
            <text:p>Column31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2">
            <text:p>1 thread(s)</text:p>
          </table:table-cell>
          <table:table-cell office:value-type="float" office:value="49.777500000000003" table:style-name="ce1">
            <text:p>49.7775</text:p>
          </table:table-cell>
          <table:table-cell office:value-type="float" office:value="49.964100000000002" table:style-name="ce1">
            <text:p>49.9641</text:p>
          </table:table-cell>
          <table:table-cell office:value-type="float" office:value="49.691600000000001" table:style-name="ce1">
            <text:p>49.6916</text:p>
          </table:table-cell>
          <table:table-cell office:value-type="float" office:value="49.642899999999997" table:style-name="ce1">
            <text:p>49.6429</text:p>
          </table:table-cell>
          <table:table-cell office:value-type="float" office:value="50.3352" table:style-name="ce1">
            <text:p>50.3352</text:p>
          </table:table-cell>
          <table:table-cell office:value-type="float" office:value="50.6526" table:style-name="ce1">
            <text:p>50.6526</text:p>
          </table:table-cell>
          <table:table-cell office:value-type="float" office:value="49.953699999999998" table:style-name="ce1">
            <text:p>49.9537</text:p>
          </table:table-cell>
          <table:table-cell office:value-type="float" office:value="50.220100000000002" table:style-name="ce1">
            <text:p>50.2201</text:p>
          </table:table-cell>
          <table:table-cell office:value-type="float" office:value="49.314100000000003" table:style-name="ce1">
            <text:p>49.3141</text:p>
          </table:table-cell>
          <table:table-cell office:value-type="float" office:value="48.506300000000003" table:style-name="ce1">
            <text:p>48.5063</text:p>
          </table:table-cell>
          <table:table-cell office:value-type="float" office:value="49.874699999999997" table:style-name="ce1">
            <text:p>49.8747</text:p>
          </table:table-cell>
          <table:table-cell office:value-type="float" office:value="49.075299999999999" table:style-name="ce1">
            <text:p>49.0753</text:p>
          </table:table-cell>
          <table:table-cell office:value-type="float" office:value="49.352600000000002" table:style-name="ce1">
            <text:p>49.3526</text:p>
          </table:table-cell>
          <table:table-cell office:value-type="float" office:value="49.364800000000002" table:style-name="ce1">
            <text:p>49.3648</text:p>
          </table:table-cell>
          <table:table-cell office:value-type="float" office:value="50.229799999999997" table:style-name="ce1">
            <text:p>50.2298</text:p>
          </table:table-cell>
          <table:table-cell office:value-type="float" office:value="50.6203" table:style-name="ce1">
            <text:p>50.6203</text:p>
          </table:table-cell>
          <table:table-cell office:value-type="float" office:value="48.802700000000002" table:style-name="ce1">
            <text:p>48.8027</text:p>
          </table:table-cell>
          <table:table-cell office:value-type="float" office:value="50.329099999999997" table:style-name="ce1">
            <text:p>50.3291</text:p>
          </table:table-cell>
          <table:table-cell office:value-type="float" office:value="49.709899999999998" table:style-name="ce1">
            <text:p>49.7099</text:p>
          </table:table-cell>
          <table:table-cell office:value-type="float" office:value="48.913400000000003" table:style-name="ce1">
            <text:p>48.9134</text:p>
          </table:table-cell>
          <table:table-cell office:value-type="float" office:value="49.6068" table:style-name="ce1">
            <text:p>49.6068</text:p>
          </table:table-cell>
          <table:table-cell office:value-type="float" office:value="50.0809" table:style-name="ce1">
            <text:p>50.0809</text:p>
          </table:table-cell>
          <table:table-cell office:value-type="float" office:value="50.521000000000001" table:style-name="ce1">
            <text:p>50.521</text:p>
          </table:table-cell>
          <table:table-cell office:value-type="float" office:value="49.8279" table:style-name="ce1">
            <text:p>49.8279</text:p>
          </table:table-cell>
          <table:table-cell office:value-type="float" office:value="50.3797" table:style-name="ce1">
            <text:p>50.3797</text:p>
          </table:table-cell>
          <table:table-cell office:value-type="float" office:value="50.12" table:style-name="ce1">
            <text:p>50.12</text:p>
          </table:table-cell>
          <table:table-cell office:value-type="float" office:value="49.8765" table:style-name="ce1">
            <text:p>49.8765</text:p>
          </table:table-cell>
          <table:table-cell office:value-type="float" office:value="49.967599999999997" table:style-name="ce1">
            <text:p>49.9676</text:p>
          </table:table-cell>
          <table:table-cell office:value-type="float" office:value="48.636699999999998" table:style-name="ce1">
            <text:p>48.6367</text:p>
          </table:table-cell>
          <table:table-cell office:value-type="float" office:value="49.925400000000003" table:style-name="ce1">
            <text:p>49.9254</text:p>
          </table:table-cell>
          <table:table-cell table:style-name="ce1"/>
          <table:table-cell office:value-type="float" office:value="49.775713793103449" table:formula="of:=AVERAGE([.C2:.AE2])" table:style-name="ce1">
            <text:p>49.77571379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2 thread(s)</text:p>
          </table:table-cell>
          <table:table-cell office:value-type="float" office:value="30.533000000000001" table:style-name="ce1">
            <text:p>30.533</text:p>
          </table:table-cell>
          <table:table-cell office:value-type="float" office:value="27.825199999999999" table:style-name="ce1">
            <text:p>27.8252</text:p>
          </table:table-cell>
          <table:table-cell office:value-type="float" office:value="27.900300000000001" table:style-name="ce1">
            <text:p>27.9003</text:p>
          </table:table-cell>
          <table:table-cell office:value-type="float" office:value="28.085899999999999" table:style-name="ce1">
            <text:p>28.0859</text:p>
          </table:table-cell>
          <table:table-cell office:value-type="float" office:value="28.444099999999999" table:style-name="ce1">
            <text:p>28.4441</text:p>
          </table:table-cell>
          <table:table-cell office:value-type="float" office:value="28.4985" table:style-name="ce1">
            <text:p>28.4985</text:p>
          </table:table-cell>
          <table:table-cell office:value-type="float" office:value="28.247199999999999" table:style-name="ce1">
            <text:p>28.2472</text:p>
          </table:table-cell>
          <table:table-cell office:value-type="float" office:value="29.521000000000001" table:style-name="ce1">
            <text:p>29.521</text:p>
          </table:table-cell>
          <table:table-cell office:value-type="float" office:value="27.864799999999999" table:style-name="ce1">
            <text:p>27.8648</text:p>
          </table:table-cell>
          <table:table-cell office:value-type="float" office:value="28.529699999999998" table:style-name="ce1">
            <text:p>28.5297</text:p>
          </table:table-cell>
          <table:table-cell office:value-type="float" office:value="27.9312" table:style-name="ce1">
            <text:p>27.9312</text:p>
          </table:table-cell>
          <table:table-cell office:value-type="float" office:value="28.283300000000001" table:style-name="ce1">
            <text:p>28.2833</text:p>
          </table:table-cell>
          <table:table-cell office:value-type="float" office:value="28.0748" table:style-name="ce1">
            <text:p>28.0748</text:p>
          </table:table-cell>
          <table:table-cell office:value-type="float" office:value="28.3232" table:style-name="ce1">
            <text:p>28.3232</text:p>
          </table:table-cell>
          <table:table-cell office:value-type="float" office:value="28.213100000000001" table:style-name="ce1">
            <text:p>28.2131</text:p>
          </table:table-cell>
          <table:table-cell office:value-type="float" office:value="28.322299999999998" table:style-name="ce1">
            <text:p>28.3223</text:p>
          </table:table-cell>
          <table:table-cell office:value-type="float" office:value="28.233499999999999" table:style-name="ce1">
            <text:p>28.2335</text:p>
          </table:table-cell>
          <table:table-cell office:value-type="float" office:value="28.447800000000001" table:style-name="ce1">
            <text:p>28.4478</text:p>
          </table:table-cell>
          <table:table-cell office:value-type="float" office:value="29.500599999999999" table:style-name="ce1">
            <text:p>29.5006</text:p>
          </table:table-cell>
          <table:table-cell office:value-type="float" office:value="27.946400000000001" table:style-name="ce1">
            <text:p>27.9464</text:p>
          </table:table-cell>
          <table:table-cell office:value-type="float" office:value="27.856400000000001" table:style-name="ce1">
            <text:p>27.8564</text:p>
          </table:table-cell>
          <table:table-cell office:value-type="float" office:value="28.0762" table:style-name="ce1">
            <text:p>28.0762</text:p>
          </table:table-cell>
          <table:table-cell office:value-type="float" office:value="28.4755" table:style-name="ce1">
            <text:p>28.4755</text:p>
          </table:table-cell>
          <table:table-cell office:value-type="float" office:value="28.450800000000001" table:style-name="ce1">
            <text:p>28.4508</text:p>
          </table:table-cell>
          <table:table-cell office:value-type="float" office:value="28.500299999999999" table:style-name="ce1">
            <text:p>28.5003</text:p>
          </table:table-cell>
          <table:table-cell office:value-type="float" office:value="29.096399999999999" table:style-name="ce1">
            <text:p>29.0964</text:p>
          </table:table-cell>
          <table:table-cell office:value-type="float" office:value="28.563500000000001" table:style-name="ce1">
            <text:p>28.5635</text:p>
          </table:table-cell>
          <table:table-cell office:value-type="float" office:value="29.480499999999999" table:style-name="ce1">
            <text:p>29.4805</text:p>
          </table:table-cell>
          <table:table-cell office:value-type="float" office:value="29.322700000000001" table:style-name="ce1">
            <text:p>29.3227</text:p>
          </table:table-cell>
          <table:table-cell office:value-type="float" office:value="28.810700000000001" table:style-name="ce1">
            <text:p>28.8107</text:p>
          </table:table-cell>
          <table:table-cell table:style-name="ce1"/>
          <table:table-cell office:value-type="float" office:value="28.442272413793102" table:formula="of:=AVERAGE([.C3:.AE3])" table:style-name="ce1">
            <text:p>28.44227241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3 thread(s)</text:p>
          </table:table-cell>
          <table:table-cell office:value-type="float" office:value="26.342600000000001" table:style-name="ce1">
            <text:p>26.3426</text:p>
          </table:table-cell>
          <table:table-cell office:value-type="float" office:value="22.580200000000001" table:style-name="ce1">
            <text:p>22.5802</text:p>
          </table:table-cell>
          <table:table-cell office:value-type="float" office:value="22.566500000000001" table:style-name="ce1">
            <text:p>22.5665</text:p>
          </table:table-cell>
          <table:table-cell office:value-type="float" office:value="22.521599999999999" table:style-name="ce1">
            <text:p>22.5216</text:p>
          </table:table-cell>
          <table:table-cell office:value-type="float" office:value="22.485499999999998" table:style-name="ce1">
            <text:p>22.4855</text:p>
          </table:table-cell>
          <table:table-cell office:value-type="float" office:value="22.6661" table:style-name="ce1">
            <text:p>22.6661</text:p>
          </table:table-cell>
          <table:table-cell office:value-type="float" office:value="22.443300000000001" table:style-name="ce1">
            <text:p>22.4433</text:p>
          </table:table-cell>
          <table:table-cell office:value-type="float" office:value="22.662299999999998" table:style-name="ce1">
            <text:p>22.6623</text:p>
          </table:table-cell>
          <table:table-cell office:value-type="float" office:value="22.553100000000001" table:style-name="ce1">
            <text:p>22.5531</text:p>
          </table:table-cell>
          <table:table-cell office:value-type="float" office:value="22.515799999999999" table:style-name="ce1">
            <text:p>22.5158</text:p>
          </table:table-cell>
          <table:table-cell office:value-type="float" office:value="22.581299999999999" table:style-name="ce1">
            <text:p>22.5813</text:p>
          </table:table-cell>
          <table:table-cell office:value-type="float" office:value="22.429600000000001" table:style-name="ce1">
            <text:p>22.4296</text:p>
          </table:table-cell>
          <table:table-cell office:value-type="float" office:value="22.477900000000002" table:style-name="ce1">
            <text:p>22.4779</text:p>
          </table:table-cell>
          <table:table-cell office:value-type="float" office:value="22.958200000000001" table:style-name="ce1">
            <text:p>22.9582</text:p>
          </table:table-cell>
          <table:table-cell office:value-type="float" office:value="22.810199999999998" table:style-name="ce1">
            <text:p>22.8102</text:p>
          </table:table-cell>
          <table:table-cell office:value-type="float" office:value="22.712700000000002" table:style-name="ce1">
            <text:p>22.7127</text:p>
          </table:table-cell>
          <table:table-cell office:value-type="float" office:value="22.436599999999999" table:style-name="ce1">
            <text:p>22.4366</text:p>
          </table:table-cell>
          <table:table-cell office:value-type="float" office:value="22.495699999999999" table:style-name="ce1">
            <text:p>22.4957</text:p>
          </table:table-cell>
          <table:table-cell office:value-type="float" office:value="22.957599999999999" table:style-name="ce1">
            <text:p>22.9576</text:p>
          </table:table-cell>
          <table:table-cell office:value-type="float" office:value="22.477900000000002" table:style-name="ce1">
            <text:p>22.4779</text:p>
          </table:table-cell>
          <table:table-cell office:value-type="float" office:value="22.659099999999999" table:style-name="ce1">
            <text:p>22.6591</text:p>
          </table:table-cell>
          <table:table-cell office:value-type="float" office:value="22.725200000000001" table:style-name="ce1">
            <text:p>22.7252</text:p>
          </table:table-cell>
          <table:table-cell office:value-type="float" office:value="22.4313" table:style-name="ce1">
            <text:p>22.4313</text:p>
          </table:table-cell>
          <table:table-cell office:value-type="float" office:value="22.885100000000001" table:style-name="ce1">
            <text:p>22.8851</text:p>
          </table:table-cell>
          <table:table-cell office:value-type="float" office:value="22.338699999999999" table:style-name="ce1">
            <text:p>22.3387</text:p>
          </table:table-cell>
          <table:table-cell office:value-type="float" office:value="22.957599999999999" table:style-name="ce1">
            <text:p>22.9576</text:p>
          </table:table-cell>
          <table:table-cell office:value-type="float" office:value="22.783100000000001" table:style-name="ce1">
            <text:p>22.7831</text:p>
          </table:table-cell>
          <table:table-cell office:value-type="float" office:value="22.799499999999998" table:style-name="ce1">
            <text:p>22.7995</text:p>
          </table:table-cell>
          <table:table-cell office:value-type="float" office:value="22.596499999999999" table:style-name="ce1">
            <text:p>22.5965</text:p>
          </table:table-cell>
          <table:table-cell office:value-type="float" office:value="22.917400000000001" table:style-name="ce1">
            <text:p>22.9174</text:p>
          </table:table-cell>
          <table:table-cell table:style-name="ce1"/>
          <table:table-cell office:value-type="float" office:value="22.635365517241375" table:formula="of:=AVERAGE([.C4:.AE4])" table:style-name="ce1">
            <text:p>22.63536552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4 thread(s)</text:p>
          </table:table-cell>
          <table:table-cell office:value-type="float" office:value="23.180700000000002" table:style-name="ce1">
            <text:p>23.1807</text:p>
          </table:table-cell>
          <table:table-cell office:value-type="float" office:value="21.402699999999999" table:style-name="ce1">
            <text:p>21.4027</text:p>
          </table:table-cell>
          <table:table-cell office:value-type="float" office:value="22.363499999999998" table:style-name="ce1">
            <text:p>22.3635</text:p>
          </table:table-cell>
          <table:table-cell office:value-type="float" office:value="21.4834" table:style-name="ce1">
            <text:p>21.4834</text:p>
          </table:table-cell>
          <table:table-cell office:value-type="float" office:value="20.432099999999998" table:style-name="ce1">
            <text:p>20.4321</text:p>
          </table:table-cell>
          <table:table-cell office:value-type="float" office:value="22.374300000000002" table:style-name="ce1">
            <text:p>22.3743</text:p>
          </table:table-cell>
          <table:table-cell office:value-type="float" office:value="19.2776" table:style-name="ce1">
            <text:p>19.2776</text:p>
          </table:table-cell>
          <table:table-cell office:value-type="float" office:value="20.684799999999999" table:style-name="ce1">
            <text:p>20.6848</text:p>
          </table:table-cell>
          <table:table-cell office:value-type="float" office:value="20.803999999999998" table:style-name="ce1">
            <text:p>20.804</text:p>
          </table:table-cell>
          <table:table-cell office:value-type="float" office:value="20.434999999999999" table:style-name="ce1">
            <text:p>20.435</text:p>
          </table:table-cell>
          <table:table-cell office:value-type="float" office:value="21.1325" table:style-name="ce1">
            <text:p>21.1325</text:p>
          </table:table-cell>
          <table:table-cell office:value-type="float" office:value="20.607399999999998" table:style-name="ce1">
            <text:p>20.6074</text:p>
          </table:table-cell>
          <table:table-cell office:value-type="float" office:value="21.6083" table:style-name="ce1">
            <text:p>21.6083</text:p>
          </table:table-cell>
          <table:table-cell office:value-type="float" office:value="21.998000000000001" table:style-name="ce1">
            <text:p>21.998</text:p>
          </table:table-cell>
          <table:table-cell office:value-type="float" office:value="20.747199999999999" table:style-name="ce1">
            <text:p>20.7472</text:p>
          </table:table-cell>
          <table:table-cell office:value-type="float" office:value="20.3566" table:style-name="ce1">
            <text:p>20.3566</text:p>
          </table:table-cell>
          <table:table-cell office:value-type="float" office:value="20.424199999999999" table:style-name="ce1">
            <text:p>20.4242</text:p>
          </table:table-cell>
          <table:table-cell office:value-type="float" office:value="22.176200000000001" table:style-name="ce1">
            <text:p>22.1762</text:p>
          </table:table-cell>
          <table:table-cell office:value-type="float" office:value="20.290800000000001" table:style-name="ce1">
            <text:p>20.2908</text:p>
          </table:table-cell>
          <table:table-cell office:value-type="float" office:value="22.141300000000001" table:style-name="ce1">
            <text:p>22.1413</text:p>
          </table:table-cell>
          <table:table-cell office:value-type="float" office:value="20.322800000000001" table:style-name="ce1">
            <text:p>20.3228</text:p>
          </table:table-cell>
          <table:table-cell office:value-type="float" office:value="20.669699999999999" table:style-name="ce1">
            <text:p>20.6697</text:p>
          </table:table-cell>
          <table:table-cell office:value-type="float" office:value="22.2441" table:style-name="ce1">
            <text:p>22.2441</text:p>
          </table:table-cell>
          <table:table-cell office:value-type="float" office:value="20.948699999999999" table:style-name="ce1">
            <text:p>20.9487</text:p>
          </table:table-cell>
          <table:table-cell office:value-type="float" office:value="20.364799999999999" table:style-name="ce1">
            <text:p>20.3648</text:p>
          </table:table-cell>
          <table:table-cell office:value-type="float" office:value="20.385200000000001" table:style-name="ce1">
            <text:p>20.3852</text:p>
          </table:table-cell>
          <table:table-cell office:value-type="float" office:value="21.8766" table:style-name="ce1">
            <text:p>21.8766</text:p>
          </table:table-cell>
          <table:table-cell office:value-type="float" office:value="20.2273" table:style-name="ce1">
            <text:p>20.2273</text:p>
          </table:table-cell>
          <table:table-cell office:value-type="float" office:value="21.547499999999999" table:style-name="ce1">
            <text:p>21.5475</text:p>
          </table:table-cell>
          <table:table-cell office:value-type="float" office:value="20.347899999999999" table:style-name="ce1">
            <text:p>20.3479</text:p>
          </table:table-cell>
          <table:table-cell table:style-name="ce1"/>
          <table:table-cell office:value-type="float" office:value="21.023258620689653" table:formula="of:=AVERAGE([.C5:.AE5])" table:style-name="ce1">
            <text:p>21.02325862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5 thread(s)</text:p>
          </table:table-cell>
          <table:table-cell office:value-type="float" office:value="20.084900000000001" table:style-name="ce1">
            <text:p>20.0849</text:p>
          </table:table-cell>
          <table:table-cell office:value-type="float" office:value="19.954699999999999" table:style-name="ce1">
            <text:p>19.9547</text:p>
          </table:table-cell>
          <table:table-cell office:value-type="float" office:value="19.300599999999999" table:style-name="ce1">
            <text:p>19.3006</text:p>
          </table:table-cell>
          <table:table-cell office:value-type="float" office:value="19.2776" table:style-name="ce1">
            <text:p>19.2776</text:p>
          </table:table-cell>
          <table:table-cell office:value-type="float" office:value="19.3461" table:style-name="ce1">
            <text:p>19.3461</text:p>
          </table:table-cell>
          <table:table-cell office:value-type="float" office:value="19.723500000000001" table:style-name="ce1">
            <text:p>19.7235</text:p>
          </table:table-cell>
          <table:table-cell office:value-type="float" office:value="19.4634" table:style-name="ce1">
            <text:p>19.4634</text:p>
          </table:table-cell>
          <table:table-cell office:value-type="float" office:value="19.464300000000001" table:style-name="ce1">
            <text:p>19.4643</text:p>
          </table:table-cell>
          <table:table-cell office:value-type="float" office:value="20.1295" table:style-name="ce1">
            <text:p>20.1295</text:p>
          </table:table-cell>
          <table:table-cell office:value-type="float" office:value="19.101400000000002" table:style-name="ce1">
            <text:p>19.1014</text:p>
          </table:table-cell>
          <table:table-cell office:value-type="float" office:value="19.788399999999999" table:style-name="ce1">
            <text:p>19.7884</text:p>
          </table:table-cell>
          <table:table-cell office:value-type="float" office:value="19.492000000000001" table:style-name="ce1">
            <text:p>19.492</text:p>
          </table:table-cell>
          <table:table-cell office:value-type="float" office:value="19.990600000000001" table:style-name="ce1">
            <text:p>19.9906</text:p>
          </table:table-cell>
          <table:table-cell office:value-type="float" office:value="19.615200000000002" table:style-name="ce1">
            <text:p>19.6152</text:p>
          </table:table-cell>
          <table:table-cell office:value-type="float" office:value="20.155100000000001" table:style-name="ce1">
            <text:p>20.1551</text:p>
          </table:table-cell>
          <table:table-cell office:value-type="float" office:value="20.007200000000001" table:style-name="ce1">
            <text:p>20.0072</text:p>
          </table:table-cell>
          <table:table-cell office:value-type="float" office:value="19.2607" table:style-name="ce1">
            <text:p>19.2607</text:p>
          </table:table-cell>
          <table:table-cell office:value-type="float" office:value="19.899699999999999" table:style-name="ce1">
            <text:p>19.8997</text:p>
          </table:table-cell>
          <table:table-cell office:value-type="float" office:value="19.897400000000001" table:style-name="ce1">
            <text:p>19.8974</text:p>
          </table:table-cell>
          <table:table-cell office:value-type="float" office:value="19.843499999999999" table:style-name="ce1">
            <text:p>19.8435</text:p>
          </table:table-cell>
          <table:table-cell office:value-type="float" office:value="19.529" table:style-name="ce1">
            <text:p>19.529</text:p>
          </table:table-cell>
          <table:table-cell office:value-type="float" office:value="20.055800000000001" table:style-name="ce1">
            <text:p>20.0558</text:p>
          </table:table-cell>
          <table:table-cell office:value-type="float" office:value="19.5199" table:style-name="ce1">
            <text:p>19.5199</text:p>
          </table:table-cell>
          <table:table-cell office:value-type="float" office:value="19.895299999999999" table:style-name="ce1">
            <text:p>19.8953</text:p>
          </table:table-cell>
          <table:table-cell office:value-type="float" office:value="20.0791" table:style-name="ce1">
            <text:p>20.0791</text:p>
          </table:table-cell>
          <table:table-cell office:value-type="float" office:value="19.6172" table:style-name="ce1">
            <text:p>19.6172</text:p>
          </table:table-cell>
          <table:table-cell office:value-type="float" office:value="19.9437" table:style-name="ce1">
            <text:p>19.9437</text:p>
          </table:table-cell>
          <table:table-cell office:value-type="float" office:value="19.820799999999998" table:style-name="ce1">
            <text:p>19.8208</text:p>
          </table:table-cell>
          <table:table-cell office:value-type="float" office:value="19.625900000000001" table:style-name="ce1">
            <text:p>19.6259</text:p>
          </table:table-cell>
          <table:table-cell office:value-type="float" office:value="19.293099999999999" table:style-name="ce1">
            <text:p>19.2931</text:p>
          </table:table-cell>
          <table:table-cell table:style-name="ce1"/>
          <table:table-cell office:value-type="float" office:value="19.692782758620687" table:formula="of:=AVERAGE([.C6:.AE6])" table:style-name="ce1">
            <text:p>19.69278276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6 thread(s)</text:p>
          </table:table-cell>
          <table:table-cell office:value-type="float" office:value="26.371700000000001" table:style-name="ce1">
            <text:p>26.3717</text:p>
          </table:table-cell>
          <table:table-cell office:value-type="float" office:value="21.6983" table:style-name="ce1">
            <text:p>21.6983</text:p>
          </table:table-cell>
          <table:table-cell office:value-type="float" office:value="21.546900000000001" table:style-name="ce1">
            <text:p>21.5469</text:p>
          </table:table-cell>
          <table:table-cell office:value-type="float" office:value="21.695399999999999" table:style-name="ce1">
            <text:p>21.6954</text:p>
          </table:table-cell>
          <table:table-cell office:value-type="float" office:value="18.068999999999999" table:style-name="ce1">
            <text:p>18.069</text:p>
          </table:table-cell>
          <table:table-cell office:value-type="float" office:value="17.694199999999999" table:style-name="ce1">
            <text:p>17.6942</text:p>
          </table:table-cell>
          <table:table-cell office:value-type="float" office:value="17.590499999999999" table:style-name="ce1">
            <text:p>17.5905</text:p>
          </table:table-cell>
          <table:table-cell office:value-type="float" office:value="17.7029" table:style-name="ce1">
            <text:p>17.7029</text:p>
          </table:table-cell>
          <table:table-cell office:value-type="float" office:value="17.638000000000002" table:style-name="ce1">
            <text:p>17.638</text:p>
          </table:table-cell>
          <table:table-cell office:value-type="float" office:value="17.964200000000002" table:style-name="ce1">
            <text:p>17.9642</text:p>
          </table:table-cell>
          <table:table-cell office:value-type="float" office:value="17.827000000000002" table:style-name="ce1">
            <text:p>17.827</text:p>
          </table:table-cell>
          <table:table-cell office:value-type="float" office:value="17.436499999999999" table:style-name="ce1">
            <text:p>17.4365</text:p>
          </table:table-cell>
          <table:table-cell office:value-type="float" office:value="17.4117" table:style-name="ce1">
            <text:p>17.4117</text:p>
          </table:table-cell>
          <table:table-cell office:value-type="float" office:value="18.405100000000001" table:style-name="ce1">
            <text:p>18.4051</text:p>
          </table:table-cell>
          <table:table-cell office:value-type="float" office:value="17.707599999999999" table:style-name="ce1">
            <text:p>17.7076</text:p>
          </table:table-cell>
          <table:table-cell office:value-type="float" office:value="17.7606" table:style-name="ce1">
            <text:p>17.7606</text:p>
          </table:table-cell>
          <table:table-cell office:value-type="float" office:value="18.020399999999999" table:style-name="ce1">
            <text:p>18.0204</text:p>
          </table:table-cell>
          <table:table-cell office:value-type="float" office:value="17.540400000000002" table:style-name="ce1">
            <text:p>17.5404</text:p>
          </table:table-cell>
          <table:table-cell office:value-type="float" office:value="17.702100000000002" table:style-name="ce1">
            <text:p>17.7021</text:p>
          </table:table-cell>
          <table:table-cell office:value-type="float" office:value="18.2531" table:style-name="ce1">
            <text:p>18.2531</text:p>
          </table:table-cell>
          <table:table-cell office:value-type="float" office:value="17.855599999999999" table:style-name="ce1">
            <text:p>17.8556</text:p>
          </table:table-cell>
          <table:table-cell office:value-type="float" office:value="17.571300000000001" table:style-name="ce1">
            <text:p>17.5713</text:p>
          </table:table-cell>
          <table:table-cell office:value-type="float" office:value="17.622900000000001" table:style-name="ce1">
            <text:p>17.6229</text:p>
          </table:table-cell>
          <table:table-cell office:value-type="float" office:value="17.6371" table:style-name="ce1">
            <text:p>17.6371</text:p>
          </table:table-cell>
          <table:table-cell office:value-type="float" office:value="17.728300000000001" table:style-name="ce1">
            <text:p>17.7283</text:p>
          </table:table-cell>
          <table:table-cell office:value-type="float" office:value="17.409700000000001" table:style-name="ce1">
            <text:p>17.4097</text:p>
          </table:table-cell>
          <table:table-cell office:value-type="float" office:value="17.877700000000001" table:style-name="ce1">
            <text:p>17.8777</text:p>
          </table:table-cell>
          <table:table-cell office:value-type="float" office:value="17.836600000000001" table:style-name="ce1">
            <text:p>17.8366</text:p>
          </table:table-cell>
          <table:table-cell office:value-type="float" office:value="15.440099999999999" table:style-name="ce1">
            <text:p>15.4401</text:p>
          </table:table-cell>
          <table:table-cell office:value-type="float" office:value="15.433400000000001" table:style-name="ce1">
            <text:p>15.4334</text:p>
          </table:table-cell>
          <table:table-cell table:style-name="ce1"/>
          <table:table-cell office:value-type="float" office:value="18.00264137931034" table:formula="of:=AVERAGE([.C7:.AE7])" table:style-name="ce1">
            <text:p>18.00264138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7 thread(s)</text:p>
          </table:table-cell>
          <table:table-cell office:value-type="float" office:value="17.648800000000001" table:style-name="ce1">
            <text:p>17.6488</text:p>
          </table:table-cell>
          <table:table-cell office:value-type="float" office:value="16.879100000000001" table:style-name="ce1">
            <text:p>16.8791</text:p>
          </table:table-cell>
          <table:table-cell office:value-type="float" office:value="16.7803" table:style-name="ce1">
            <text:p>16.7803</text:p>
          </table:table-cell>
          <table:table-cell office:value-type="float" office:value="16.813500000000001" table:style-name="ce1">
            <text:p>16.8135</text:p>
          </table:table-cell>
          <table:table-cell office:value-type="float" office:value="16.588999999999999" table:style-name="ce1">
            <text:p>16.589</text:p>
          </table:table-cell>
          <table:table-cell office:value-type="float" office:value="16.601199999999999" table:style-name="ce1">
            <text:p>16.6012</text:p>
          </table:table-cell>
          <table:table-cell office:value-type="float" office:value="16.6982" table:style-name="ce1">
            <text:p>16.6982</text:p>
          </table:table-cell>
          <table:table-cell office:value-type="float" office:value="16.530200000000001" table:style-name="ce1">
            <text:p>16.5302</text:p>
          </table:table-cell>
          <table:table-cell office:value-type="float" office:value="16.7987" table:style-name="ce1">
            <text:p>16.7987</text:p>
          </table:table-cell>
          <table:table-cell office:value-type="float" office:value="16.542400000000001" table:style-name="ce1">
            <text:p>16.5424</text:p>
          </table:table-cell>
          <table:table-cell office:value-type="float" office:value="16.6204" table:style-name="ce1">
            <text:p>16.6204</text:p>
          </table:table-cell>
          <table:table-cell office:value-type="float" office:value="16.616700000000002" table:style-name="ce1">
            <text:p>16.6167</text:p>
          </table:table-cell>
          <table:table-cell office:value-type="float" office:value="16.549700000000001" table:style-name="ce1">
            <text:p>16.5497</text:p>
          </table:table-cell>
          <table:table-cell office:value-type="float" office:value="16.729399999999998" table:style-name="ce1">
            <text:p>16.7294</text:p>
          </table:table-cell>
          <table:table-cell office:value-type="float" office:value="16.920100000000001" table:style-name="ce1">
            <text:p>16.9201</text:p>
          </table:table-cell>
          <table:table-cell office:value-type="float" office:value="16.701699999999999" table:style-name="ce1">
            <text:p>16.7017</text:p>
          </table:table-cell>
          <table:table-cell office:value-type="float" office:value="16.778600000000001" table:style-name="ce1">
            <text:p>16.7786</text:p>
          </table:table-cell>
          <table:table-cell office:value-type="float" office:value="16.645800000000001" table:style-name="ce1">
            <text:p>16.6458</text:p>
          </table:table-cell>
          <table:table-cell office:value-type="float" office:value="16.706099999999999" table:style-name="ce1">
            <text:p>16.7061</text:p>
          </table:table-cell>
          <table:table-cell office:value-type="float" office:value="16.605899999999998" table:style-name="ce1">
            <text:p>16.6059</text:p>
          </table:table-cell>
          <table:table-cell office:value-type="float" office:value="16.8828" table:style-name="ce1">
            <text:p>16.8828</text:p>
          </table:table-cell>
          <table:table-cell office:value-type="float" office:value="16.710100000000001" table:style-name="ce1">
            <text:p>16.7101</text:p>
          </table:table-cell>
          <table:table-cell office:value-type="float" office:value="16.657699999999998" table:style-name="ce1">
            <text:p>16.6577</text:p>
          </table:table-cell>
          <table:table-cell office:value-type="float" office:value="16.698499999999999" table:style-name="ce1">
            <text:p>16.6985</text:p>
          </table:table-cell>
          <table:table-cell office:value-type="float" office:value="16.639399999999998" table:style-name="ce1">
            <text:p>16.6394</text:p>
          </table:table-cell>
          <table:table-cell office:value-type="float" office:value="16.584" table:style-name="ce1">
            <text:p>16.584</text:p>
          </table:table-cell>
          <table:table-cell office:value-type="float" office:value="16.602699999999999" table:style-name="ce1">
            <text:p>16.6027</text:p>
          </table:table-cell>
          <table:table-cell office:value-type="float" office:value="16.817900000000002" table:style-name="ce1">
            <text:p>16.8179</text:p>
          </table:table-cell>
          <table:table-cell office:value-type="float" office:value="16.7454" table:style-name="ce1">
            <text:p>16.7454</text:p>
          </table:table-cell>
          <table:table-cell office:value-type="float" office:value="16.706099999999999" table:style-name="ce1">
            <text:p>16.7061</text:p>
          </table:table-cell>
          <table:table-cell table:style-name="ce1"/>
          <table:table-cell office:value-type="float" office:value="16.69488275862069" table:formula="of:=AVERAGE([.C8:.AE8])" table:style-name="ce1">
            <text:p>16.69488276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8 thread(s)</text:p>
          </table:table-cell>
          <table:table-cell office:value-type="float" office:value="21.1249" table:style-name="ce1">
            <text:p>21.1249</text:p>
          </table:table-cell>
          <table:table-cell office:value-type="float" office:value="16.782399999999999" table:style-name="ce1">
            <text:p>16.7824</text:p>
          </table:table-cell>
          <table:table-cell office:value-type="float" office:value="16.6723" table:style-name="ce1">
            <text:p>16.6723</text:p>
          </table:table-cell>
          <table:table-cell office:value-type="float" office:value="16.365600000000001" table:style-name="ce1">
            <text:p>16.3656</text:p>
          </table:table-cell>
          <table:table-cell office:value-type="float" office:value="18.407699999999998" table:style-name="ce1">
            <text:p>18.4077</text:p>
          </table:table-cell>
          <table:table-cell office:value-type="float" office:value="16.614599999999999" table:style-name="ce1">
            <text:p>16.6146</text:p>
          </table:table-cell>
          <table:table-cell office:value-type="float" office:value="16.632100000000001" table:style-name="ce1">
            <text:p>16.6321</text:p>
          </table:table-cell>
          <table:table-cell office:value-type="float" office:value="16.498699999999999" table:style-name="ce1">
            <text:p>16.4987</text:p>
          </table:table-cell>
          <table:table-cell office:value-type="float" office:value="16.349299999999999" table:style-name="ce1">
            <text:p>16.3493</text:p>
          </table:table-cell>
          <table:table-cell office:value-type="float" office:value="16.177800000000001" table:style-name="ce1">
            <text:p>16.1778</text:p>
          </table:table-cell>
          <table:table-cell office:value-type="float" office:value="16.185600000000001" table:style-name="ce1">
            <text:p>16.1856</text:p>
          </table:table-cell>
          <table:table-cell office:value-type="float" office:value="17.614100000000001" table:style-name="ce1">
            <text:p>17.6141</text:p>
          </table:table-cell>
          <table:table-cell office:value-type="float" office:value="16.269200000000001" table:style-name="ce1">
            <text:p>16.2692</text:p>
          </table:table-cell>
          <table:table-cell office:value-type="float" office:value="16.394200000000001" table:style-name="ce1">
            <text:p>16.3942</text:p>
          </table:table-cell>
          <table:table-cell office:value-type="float" office:value="16.4483" table:style-name="ce1">
            <text:p>16.4483</text:p>
          </table:table-cell>
          <table:table-cell office:value-type="float" office:value="16.1891" table:style-name="ce1">
            <text:p>16.1891</text:p>
          </table:table-cell>
          <table:table-cell office:value-type="float" office:value="16.946300000000001" table:style-name="ce1">
            <text:p>16.9463</text:p>
          </table:table-cell>
          <table:table-cell office:value-type="float" office:value="16.264600000000002" table:style-name="ce1">
            <text:p>16.2646</text:p>
          </table:table-cell>
          <table:table-cell office:value-type="float" office:value="16.773299999999999" table:style-name="ce1">
            <text:p>16.7733</text:p>
          </table:table-cell>
          <table:table-cell office:value-type="float" office:value="18.014900000000001" table:style-name="ce1">
            <text:p>18.0149</text:p>
          </table:table-cell>
          <table:table-cell office:value-type="float" office:value="17.590199999999999" table:style-name="ce1">
            <text:p>17.5902</text:p>
          </table:table-cell>
          <table:table-cell office:value-type="float" office:value="16.249700000000001" table:style-name="ce1">
            <text:p>16.2497</text:p>
          </table:table-cell>
          <table:table-cell office:value-type="float" office:value="16.183900000000001" table:style-name="ce1">
            <text:p>16.1839</text:p>
          </table:table-cell>
          <table:table-cell office:value-type="float" office:value="16.552900000000001" table:style-name="ce1">
            <text:p>16.5529</text:p>
          </table:table-cell>
          <table:table-cell office:value-type="float" office:value="16.313800000000001" table:style-name="ce1">
            <text:p>16.3138</text:p>
          </table:table-cell>
          <table:table-cell office:value-type="float" office:value="16.272400000000001" table:style-name="ce1">
            <text:p>16.2724</text:p>
          </table:table-cell>
          <table:table-cell office:value-type="float" office:value="17.8736" table:style-name="ce1">
            <text:p>17.8736</text:p>
          </table:table-cell>
          <table:table-cell office:value-type="float" office:value="16.3752" table:style-name="ce1">
            <text:p>16.3752</text:p>
          </table:table-cell>
          <table:table-cell office:value-type="float" office:value="16.289899999999999" table:style-name="ce1">
            <text:p>16.2899</text:p>
          </table:table-cell>
          <table:table-cell office:value-type="float" office:value="16.217400000000001" table:style-name="ce1">
            <text:p>16.2174</text:p>
          </table:table-cell>
          <table:table-cell table:style-name="ce1"/>
          <table:table-cell office:value-type="float" office:value="16.673072413793108" table:formula="of:=AVERAGE([.C9:.AE9])" table:style-name="ce1">
            <text:p>16.67307241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9 thread(s)</text:p>
          </table:table-cell>
          <table:table-cell office:value-type="float" office:value="22.444199999999999" table:style-name="ce1">
            <text:p>22.4442</text:p>
          </table:table-cell>
          <table:table-cell office:value-type="float" office:value="18.892299999999999" table:style-name="ce1">
            <text:p>18.8923</text:p>
          </table:table-cell>
          <table:table-cell office:value-type="float" office:value="19.0764" table:style-name="ce1">
            <text:p>19.0764</text:p>
          </table:table-cell>
          <table:table-cell office:value-type="float" office:value="19.441600000000001" table:style-name="ce1">
            <text:p>19.4416</text:p>
          </table:table-cell>
          <table:table-cell office:value-type="float" office:value="19.1859" table:style-name="ce1">
            <text:p>19.1859</text:p>
          </table:table-cell>
          <table:table-cell office:value-type="float" office:value="18.8003" table:style-name="ce1">
            <text:p>18.8003</text:p>
          </table:table-cell>
          <table:table-cell office:value-type="float" office:value="21.263500000000001" table:style-name="ce1">
            <text:p>21.2635</text:p>
          </table:table-cell>
          <table:table-cell office:value-type="float" office:value="18.927299999999999" table:style-name="ce1">
            <text:p>18.9273</text:p>
          </table:table-cell>
          <table:table-cell office:value-type="float" office:value="19.256699999999999" table:style-name="ce1">
            <text:p>19.2567</text:p>
          </table:table-cell>
          <table:table-cell office:value-type="float" office:value="18.5976" table:style-name="ce1">
            <text:p>18.5976</text:p>
          </table:table-cell>
          <table:table-cell office:value-type="float" office:value="18.7225" table:style-name="ce1">
            <text:p>18.7225</text:p>
          </table:table-cell>
          <table:table-cell office:value-type="float" office:value="18.297899999999998" table:style-name="ce1">
            <text:p>18.2979</text:p>
          </table:table-cell>
          <table:table-cell office:value-type="float" office:value="18.1937" table:style-name="ce1">
            <text:p>18.1937</text:p>
          </table:table-cell>
          <table:table-cell office:value-type="float" office:value="19.054300000000001" table:style-name="ce1">
            <text:p>19.0543</text:p>
          </table:table-cell>
          <table:table-cell office:value-type="float" office:value="19.103200000000001" table:style-name="ce1">
            <text:p>19.1032</text:p>
          </table:table-cell>
          <table:table-cell office:value-type="float" office:value="19.228100000000001" table:style-name="ce1">
            <text:p>19.2281</text:p>
          </table:table-cell>
          <table:table-cell office:value-type="float" office:value="19.145099999999999" table:style-name="ce1">
            <text:p>19.1451</text:p>
          </table:table-cell>
          <table:table-cell office:value-type="float" office:value="19.294799999999999" table:style-name="ce1">
            <text:p>19.2948</text:p>
          </table:table-cell>
          <table:table-cell office:value-type="float" office:value="19.1876" table:style-name="ce1">
            <text:p>19.1876</text:p>
          </table:table-cell>
          <table:table-cell office:value-type="float" office:value="19.0869" table:style-name="ce1">
            <text:p>19.0869</text:p>
          </table:table-cell>
          <table:table-cell office:value-type="float" office:value="18.769100000000002" table:style-name="ce1">
            <text:p>18.7691</text:p>
          </table:table-cell>
          <table:table-cell office:value-type="float" office:value="18.564699999999998" table:style-name="ce1">
            <text:p>18.5647</text:p>
          </table:table-cell>
          <table:table-cell office:value-type="float" office:value="18.917100000000001" table:style-name="ce1">
            <text:p>18.9171</text:p>
          </table:table-cell>
          <table:table-cell office:value-type="float" office:value="18.8414" table:style-name="ce1">
            <text:p>18.8414</text:p>
          </table:table-cell>
          <table:table-cell office:value-type="float" office:value="18.970400000000001" table:style-name="ce1">
            <text:p>18.9704</text:p>
          </table:table-cell>
          <table:table-cell office:value-type="float" office:value="19.0642" table:style-name="ce1">
            <text:p>19.0642</text:p>
          </table:table-cell>
          <table:table-cell office:value-type="float" office:value="19.0181" table:style-name="ce1">
            <text:p>19.0181</text:p>
          </table:table-cell>
          <table:table-cell office:value-type="float" office:value="18.742899999999999" table:style-name="ce1">
            <text:p>18.7429</text:p>
          </table:table-cell>
          <table:table-cell office:value-type="float" office:value="18.935700000000001" table:style-name="ce1">
            <text:p>18.9357</text:p>
          </table:table-cell>
          <table:table-cell office:value-type="float" office:value="19.278199999999998" table:style-name="ce1">
            <text:p>19.2782</text:p>
          </table:table-cell>
          <table:table-cell table:style-name="ce1"/>
          <table:table-cell office:value-type="float" office:value="19.029568965517239" table:formula="of:=AVERAGE([.C10:.AE10])" table:style-name="ce1">
            <text:p>19.02956897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10 thread(s)</text:p>
          </table:table-cell>
          <table:table-cell office:value-type="float" office:value="20.3386" table:style-name="ce1">
            <text:p>20.3386</text:p>
          </table:table-cell>
          <table:table-cell office:value-type="float" office:value="18.569099999999999" table:style-name="ce1">
            <text:p>18.5691</text:p>
          </table:table-cell>
          <table:table-cell office:value-type="float" office:value="18.1692" table:style-name="ce1">
            <text:p>18.1692</text:p>
          </table:table-cell>
          <table:table-cell office:value-type="float" office:value="18.3964" table:style-name="ce1">
            <text:p>18.3964</text:p>
          </table:table-cell>
          <table:table-cell office:value-type="float" office:value="18.358499999999999" table:style-name="ce1">
            <text:p>18.3585</text:p>
          </table:table-cell>
          <table:table-cell office:value-type="float" office:value="18.595300000000002" table:style-name="ce1">
            <text:p>18.5953</text:p>
          </table:table-cell>
          <table:table-cell office:value-type="float" office:value="17.902999999999999" table:style-name="ce1">
            <text:p>17.903</text:p>
          </table:table-cell>
          <table:table-cell office:value-type="float" office:value="19.513200000000001" table:style-name="ce1">
            <text:p>19.5132</text:p>
          </table:table-cell>
          <table:table-cell office:value-type="float" office:value="18.234999999999999" table:style-name="ce1">
            <text:p>18.235</text:p>
          </table:table-cell>
          <table:table-cell office:value-type="float" office:value="18.580100000000002" table:style-name="ce1">
            <text:p>18.5801</text:p>
          </table:table-cell>
          <table:table-cell office:value-type="float" office:value="19.852499999999999" table:style-name="ce1">
            <text:p>19.8525</text:p>
          </table:table-cell>
          <table:table-cell office:value-type="float" office:value="17.737300000000001" table:style-name="ce1">
            <text:p>17.7373</text:p>
          </table:table-cell>
          <table:table-cell office:value-type="float" office:value="20.383099999999999" table:style-name="ce1">
            <text:p>20.3831</text:p>
          </table:table-cell>
          <table:table-cell office:value-type="float" office:value="18.631699999999999" table:style-name="ce1">
            <text:p>18.6317</text:p>
          </table:table-cell>
          <table:table-cell office:value-type="float" office:value="18.522500000000001" table:style-name="ce1">
            <text:p>18.5225</text:p>
          </table:table-cell>
          <table:table-cell office:value-type="float" office:value="20.038" table:style-name="ce1">
            <text:p>20.038</text:p>
          </table:table-cell>
          <table:table-cell office:value-type="float" office:value="20.805099999999999" table:style-name="ce1">
            <text:p>20.8051</text:p>
          </table:table-cell>
          <table:table-cell office:value-type="float" office:value="18.000599999999999" table:style-name="ce1">
            <text:p>18.0006</text:p>
          </table:table-cell>
          <table:table-cell office:value-type="float" office:value="18.014900000000001" table:style-name="ce1">
            <text:p>18.0149</text:p>
          </table:table-cell>
          <table:table-cell office:value-type="float" office:value="18.630800000000001" table:style-name="ce1">
            <text:p>18.6308</text:p>
          </table:table-cell>
          <table:table-cell office:value-type="float" office:value="17.928899999999999" table:style-name="ce1">
            <text:p>17.9289</text:p>
          </table:table-cell>
          <table:table-cell office:value-type="float" office:value="18.3032" table:style-name="ce1">
            <text:p>18.3032</text:p>
          </table:table-cell>
          <table:table-cell office:value-type="float" office:value="19.39" table:style-name="ce1">
            <text:p>19.39</text:p>
          </table:table-cell>
          <table:table-cell office:value-type="float" office:value="18.9619" table:style-name="ce1">
            <text:p>18.9619</text:p>
          </table:table-cell>
          <table:table-cell office:value-type="float" office:value="20.408999999999999" table:style-name="ce1">
            <text:p>20.409</text:p>
          </table:table-cell>
          <table:table-cell office:value-type="float" office:value="18.660799999999998" table:style-name="ce1">
            <text:p>18.6608</text:p>
          </table:table-cell>
          <table:table-cell office:value-type="float" office:value="18.550699999999999" table:style-name="ce1">
            <text:p>18.5507</text:p>
          </table:table-cell>
          <table:table-cell office:value-type="float" office:value="18.622399999999999" table:style-name="ce1">
            <text:p>18.6224</text:p>
          </table:table-cell>
          <table:table-cell office:value-type="float" office:value="18.372800000000002" table:style-name="ce1">
            <text:p>18.3728</text:p>
          </table:table-cell>
          <table:table-cell office:value-type="float" office:value="18.544599999999999" table:style-name="ce1">
            <text:p>18.5446</text:p>
          </table:table-cell>
          <table:table-cell table:style-name="ce1"/>
          <table:table-cell office:value-type="float" office:value="18.782089655172413" table:formula="of:=AVERAGE([.C11:.AE11])" table:style-name="ce1">
            <text:p>18.78208966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11 thread(s)</text:p>
          </table:table-cell>
          <table:table-cell office:value-type="float" office:value="19.251999999999999" table:style-name="ce1">
            <text:p>19.252</text:p>
          </table:table-cell>
          <table:table-cell office:value-type="float" office:value="18.2956" table:style-name="ce1">
            <text:p>18.2956</text:p>
          </table:table-cell>
          <table:table-cell office:value-type="float" office:value="18.135400000000001" table:style-name="ce1">
            <text:p>18.1354</text:p>
          </table:table-cell>
          <table:table-cell office:value-type="float" office:value="18.2242" table:style-name="ce1">
            <text:p>18.2242</text:p>
          </table:table-cell>
          <table:table-cell office:value-type="float" office:value="18.224" table:style-name="ce1">
            <text:p>18.224</text:p>
          </table:table-cell>
          <table:table-cell office:value-type="float" office:value="18.345700000000001" table:style-name="ce1">
            <text:p>18.3457</text:p>
          </table:table-cell>
          <table:table-cell office:value-type="float" office:value="17.5687" table:style-name="ce1">
            <text:p>17.5687</text:p>
          </table:table-cell>
          <table:table-cell office:value-type="float" office:value="17.803999999999998" table:style-name="ce1">
            <text:p>17.804</text:p>
          </table:table-cell>
          <table:table-cell office:value-type="float" office:value="18.510200000000001" table:style-name="ce1">
            <text:p>18.5102</text:p>
          </table:table-cell>
          <table:table-cell office:value-type="float" office:value="18.458100000000002" table:style-name="ce1">
            <text:p>18.4581</text:p>
          </table:table-cell>
          <table:table-cell office:value-type="float" office:value="17.197700000000001" table:style-name="ce1">
            <text:p>17.1977</text:p>
          </table:table-cell>
          <table:table-cell office:value-type="float" office:value="17.793199999999999" table:style-name="ce1">
            <text:p>17.7932</text:p>
          </table:table-cell>
          <table:table-cell office:value-type="float" office:value="16.112500000000001" table:style-name="ce1">
            <text:p>16.1125</text:p>
          </table:table-cell>
          <table:table-cell office:value-type="float" office:value="18.208200000000001" table:style-name="ce1">
            <text:p>18.2082</text:p>
          </table:table-cell>
          <table:table-cell office:value-type="float" office:value="18.3736" table:style-name="ce1">
            <text:p>18.3736</text:p>
          </table:table-cell>
          <table:table-cell office:value-type="float" office:value="18.091999999999999" table:style-name="ce1">
            <text:p>18.092</text:p>
          </table:table-cell>
          <table:table-cell office:value-type="float" office:value="18.508199999999999" table:style-name="ce1">
            <text:p>18.5082</text:p>
          </table:table-cell>
          <table:table-cell office:value-type="float" office:value="18.7712" table:style-name="ce1">
            <text:p>18.7712</text:p>
          </table:table-cell>
          <table:table-cell office:value-type="float" office:value="17.5501" table:style-name="ce1">
            <text:p>17.5501</text:p>
          </table:table-cell>
          <table:table-cell office:value-type="float" office:value="18.563800000000001" table:style-name="ce1">
            <text:p>18.5638</text:p>
          </table:table-cell>
          <table:table-cell office:value-type="float" office:value="20.11" table:style-name="ce1">
            <text:p>20.11</text:p>
          </table:table-cell>
          <table:table-cell office:value-type="float" office:value="18.645399999999999" table:style-name="ce1">
            <text:p>18.6454</text:p>
          </table:table-cell>
          <table:table-cell office:value-type="float" office:value="18.4438" table:style-name="ce1">
            <text:p>18.4438</text:p>
          </table:table-cell>
          <table:table-cell office:value-type="float" office:value="18.071899999999999" table:style-name="ce1">
            <text:p>18.0719</text:p>
          </table:table-cell>
          <table:table-cell office:value-type="float" office:value="19.242999999999999" table:style-name="ce1">
            <text:p>19.243</text:p>
          </table:table-cell>
          <table:table-cell office:value-type="float" office:value="17.344200000000001" table:style-name="ce1">
            <text:p>17.3442</text:p>
          </table:table-cell>
          <table:table-cell office:value-type="float" office:value="17.9621" table:style-name="ce1">
            <text:p>17.9621</text:p>
          </table:table-cell>
          <table:table-cell office:value-type="float" office:value="18.513400000000001" table:style-name="ce1">
            <text:p>18.5134</text:p>
          </table:table-cell>
          <table:table-cell office:value-type="float" office:value="18.721399999999999" table:style-name="ce1">
            <text:p>18.7214</text:p>
          </table:table-cell>
          <table:table-cell office:value-type="float" office:value="17.856400000000001" table:style-name="ce1">
            <text:p>17.8564</text:p>
          </table:table-cell>
          <table:table-cell table:style-name="ce1"/>
          <table:table-cell office:value-type="float" office:value="18.194758620689655" table:formula="of:=AVERAGE([.C12:.AE12])" table:style-name="ce1">
            <text:p>18.19475862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12 thread(s)</text:p>
          </table:table-cell>
          <table:table-cell office:value-type="float" office:value="19.441299999999998" table:style-name="ce1">
            <text:p>19.4413</text:p>
          </table:table-cell>
          <table:table-cell office:value-type="float" office:value="17.5565" table:style-name="ce1">
            <text:p>17.5565</text:p>
          </table:table-cell>
          <table:table-cell office:value-type="float" office:value="17.462700000000002" table:style-name="ce1">
            <text:p>17.4627</text:p>
          </table:table-cell>
          <table:table-cell office:value-type="float" office:value="17.777799999999999" table:style-name="ce1">
            <text:p>17.7778</text:p>
          </table:table-cell>
          <table:table-cell office:value-type="float" office:value="17.9834" table:style-name="ce1">
            <text:p>17.9834</text:p>
          </table:table-cell>
          <table:table-cell office:value-type="float" office:value="20.888400000000001" table:style-name="ce1">
            <text:p>20.8884</text:p>
          </table:table-cell>
          <table:table-cell office:value-type="float" office:value="18.031500000000001" table:style-name="ce1">
            <text:p>18.0315</text:p>
          </table:table-cell>
          <table:table-cell office:value-type="float" office:value="18.044599999999999" table:style-name="ce1">
            <text:p>18.0446</text:p>
          </table:table-cell>
          <table:table-cell office:value-type="float" office:value="17.805199999999999" table:style-name="ce1">
            <text:p>17.8052</text:p>
          </table:table-cell>
          <table:table-cell office:value-type="float" office:value="17.6173" table:style-name="ce1">
            <text:p>17.6173</text:p>
          </table:table-cell>
          <table:table-cell office:value-type="float" office:value="17.792100000000001" table:style-name="ce1">
            <text:p>17.7921</text:p>
          </table:table-cell>
          <table:table-cell office:value-type="float" office:value="17.927800000000001" table:style-name="ce1">
            <text:p>17.9278</text:p>
          </table:table-cell>
          <table:table-cell office:value-type="float" office:value="17.998799999999999" table:style-name="ce1">
            <text:p>17.9988</text:p>
          </table:table-cell>
          <table:table-cell office:value-type="float" office:value="19.004200000000001" table:style-name="ce1">
            <text:p>19.0042</text:p>
          </table:table-cell>
          <table:table-cell office:value-type="float" office:value="18.2516" table:style-name="ce1">
            <text:p>18.2516</text:p>
          </table:table-cell>
          <table:table-cell office:value-type="float" office:value="17.8218" table:style-name="ce1">
            <text:p>17.8218</text:p>
          </table:table-cell>
          <table:table-cell office:value-type="float" office:value="17.6785" table:style-name="ce1">
            <text:p>17.6785</text:p>
          </table:table-cell>
          <table:table-cell office:value-type="float" office:value="17.7181" table:style-name="ce1">
            <text:p>17.7181</text:p>
          </table:table-cell>
          <table:table-cell office:value-type="float" office:value="17.4467" table:style-name="ce1">
            <text:p>17.4467</text:p>
          </table:table-cell>
          <table:table-cell office:value-type="float" office:value="17.4117" table:style-name="ce1">
            <text:p>17.4117</text:p>
          </table:table-cell>
          <table:table-cell office:value-type="float" office:value="17.0701" table:style-name="ce1">
            <text:p>17.0701</text:p>
          </table:table-cell>
          <table:table-cell office:value-type="float" office:value="18.113299999999999" table:style-name="ce1">
            <text:p>18.1133</text:p>
          </table:table-cell>
          <table:table-cell office:value-type="float" office:value="17.713699999999999" table:style-name="ce1">
            <text:p>17.7137</text:p>
          </table:table-cell>
          <table:table-cell office:value-type="float" office:value="17.542200000000001" table:style-name="ce1">
            <text:p>17.5422</text:p>
          </table:table-cell>
          <table:table-cell office:value-type="float" office:value="17.611799999999999" table:style-name="ce1">
            <text:p>17.6118</text:p>
          </table:table-cell>
          <table:table-cell office:value-type="float" office:value="17.5518" table:style-name="ce1">
            <text:p>17.5518</text:p>
          </table:table-cell>
          <table:table-cell office:value-type="float" office:value="17.5626" table:style-name="ce1">
            <text:p>17.5626</text:p>
          </table:table-cell>
          <table:table-cell office:value-type="float" office:value="21.0961" table:style-name="ce1">
            <text:p>21.0961</text:p>
          </table:table-cell>
          <table:table-cell office:value-type="float" office:value="18.649699999999999" table:style-name="ce1">
            <text:p>18.6497</text:p>
          </table:table-cell>
          <table:table-cell office:value-type="float" office:value="20.2803" table:style-name="ce1">
            <text:p>20.2803</text:p>
          </table:table-cell>
          <table:table-cell table:style-name="ce1"/>
          <table:table-cell office:value-type="float" office:value="18.117596551724134" table:formula="of:=AVERAGE([.C13:.AE13])" table:style-name="ce1">
            <text:p>18.11759655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13 thread(s)</text:p>
          </table:table-cell>
          <table:table-cell office:value-type="float" office:value="25.184000000000001" table:style-name="ce1">
            <text:p>25.184</text:p>
          </table:table-cell>
          <table:table-cell office:value-type="float" office:value="17.286200000000001" table:style-name="ce1">
            <text:p>17.2862</text:p>
          </table:table-cell>
          <table:table-cell office:value-type="float" office:value="19.8339" table:style-name="ce1">
            <text:p>19.8339</text:p>
          </table:table-cell>
          <table:table-cell office:value-type="float" office:value="16.989699999999999" table:style-name="ce1">
            <text:p>16.9897</text:p>
          </table:table-cell>
          <table:table-cell office:value-type="float" office:value="17.156300000000002" table:style-name="ce1">
            <text:p>17.1563</text:p>
          </table:table-cell>
          <table:table-cell office:value-type="float" office:value="17.162099999999999" table:style-name="ce1">
            <text:p>17.1621</text:p>
          </table:table-cell>
          <table:table-cell office:value-type="float" office:value="18.145" table:style-name="ce1">
            <text:p>18.145</text:p>
          </table:table-cell>
          <table:table-cell office:value-type="float" office:value="17.273099999999999" table:style-name="ce1">
            <text:p>17.2731</text:p>
          </table:table-cell>
          <table:table-cell office:value-type="float" office:value="18.190999999999999" table:style-name="ce1">
            <text:p>18.191</text:p>
          </table:table-cell>
          <table:table-cell office:value-type="float" office:value="18.784300000000002" table:style-name="ce1">
            <text:p>18.7843</text:p>
          </table:table-cell>
          <table:table-cell office:value-type="float" office:value="19.493099999999998" table:style-name="ce1">
            <text:p>19.4931</text:p>
          </table:table-cell>
          <table:table-cell office:value-type="float" office:value="18.059100000000001" table:style-name="ce1">
            <text:p>18.0591</text:p>
          </table:table-cell>
          <table:table-cell office:value-type="float" office:value="19.034199999999998" table:style-name="ce1">
            <text:p>19.0342</text:p>
          </table:table-cell>
          <table:table-cell office:value-type="float" office:value="17.698" table:style-name="ce1">
            <text:p>17.698</text:p>
          </table:table-cell>
          <table:table-cell office:value-type="float" office:value="19.5077" table:style-name="ce1">
            <text:p>19.5077</text:p>
          </table:table-cell>
          <table:table-cell office:value-type="float" office:value="18.2577" table:style-name="ce1">
            <text:p>18.2577</text:p>
          </table:table-cell>
          <table:table-cell office:value-type="float" office:value="17.037199999999999" table:style-name="ce1">
            <text:p>17.0372</text:p>
          </table:table-cell>
          <table:table-cell office:value-type="float" office:value="17.372399999999999" table:style-name="ce1">
            <text:p>17.3724</text:p>
          </table:table-cell>
          <table:table-cell office:value-type="float" office:value="17.6648" table:style-name="ce1">
            <text:p>17.6648</text:p>
          </table:table-cell>
          <table:table-cell office:value-type="float" office:value="17.886700000000001" table:style-name="ce1">
            <text:p>17.8867</text:p>
          </table:table-cell>
          <table:table-cell office:value-type="float" office:value="17.477" table:style-name="ce1">
            <text:p>17.477</text:p>
          </table:table-cell>
          <table:table-cell office:value-type="float" office:value="20.819700000000001" table:style-name="ce1">
            <text:p>20.8197</text:p>
          </table:table-cell>
          <table:table-cell office:value-type="float" office:value="18.7881" table:style-name="ce1">
            <text:p>18.7881</text:p>
          </table:table-cell>
          <table:table-cell office:value-type="float" office:value="18.242000000000001" table:style-name="ce1">
            <text:p>18.242</text:p>
          </table:table-cell>
          <table:table-cell office:value-type="float" office:value="17.552399999999999" table:style-name="ce1">
            <text:p>17.5524</text:p>
          </table:table-cell>
          <table:table-cell office:value-type="float" office:value="18.0457" table:style-name="ce1">
            <text:p>18.0457</text:p>
          </table:table-cell>
          <table:table-cell office:value-type="float" office:value="18.616800000000001" table:style-name="ce1">
            <text:p>18.6168</text:p>
          </table:table-cell>
          <table:table-cell office:value-type="float" office:value="18.2621" table:style-name="ce1">
            <text:p>18.2621</text:p>
          </table:table-cell>
          <table:table-cell office:value-type="float" office:value="18.421099999999999" table:style-name="ce1">
            <text:p>18.4211</text:p>
          </table:table-cell>
          <table:table-cell office:value-type="float" office:value="17.2376" table:style-name="ce1">
            <text:p>17.2376</text:p>
          </table:table-cell>
          <table:table-cell table:style-name="ce1"/>
          <table:table-cell office:value-type="float" office:value="18.148103448275862" table:formula="of:=AVERAGE([.C14:.AE14])" table:style-name="ce1">
            <text:p>18.14810345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14 thread(s)</text:p>
          </table:table-cell>
          <table:table-cell office:value-type="float" office:value="23.426500000000001" table:style-name="ce1">
            <text:p>23.4265</text:p>
          </table:table-cell>
          <table:table-cell office:value-type="float" office:value="16.506599999999999" table:style-name="ce1">
            <text:p>16.5066</text:p>
          </table:table-cell>
          <table:table-cell office:value-type="float" office:value="16.470800000000001" table:style-name="ce1">
            <text:p>16.4708</text:p>
          </table:table-cell>
          <table:table-cell office:value-type="float" office:value="16.663599999999999" table:style-name="ce1">
            <text:p>16.6636</text:p>
          </table:table-cell>
          <table:table-cell office:value-type="float" office:value="16.5747" table:style-name="ce1">
            <text:p>16.5747</text:p>
          </table:table-cell>
          <table:table-cell office:value-type="float" office:value="16.855499999999999" table:style-name="ce1">
            <text:p>16.8555</text:p>
          </table:table-cell>
          <table:table-cell office:value-type="float" office:value="16.7378" table:style-name="ce1">
            <text:p>16.7378</text:p>
          </table:table-cell>
          <table:table-cell office:value-type="float" office:value="18.3384" table:style-name="ce1">
            <text:p>18.3384</text:p>
          </table:table-cell>
          <table:table-cell office:value-type="float" office:value="16.752700000000001" table:style-name="ce1">
            <text:p>16.7527</text:p>
          </table:table-cell>
          <table:table-cell office:value-type="float" office:value="16.811499999999999" table:style-name="ce1">
            <text:p>16.8115</text:p>
          </table:table-cell>
          <table:table-cell office:value-type="float" office:value="16.6175" table:style-name="ce1">
            <text:p>16.6175</text:p>
          </table:table-cell>
          <table:table-cell office:value-type="float" office:value="16.607600000000001" table:style-name="ce1">
            <text:p>16.6076</text:p>
          </table:table-cell>
          <table:table-cell office:value-type="float" office:value="16.496099999999998" table:style-name="ce1">
            <text:p>16.4961</text:p>
          </table:table-cell>
          <table:table-cell office:value-type="float" office:value="16.600899999999999" table:style-name="ce1">
            <text:p>16.6009</text:p>
          </table:table-cell>
          <table:table-cell office:value-type="float" office:value="17.1569" table:style-name="ce1">
            <text:p>17.1569</text:p>
          </table:table-cell>
          <table:table-cell office:value-type="float" office:value="16.785599999999999" table:style-name="ce1">
            <text:p>16.7856</text:p>
          </table:table-cell>
          <table:table-cell office:value-type="float" office:value="16.678699999999999" table:style-name="ce1">
            <text:p>16.6787</text:p>
          </table:table-cell>
          <table:table-cell office:value-type="float" office:value="16.572099999999999" table:style-name="ce1">
            <text:p>16.5721</text:p>
          </table:table-cell>
          <table:table-cell office:value-type="float" office:value="16.2547" table:style-name="ce1">
            <text:p>16.2547</text:p>
          </table:table-cell>
          <table:table-cell office:value-type="float" office:value="16.6435" table:style-name="ce1">
            <text:p>16.6435</text:p>
          </table:table-cell>
          <table:table-cell office:value-type="float" office:value="16.8581" table:style-name="ce1">
            <text:p>16.8581</text:p>
          </table:table-cell>
          <table:table-cell office:value-type="float" office:value="16.555199999999999" table:style-name="ce1">
            <text:p>16.5552</text:p>
          </table:table-cell>
          <table:table-cell office:value-type="float" office:value="16.4361" table:style-name="ce1">
            <text:p>16.4361</text:p>
          </table:table-cell>
          <table:table-cell office:value-type="float" office:value="16.684200000000001" table:style-name="ce1">
            <text:p>16.6842</text:p>
          </table:table-cell>
          <table:table-cell office:value-type="float" office:value="16.721800000000002" table:style-name="ce1">
            <text:p>16.7218</text:p>
          </table:table-cell>
          <table:table-cell office:value-type="float" office:value="16.7559" table:style-name="ce1">
            <text:p>16.7559</text:p>
          </table:table-cell>
          <table:table-cell office:value-type="float" office:value="16.549700000000001" table:style-name="ce1">
            <text:p>16.5497</text:p>
          </table:table-cell>
          <table:table-cell office:value-type="float" office:value="17.390799999999999" table:style-name="ce1">
            <text:p>17.3908</text:p>
          </table:table-cell>
          <table:table-cell office:value-type="float" office:value="16.9696" table:style-name="ce1">
            <text:p>16.9696</text:p>
          </table:table-cell>
          <table:table-cell office:value-type="float" office:value="16.727599999999999" table:style-name="ce1">
            <text:p>16.7276</text:p>
          </table:table-cell>
          <table:table-cell table:style-name="ce1"/>
          <table:table-cell office:value-type="float" office:value="16.75083448275862" table:formula="of:=AVERAGE([.C15:.AE15])" table:style-name="ce1">
            <text:p>16.75083448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15 thread(s)</text:p>
          </table:table-cell>
          <table:table-cell office:value-type="float" office:value="19.188199999999998" table:style-name="ce1">
            <text:p>19.1882</text:p>
          </table:table-cell>
          <table:table-cell office:value-type="float" office:value="18.573399999999999" table:style-name="ce1">
            <text:p>18.5734</text:p>
          </table:table-cell>
          <table:table-cell office:value-type="float" office:value="16.180099999999999" table:style-name="ce1">
            <text:p>16.1801</text:p>
          </table:table-cell>
          <table:table-cell office:value-type="float" office:value="18.127600000000001" table:style-name="ce1">
            <text:p>18.1276</text:p>
          </table:table-cell>
          <table:table-cell office:value-type="float" office:value="18.3643" table:style-name="ce1">
            <text:p>18.3643</text:p>
          </table:table-cell>
          <table:table-cell office:value-type="float" office:value="19.657699999999998" table:style-name="ce1">
            <text:p>19.6577</text:p>
          </table:table-cell>
          <table:table-cell office:value-type="float" office:value="16.556100000000001" table:style-name="ce1">
            <text:p>16.5561</text:p>
          </table:table-cell>
          <table:table-cell office:value-type="float" office:value="20.153600000000001" table:style-name="ce1">
            <text:p>20.1536</text:p>
          </table:table-cell>
          <table:table-cell office:value-type="float" office:value="19.897099999999998" table:style-name="ce1">
            <text:p>19.8971</text:p>
          </table:table-cell>
          <table:table-cell office:value-type="float" office:value="16.480699999999999" table:style-name="ce1">
            <text:p>16.4807</text:p>
          </table:table-cell>
          <table:table-cell office:value-type="float" office:value="16.2666" table:style-name="ce1">
            <text:p>16.2666</text:p>
          </table:table-cell>
          <table:table-cell office:value-type="float" office:value="16.044699999999999" table:style-name="ce1">
            <text:p>16.0447</text:p>
          </table:table-cell>
          <table:table-cell office:value-type="float" office:value="20.586400000000001" table:style-name="ce1">
            <text:p>20.5864</text:p>
          </table:table-cell>
          <table:table-cell office:value-type="float" office:value="16.781199999999998" table:style-name="ce1">
            <text:p>16.7812</text:p>
          </table:table-cell>
          <table:table-cell office:value-type="float" office:value="16.724399999999999" table:style-name="ce1">
            <text:p>16.7244</text:p>
          </table:table-cell>
          <table:table-cell office:value-type="float" office:value="16.632400000000001" table:style-name="ce1">
            <text:p>16.6324</text:p>
          </table:table-cell>
          <table:table-cell office:value-type="float" office:value="19.195499999999999" table:style-name="ce1">
            <text:p>19.1955</text:p>
          </table:table-cell>
          <table:table-cell office:value-type="float" office:value="17.042999999999999" table:style-name="ce1">
            <text:p>17.043</text:p>
          </table:table-cell>
          <table:table-cell office:value-type="float" office:value="16.447199999999999" table:style-name="ce1">
            <text:p>16.4472</text:p>
          </table:table-cell>
          <table:table-cell office:value-type="float" office:value="18.196300000000001" table:style-name="ce1">
            <text:p>18.1963</text:p>
          </table:table-cell>
          <table:table-cell office:value-type="float" office:value="19.586600000000001" table:style-name="ce1">
            <text:p>19.5866</text:p>
          </table:table-cell>
          <table:table-cell office:value-type="float" office:value="16.5395" table:style-name="ce1">
            <text:p>16.5395</text:p>
          </table:table-cell>
          <table:table-cell office:value-type="float" office:value="18.780200000000001" table:style-name="ce1">
            <text:p>18.7802</text:p>
          </table:table-cell>
          <table:table-cell office:value-type="float" office:value="18.9587" table:style-name="ce1">
            <text:p>18.9587</text:p>
          </table:table-cell>
          <table:table-cell office:value-type="float" office:value="18.6981" table:style-name="ce1">
            <text:p>18.6981</text:p>
          </table:table-cell>
          <table:table-cell office:value-type="float" office:value="18.661999999999999" table:style-name="ce1">
            <text:p>18.662</text:p>
          </table:table-cell>
          <table:table-cell office:value-type="float" office:value="19.797499999999999" table:style-name="ce1">
            <text:p>19.7975</text:p>
          </table:table-cell>
          <table:table-cell office:value-type="float" office:value="16.305299999999999" table:style-name="ce1">
            <text:p>16.3053</text:p>
          </table:table-cell>
          <table:table-cell office:value-type="float" office:value="19.029800000000002" table:style-name="ce1">
            <text:p>19.0298</text:p>
          </table:table-cell>
          <table:table-cell office:value-type="float" office:value="16.4941" table:style-name="ce1">
            <text:p>16.4941</text:p>
          </table:table-cell>
          <table:table-cell table:style-name="ce1"/>
          <table:table-cell office:value-type="float" office:value="17.957244827586205" table:formula="of:=AVERAGE([.C16:.AE16])" table:style-name="ce1">
            <text:p>17.95724483</text:p>
          </table:table-cell>
          <table:table-cell table:number-columns-repeated="16351"/>
        </table:table-row>
        <table:table-row table:number-rows-repeated="1048560" table:style-name="ro1">
          <table:table-cell table:number-columns-repeated="16384"/>
        </table:table-row>
      </table:table>
      <table:table table:name="Ark3" table:style-name="ta1">
        <table:table-column table:style-name="co1" table:default-cell-style-name="ce1"/>
        <table:table-column table:style-name="co2" table:number-columns-repeated="8" table:default-cell-style-name="ce1"/>
        <table:table-column table:style-name="co3" table:number-columns-repeated="22" table:default-cell-style-name="ce1"/>
        <table:table-column table:style-name="co4" table:number-columns-repeated="16353" table:default-cell-style-name="ce1"/>
        <table:table-row table:style-name="ro1">
          <table:table-cell office:value-type="string" table:style-name="ce1">
            <text:p>Column1</text:p>
          </table:table-cell>
          <table:table-cell office:value-type="string" table:style-name="ce1">
            <text:p>Column2</text:p>
          </table:table-cell>
          <table:table-cell office:value-type="string" table:style-name="ce1">
            <text:p>Column3</text:p>
          </table:table-cell>
          <table:table-cell office:value-type="string" table:style-name="ce1">
            <text:p>Column4</text:p>
          </table:table-cell>
          <table:table-cell office:value-type="string" table:style-name="ce1">
            <text:p>Column5</text:p>
          </table:table-cell>
          <table:table-cell office:value-type="string" table:style-name="ce1">
            <text:p>Column6</text:p>
          </table:table-cell>
          <table:table-cell office:value-type="string" table:style-name="ce1">
            <text:p>Column7</text:p>
          </table:table-cell>
          <table:table-cell office:value-type="string" table:style-name="ce1">
            <text:p>Column8</text:p>
          </table:table-cell>
          <table:table-cell office:value-type="string" table:style-name="ce1">
            <text:p>Column9</text:p>
          </table:table-cell>
          <table:table-cell office:value-type="string" table:style-name="ce1">
            <text:p>Column10</text:p>
          </table:table-cell>
          <table:table-cell office:value-type="string" table:style-name="ce1">
            <text:p>Column11</text:p>
          </table:table-cell>
          <table:table-cell office:value-type="string" table:style-name="ce1">
            <text:p>Column12</text:p>
          </table:table-cell>
          <table:table-cell office:value-type="string" table:style-name="ce1">
            <text:p>Column13</text:p>
          </table:table-cell>
          <table:table-cell office:value-type="string" table:style-name="ce1">
            <text:p>Column14</text:p>
          </table:table-cell>
          <table:table-cell office:value-type="string" table:style-name="ce1">
            <text:p>Column15</text:p>
          </table:table-cell>
          <table:table-cell office:value-type="string" table:style-name="ce1">
            <text:p>Column16</text:p>
          </table:table-cell>
          <table:table-cell office:value-type="string" table:style-name="ce1">
            <text:p>Column17</text:p>
          </table:table-cell>
          <table:table-cell office:value-type="string" table:style-name="ce1">
            <text:p>Column18</text:p>
          </table:table-cell>
          <table:table-cell office:value-type="string" table:style-name="ce1">
            <text:p>Column19</text:p>
          </table:table-cell>
          <table:table-cell office:value-type="string" table:style-name="ce1">
            <text:p>Column20</text:p>
          </table:table-cell>
          <table:table-cell office:value-type="string" table:style-name="ce1">
            <text:p>Column21</text:p>
          </table:table-cell>
          <table:table-cell office:value-type="string" table:style-name="ce1">
            <text:p>Column22</text:p>
          </table:table-cell>
          <table:table-cell office:value-type="string" table:style-name="ce1">
            <text:p>Column23</text:p>
          </table:table-cell>
          <table:table-cell office:value-type="string" table:style-name="ce1">
            <text:p>Column24</text:p>
          </table:table-cell>
          <table:table-cell office:value-type="string" table:style-name="ce1">
            <text:p>Column25</text:p>
          </table:table-cell>
          <table:table-cell office:value-type="string" table:style-name="ce1">
            <text:p>Column26</text:p>
          </table:table-cell>
          <table:table-cell office:value-type="string" table:style-name="ce1">
            <text:p>Column27</text:p>
          </table:table-cell>
          <table:table-cell office:value-type="string" table:style-name="ce1">
            <text:p>Column28</text:p>
          </table:table-cell>
          <table:table-cell office:value-type="string" table:style-name="ce1">
            <text:p>Column29</text:p>
          </table:table-cell>
          <table:table-cell office:value-type="string" table:style-name="ce1">
            <text:p>Column30</text:p>
          </table:table-cell>
          <table:table-cell office:value-type="string" table:style-name="ce1">
            <text:p>Column31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2">
            <text:p>1 thread(s)</text:p>
          </table:table-cell>
          <table:table-cell office:value-type="float" office:value="54.796199999999999" table:style-name="ce1">
            <text:p>54.7962</text:p>
          </table:table-cell>
          <table:table-cell office:value-type="float" office:value="54.476500000000001" table:style-name="ce1">
            <text:p>54.4765</text:p>
          </table:table-cell>
          <table:table-cell office:value-type="float" office:value="53.811599999999999" table:style-name="ce1">
            <text:p>53.8116</text:p>
          </table:table-cell>
          <table:table-cell office:value-type="float" office:value="50.019199999999998" table:style-name="ce1">
            <text:p>50.0192</text:p>
          </table:table-cell>
          <table:table-cell office:value-type="float" office:value="92.543300000000002" table:style-name="ce1">
            <text:p>92.5433</text:p>
          </table:table-cell>
          <table:table-cell office:value-type="float" office:value="94.096400000000003" table:style-name="ce1">
            <text:p>94.0964</text:p>
          </table:table-cell>
          <table:table-cell office:value-type="float" office:value="94.391499999999994" table:style-name="ce1">
            <text:p>94.3915</text:p>
          </table:table-cell>
          <table:table-cell office:value-type="float" office:value="94.453800000000001" table:style-name="ce1">
            <text:p>94.4538</text:p>
          </table:table-cell>
          <table:table-cell office:value-type="float" office:value="93.935100000000006" table:style-name="ce1">
            <text:p>93.9351</text:p>
          </table:table-cell>
          <table:table-cell office:value-type="float" office:value="93.257400000000004" table:style-name="ce1">
            <text:p>93.2574</text:p>
          </table:table-cell>
          <table:table-cell office:value-type="float" office:value="93.604799999999997" table:style-name="ce1">
            <text:p>93.6048</text:p>
          </table:table-cell>
          <table:table-cell office:value-type="float" office:value="93.825599999999994" table:style-name="ce1">
            <text:p>93.8256</text:p>
          </table:table-cell>
          <table:table-cell office:value-type="float" office:value="94.793599999999998" table:style-name="ce1">
            <text:p>94.7936</text:p>
          </table:table-cell>
          <table:table-cell office:value-type="float" office:value="93.375100000000003" table:style-name="ce1">
            <text:p>93.3751</text:p>
          </table:table-cell>
          <table:table-cell office:value-type="float" office:value="94.120599999999996" table:style-name="ce1">
            <text:p>94.1206</text:p>
          </table:table-cell>
          <table:table-cell office:value-type="float" office:value="93.348299999999995" table:style-name="ce1">
            <text:p>93.3483</text:p>
          </table:table-cell>
          <table:table-cell office:value-type="float" office:value="94.1494" table:style-name="ce1">
            <text:p>94.1494</text:p>
          </table:table-cell>
          <table:table-cell office:value-type="float" office:value="94.576099999999997" table:style-name="ce1">
            <text:p>94.5761</text:p>
          </table:table-cell>
          <table:table-cell office:value-type="float" office:value="94.023899999999998" table:style-name="ce1">
            <text:p>94.0239</text:p>
          </table:table-cell>
          <table:table-cell office:value-type="float" office:value="92.601600000000005" table:style-name="ce1">
            <text:p>92.6016</text:p>
          </table:table-cell>
          <table:table-cell office:value-type="float" office:value="93.181700000000006" table:style-name="ce1">
            <text:p>93.1817</text:p>
          </table:table-cell>
          <table:table-cell office:value-type="float" office:value="93.690799999999996" table:style-name="ce1">
            <text:p>93.6908</text:p>
          </table:table-cell>
          <table:table-cell office:value-type="float" office:value="92.688299999999998" table:style-name="ce1">
            <text:p>92.6883</text:p>
          </table:table-cell>
          <table:table-cell office:value-type="float" office:value="93.003500000000003" table:style-name="ce1">
            <text:p>93.0035</text:p>
          </table:table-cell>
          <table:table-cell office:value-type="float" office:value="94.058899999999994" table:style-name="ce1">
            <text:p>94.0589</text:p>
          </table:table-cell>
          <table:table-cell office:value-type="float" office:value="93.957499999999996" table:style-name="ce1">
            <text:p>93.9575</text:p>
          </table:table-cell>
          <table:table-cell office:value-type="float" office:value="94.457599999999999" table:style-name="ce1">
            <text:p>94.4576</text:p>
          </table:table-cell>
          <table:table-cell office:value-type="float" office:value="94.0411" table:style-name="ce1">
            <text:p>94.0411</text:p>
          </table:table-cell>
          <table:table-cell office:value-type="float" office:value="94.017200000000003" table:style-name="ce1">
            <text:p>94.0172</text:p>
          </table:table-cell>
          <table:table-cell office:value-type="float" office:value="92.804000000000002" table:style-name="ce1">
            <text:p>92.804</text:p>
          </table:table-cell>
          <table:table-cell table:style-name="ce1"/>
          <table:table-cell office:value-type="float" office:value="89.493255172413797" table:formula="of:=AVERAGE([.C2:.AE2])" table:style-name="ce1">
            <text:p>89.49325517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2 thread(s)</text:p>
          </table:table-cell>
          <table:table-cell office:value-type="float" office:value="34.582900000000002" table:style-name="ce1">
            <text:p>34.5829</text:p>
          </table:table-cell>
          <table:table-cell office:value-type="float" office:value="28.009" table:style-name="ce1">
            <text:p>28.009</text:p>
          </table:table-cell>
          <table:table-cell office:value-type="float" office:value="29.250800000000002" table:style-name="ce1">
            <text:p>29.2508</text:p>
          </table:table-cell>
          <table:table-cell office:value-type="float" office:value="27.485600000000002" table:style-name="ce1">
            <text:p>27.4856</text:p>
          </table:table-cell>
          <table:table-cell office:value-type="float" office:value="27.460899999999999" table:style-name="ce1">
            <text:p>27.4609</text:p>
          </table:table-cell>
          <table:table-cell office:value-type="float" office:value="29.6538" table:style-name="ce1">
            <text:p>29.6538</text:p>
          </table:table-cell>
          <table:table-cell office:value-type="float" office:value="27.531300000000002" table:style-name="ce1">
            <text:p>27.5313</text:p>
          </table:table-cell>
          <table:table-cell office:value-type="float" office:value="29.721699999999998" table:style-name="ce1">
            <text:p>29.7217</text:p>
          </table:table-cell>
          <table:table-cell office:value-type="float" office:value="27.608799999999999" table:style-name="ce1">
            <text:p>27.6088</text:p>
          </table:table-cell>
          <table:table-cell office:value-type="float" office:value="27.610600000000002" table:style-name="ce1">
            <text:p>27.6106</text:p>
          </table:table-cell>
          <table:table-cell office:value-type="float" office:value="27.4679" table:style-name="ce1">
            <text:p>27.4679</text:p>
          </table:table-cell>
          <table:table-cell office:value-type="float" office:value="27.323699999999999" table:style-name="ce1">
            <text:p>27.3237</text:p>
          </table:table-cell>
          <table:table-cell office:value-type="float" office:value="29.5105" table:style-name="ce1">
            <text:p>29.5105</text:p>
          </table:table-cell>
          <table:table-cell office:value-type="float" office:value="27.5625" table:style-name="ce1">
            <text:p>27.5625</text:p>
          </table:table-cell>
          <table:table-cell office:value-type="float" office:value="29.191400000000002" table:style-name="ce1">
            <text:p>29.1914</text:p>
          </table:table-cell>
          <table:table-cell office:value-type="float" office:value="29.151700000000002" table:style-name="ce1">
            <text:p>29.1517</text:p>
          </table:table-cell>
          <table:table-cell office:value-type="float" office:value="27.9251" table:style-name="ce1">
            <text:p>27.9251</text:p>
          </table:table-cell>
          <table:table-cell office:value-type="float" office:value="27.607399999999998" table:style-name="ce1">
            <text:p>27.6074</text:p>
          </table:table-cell>
          <table:table-cell office:value-type="float" office:value="29.2956" table:style-name="ce1">
            <text:p>29.2956</text:p>
          </table:table-cell>
          <table:table-cell office:value-type="float" office:value="27.564299999999999" table:style-name="ce1">
            <text:p>27.5643</text:p>
          </table:table-cell>
          <table:table-cell office:value-type="float" office:value="27.487100000000002" table:style-name="ce1">
            <text:p>27.4871</text:p>
          </table:table-cell>
          <table:table-cell office:value-type="float" office:value="27.555800000000001" table:style-name="ce1">
            <text:p>27.5558</text:p>
          </table:table-cell>
          <table:table-cell office:value-type="float" office:value="27.7407" table:style-name="ce1">
            <text:p>27.7407</text:p>
          </table:table-cell>
          <table:table-cell office:value-type="float" office:value="27.671700000000001" table:style-name="ce1">
            <text:p>27.6717</text:p>
          </table:table-cell>
          <table:table-cell office:value-type="float" office:value="29.435700000000001" table:style-name="ce1">
            <text:p>29.4357</text:p>
          </table:table-cell>
          <table:table-cell office:value-type="float" office:value="27.564" table:style-name="ce1">
            <text:p>27.564</text:p>
          </table:table-cell>
          <table:table-cell office:value-type="float" office:value="27.597200000000001" table:style-name="ce1">
            <text:p>27.5972</text:p>
          </table:table-cell>
          <table:table-cell office:value-type="float" office:value="27.741" table:style-name="ce1">
            <text:p>27.741</text:p>
          </table:table-cell>
          <table:table-cell office:value-type="float" office:value="29.450299999999999" table:style-name="ce1">
            <text:p>29.4503</text:p>
          </table:table-cell>
          <table:table-cell office:value-type="float" office:value="29.385300000000001" table:style-name="ce1">
            <text:p>29.3853</text:p>
          </table:table-cell>
          <table:table-cell table:style-name="ce1"/>
          <table:table-cell office:value-type="float" office:value="28.226255172413786" table:formula="of:=AVERAGE([.C3:.AE3])" table:style-name="ce1">
            <text:p>28.22625517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3 thread(s)</text:p>
          </table:table-cell>
          <table:table-cell office:value-type="float" office:value="25.8719" table:style-name="ce1">
            <text:p>25.8719</text:p>
          </table:table-cell>
          <table:table-cell office:value-type="float" office:value="23.2727" table:style-name="ce1">
            <text:p>23.2727</text:p>
          </table:table-cell>
          <table:table-cell office:value-type="float" office:value="23.5168" table:style-name="ce1">
            <text:p>23.5168</text:p>
          </table:table-cell>
          <table:table-cell office:value-type="float" office:value="22.945699999999999" table:style-name="ce1">
            <text:p>22.9457</text:p>
          </table:table-cell>
          <table:table-cell office:value-type="float" office:value="23.294" table:style-name="ce1">
            <text:p>23.294</text:p>
          </table:table-cell>
          <table:table-cell office:value-type="float" office:value="23.2715" table:style-name="ce1">
            <text:p>23.2715</text:p>
          </table:table-cell>
          <table:table-cell office:value-type="float" office:value="23.302399999999999" table:style-name="ce1">
            <text:p>23.3024</text:p>
          </table:table-cell>
          <table:table-cell office:value-type="float" office:value="23.0656" table:style-name="ce1">
            <text:p>23.0656</text:p>
          </table:table-cell>
          <table:table-cell office:value-type="float" office:value="23.123000000000001" table:style-name="ce1">
            <text:p>23.123</text:p>
          </table:table-cell>
          <table:table-cell office:value-type="float" office:value="23.257899999999999" table:style-name="ce1">
            <text:p>23.2579</text:p>
          </table:table-cell>
          <table:table-cell office:value-type="float" office:value="23.183" table:style-name="ce1">
            <text:p>23.183</text:p>
          </table:table-cell>
          <table:table-cell office:value-type="float" office:value="23.154199999999999" table:style-name="ce1">
            <text:p>23.1542</text:p>
          </table:table-cell>
          <table:table-cell office:value-type="float" office:value="23.227900000000002" table:style-name="ce1">
            <text:p>23.2279</text:p>
          </table:table-cell>
          <table:table-cell office:value-type="float" office:value="22.6084" table:style-name="ce1">
            <text:p>22.6084</text:p>
          </table:table-cell>
          <table:table-cell office:value-type="float" office:value="23.017600000000002" table:style-name="ce1">
            <text:p>23.0176</text:p>
          </table:table-cell>
          <table:table-cell office:value-type="float" office:value="23.061599999999999" table:style-name="ce1">
            <text:p>23.0616</text:p>
          </table:table-cell>
          <table:table-cell office:value-type="float" office:value="23.099699999999999" table:style-name="ce1">
            <text:p>23.0997</text:p>
          </table:table-cell>
          <table:table-cell office:value-type="float" office:value="23.1798" table:style-name="ce1">
            <text:p>23.1798</text:p>
          </table:table-cell>
          <table:table-cell office:value-type="float" office:value="23.1297" table:style-name="ce1">
            <text:p>23.1297</text:p>
          </table:table-cell>
          <table:table-cell office:value-type="float" office:value="23.2759" table:style-name="ce1">
            <text:p>23.2759</text:p>
          </table:table-cell>
          <table:table-cell office:value-type="float" office:value="23.22" table:style-name="ce1">
            <text:p>23.22</text:p>
          </table:table-cell>
          <table:table-cell office:value-type="float" office:value="23.0138" table:style-name="ce1">
            <text:p>23.0138</text:p>
          </table:table-cell>
          <table:table-cell office:value-type="float" office:value="22.9558" table:style-name="ce1">
            <text:p>22.9558</text:p>
          </table:table-cell>
          <table:table-cell office:value-type="float" office:value="23.1204" table:style-name="ce1">
            <text:p>23.1204</text:p>
          </table:table-cell>
          <table:table-cell office:value-type="float" office:value="23.1114" table:style-name="ce1">
            <text:p>23.1114</text:p>
          </table:table-cell>
          <table:table-cell office:value-type="float" office:value="23.191700000000001" table:style-name="ce1">
            <text:p>23.1917</text:p>
          </table:table-cell>
          <table:table-cell office:value-type="float" office:value="23.132300000000001" table:style-name="ce1">
            <text:p>23.1323</text:p>
          </table:table-cell>
          <table:table-cell office:value-type="float" office:value="22.810500000000001" table:style-name="ce1">
            <text:p>22.8105</text:p>
          </table:table-cell>
          <table:table-cell office:value-type="float" office:value="23.096499999999999" table:style-name="ce1">
            <text:p>23.0965</text:p>
          </table:table-cell>
          <table:table-cell office:value-type="float" office:value="25.2668" table:style-name="ce1">
            <text:p>25.2668</text:p>
          </table:table-cell>
          <table:table-cell table:style-name="ce1"/>
          <table:table-cell office:value-type="float" office:value="23.203675862068966" table:formula="of:=AVERAGE([.C4:.AE4])" table:style-name="ce1">
            <text:p>23.20367586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4 thread(s)</text:p>
          </table:table-cell>
          <table:table-cell office:value-type="float" office:value="23.5121" table:style-name="ce1">
            <text:p>23.5121</text:p>
          </table:table-cell>
          <table:table-cell office:value-type="float" office:value="20.878799999999998" table:style-name="ce1">
            <text:p>20.8788</text:p>
          </table:table-cell>
          <table:table-cell office:value-type="float" office:value="21.9482" table:style-name="ce1">
            <text:p>21.9482</text:p>
          </table:table-cell>
          <table:table-cell office:value-type="float" office:value="20.822600000000001" table:style-name="ce1">
            <text:p>20.8226</text:p>
          </table:table-cell>
          <table:table-cell office:value-type="float" office:value="21.5425" table:style-name="ce1">
            <text:p>21.5425</text:p>
          </table:table-cell>
          <table:table-cell office:value-type="float" office:value="21.680800000000001" table:style-name="ce1">
            <text:p>21.6808</text:p>
          </table:table-cell>
          <table:table-cell office:value-type="float" office:value="21.270499999999998" table:style-name="ce1">
            <text:p>21.2705</text:p>
          </table:table-cell>
          <table:table-cell office:value-type="float" office:value="20.847100000000001" table:style-name="ce1">
            <text:p>20.8471</text:p>
          </table:table-cell>
          <table:table-cell office:value-type="float" office:value="21.970600000000001" table:style-name="ce1">
            <text:p>21.9706</text:p>
          </table:table-cell>
          <table:table-cell office:value-type="float" office:value="22.033200000000001" table:style-name="ce1">
            <text:p>22.0332</text:p>
          </table:table-cell>
          <table:table-cell office:value-type="float" office:value="22.346299999999999" table:style-name="ce1">
            <text:p>22.3463</text:p>
          </table:table-cell>
          <table:table-cell office:value-type="float" office:value="21.5929" table:style-name="ce1">
            <text:p>21.5929</text:p>
          </table:table-cell>
          <table:table-cell office:value-type="float" office:value="21.715800000000002" table:style-name="ce1">
            <text:p>21.7158</text:p>
          </table:table-cell>
          <table:table-cell office:value-type="float" office:value="20.112300000000001" table:style-name="ce1">
            <text:p>20.1123</text:p>
          </table:table-cell>
          <table:table-cell office:value-type="float" office:value="20.604199999999999" table:style-name="ce1">
            <text:p>20.6042</text:p>
          </table:table-cell>
          <table:table-cell office:value-type="float" office:value="21.658999999999999" table:style-name="ce1">
            <text:p>21.659</text:p>
          </table:table-cell>
          <table:table-cell office:value-type="float" office:value="21.335999999999999" table:style-name="ce1">
            <text:p>21.336</text:p>
          </table:table-cell>
          <table:table-cell office:value-type="float" office:value="21.676200000000001" table:style-name="ce1">
            <text:p>21.6762</text:p>
          </table:table-cell>
          <table:table-cell office:value-type="float" office:value="20.0715" table:style-name="ce1">
            <text:p>20.0715</text:p>
          </table:table-cell>
          <table:table-cell office:value-type="float" office:value="21.9392" table:style-name="ce1">
            <text:p>21.9392</text:p>
          </table:table-cell>
          <table:table-cell office:value-type="float" office:value="22.1191" table:style-name="ce1">
            <text:p>22.1191</text:p>
          </table:table-cell>
          <table:table-cell office:value-type="float" office:value="20.960899999999999" table:style-name="ce1">
            <text:p>20.9609</text:p>
          </table:table-cell>
          <table:table-cell office:value-type="float" office:value="20.942" table:style-name="ce1">
            <text:p>20.942</text:p>
          </table:table-cell>
          <table:table-cell office:value-type="float" office:value="21.6951" table:style-name="ce1">
            <text:p>21.6951</text:p>
          </table:table-cell>
          <table:table-cell office:value-type="float" office:value="22.1509" table:style-name="ce1">
            <text:p>22.1509</text:p>
          </table:table-cell>
          <table:table-cell office:value-type="float" office:value="21.366599999999998" table:style-name="ce1">
            <text:p>21.3666</text:p>
          </table:table-cell>
          <table:table-cell office:value-type="float" office:value="22.1663" table:style-name="ce1">
            <text:p>22.1663</text:p>
          </table:table-cell>
          <table:table-cell office:value-type="float" office:value="21.905100000000001" table:style-name="ce1">
            <text:p>21.9051</text:p>
          </table:table-cell>
          <table:table-cell office:value-type="float" office:value="21.963899999999999" table:style-name="ce1">
            <text:p>21.9639</text:p>
          </table:table-cell>
          <table:table-cell office:value-type="float" office:value="22.055399999999999" table:style-name="ce1">
            <text:p>22.0554</text:p>
          </table:table-cell>
          <table:table-cell table:style-name="ce1"/>
          <table:table-cell office:value-type="float" office:value="21.495620689655166" table:formula="of:=AVERAGE([.C5:.AE5])" table:style-name="ce1">
            <text:p>21.49562069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5 thread(s)</text:p>
          </table:table-cell>
          <table:table-cell office:value-type="float" office:value="20.375800000000002" table:style-name="ce1">
            <text:p>20.3758</text:p>
          </table:table-cell>
          <table:table-cell office:value-type="float" office:value="19.3446" table:style-name="ce1">
            <text:p>19.3446</text:p>
          </table:table-cell>
          <table:table-cell office:value-type="float" office:value="19.247900000000001" table:style-name="ce1">
            <text:p>19.2479</text:p>
          </table:table-cell>
          <table:table-cell office:value-type="float" office:value="19.2042" table:style-name="ce1">
            <text:p>19.2042</text:p>
          </table:table-cell>
          <table:table-cell office:value-type="float" office:value="19.205100000000002" table:style-name="ce1">
            <text:p>19.2051</text:p>
          </table:table-cell>
          <table:table-cell office:value-type="float" office:value="20.0535" table:style-name="ce1">
            <text:p>20.0535</text:p>
          </table:table-cell>
          <table:table-cell office:value-type="float" office:value="19.854299999999999" table:style-name="ce1">
            <text:p>19.8543</text:p>
          </table:table-cell>
          <table:table-cell office:value-type="float" office:value="19.340499999999999" table:style-name="ce1">
            <text:p>19.3405</text:p>
          </table:table-cell>
          <table:table-cell office:value-type="float" office:value="19.249700000000001" table:style-name="ce1">
            <text:p>19.2497</text:p>
          </table:table-cell>
          <table:table-cell office:value-type="float" office:value="19.619499999999999" table:style-name="ce1">
            <text:p>19.6195</text:p>
          </table:table-cell>
          <table:table-cell office:value-type="float" office:value="19.602599999999999" table:style-name="ce1">
            <text:p>19.6026</text:p>
          </table:table-cell>
          <table:table-cell office:value-type="float" office:value="19.618099999999998" table:style-name="ce1">
            <text:p>19.6181</text:p>
          </table:table-cell>
          <table:table-cell office:value-type="float" office:value="18.6905" table:style-name="ce1">
            <text:p>18.6905</text:p>
          </table:table-cell>
          <table:table-cell office:value-type="float" office:value="19.358599999999999" table:style-name="ce1">
            <text:p>19.3586</text:p>
          </table:table-cell>
          <table:table-cell office:value-type="float" office:value="19.166699999999999" table:style-name="ce1">
            <text:p>19.1667</text:p>
          </table:table-cell>
          <table:table-cell office:value-type="float" office:value="19.495799999999999" table:style-name="ce1">
            <text:p>19.4958</text:p>
          </table:table-cell>
          <table:table-cell office:value-type="float" office:value="19.4771" table:style-name="ce1">
            <text:p>19.4771</text:p>
          </table:table-cell>
          <table:table-cell office:value-type="float" office:value="18.929600000000001" table:style-name="ce1">
            <text:p>18.9296</text:p>
          </table:table-cell>
          <table:table-cell office:value-type="float" office:value="19.064699999999998" table:style-name="ce1">
            <text:p>19.0647</text:p>
          </table:table-cell>
          <table:table-cell office:value-type="float" office:value="19.641400000000001" table:style-name="ce1">
            <text:p>19.6414</text:p>
          </table:table-cell>
          <table:table-cell office:value-type="float" office:value="19.651599999999998" table:style-name="ce1">
            <text:p>19.6516</text:p>
          </table:table-cell>
          <table:table-cell office:value-type="float" office:value="19.010000000000002" table:style-name="ce1">
            <text:p>19.01</text:p>
          </table:table-cell>
          <table:table-cell office:value-type="float" office:value="19.305" table:style-name="ce1">
            <text:p>19.305</text:p>
          </table:table-cell>
          <table:table-cell office:value-type="float" office:value="19.3108" table:style-name="ce1">
            <text:p>19.3108</text:p>
          </table:table-cell>
          <table:table-cell office:value-type="float" office:value="19.787600000000001" table:style-name="ce1">
            <text:p>19.7876</text:p>
          </table:table-cell>
          <table:table-cell office:value-type="float" office:value="19.051600000000001" table:style-name="ce1">
            <text:p>19.0516</text:p>
          </table:table-cell>
          <table:table-cell office:value-type="float" office:value="19.1661" table:style-name="ce1">
            <text:p>19.1661</text:p>
          </table:table-cell>
          <table:table-cell office:value-type="float" office:value="19.608499999999999" table:style-name="ce1">
            <text:p>19.6085</text:p>
          </table:table-cell>
          <table:table-cell office:value-type="float" office:value="19.5458" table:style-name="ce1">
            <text:p>19.5458</text:p>
          </table:table-cell>
          <table:table-cell office:value-type="float" office:value="19.414200000000001" table:style-name="ce1">
            <text:p>19.4142</text:p>
          </table:table-cell>
          <table:table-cell table:style-name="ce1"/>
          <table:table-cell office:value-type="float" office:value="19.37984827586207" table:formula="of:=AVERAGE([.C6:.AE6])" table:style-name="ce1">
            <text:p>19.37984828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6 thread(s)</text:p>
          </table:table-cell>
          <table:table-cell office:value-type="float" office:value="23.145099999999999" table:style-name="ce1">
            <text:p>23.1451</text:p>
          </table:table-cell>
          <table:table-cell office:value-type="float" office:value="20.6904" table:style-name="ce1">
            <text:p>20.6904</text:p>
          </table:table-cell>
          <table:table-cell office:value-type="float" office:value="20.588200000000001" table:style-name="ce1">
            <text:p>20.5882</text:p>
          </table:table-cell>
          <table:table-cell office:value-type="float" office:value="20.889900000000001" table:style-name="ce1">
            <text:p>20.8899</text:p>
          </table:table-cell>
          <table:table-cell office:value-type="float" office:value="21.055900000000001" table:style-name="ce1">
            <text:p>21.0559</text:p>
          </table:table-cell>
          <table:table-cell office:value-type="float" office:value="20.351099999999999" table:style-name="ce1">
            <text:p>20.3511</text:p>
          </table:table-cell>
          <table:table-cell office:value-type="float" office:value="20.334499999999998" table:style-name="ce1">
            <text:p>20.3345</text:p>
          </table:table-cell>
          <table:table-cell office:value-type="float" office:value="19.575600000000001" table:style-name="ce1">
            <text:p>19.5756</text:p>
          </table:table-cell>
          <table:table-cell office:value-type="float" office:value="20.758500000000002" table:style-name="ce1">
            <text:p>20.7585</text:p>
          </table:table-cell>
          <table:table-cell office:value-type="float" office:value="19.708400000000001" table:style-name="ce1">
            <text:p>19.7084</text:p>
          </table:table-cell>
          <table:table-cell office:value-type="float" office:value="20.337700000000002" table:style-name="ce1">
            <text:p>20.3377</text:p>
          </table:table-cell>
          <table:table-cell office:value-type="float" office:value="20.5075" table:style-name="ce1">
            <text:p>20.5075</text:p>
          </table:table-cell>
          <table:table-cell office:value-type="float" office:value="19.867699999999999" table:style-name="ce1">
            <text:p>19.8677</text:p>
          </table:table-cell>
          <table:table-cell office:value-type="float" office:value="20.3537" table:style-name="ce1">
            <text:p>20.3537</text:p>
          </table:table-cell>
          <table:table-cell office:value-type="float" office:value="20.328399999999998" table:style-name="ce1">
            <text:p>20.3284</text:p>
          </table:table-cell>
          <table:table-cell office:value-type="float" office:value="20.238099999999999" table:style-name="ce1">
            <text:p>20.2381</text:p>
          </table:table-cell>
          <table:table-cell office:value-type="float" office:value="19.706" table:style-name="ce1">
            <text:p>19.706</text:p>
          </table:table-cell>
          <table:table-cell office:value-type="float" office:value="19.553100000000001" table:style-name="ce1">
            <text:p>19.5531</text:p>
          </table:table-cell>
          <table:table-cell office:value-type="float" office:value="19.629100000000001" table:style-name="ce1">
            <text:p>19.6291</text:p>
          </table:table-cell>
          <table:table-cell office:value-type="float" office:value="19.5228" table:style-name="ce1">
            <text:p>19.5228</text:p>
          </table:table-cell>
          <table:table-cell office:value-type="float" office:value="20.61" table:style-name="ce1">
            <text:p>20.61</text:p>
          </table:table-cell>
          <table:table-cell office:value-type="float" office:value="20.077000000000002" table:style-name="ce1">
            <text:p>20.077</text:p>
          </table:table-cell>
          <table:table-cell office:value-type="float" office:value="20.209800000000001" table:style-name="ce1">
            <text:p>20.2098</text:p>
          </table:table-cell>
          <table:table-cell office:value-type="float" office:value="20.610600000000002" table:style-name="ce1">
            <text:p>20.6106</text:p>
          </table:table-cell>
          <table:table-cell office:value-type="float" office:value="19.753799999999998" table:style-name="ce1">
            <text:p>19.7538</text:p>
          </table:table-cell>
          <table:table-cell office:value-type="float" office:value="20.0945" table:style-name="ce1">
            <text:p>20.0945</text:p>
          </table:table-cell>
          <table:table-cell office:value-type="float" office:value="19.534500000000001" table:style-name="ce1">
            <text:p>19.5345</text:p>
          </table:table-cell>
          <table:table-cell office:value-type="float" office:value="20.032499999999999" table:style-name="ce1">
            <text:p>20.0325</text:p>
          </table:table-cell>
          <table:table-cell office:value-type="float" office:value="19.423500000000001" table:style-name="ce1">
            <text:p>19.4235</text:p>
          </table:table-cell>
          <table:table-cell office:value-type="float" office:value="20.543299999999999" table:style-name="ce1">
            <text:p>20.5433</text:p>
          </table:table-cell>
          <table:table-cell table:style-name="ce1"/>
          <table:table-cell office:value-type="float" office:value="20.168486206896553" table:formula="of:=AVERAGE([.C7:.AE7])" table:style-name="ce1">
            <text:p>20.16848621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7 thread(s)</text:p>
          </table:table-cell>
          <table:table-cell office:value-type="float" office:value="20.278600000000001" table:style-name="ce1">
            <text:p>20.2786</text:p>
          </table:table-cell>
          <table:table-cell office:value-type="float" office:value="15.0085" table:style-name="ce1">
            <text:p>15.0085</text:p>
          </table:table-cell>
          <table:table-cell office:value-type="float" office:value="14.834300000000001" table:style-name="ce1">
            <text:p>14.8343</text:p>
          </table:table-cell>
          <table:table-cell office:value-type="float" office:value="14.366899999999999" table:style-name="ce1">
            <text:p>14.3669</text:p>
          </table:table-cell>
          <table:table-cell office:value-type="float" office:value="14.718999999999999" table:style-name="ce1">
            <text:p>14.719</text:p>
          </table:table-cell>
          <table:table-cell office:value-type="float" office:value="15.177099999999999" table:style-name="ce1">
            <text:p>15.1771</text:p>
          </table:table-cell>
          <table:table-cell office:value-type="float" office:value="14.808999999999999" table:style-name="ce1">
            <text:p>14.809</text:p>
          </table:table-cell>
          <table:table-cell office:value-type="float" office:value="14.355600000000001" table:style-name="ce1">
            <text:p>14.3556</text:p>
          </table:table-cell>
          <table:table-cell office:value-type="float" office:value="14.6998" table:style-name="ce1">
            <text:p>14.6998</text:p>
          </table:table-cell>
          <table:table-cell office:value-type="float" office:value="14.9834" table:style-name="ce1">
            <text:p>14.9834</text:p>
          </table:table-cell>
          <table:table-cell office:value-type="float" office:value="15.076599999999999" table:style-name="ce1">
            <text:p>15.0766</text:p>
          </table:table-cell>
          <table:table-cell office:value-type="float" office:value="15.140700000000001" table:style-name="ce1">
            <text:p>15.1407</text:p>
          </table:table-cell>
          <table:table-cell office:value-type="float" office:value="14.4057" table:style-name="ce1">
            <text:p>14.4057</text:p>
          </table:table-cell>
          <table:table-cell office:value-type="float" office:value="14.934200000000001" table:style-name="ce1">
            <text:p>14.9342</text:p>
          </table:table-cell>
          <table:table-cell office:value-type="float" office:value="14.9954" table:style-name="ce1">
            <text:p>14.9954</text:p>
          </table:table-cell>
          <table:table-cell office:value-type="float" office:value="14.9785" table:style-name="ce1">
            <text:p>14.9785</text:p>
          </table:table-cell>
          <table:table-cell office:value-type="float" office:value="15.236499999999999" table:style-name="ce1">
            <text:p>15.2365</text:p>
          </table:table-cell>
          <table:table-cell office:value-type="float" office:value="14.770300000000001" table:style-name="ce1">
            <text:p>14.7703</text:p>
          </table:table-cell>
          <table:table-cell office:value-type="float" office:value="14.929600000000001" table:style-name="ce1">
            <text:p>14.9296</text:p>
          </table:table-cell>
          <table:table-cell office:value-type="float" office:value="14.925800000000001" table:style-name="ce1">
            <text:p>14.9258</text:p>
          </table:table-cell>
          <table:table-cell office:value-type="float" office:value="15.2042" table:style-name="ce1">
            <text:p>15.2042</text:p>
          </table:table-cell>
          <table:table-cell office:value-type="float" office:value="14.6281" table:style-name="ce1">
            <text:p>14.6281</text:p>
          </table:table-cell>
          <table:table-cell office:value-type="float" office:value="14.5929" table:style-name="ce1">
            <text:p>14.5929</text:p>
          </table:table-cell>
          <table:table-cell office:value-type="float" office:value="14.7758" table:style-name="ce1">
            <text:p>14.7758</text:p>
          </table:table-cell>
          <table:table-cell office:value-type="float" office:value="14.826499999999999" table:style-name="ce1">
            <text:p>14.8265</text:p>
          </table:table-cell>
          <table:table-cell office:value-type="float" office:value="14.762700000000001" table:style-name="ce1">
            <text:p>14.7627</text:p>
          </table:table-cell>
          <table:table-cell office:value-type="float" office:value="14.47" table:style-name="ce1">
            <text:p>14.47</text:p>
          </table:table-cell>
          <table:table-cell office:value-type="float" office:value="14.866099999999999" table:style-name="ce1">
            <text:p>14.8661</text:p>
          </table:table-cell>
          <table:table-cell office:value-type="float" office:value="14.6281" table:style-name="ce1">
            <text:p>14.6281</text:p>
          </table:table-cell>
          <table:table-cell office:value-type="float" office:value="14.551" table:style-name="ce1">
            <text:p>14.551</text:p>
          </table:table-cell>
          <table:table-cell table:style-name="ce1"/>
          <table:table-cell office:value-type="float" office:value="14.815596551724139" table:formula="of:=AVERAGE([.C8:.AE8])" table:style-name="ce1">
            <text:p>14.81559655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8 thread(s)</text:p>
          </table:table-cell>
          <table:table-cell office:value-type="float" office:value="21.825900000000001" table:style-name="ce1">
            <text:p>21.8259</text:p>
          </table:table-cell>
          <table:table-cell office:value-type="float" office:value="16.161799999999999" table:style-name="ce1">
            <text:p>16.1618</text:p>
          </table:table-cell>
          <table:table-cell office:value-type="float" office:value="13.524100000000001" table:style-name="ce1">
            <text:p>13.5241</text:p>
          </table:table-cell>
          <table:table-cell office:value-type="float" office:value="16.450099999999999" table:style-name="ce1">
            <text:p>16.4501</text:p>
          </table:table-cell>
          <table:table-cell office:value-type="float" office:value="16.406400000000001" table:style-name="ce1">
            <text:p>16.4064</text:p>
          </table:table-cell>
          <table:table-cell office:value-type="float" office:value="16.573" table:style-name="ce1">
            <text:p>16.573</text:p>
          </table:table-cell>
          <table:table-cell office:value-type="float" office:value="16.6111" table:style-name="ce1">
            <text:p>16.6111</text:p>
          </table:table-cell>
          <table:table-cell office:value-type="float" office:value="16.372900000000001" table:style-name="ce1">
            <text:p>16.3729</text:p>
          </table:table-cell>
          <table:table-cell office:value-type="float" office:value="17.784199999999998" table:style-name="ce1">
            <text:p>17.7842</text:p>
          </table:table-cell>
          <table:table-cell office:value-type="float" office:value="17.277200000000001" table:style-name="ce1">
            <text:p>17.2772</text:p>
          </table:table-cell>
          <table:table-cell office:value-type="float" office:value="16.0228" table:style-name="ce1">
            <text:p>16.0228</text:p>
          </table:table-cell>
          <table:table-cell office:value-type="float" office:value="14.183400000000001" table:style-name="ce1">
            <text:p>14.1834</text:p>
          </table:table-cell>
          <table:table-cell office:value-type="float" office:value="16.4495" table:style-name="ce1">
            <text:p>16.4495</text:p>
          </table:table-cell>
          <table:table-cell office:value-type="float" office:value="16.293700000000001" table:style-name="ce1">
            <text:p>16.2937</text:p>
          </table:table-cell>
          <table:table-cell office:value-type="float" office:value="16.070599999999999" table:style-name="ce1">
            <text:p>16.0706</text:p>
          </table:table-cell>
          <table:table-cell office:value-type="float" office:value="16.2349" table:style-name="ce1">
            <text:p>16.2349</text:p>
          </table:table-cell>
          <table:table-cell office:value-type="float" office:value="13.498200000000001" table:style-name="ce1">
            <text:p>13.4982</text:p>
          </table:table-cell>
          <table:table-cell office:value-type="float" office:value="13.8095" table:style-name="ce1">
            <text:p>13.8095</text:p>
          </table:table-cell>
          <table:table-cell office:value-type="float" office:value="13.839499999999999" table:style-name="ce1">
            <text:p>13.8395</text:p>
          </table:table-cell>
          <table:table-cell office:value-type="float" office:value="13.5596" table:style-name="ce1">
            <text:p>13.5596</text:p>
          </table:table-cell>
          <table:table-cell office:value-type="float" office:value="13.880599999999999" table:style-name="ce1">
            <text:p>13.8806</text:p>
          </table:table-cell>
          <table:table-cell office:value-type="float" office:value="16.582599999999999" table:style-name="ce1">
            <text:p>16.5826</text:p>
          </table:table-cell>
          <table:table-cell office:value-type="float" office:value="16.098299999999998" table:style-name="ce1">
            <text:p>16.0983</text:p>
          </table:table-cell>
          <table:table-cell office:value-type="float" office:value="16.188600000000001" table:style-name="ce1">
            <text:p>16.1886</text:p>
          </table:table-cell>
          <table:table-cell office:value-type="float" office:value="16.005700000000001" table:style-name="ce1">
            <text:p>16.0057</text:p>
          </table:table-cell>
          <table:table-cell office:value-type="float" office:value="13.956899999999999" table:style-name="ce1">
            <text:p>13.9569</text:p>
          </table:table-cell>
          <table:table-cell office:value-type="float" office:value="13.689500000000001" table:style-name="ce1">
            <text:p>13.6895</text:p>
          </table:table-cell>
          <table:table-cell office:value-type="float" office:value="15.6227" table:style-name="ce1">
            <text:p>15.6227</text:p>
          </table:table-cell>
          <table:table-cell office:value-type="float" office:value="13.468500000000001" table:style-name="ce1">
            <text:p>13.4685</text:p>
          </table:table-cell>
          <table:table-cell office:value-type="float" office:value="18.064399999999999" table:style-name="ce1">
            <text:p>18.0644</text:p>
          </table:table-cell>
          <table:table-cell table:style-name="ce1"/>
          <table:table-cell office:value-type="float" office:value="15.540699999999999" table:formula="of:=AVERAGE([.C9:.AE9])" table:style-name="ce1">
            <text:p>15.5407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9 thread(s)</text:p>
          </table:table-cell>
          <table:table-cell office:value-type="float" office:value="21.908899999999999" table:style-name="ce1">
            <text:p>21.9089</text:p>
          </table:table-cell>
          <table:table-cell office:value-type="float" office:value="19.214099999999998" table:style-name="ce1">
            <text:p>19.2141</text:p>
          </table:table-cell>
          <table:table-cell office:value-type="float" office:value="17.564599999999999" table:style-name="ce1">
            <text:p>17.5646</text:p>
          </table:table-cell>
          <table:table-cell office:value-type="float" office:value="18.691099999999999" table:style-name="ce1">
            <text:p>18.6911</text:p>
          </table:table-cell>
          <table:table-cell office:value-type="float" office:value="19.542899999999999" table:style-name="ce1">
            <text:p>19.5429</text:p>
          </table:table-cell>
          <table:table-cell office:value-type="float" office:value="19.042899999999999" table:style-name="ce1">
            <text:p>19.0429</text:p>
          </table:table-cell>
          <table:table-cell office:value-type="float" office:value="19.5199" table:style-name="ce1">
            <text:p>19.5199</text:p>
          </table:table-cell>
          <table:table-cell office:value-type="float" office:value="18.824200000000001" table:style-name="ce1">
            <text:p>18.8242</text:p>
          </table:table-cell>
          <table:table-cell office:value-type="float" office:value="19.220300000000002" table:style-name="ce1">
            <text:p>19.2203</text:p>
          </table:table-cell>
          <table:table-cell office:value-type="float" office:value="19.388300000000001" table:style-name="ce1">
            <text:p>19.3883</text:p>
          </table:table-cell>
          <table:table-cell office:value-type="float" office:value="19.011399999999998" table:style-name="ce1">
            <text:p>19.0114</text:p>
          </table:table-cell>
          <table:table-cell office:value-type="float" office:value="18.857099999999999" table:style-name="ce1">
            <text:p>18.8571</text:p>
          </table:table-cell>
          <table:table-cell office:value-type="float" office:value="19.361799999999999" table:style-name="ce1">
            <text:p>19.3618</text:p>
          </table:table-cell>
          <table:table-cell office:value-type="float" office:value="19.233899999999998" table:style-name="ce1">
            <text:p>19.2339</text:p>
          </table:table-cell>
          <table:table-cell office:value-type="float" office:value="18.405100000000001" table:style-name="ce1">
            <text:p>18.4051</text:p>
          </table:table-cell>
          <table:table-cell office:value-type="float" office:value="19.084800000000001" table:style-name="ce1">
            <text:p>19.0848</text:p>
          </table:table-cell>
          <table:table-cell office:value-type="float" office:value="18.841699999999999" table:style-name="ce1">
            <text:p>18.8417</text:p>
          </table:table-cell>
          <table:table-cell office:value-type="float" office:value="18.713799999999999" table:style-name="ce1">
            <text:p>18.7138</text:p>
          </table:table-cell>
          <table:table-cell office:value-type="float" office:value="19.404" table:style-name="ce1">
            <text:p>19.404</text:p>
          </table:table-cell>
          <table:table-cell office:value-type="float" office:value="18.7974" table:style-name="ce1">
            <text:p>18.7974</text:p>
          </table:table-cell>
          <table:table-cell office:value-type="float" office:value="19.498100000000001" table:style-name="ce1">
            <text:p>19.4981</text:p>
          </table:table-cell>
          <table:table-cell office:value-type="float" office:value="18.726900000000001" table:style-name="ce1">
            <text:p>18.7269</text:p>
          </table:table-cell>
          <table:table-cell office:value-type="float" office:value="18.520700000000001" table:style-name="ce1">
            <text:p>18.5207</text:p>
          </table:table-cell>
          <table:table-cell office:value-type="float" office:value="19.007400000000001" table:style-name="ce1">
            <text:p>19.0074</text:p>
          </table:table-cell>
          <table:table-cell office:value-type="float" office:value="18.935700000000001" table:style-name="ce1">
            <text:p>18.9357</text:p>
          </table:table-cell>
          <table:table-cell office:value-type="float" office:value="18.789200000000001" table:style-name="ce1">
            <text:p>18.7892</text:p>
          </table:table-cell>
          <table:table-cell office:value-type="float" office:value="19.172499999999999" table:style-name="ce1">
            <text:p>19.1725</text:p>
          </table:table-cell>
          <table:table-cell office:value-type="float" office:value="17.949000000000002" table:style-name="ce1">
            <text:p>17.949</text:p>
          </table:table-cell>
          <table:table-cell office:value-type="float" office:value="19.003" table:style-name="ce1">
            <text:p>19.003</text:p>
          </table:table-cell>
          <table:table-cell office:value-type="float" office:value="19.1145" table:style-name="ce1">
            <text:p>19.1145</text:p>
          </table:table-cell>
          <table:table-cell table:style-name="ce1"/>
          <table:table-cell office:value-type="float" office:value="18.946079310344832" table:formula="of:=AVERAGE([.C10:.AE10])" table:style-name="ce1">
            <text:p>18.94607931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10 thread(s)</text:p>
          </table:table-cell>
          <table:table-cell office:value-type="float" office:value="20.059000000000001" table:style-name="ce1">
            <text:p>20.059</text:p>
          </table:table-cell>
          <table:table-cell office:value-type="float" office:value="18.570799999999998" table:style-name="ce1">
            <text:p>18.5708</text:p>
          </table:table-cell>
          <table:table-cell office:value-type="float" office:value="18.328199999999999" table:style-name="ce1">
            <text:p>18.3282</text:p>
          </table:table-cell>
          <table:table-cell office:value-type="float" office:value="18.6343" table:style-name="ce1">
            <text:p>18.6343</text:p>
          </table:table-cell>
          <table:table-cell office:value-type="float" office:value="18.981999999999999" table:style-name="ce1">
            <text:p>18.982</text:p>
          </table:table-cell>
          <table:table-cell office:value-type="float" office:value="19.068200000000001" table:style-name="ce1">
            <text:p>19.0682</text:p>
          </table:table-cell>
          <table:table-cell office:value-type="float" office:value="17.8398" table:style-name="ce1">
            <text:p>17.8398</text:p>
          </table:table-cell>
          <table:table-cell office:value-type="float" office:value="20.582599999999999" table:style-name="ce1">
            <text:p>20.5826</text:p>
          </table:table-cell>
          <table:table-cell office:value-type="float" office:value="17.9511" table:style-name="ce1">
            <text:p>17.9511</text:p>
          </table:table-cell>
          <table:table-cell office:value-type="float" office:value="18.108899999999998" table:style-name="ce1">
            <text:p>18.1089</text:p>
          </table:table-cell>
          <table:table-cell office:value-type="float" office:value="18.402799999999999" table:style-name="ce1">
            <text:p>18.4028</text:p>
          </table:table-cell>
          <table:table-cell office:value-type="float" office:value="18.263000000000002" table:style-name="ce1">
            <text:p>18.263</text:p>
          </table:table-cell>
          <table:table-cell office:value-type="float" office:value="18.332000000000001" table:style-name="ce1">
            <text:p>18.332</text:p>
          </table:table-cell>
          <table:table-cell office:value-type="float" office:value="18.569600000000001" table:style-name="ce1">
            <text:p>18.5696</text:p>
          </table:table-cell>
          <table:table-cell office:value-type="float" office:value="17.815899999999999" table:style-name="ce1">
            <text:p>17.8159</text:p>
          </table:table-cell>
          <table:table-cell office:value-type="float" office:value="20.758800000000001" table:style-name="ce1">
            <text:p>20.7588</text:p>
          </table:table-cell>
          <table:table-cell office:value-type="float" office:value="17.805199999999999" table:style-name="ce1">
            <text:p>17.8052</text:p>
          </table:table-cell>
          <table:table-cell office:value-type="float" office:value="18.4392" table:style-name="ce1">
            <text:p>18.4392</text:p>
          </table:table-cell>
          <table:table-cell office:value-type="float" office:value="19.336500000000001" table:style-name="ce1">
            <text:p>19.3365</text:p>
          </table:table-cell>
          <table:table-cell office:value-type="float" office:value="18.5976" table:style-name="ce1">
            <text:p>18.5976</text:p>
          </table:table-cell>
          <table:table-cell office:value-type="float" office:value="18.4788" table:style-name="ce1">
            <text:p>18.4788</text:p>
          </table:table-cell>
          <table:table-cell office:value-type="float" office:value="18.447299999999998" table:style-name="ce1">
            <text:p>18.4473</text:p>
          </table:table-cell>
          <table:table-cell office:value-type="float" office:value="17.813600000000001" table:style-name="ce1">
            <text:p>17.8136</text:p>
          </table:table-cell>
          <table:table-cell office:value-type="float" office:value="18.7438" table:style-name="ce1">
            <text:p>18.7438</text:p>
          </table:table-cell>
          <table:table-cell office:value-type="float" office:value="19.247299999999999" table:style-name="ce1">
            <text:p>19.2473</text:p>
          </table:table-cell>
          <table:table-cell office:value-type="float" office:value="20.754200000000001" table:style-name="ce1">
            <text:p>20.7542</text:p>
          </table:table-cell>
          <table:table-cell office:value-type="float" office:value="19.569099999999999" table:style-name="ce1">
            <text:p>19.5691</text:p>
          </table:table-cell>
          <table:table-cell office:value-type="float" office:value="18.0489" table:style-name="ce1">
            <text:p>18.0489</text:p>
          </table:table-cell>
          <table:table-cell office:value-type="float" office:value="18.451699999999999" table:style-name="ce1">
            <text:p>18.4517</text:p>
          </table:table-cell>
          <table:table-cell office:value-type="float" office:value="19.327999999999999" table:style-name="ce1">
            <text:p>19.328</text:p>
          </table:table-cell>
          <table:table-cell table:style-name="ce1"/>
          <table:table-cell office:value-type="float" office:value="18.733420689655169" table:formula="of:=AVERAGE([.C11:.AE11])" table:style-name="ce1">
            <text:p>18.73342069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11 thread(s)</text:p>
          </table:table-cell>
          <table:table-cell office:value-type="float" office:value="19.4209" table:style-name="ce1">
            <text:p>19.4209</text:p>
          </table:table-cell>
          <table:table-cell office:value-type="float" office:value="20.047899999999998" table:style-name="ce1">
            <text:p>20.0479</text:p>
          </table:table-cell>
          <table:table-cell office:value-type="float" office:value="15.2217" table:style-name="ce1">
            <text:p>15.2217</text:p>
          </table:table-cell>
          <table:table-cell office:value-type="float" office:value="18.430099999999999" table:style-name="ce1">
            <text:p>18.4301</text:p>
          </table:table-cell>
          <table:table-cell office:value-type="float" office:value="18.453199999999999" table:style-name="ce1">
            <text:p>18.4532</text:p>
          </table:table-cell>
          <table:table-cell office:value-type="float" office:value="18.752800000000001" table:style-name="ce1">
            <text:p>18.7528</text:p>
          </table:table-cell>
          <table:table-cell office:value-type="float" office:value="18.161300000000001" table:style-name="ce1">
            <text:p>18.1613</text:p>
          </table:table-cell>
          <table:table-cell office:value-type="float" office:value="18.212900000000001" table:style-name="ce1">
            <text:p>18.2129</text:p>
          </table:table-cell>
          <table:table-cell office:value-type="float" office:value="18.433399999999999" table:style-name="ce1">
            <text:p>18.4334</text:p>
          </table:table-cell>
          <table:table-cell office:value-type="float" office:value="17.3584" table:style-name="ce1">
            <text:p>17.3584</text:p>
          </table:table-cell>
          <table:table-cell office:value-type="float" office:value="17.9467" table:style-name="ce1">
            <text:p>17.9467</text:p>
          </table:table-cell>
          <table:table-cell office:value-type="float" office:value="20.432600000000001" table:style-name="ce1">
            <text:p>20.4326</text:p>
          </table:table-cell>
          <table:table-cell office:value-type="float" office:value="18.833500000000001" table:style-name="ce1">
            <text:p>18.8335</text:p>
          </table:table-cell>
          <table:table-cell office:value-type="float" office:value="19.867699999999999" table:style-name="ce1">
            <text:p>19.8677</text:p>
          </table:table-cell>
          <table:table-cell office:value-type="float" office:value="17.476400000000002" table:style-name="ce1">
            <text:p>17.4764</text:p>
          </table:table-cell>
          <table:table-cell office:value-type="float" office:value="18.4922" table:style-name="ce1">
            <text:p>18.4922</text:p>
          </table:table-cell>
          <table:table-cell office:value-type="float" office:value="18.476700000000001" table:style-name="ce1">
            <text:p>18.4767</text:p>
          </table:table-cell>
          <table:table-cell office:value-type="float" office:value="18.027999999999999" table:style-name="ce1">
            <text:p>18.028</text:p>
          </table:table-cell>
          <table:table-cell office:value-type="float" office:value="17.743099999999998" table:style-name="ce1">
            <text:p>17.7431</text:p>
          </table:table-cell>
          <table:table-cell office:value-type="float" office:value="18.453399999999998" table:style-name="ce1">
            <text:p>18.4534</text:p>
          </table:table-cell>
          <table:table-cell office:value-type="float" office:value="18.067599999999999" table:style-name="ce1">
            <text:p>18.0676</text:p>
          </table:table-cell>
          <table:table-cell office:value-type="float" office:value="18.047799999999999" table:style-name="ce1">
            <text:p>18.0478</text:p>
          </table:table-cell>
          <table:table-cell office:value-type="float" office:value="17.5442" table:style-name="ce1">
            <text:p>17.5442</text:p>
          </table:table-cell>
          <table:table-cell office:value-type="float" office:value="17.484200000000001" table:style-name="ce1">
            <text:p>17.4842</text:p>
          </table:table-cell>
          <table:table-cell office:value-type="float" office:value="18.503" table:style-name="ce1">
            <text:p>18.503</text:p>
          </table:table-cell>
          <table:table-cell office:value-type="float" office:value="18.590299999999999" table:style-name="ce1">
            <text:p>18.5903</text:p>
          </table:table-cell>
          <table:table-cell office:value-type="float" office:value="19.149799999999999" table:style-name="ce1">
            <text:p>19.1498</text:p>
          </table:table-cell>
          <table:table-cell office:value-type="float" office:value="17.709599999999998" table:style-name="ce1">
            <text:p>17.7096</text:p>
          </table:table-cell>
          <table:table-cell office:value-type="float" office:value="17.961300000000001" table:style-name="ce1">
            <text:p>17.9613</text:p>
          </table:table-cell>
          <table:table-cell office:value-type="float" office:value="17.744599999999998" table:style-name="ce1">
            <text:p>17.7446</text:p>
          </table:table-cell>
          <table:table-cell table:style-name="ce1"/>
          <table:table-cell office:value-type="float" office:value="18.262910344827588" table:formula="of:=AVERAGE([.C12:.AE12])" table:style-name="ce1">
            <text:p>18.26291034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12 thread(s)</text:p>
          </table:table-cell>
          <table:table-cell office:value-type="float" office:value="18.170999999999999" table:style-name="ce1">
            <text:p>18.171</text:p>
          </table:table-cell>
          <table:table-cell office:value-type="float" office:value="18.516100000000002" table:style-name="ce1">
            <text:p>18.5161</text:p>
          </table:table-cell>
          <table:table-cell office:value-type="float" office:value="17.652899999999999" table:style-name="ce1">
            <text:p>17.6529</text:p>
          </table:table-cell>
          <table:table-cell office:value-type="float" office:value="17.5672" table:style-name="ce1">
            <text:p>17.5672</text:p>
          </table:table-cell>
          <table:table-cell office:value-type="float" office:value="19.4803" table:style-name="ce1">
            <text:p>19.4803</text:p>
          </table:table-cell>
          <table:table-cell office:value-type="float" office:value="18.2455" table:style-name="ce1">
            <text:p>18.2455</text:p>
          </table:table-cell>
          <table:table-cell office:value-type="float" office:value="17.379100000000001" table:style-name="ce1">
            <text:p>17.3791</text:p>
          </table:table-cell>
          <table:table-cell office:value-type="float" office:value="17.883800000000001" table:style-name="ce1">
            <text:p>17.8838</text:p>
          </table:table-cell>
          <table:table-cell office:value-type="float" office:value="18.177700000000002" table:style-name="ce1">
            <text:p>18.1777</text:p>
          </table:table-cell>
          <table:table-cell office:value-type="float" office:value="17.324100000000001" table:style-name="ce1">
            <text:p>17.3241</text:p>
          </table:table-cell>
          <table:table-cell office:value-type="float" office:value="17.622299999999999" table:style-name="ce1">
            <text:p>17.6223</text:p>
          </table:table-cell>
          <table:table-cell office:value-type="float" office:value="17.7897" table:style-name="ce1">
            <text:p>17.7897</text:p>
          </table:table-cell>
          <table:table-cell office:value-type="float" office:value="17.673500000000001" table:style-name="ce1">
            <text:p>17.6735</text:p>
          </table:table-cell>
          <table:table-cell office:value-type="float" office:value="17.7592" table:style-name="ce1">
            <text:p>17.7592</text:p>
          </table:table-cell>
          <table:table-cell office:value-type="float" office:value="16.756499999999999" table:style-name="ce1">
            <text:p>16.7565</text:p>
          </table:table-cell>
          <table:table-cell office:value-type="float" office:value="17.977599999999999" table:style-name="ce1">
            <text:p>17.9776</text:p>
          </table:table-cell>
          <table:table-cell office:value-type="float" office:value="17.4816" table:style-name="ce1">
            <text:p>17.4816</text:p>
          </table:table-cell>
          <table:table-cell office:value-type="float" office:value="19.383299999999998" table:style-name="ce1">
            <text:p>19.3833</text:p>
          </table:table-cell>
          <table:table-cell office:value-type="float" office:value="17.789200000000001" table:style-name="ce1">
            <text:p>17.7892</text:p>
          </table:table-cell>
          <table:table-cell office:value-type="float" office:value="17.932700000000001" table:style-name="ce1">
            <text:p>17.9327</text:p>
          </table:table-cell>
          <table:table-cell office:value-type="float" office:value="17.382000000000001" table:style-name="ce1">
            <text:p>17.382</text:p>
          </table:table-cell>
          <table:table-cell office:value-type="float" office:value="17.325800000000001" table:style-name="ce1">
            <text:p>17.3258</text:p>
          </table:table-cell>
          <table:table-cell office:value-type="float" office:value="17.7056" table:style-name="ce1">
            <text:p>17.7056</text:p>
          </table:table-cell>
          <table:table-cell office:value-type="float" office:value="16.662700000000001" table:style-name="ce1">
            <text:p>16.6627</text:p>
          </table:table-cell>
          <table:table-cell office:value-type="float" office:value="17.490300000000001" table:style-name="ce1">
            <text:p>17.4903</text:p>
          </table:table-cell>
          <table:table-cell office:value-type="float" office:value="17.951699999999999" table:style-name="ce1">
            <text:p>17.9517</text:p>
          </table:table-cell>
          <table:table-cell office:value-type="float" office:value="18.910699999999999" table:style-name="ce1">
            <text:p>18.9107</text:p>
          </table:table-cell>
          <table:table-cell office:value-type="float" office:value="17.172599999999999" table:style-name="ce1">
            <text:p>17.1726</text:p>
          </table:table-cell>
          <table:table-cell office:value-type="float" office:value="17.324100000000001" table:style-name="ce1">
            <text:p>17.3241</text:p>
          </table:table-cell>
          <table:table-cell office:value-type="float" office:value="17.752700000000001" table:style-name="ce1">
            <text:p>17.7527</text:p>
          </table:table-cell>
          <table:table-cell table:style-name="ce1"/>
          <table:table-cell office:value-type="float" office:value="17.795534482758622" table:formula="of:=AVERAGE([.C13:.AE13])" table:style-name="ce1">
            <text:p>17.79553448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13 thread(s)</text:p>
          </table:table-cell>
          <table:table-cell office:value-type="float" office:value="17.008400000000002" table:style-name="ce1">
            <text:p>17.0084</text:p>
          </table:table-cell>
          <table:table-cell office:value-type="float" office:value="16.9297" table:style-name="ce1">
            <text:p>16.9297</text:p>
          </table:table-cell>
          <table:table-cell office:value-type="float" office:value="17.3232" table:style-name="ce1">
            <text:p>17.3232</text:p>
          </table:table-cell>
          <table:table-cell office:value-type="float" office:value="16.946899999999999" table:style-name="ce1">
            <text:p>16.9469</text:p>
          </table:table-cell>
          <table:table-cell office:value-type="float" office:value="19.778199999999998" table:style-name="ce1">
            <text:p>19.7782</text:p>
          </table:table-cell>
          <table:table-cell office:value-type="float" office:value="17.2102" table:style-name="ce1">
            <text:p>17.2102</text:p>
          </table:table-cell>
          <table:table-cell office:value-type="float" office:value="17.588799999999999" table:style-name="ce1">
            <text:p>17.5888</text:p>
          </table:table-cell>
          <table:table-cell office:value-type="float" office:value="17.299900000000001" table:style-name="ce1">
            <text:p>17.2999</text:p>
          </table:table-cell>
          <table:table-cell office:value-type="float" office:value="17.686900000000001" table:style-name="ce1">
            <text:p>17.6869</text:p>
          </table:table-cell>
          <table:table-cell office:value-type="float" office:value="19.859200000000001" table:style-name="ce1">
            <text:p>19.8592</text:p>
          </table:table-cell>
          <table:table-cell office:value-type="float" office:value="18.1648" table:style-name="ce1">
            <text:p>18.1648</text:p>
          </table:table-cell>
          <table:table-cell office:value-type="float" office:value="19.5916" table:style-name="ce1">
            <text:p>19.5916</text:p>
          </table:table-cell>
          <table:table-cell office:value-type="float" office:value="20.721" table:style-name="ce1">
            <text:p>20.721</text:p>
          </table:table-cell>
          <table:table-cell office:value-type="float" office:value="19.326000000000001" table:style-name="ce1">
            <text:p>19.326</text:p>
          </table:table-cell>
          <table:table-cell office:value-type="float" office:value="18.487500000000001" table:style-name="ce1">
            <text:p>18.4875</text:p>
          </table:table-cell>
          <table:table-cell office:value-type="float" office:value="18.631399999999999" table:style-name="ce1">
            <text:p>18.6314</text:p>
          </table:table-cell>
          <table:table-cell office:value-type="float" office:value="19.634699999999999" table:style-name="ce1">
            <text:p>19.6347</text:p>
          </table:table-cell>
          <table:table-cell office:value-type="float" office:value="17.772600000000001" table:style-name="ce1">
            <text:p>17.7726</text:p>
          </table:table-cell>
          <table:table-cell office:value-type="float" office:value="17.475200000000001" table:style-name="ce1">
            <text:p>17.4752</text:p>
          </table:table-cell>
          <table:table-cell office:value-type="float" office:value="18.052700000000002" table:style-name="ce1">
            <text:p>18.0527</text:p>
          </table:table-cell>
          <table:table-cell office:value-type="float" office:value="17.577100000000002" table:style-name="ce1">
            <text:p>17.5771</text:p>
          </table:table-cell>
          <table:table-cell office:value-type="float" office:value="17.547999999999998" table:style-name="ce1">
            <text:p>17.548</text:p>
          </table:table-cell>
          <table:table-cell office:value-type="float" office:value="17.676200000000001" table:style-name="ce1">
            <text:p>17.6762</text:p>
          </table:table-cell>
          <table:table-cell office:value-type="float" office:value="17.356400000000001" table:style-name="ce1">
            <text:p>17.3564</text:p>
          </table:table-cell>
          <table:table-cell office:value-type="float" office:value="17.411999999999999" table:style-name="ce1">
            <text:p>17.412</text:p>
          </table:table-cell>
          <table:table-cell office:value-type="float" office:value="17.270199999999999" table:style-name="ce1">
            <text:p>17.2702</text:p>
          </table:table-cell>
          <table:table-cell office:value-type="float" office:value="17.7941" table:style-name="ce1">
            <text:p>17.7941</text:p>
          </table:table-cell>
          <table:table-cell office:value-type="float" office:value="16.976900000000001" table:style-name="ce1">
            <text:p>16.9769</text:p>
          </table:table-cell>
          <table:table-cell office:value-type="float" office:value="18.292400000000001" table:style-name="ce1">
            <text:p>18.2924</text:p>
          </table:table-cell>
          <table:table-cell office:value-type="float" office:value="17.392499999999998" table:style-name="ce1">
            <text:p>17.3925</text:p>
          </table:table-cell>
          <table:table-cell table:style-name="ce1"/>
          <table:table-cell office:value-type="float" office:value="18.061251724137936" table:formula="of:=AVERAGE([.C14:.AE14])" table:style-name="ce1">
            <text:p>18.06125172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14 thread(s)</text:p>
          </table:table-cell>
          <table:table-cell office:value-type="float" office:value="17.956" table:style-name="ce1">
            <text:p>17.956</text:p>
          </table:table-cell>
          <table:table-cell office:value-type="float" office:value="16.832999999999998" table:style-name="ce1">
            <text:p>16.833</text:p>
          </table:table-cell>
          <table:table-cell office:value-type="float" office:value="17.238700000000001" table:style-name="ce1">
            <text:p>17.2387</text:p>
          </table:table-cell>
          <table:table-cell office:value-type="float" office:value="16.732299999999999" table:style-name="ce1">
            <text:p>16.7323</text:p>
          </table:table-cell>
          <table:table-cell office:value-type="float" office:value="16.929200000000002" table:style-name="ce1">
            <text:p>16.9292</text:p>
          </table:table-cell>
          <table:table-cell office:value-type="float" office:value="18.0518" table:style-name="ce1">
            <text:p>18.0518</text:p>
          </table:table-cell>
          <table:table-cell office:value-type="float" office:value="16.431699999999999" table:style-name="ce1">
            <text:p>16.4317</text:p>
          </table:table-cell>
          <table:table-cell office:value-type="float" office:value="17.4618" table:style-name="ce1">
            <text:p>17.4618</text:p>
          </table:table-cell>
          <table:table-cell office:value-type="float" office:value="17.14" table:style-name="ce1">
            <text:p>17.14</text:p>
          </table:table-cell>
          <table:table-cell office:value-type="float" office:value="17.058199999999999" table:style-name="ce1">
            <text:p>17.0582</text:p>
          </table:table-cell>
          <table:table-cell office:value-type="float" office:value="17.203199999999999" table:style-name="ce1">
            <text:p>17.2032</text:p>
          </table:table-cell>
          <table:table-cell office:value-type="float" office:value="17.4222" table:style-name="ce1">
            <text:p>17.4222</text:p>
          </table:table-cell>
          <table:table-cell office:value-type="float" office:value="16.974900000000002" table:style-name="ce1">
            <text:p>16.9749</text:p>
          </table:table-cell>
          <table:table-cell office:value-type="float" office:value="17.0547" table:style-name="ce1">
            <text:p>17.0547</text:p>
          </table:table-cell>
          <table:table-cell office:value-type="float" office:value="16.7532" table:style-name="ce1">
            <text:p>16.7532</text:p>
          </table:table-cell>
          <table:table-cell office:value-type="float" office:value="17.361000000000001" table:style-name="ce1">
            <text:p>17.361</text:p>
          </table:table-cell>
          <table:table-cell office:value-type="float" office:value="16.4282" table:style-name="ce1">
            <text:p>16.4282</text:p>
          </table:table-cell>
          <table:table-cell office:value-type="float" office:value="17.211600000000001" table:style-name="ce1">
            <text:p>17.2116</text:p>
          </table:table-cell>
          <table:table-cell office:value-type="float" office:value="17.984000000000002" table:style-name="ce1">
            <text:p>17.984</text:p>
          </table:table-cell>
          <table:table-cell office:value-type="float" office:value="17.2545" table:style-name="ce1">
            <text:p>17.2545</text:p>
          </table:table-cell>
          <table:table-cell office:value-type="float" office:value="16.691500000000001" table:style-name="ce1">
            <text:p>16.6915</text:p>
          </table:table-cell>
          <table:table-cell office:value-type="float" office:value="17.694199999999999" table:style-name="ce1">
            <text:p>17.6942</text:p>
          </table:table-cell>
          <table:table-cell office:value-type="float" office:value="18.930499999999999" table:style-name="ce1">
            <text:p>18.9305</text:p>
          </table:table-cell>
          <table:table-cell office:value-type="float" office:value="16.650700000000001" table:style-name="ce1">
            <text:p>16.6507</text:p>
          </table:table-cell>
          <table:table-cell office:value-type="float" office:value="17.138300000000001" table:style-name="ce1">
            <text:p>17.1383</text:p>
          </table:table-cell>
          <table:table-cell office:value-type="float" office:value="17.392199999999999" table:style-name="ce1">
            <text:p>17.3922</text:p>
          </table:table-cell>
          <table:table-cell office:value-type="float" office:value="17.179600000000001" table:style-name="ce1">
            <text:p>17.1796</text:p>
          </table:table-cell>
          <table:table-cell office:value-type="float" office:value="17.392800000000001" table:style-name="ce1">
            <text:p>17.3928</text:p>
          </table:table-cell>
          <table:table-cell office:value-type="float" office:value="17.049700000000001" table:style-name="ce1">
            <text:p>17.0497</text:p>
          </table:table-cell>
          <table:table-cell office:value-type="float" office:value="16.924199999999999" table:style-name="ce1">
            <text:p>16.9242</text:p>
          </table:table-cell>
          <table:table-cell table:style-name="ce1"/>
          <table:table-cell office:value-type="float" office:value="17.191996551724138" table:formula="of:=AVERAGE([.C15:.AE15])" table:style-name="ce1">
            <text:p>17.19199655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15 thread(s)</text:p>
          </table:table-cell>
          <table:table-cell office:value-type="float" office:value="25.532599999999999" table:style-name="ce1">
            <text:p>25.5326</text:p>
          </table:table-cell>
          <table:table-cell office:value-type="float" office:value="19.199000000000002" table:style-name="ce1">
            <text:p>19.199</text:p>
          </table:table-cell>
          <table:table-cell office:value-type="float" office:value="16.678699999999999" table:style-name="ce1">
            <text:p>16.6787</text:p>
          </table:table-cell>
          <table:table-cell office:value-type="float" office:value="16.593900000000001" table:style-name="ce1">
            <text:p>16.5939</text:p>
          </table:table-cell>
          <table:table-cell office:value-type="float" office:value="17.305399999999999" table:style-name="ce1">
            <text:p>17.3054</text:p>
          </table:table-cell>
          <table:table-cell office:value-type="float" office:value="20.771000000000001" table:style-name="ce1">
            <text:p>20.771</text:p>
          </table:table-cell>
          <table:table-cell office:value-type="float" office:value="16.523800000000001" table:style-name="ce1">
            <text:p>16.5238</text:p>
          </table:table-cell>
          <table:table-cell office:value-type="float" office:value="19.944500000000001" table:style-name="ce1">
            <text:p>19.9445</text:p>
          </table:table-cell>
          <table:table-cell office:value-type="float" office:value="19.918900000000001" table:style-name="ce1">
            <text:p>19.9189</text:p>
          </table:table-cell>
          <table:table-cell office:value-type="float" office:value="18.090599999999998" table:style-name="ce1">
            <text:p>18.0906</text:p>
          </table:table-cell>
          <table:table-cell office:value-type="float" office:value="16.872699999999998" table:style-name="ce1">
            <text:p>16.8727</text:p>
          </table:table-cell>
          <table:table-cell office:value-type="float" office:value="17.207899999999999" table:style-name="ce1">
            <text:p>17.2079</text:p>
          </table:table-cell>
          <table:table-cell office:value-type="float" office:value="16.831299999999999" table:style-name="ce1">
            <text:p>16.8313</text:p>
          </table:table-cell>
          <table:table-cell office:value-type="float" office:value="18.596399999999999" table:style-name="ce1">
            <text:p>18.5964</text:p>
          </table:table-cell>
          <table:table-cell office:value-type="float" office:value="19.381599999999999" table:style-name="ce1">
            <text:p>19.3816</text:p>
          </table:table-cell>
          <table:table-cell office:value-type="float" office:value="17.415500000000002" table:style-name="ce1">
            <text:p>17.4155</text:p>
          </table:table-cell>
          <table:table-cell office:value-type="float" office:value="19.584299999999999" table:style-name="ce1">
            <text:p>19.5843</text:p>
          </table:table-cell>
          <table:table-cell office:value-type="float" office:value="19.921800000000001" table:style-name="ce1">
            <text:p>19.9218</text:p>
          </table:table-cell>
          <table:table-cell office:value-type="float" office:value="16.839500000000001" table:style-name="ce1">
            <text:p>16.8395</text:p>
          </table:table-cell>
          <table:table-cell office:value-type="float" office:value="20.5867" table:style-name="ce1">
            <text:p>20.5867</text:p>
          </table:table-cell>
          <table:table-cell office:value-type="float" office:value="17.305700000000002" table:style-name="ce1">
            <text:p>17.3057</text:p>
          </table:table-cell>
          <table:table-cell office:value-type="float" office:value="16.4038" table:style-name="ce1">
            <text:p>16.4038</text:p>
          </table:table-cell>
          <table:table-cell office:value-type="float" office:value="17.0031" table:style-name="ce1">
            <text:p>17.0031</text:p>
          </table:table-cell>
          <table:table-cell office:value-type="float" office:value="20.268699999999999" table:style-name="ce1">
            <text:p>20.2687</text:p>
          </table:table-cell>
          <table:table-cell office:value-type="float" office:value="16.7" table:style-name="ce1">
            <text:p>16.7</text:p>
          </table:table-cell>
          <table:table-cell office:value-type="float" office:value="16.325700000000001" table:style-name="ce1">
            <text:p>16.3257</text:p>
          </table:table-cell>
          <table:table-cell office:value-type="float" office:value="16.7334" table:style-name="ce1">
            <text:p>16.7334</text:p>
          </table:table-cell>
          <table:table-cell office:value-type="float" office:value="16.5045" table:style-name="ce1">
            <text:p>16.5045</text:p>
          </table:table-cell>
          <table:table-cell office:value-type="float" office:value="16.836500000000001" table:style-name="ce1">
            <text:p>16.8365</text:p>
          </table:table-cell>
          <table:table-cell office:value-type="float" office:value="16.539200000000001" table:style-name="ce1">
            <text:p>16.5392</text:p>
          </table:table-cell>
          <table:table-cell table:style-name="ce1"/>
          <table:table-cell office:value-type="float" office:value="17.892555172413797" table:formula="of:=AVERAGE([.C16:.AE16])" table:style-name="ce1">
            <text:p>17.89255517</text:p>
          </table:table-cell>
          <table:table-cell table:number-columns-repeated="16351"/>
        </table:table-row>
        <table:table-row table:number-rows-repeated="1048560" table:style-name="ro1">
          <table:table-cell table:number-columns-repeated="16384"/>
        </table:table-row>
      </table:table>
      <table:table table:name="Ark2" table:style-name="ta1">
        <table:table-column table:style-name="co1" table:default-cell-style-name="ce1"/>
        <table:table-column table:style-name="co2" table:number-columns-repeated="8" table:default-cell-style-name="ce1"/>
        <table:table-column table:style-name="co3" table:number-columns-repeated="22" table:default-cell-style-name="ce1"/>
        <table:table-column table:style-name="co4" table:number-columns-repeated="16353" table:default-cell-style-name="ce1"/>
        <table:table-row table:style-name="ro1">
          <table:table-cell office:value-type="string" table:style-name="ce1">
            <text:p>Column1</text:p>
          </table:table-cell>
          <table:table-cell office:value-type="string" table:style-name="ce1">
            <text:p>Column2</text:p>
          </table:table-cell>
          <table:table-cell office:value-type="string" table:style-name="ce1">
            <text:p>Column3</text:p>
          </table:table-cell>
          <table:table-cell office:value-type="string" table:style-name="ce1">
            <text:p>Column4</text:p>
          </table:table-cell>
          <table:table-cell office:value-type="string" table:style-name="ce1">
            <text:p>Column5</text:p>
          </table:table-cell>
          <table:table-cell office:value-type="string" table:style-name="ce1">
            <text:p>Column6</text:p>
          </table:table-cell>
          <table:table-cell office:value-type="string" table:style-name="ce1">
            <text:p>Column7</text:p>
          </table:table-cell>
          <table:table-cell office:value-type="string" table:style-name="ce1">
            <text:p>Column8</text:p>
          </table:table-cell>
          <table:table-cell office:value-type="string" table:style-name="ce1">
            <text:p>Column9</text:p>
          </table:table-cell>
          <table:table-cell office:value-type="string" table:style-name="ce1">
            <text:p>Column10</text:p>
          </table:table-cell>
          <table:table-cell office:value-type="string" table:style-name="ce1">
            <text:p>Column11</text:p>
          </table:table-cell>
          <table:table-cell office:value-type="string" table:style-name="ce1">
            <text:p>Column12</text:p>
          </table:table-cell>
          <table:table-cell office:value-type="string" table:style-name="ce1">
            <text:p>Column13</text:p>
          </table:table-cell>
          <table:table-cell office:value-type="string" table:style-name="ce1">
            <text:p>Column14</text:p>
          </table:table-cell>
          <table:table-cell office:value-type="string" table:style-name="ce1">
            <text:p>Column15</text:p>
          </table:table-cell>
          <table:table-cell office:value-type="string" table:style-name="ce1">
            <text:p>Column16</text:p>
          </table:table-cell>
          <table:table-cell office:value-type="string" table:style-name="ce1">
            <text:p>Column17</text:p>
          </table:table-cell>
          <table:table-cell office:value-type="string" table:style-name="ce1">
            <text:p>Column18</text:p>
          </table:table-cell>
          <table:table-cell office:value-type="string" table:style-name="ce1">
            <text:p>Column19</text:p>
          </table:table-cell>
          <table:table-cell office:value-type="string" table:style-name="ce1">
            <text:p>Column20</text:p>
          </table:table-cell>
          <table:table-cell office:value-type="string" table:style-name="ce1">
            <text:p>Column21</text:p>
          </table:table-cell>
          <table:table-cell office:value-type="string" table:style-name="ce1">
            <text:p>Column22</text:p>
          </table:table-cell>
          <table:table-cell office:value-type="string" table:style-name="ce1">
            <text:p>Column23</text:p>
          </table:table-cell>
          <table:table-cell office:value-type="string" table:style-name="ce1">
            <text:p>Column24</text:p>
          </table:table-cell>
          <table:table-cell office:value-type="string" table:style-name="ce1">
            <text:p>Column25</text:p>
          </table:table-cell>
          <table:table-cell office:value-type="string" table:style-name="ce1">
            <text:p>Column26</text:p>
          </table:table-cell>
          <table:table-cell office:value-type="string" table:style-name="ce1">
            <text:p>Column27</text:p>
          </table:table-cell>
          <table:table-cell office:value-type="string" table:style-name="ce1">
            <text:p>Column28</text:p>
          </table:table-cell>
          <table:table-cell office:value-type="string" table:style-name="ce1">
            <text:p>Column29</text:p>
          </table:table-cell>
          <table:table-cell office:value-type="string" table:style-name="ce1">
            <text:p>Column30</text:p>
          </table:table-cell>
          <table:table-cell office:value-type="string" table:style-name="ce1">
            <text:p>Column31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2">
            <text:p>1 thread(s)</text:p>
          </table:table-cell>
          <table:table-cell office:value-type="float" office:value="100.748" table:style-name="ce1">
            <text:p>100.748</text:p>
          </table:table-cell>
          <table:table-cell office:value-type="float" office:value="93.362799999999993" table:style-name="ce1">
            <text:p>93.3628</text:p>
          </table:table-cell>
          <table:table-cell office:value-type="float" office:value="93.05" table:style-name="ce1">
            <text:p>93.05</text:p>
          </table:table-cell>
          <table:table-cell office:value-type="float" office:value="54.2181" table:style-name="ce1">
            <text:p>54.2181</text:p>
          </table:table-cell>
          <table:table-cell office:value-type="float" office:value="45.9694" table:style-name="ce1">
            <text:p>45.9694</text:p>
          </table:table-cell>
          <table:table-cell office:value-type="float" office:value="45.444000000000003" table:style-name="ce1">
            <text:p>45.444</text:p>
          </table:table-cell>
          <table:table-cell office:value-type="float" office:value="45.393599999999999" table:style-name="ce1">
            <text:p>45.3936</text:p>
          </table:table-cell>
          <table:table-cell office:value-type="float" office:value="45.883200000000002" table:style-name="ce1">
            <text:p>45.8832</text:p>
          </table:table-cell>
          <table:table-cell office:value-type="float" office:value="46.356699999999996" table:style-name="ce1">
            <text:p>46.3567</text:p>
          </table:table-cell>
          <table:table-cell office:value-type="float" office:value="45.672899999999998" table:style-name="ce1">
            <text:p>45.6729</text:p>
          </table:table-cell>
          <table:table-cell office:value-type="float" office:value="45.810899999999997" table:style-name="ce1">
            <text:p>45.8109</text:p>
          </table:table-cell>
          <table:table-cell office:value-type="float" office:value="45.565100000000001" table:style-name="ce1">
            <text:p>45.5651</text:p>
          </table:table-cell>
          <table:table-cell office:value-type="float" office:value="45.657200000000003" table:style-name="ce1">
            <text:p>45.6572</text:p>
          </table:table-cell>
          <table:table-cell office:value-type="float" office:value="45.9801" table:style-name="ce1">
            <text:p>45.9801</text:p>
          </table:table-cell>
          <table:table-cell office:value-type="float" office:value="45.743400000000001" table:style-name="ce1">
            <text:p>45.7434</text:p>
          </table:table-cell>
          <table:table-cell office:value-type="float" office:value="45.726500000000001" table:style-name="ce1">
            <text:p>45.7265</text:p>
          </table:table-cell>
          <table:table-cell office:value-type="float" office:value="45.986800000000002" table:style-name="ce1">
            <text:p>45.9868</text:p>
          </table:table-cell>
          <table:table-cell office:value-type="float" office:value="45.839799999999997" table:style-name="ce1">
            <text:p>45.8398</text:p>
          </table:table-cell>
          <table:table-cell office:value-type="float" office:value="46.405000000000001" table:style-name="ce1">
            <text:p>46.405</text:p>
          </table:table-cell>
          <table:table-cell office:value-type="float" office:value="46.276899999999998" table:style-name="ce1">
            <text:p>46.2769</text:p>
          </table:table-cell>
          <table:table-cell office:value-type="float" office:value="46.335099999999997" table:style-name="ce1">
            <text:p>46.3351</text:p>
          </table:table-cell>
          <table:table-cell office:value-type="float" office:value="45.512700000000002" table:style-name="ce1">
            <text:p>45.5127</text:p>
          </table:table-cell>
          <table:table-cell office:value-type="float" office:value="45.848799999999997" table:style-name="ce1">
            <text:p>45.8488</text:p>
          </table:table-cell>
          <table:table-cell office:value-type="float" office:value="45.940199999999997" table:style-name="ce1">
            <text:p>45.9402</text:p>
          </table:table-cell>
          <table:table-cell office:value-type="float" office:value="45.930300000000003" table:style-name="ce1">
            <text:p>45.9303</text:p>
          </table:table-cell>
          <table:table-cell office:value-type="float" office:value="45.938800000000001" table:style-name="ce1">
            <text:p>45.9388</text:p>
          </table:table-cell>
          <table:table-cell office:value-type="float" office:value="45.640300000000003" table:style-name="ce1">
            <text:p>45.6403</text:p>
          </table:table-cell>
          <table:table-cell office:value-type="float" office:value="45.757599999999996" table:style-name="ce1">
            <text:p>45.7576</text:p>
          </table:table-cell>
          <table:table-cell office:value-type="float" office:value="45.856900000000003" table:style-name="ce1">
            <text:p>45.8569</text:p>
          </table:table-cell>
          <table:table-cell office:value-type="float" office:value="45.704000000000001" table:style-name="ce1">
            <text:p>45.704</text:p>
          </table:table-cell>
          <table:table-cell table:style-name="ce1"/>
          <table:table-cell office:value-type="float" office:value="49.407141379310332" table:formula="of:=AVERAGE([.C2:.AE2])" table:style-name="ce1">
            <text:p>49.40714138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2 thread(s)</text:p>
          </table:table-cell>
          <table:table-cell office:value-type="float" office:value="33.3705" table:style-name="ce1">
            <text:p>33.3705</text:p>
          </table:table-cell>
          <table:table-cell office:value-type="float" office:value="28.390499999999999" table:style-name="ce1">
            <text:p>28.3905</text:p>
          </table:table-cell>
          <table:table-cell office:value-type="float" office:value="29.489899999999999" table:style-name="ce1">
            <text:p>29.4899</text:p>
          </table:table-cell>
          <table:table-cell office:value-type="float" office:value="26.803599999999999" table:style-name="ce1">
            <text:p>26.8036</text:p>
          </table:table-cell>
          <table:table-cell office:value-type="float" office:value="26.803899999999999" table:style-name="ce1">
            <text:p>26.8039</text:p>
          </table:table-cell>
          <table:table-cell office:value-type="float" office:value="26.743300000000001" table:style-name="ce1">
            <text:p>26.7433</text:p>
          </table:table-cell>
          <table:table-cell office:value-type="float" office:value="28.594000000000001" table:style-name="ce1">
            <text:p>28.594</text:p>
          </table:table-cell>
          <table:table-cell office:value-type="float" office:value="28.648499999999999" table:style-name="ce1">
            <text:p>28.6485</text:p>
          </table:table-cell>
          <table:table-cell office:value-type="float" office:value="26.809100000000001" table:style-name="ce1">
            <text:p>26.8091</text:p>
          </table:table-cell>
          <table:table-cell office:value-type="float" office:value="27.142600000000002" table:style-name="ce1">
            <text:p>27.1426</text:p>
          </table:table-cell>
          <table:table-cell office:value-type="float" office:value="28.0687" table:style-name="ce1">
            <text:p>28.0687</text:p>
          </table:table-cell>
          <table:table-cell office:value-type="float" office:value="28.578900000000001" table:style-name="ce1">
            <text:p>28.5789</text:p>
          </table:table-cell>
          <table:table-cell office:value-type="float" office:value="28.071899999999999" table:style-name="ce1">
            <text:p>28.0719</text:p>
          </table:table-cell>
          <table:table-cell office:value-type="float" office:value="28.264399999999998" table:style-name="ce1">
            <text:p>28.2644</text:p>
          </table:table-cell>
          <table:table-cell office:value-type="float" office:value="26.846399999999999" table:style-name="ce1">
            <text:p>26.8464</text:p>
          </table:table-cell>
          <table:table-cell office:value-type="float" office:value="26.658200000000001" table:style-name="ce1">
            <text:p>26.6582</text:p>
          </table:table-cell>
          <table:table-cell office:value-type="float" office:value="26.899699999999999" table:style-name="ce1">
            <text:p>26.8997</text:p>
          </table:table-cell>
          <table:table-cell office:value-type="float" office:value="28.352900000000002" table:style-name="ce1">
            <text:p>28.3529</text:p>
          </table:table-cell>
          <table:table-cell office:value-type="float" office:value="26.561299999999999" table:style-name="ce1">
            <text:p>26.5613</text:p>
          </table:table-cell>
          <table:table-cell office:value-type="float" office:value="27.058399999999999" table:style-name="ce1">
            <text:p>27.0584</text:p>
          </table:table-cell>
          <table:table-cell office:value-type="float" office:value="26.933700000000002" table:style-name="ce1">
            <text:p>26.9337</text:p>
          </table:table-cell>
          <table:table-cell office:value-type="float" office:value="28.478400000000001" table:style-name="ce1">
            <text:p>28.4784</text:p>
          </table:table-cell>
          <table:table-cell office:value-type="float" office:value="26.920100000000001" table:style-name="ce1">
            <text:p>26.9201</text:p>
          </table:table-cell>
          <table:table-cell office:value-type="float" office:value="27.002800000000001" table:style-name="ce1">
            <text:p>27.0028</text:p>
          </table:table-cell>
          <table:table-cell office:value-type="float" office:value="28.348800000000001" table:style-name="ce1">
            <text:p>28.3488</text:p>
          </table:table-cell>
          <table:table-cell office:value-type="float" office:value="26.863900000000001" table:style-name="ce1">
            <text:p>26.8639</text:p>
          </table:table-cell>
          <table:table-cell office:value-type="float" office:value="28.386399999999998" table:style-name="ce1">
            <text:p>28.3864</text:p>
          </table:table-cell>
          <table:table-cell office:value-type="float" office:value="28.254200000000001" table:style-name="ce1">
            <text:p>28.2542</text:p>
          </table:table-cell>
          <table:table-cell office:value-type="float" office:value="26.952100000000002" table:style-name="ce1">
            <text:p>26.9521</text:p>
          </table:table-cell>
          <table:table-cell office:value-type="float" office:value="28.490400000000001" table:style-name="ce1">
            <text:p>28.4904</text:p>
          </table:table-cell>
          <table:table-cell table:style-name="ce1"/>
          <table:table-cell office:value-type="float" office:value="27.635068965517242" table:formula="of:=AVERAGE([.C3:.AE3])" table:style-name="ce1">
            <text:p>27.63506897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3 thread(s)</text:p>
          </table:table-cell>
          <table:table-cell office:value-type="float" office:value="26.523399999999999" table:style-name="ce1">
            <text:p>26.5234</text:p>
          </table:table-cell>
          <table:table-cell office:value-type="float" office:value="27.325500000000002" table:style-name="ce1">
            <text:p>27.3255</text:p>
          </table:table-cell>
          <table:table-cell office:value-type="float" office:value="23.257899999999999" table:style-name="ce1">
            <text:p>23.2579</text:p>
          </table:table-cell>
          <table:table-cell office:value-type="float" office:value="24.190999999999999" table:style-name="ce1">
            <text:p>24.191</text:p>
          </table:table-cell>
          <table:table-cell office:value-type="float" office:value="25.898399999999999" table:style-name="ce1">
            <text:p>25.8984</text:p>
          </table:table-cell>
          <table:table-cell office:value-type="float" office:value="25.186399999999999" table:style-name="ce1">
            <text:p>25.1864</text:p>
          </table:table-cell>
          <table:table-cell office:value-type="float" office:value="25.776700000000002" table:style-name="ce1">
            <text:p>25.7767</text:p>
          </table:table-cell>
          <table:table-cell office:value-type="float" office:value="27.703199999999999" table:style-name="ce1">
            <text:p>27.7032</text:p>
          </table:table-cell>
          <table:table-cell office:value-type="float" office:value="23.774799999999999" table:style-name="ce1">
            <text:p>23.7748</text:p>
          </table:table-cell>
          <table:table-cell office:value-type="float" office:value="24.220700000000001" table:style-name="ce1">
            <text:p>24.2207</text:p>
          </table:table-cell>
          <table:table-cell office:value-type="float" office:value="25.636600000000001" table:style-name="ce1">
            <text:p>25.6366</text:p>
          </table:table-cell>
          <table:table-cell office:value-type="float" office:value="25.6663" table:style-name="ce1">
            <text:p>25.6663</text:p>
          </table:table-cell>
          <table:table-cell office:value-type="float" office:value="25.322099999999999" table:style-name="ce1">
            <text:p>25.3221</text:p>
          </table:table-cell>
          <table:table-cell office:value-type="float" office:value="25.498899999999999" table:style-name="ce1">
            <text:p>25.4989</text:p>
          </table:table-cell>
          <table:table-cell office:value-type="float" office:value="25.551300000000001" table:style-name="ce1">
            <text:p>25.5513</text:p>
          </table:table-cell>
          <table:table-cell office:value-type="float" office:value="24.162099999999999" table:style-name="ce1">
            <text:p>24.1621</text:p>
          </table:table-cell>
          <table:table-cell office:value-type="float" office:value="23.441600000000001" table:style-name="ce1">
            <text:p>23.4416</text:p>
          </table:table-cell>
          <table:table-cell office:value-type="float" office:value="23.4483" table:style-name="ce1">
            <text:p>23.4483</text:p>
          </table:table-cell>
          <table:table-cell office:value-type="float" office:value="24.1813" table:style-name="ce1">
            <text:p>24.1813</text:p>
          </table:table-cell>
          <table:table-cell office:value-type="float" office:value="25.554500000000001" table:style-name="ce1">
            <text:p>25.5545</text:p>
          </table:table-cell>
          <table:table-cell office:value-type="float" office:value="23.249099999999999" table:style-name="ce1">
            <text:p>23.2491</text:p>
          </table:table-cell>
          <table:table-cell office:value-type="float" office:value="23.8779" table:style-name="ce1">
            <text:p>23.8779</text:p>
          </table:table-cell>
          <table:table-cell office:value-type="float" office:value="23.417999999999999" table:style-name="ce1">
            <text:p>23.418</text:p>
          </table:table-cell>
          <table:table-cell office:value-type="float" office:value="23.151" table:style-name="ce1">
            <text:p>23.151</text:p>
          </table:table-cell>
          <table:table-cell office:value-type="float" office:value="25.401299999999999" table:style-name="ce1">
            <text:p>25.4013</text:p>
          </table:table-cell>
          <table:table-cell office:value-type="float" office:value="24.048500000000001" table:style-name="ce1">
            <text:p>24.0485</text:p>
          </table:table-cell>
          <table:table-cell office:value-type="float" office:value="25.5457" table:style-name="ce1">
            <text:p>25.5457</text:p>
          </table:table-cell>
          <table:table-cell office:value-type="float" office:value="25.708300000000001" table:style-name="ce1">
            <text:p>25.7083</text:p>
          </table:table-cell>
          <table:table-cell office:value-type="float" office:value="25.553599999999999" table:style-name="ce1">
            <text:p>25.5536</text:p>
          </table:table-cell>
          <table:table-cell office:value-type="float" office:value="25.445599999999999" table:style-name="ce1">
            <text:p>25.4456</text:p>
          </table:table-cell>
          <table:table-cell table:style-name="ce1"/>
          <table:table-cell office:value-type="float" office:value="24.868848275862067" table:formula="of:=AVERAGE([.C4:.AE4])" table:style-name="ce1">
            <text:p>24.86884828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4 thread(s)</text:p>
          </table:table-cell>
          <table:table-cell office:value-type="float" office:value="23.336200000000002" table:style-name="ce1">
            <text:p>23.3362</text:p>
          </table:table-cell>
          <table:table-cell office:value-type="float" office:value="21.608599999999999" table:style-name="ce1">
            <text:p>21.6086</text:p>
          </table:table-cell>
          <table:table-cell office:value-type="float" office:value="20.736699999999999" table:style-name="ce1">
            <text:p>20.7367</text:p>
          </table:table-cell>
          <table:table-cell office:value-type="float" office:value="21.9453" table:style-name="ce1">
            <text:p>21.9453</text:p>
          </table:table-cell>
          <table:table-cell office:value-type="float" office:value="19.228999999999999" table:style-name="ce1">
            <text:p>19.229</text:p>
          </table:table-cell>
          <table:table-cell office:value-type="float" office:value="20.64" table:style-name="ce1">
            <text:p>20.64</text:p>
          </table:table-cell>
          <table:table-cell office:value-type="float" office:value="19.874400000000001" table:style-name="ce1">
            <text:p>19.8744</text:p>
          </table:table-cell>
          <table:table-cell office:value-type="float" office:value="19.5656" table:style-name="ce1">
            <text:p>19.5656</text:p>
          </table:table-cell>
          <table:table-cell office:value-type="float" office:value="20.002199999999998" table:style-name="ce1">
            <text:p>20.0022</text:p>
          </table:table-cell>
          <table:table-cell office:value-type="float" office:value="22.198699999999999" table:style-name="ce1">
            <text:p>22.1987</text:p>
          </table:table-cell>
          <table:table-cell office:value-type="float" office:value="21.878" table:style-name="ce1">
            <text:p>21.878</text:p>
          </table:table-cell>
          <table:table-cell office:value-type="float" office:value="21.985199999999999" table:style-name="ce1">
            <text:p>21.9852</text:p>
          </table:table-cell>
          <table:table-cell office:value-type="float" office:value="19.606100000000001" table:style-name="ce1">
            <text:p>19.6061</text:p>
          </table:table-cell>
          <table:table-cell office:value-type="float" office:value="21.885000000000002" table:style-name="ce1">
            <text:p>21.885</text:p>
          </table:table-cell>
          <table:table-cell office:value-type="float" office:value="22.2135" table:style-name="ce1">
            <text:p>22.2135</text:p>
          </table:table-cell>
          <table:table-cell office:value-type="float" office:value="19.287800000000001" table:style-name="ce1">
            <text:p>19.2878</text:p>
          </table:table-cell>
          <table:table-cell office:value-type="float" office:value="21.601600000000001" table:style-name="ce1">
            <text:p>21.6016</text:p>
          </table:table-cell>
          <table:table-cell office:value-type="float" office:value="21.557400000000001" table:style-name="ce1">
            <text:p>21.5574</text:p>
          </table:table-cell>
          <table:table-cell office:value-type="float" office:value="21.268799999999999" table:style-name="ce1">
            <text:p>21.2688</text:p>
          </table:table-cell>
          <table:table-cell office:value-type="float" office:value="19.8612" table:style-name="ce1">
            <text:p>19.8612</text:p>
          </table:table-cell>
          <table:table-cell office:value-type="float" office:value="18.7441" table:style-name="ce1">
            <text:p>18.7441</text:p>
          </table:table-cell>
          <table:table-cell office:value-type="float" office:value="22.1267" table:style-name="ce1">
            <text:p>22.1267</text:p>
          </table:table-cell>
          <table:table-cell office:value-type="float" office:value="20.317299999999999" table:style-name="ce1">
            <text:p>20.3173</text:p>
          </table:table-cell>
          <table:table-cell office:value-type="float" office:value="22.185300000000002" table:style-name="ce1">
            <text:p>22.1853</text:p>
          </table:table-cell>
          <table:table-cell office:value-type="float" office:value="21.854399999999998" table:style-name="ce1">
            <text:p>21.8544</text:p>
          </table:table-cell>
          <table:table-cell office:value-type="float" office:value="21.965399999999999" table:style-name="ce1">
            <text:p>21.9654</text:p>
          </table:table-cell>
          <table:table-cell office:value-type="float" office:value="21.470300000000002" table:style-name="ce1">
            <text:p>21.4703</text:p>
          </table:table-cell>
          <table:table-cell office:value-type="float" office:value="19.879000000000001" table:style-name="ce1">
            <text:p>19.879</text:p>
          </table:table-cell>
          <table:table-cell office:value-type="float" office:value="20.5608" table:style-name="ce1">
            <text:p>20.5608</text:p>
          </table:table-cell>
          <table:table-cell office:value-type="float" office:value="21.834900000000001" table:style-name="ce1">
            <text:p>21.8349</text:p>
          </table:table-cell>
          <table:table-cell table:style-name="ce1"/>
          <table:table-cell office:value-type="float" office:value="20.961493103448273" table:formula="of:=AVERAGE([.C5:.AE5])" table:style-name="ce1">
            <text:p>20.9614931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5 thread(s)</text:p>
          </table:table-cell>
          <table:table-cell office:value-type="float" office:value="25.56" table:style-name="ce1">
            <text:p>25.56</text:p>
          </table:table-cell>
          <table:table-cell office:value-type="float" office:value="19.091799999999999" table:style-name="ce1">
            <text:p>19.0918</text:p>
          </table:table-cell>
          <table:table-cell office:value-type="float" office:value="19.919799999999999" table:style-name="ce1">
            <text:p>19.9198</text:p>
          </table:table-cell>
          <table:table-cell office:value-type="float" office:value="19.116299999999999" table:style-name="ce1">
            <text:p>19.1163</text:p>
          </table:table-cell>
          <table:table-cell office:value-type="float" office:value="19.392700000000001" table:style-name="ce1">
            <text:p>19.3927</text:p>
          </table:table-cell>
          <table:table-cell office:value-type="float" office:value="19.5045" table:style-name="ce1">
            <text:p>19.5045</text:p>
          </table:table-cell>
          <table:table-cell office:value-type="float" office:value="19.831299999999999" table:style-name="ce1">
            <text:p>19.8313</text:p>
          </table:table-cell>
          <table:table-cell office:value-type="float" office:value="19.054500000000001" table:style-name="ce1">
            <text:p>19.0545</text:p>
          </table:table-cell>
          <table:table-cell office:value-type="float" office:value="19.120100000000001" table:style-name="ce1">
            <text:p>19.1201</text:p>
          </table:table-cell>
          <table:table-cell office:value-type="float" office:value="18.8446" table:style-name="ce1">
            <text:p>18.8446</text:p>
          </table:table-cell>
          <table:table-cell office:value-type="float" office:value="19.7727" table:style-name="ce1">
            <text:p>19.7727</text:p>
          </table:table-cell>
          <table:table-cell office:value-type="float" office:value="19.545000000000002" table:style-name="ce1">
            <text:p>19.545</text:p>
          </table:table-cell>
          <table:table-cell office:value-type="float" office:value="19.836200000000002" table:style-name="ce1">
            <text:p>19.8362</text:p>
          </table:table-cell>
          <table:table-cell office:value-type="float" office:value="20.160299999999999" table:style-name="ce1">
            <text:p>20.1603</text:p>
          </table:table-cell>
          <table:table-cell office:value-type="float" office:value="19.5167" table:style-name="ce1">
            <text:p>19.5167</text:p>
          </table:table-cell>
          <table:table-cell office:value-type="float" office:value="19.1067" table:style-name="ce1">
            <text:p>19.1067</text:p>
          </table:table-cell>
          <table:table-cell office:value-type="float" office:value="19.159099999999999" table:style-name="ce1">
            <text:p>19.1591</text:p>
          </table:table-cell>
          <table:table-cell office:value-type="float" office:value="19.027999999999999" table:style-name="ce1">
            <text:p>19.028</text:p>
          </table:table-cell>
          <table:table-cell office:value-type="float" office:value="19.760200000000001" table:style-name="ce1">
            <text:p>19.7602</text:p>
          </table:table-cell>
          <table:table-cell office:value-type="float" office:value="19.8828" table:style-name="ce1">
            <text:p>19.8828</text:p>
          </table:table-cell>
          <table:table-cell office:value-type="float" office:value="18.768000000000001" table:style-name="ce1">
            <text:p>18.768</text:p>
          </table:table-cell>
          <table:table-cell office:value-type="float" office:value="19.637599999999999" table:style-name="ce1">
            <text:p>19.6376</text:p>
          </table:table-cell>
          <table:table-cell office:value-type="float" office:value="19.288399999999999" table:style-name="ce1">
            <text:p>19.2884</text:p>
          </table:table-cell>
          <table:table-cell office:value-type="float" office:value="19.998999999999999" table:style-name="ce1">
            <text:p>19.999</text:p>
          </table:table-cell>
          <table:table-cell office:value-type="float" office:value="19.4358" table:style-name="ce1">
            <text:p>19.4358</text:p>
          </table:table-cell>
          <table:table-cell office:value-type="float" office:value="19.591899999999999" table:style-name="ce1">
            <text:p>19.5919</text:p>
          </table:table-cell>
          <table:table-cell office:value-type="float" office:value="19.2334" table:style-name="ce1">
            <text:p>19.2334</text:p>
          </table:table-cell>
          <table:table-cell office:value-type="float" office:value="18.8291" table:style-name="ce1">
            <text:p>18.8291</text:p>
          </table:table-cell>
          <table:table-cell office:value-type="float" office:value="19.860399999999998" table:style-name="ce1">
            <text:p>19.8604</text:p>
          </table:table-cell>
          <table:table-cell office:value-type="float" office:value="19.825399999999998" table:style-name="ce1">
            <text:p>19.8254</text:p>
          </table:table-cell>
          <table:table-cell table:style-name="ce1"/>
          <table:table-cell office:value-type="float" office:value="19.452148275862069" table:formula="of:=AVERAGE([.C6:.AE6])" table:style-name="ce1">
            <text:p>19.45214828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6 thread(s)</text:p>
          </table:table-cell>
          <table:table-cell office:value-type="float" office:value="21.923100000000002" table:style-name="ce1">
            <text:p>21.9231</text:p>
          </table:table-cell>
          <table:table-cell office:value-type="float" office:value="20.584700000000002" table:style-name="ce1">
            <text:p>20.5847</text:p>
          </table:table-cell>
          <table:table-cell office:value-type="float" office:value="19.594200000000001" table:style-name="ce1">
            <text:p>19.5942</text:p>
          </table:table-cell>
          <table:table-cell office:value-type="float" office:value="20.1327" table:style-name="ce1">
            <text:p>20.1327</text:p>
          </table:table-cell>
          <table:table-cell office:value-type="float" office:value="20.8674" table:style-name="ce1">
            <text:p>20.8674</text:p>
          </table:table-cell>
          <table:table-cell office:value-type="float" office:value="20.577100000000002" table:style-name="ce1">
            <text:p>20.5771</text:p>
          </table:table-cell>
          <table:table-cell office:value-type="float" office:value="19.592199999999998" table:style-name="ce1">
            <text:p>19.5922</text:p>
          </table:table-cell>
          <table:table-cell office:value-type="float" office:value="19.5185" table:style-name="ce1">
            <text:p>19.5185</text:p>
          </table:table-cell>
          <table:table-cell office:value-type="float" office:value="20.6068" table:style-name="ce1">
            <text:p>20.6068</text:p>
          </table:table-cell>
          <table:table-cell office:value-type="float" office:value="20.658300000000001" table:style-name="ce1">
            <text:p>20.6583</text:p>
          </table:table-cell>
          <table:table-cell office:value-type="float" office:value="19.3446" table:style-name="ce1">
            <text:p>19.3446</text:p>
          </table:table-cell>
          <table:table-cell office:value-type="float" office:value="20.644400000000001" table:style-name="ce1">
            <text:p>20.6444</text:p>
          </table:table-cell>
          <table:table-cell office:value-type="float" office:value="19.776800000000001" table:style-name="ce1">
            <text:p>19.7768</text:p>
          </table:table-cell>
          <table:table-cell office:value-type="float" office:value="20.3094" table:style-name="ce1">
            <text:p>20.3094</text:p>
          </table:table-cell>
          <table:table-cell office:value-type="float" office:value="20.630700000000001" table:style-name="ce1">
            <text:p>20.6307</text:p>
          </table:table-cell>
          <table:table-cell office:value-type="float" office:value="20.884" table:style-name="ce1">
            <text:p>20.884</text:p>
          </table:table-cell>
          <table:table-cell office:value-type="float" office:value="19.4238" table:style-name="ce1">
            <text:p>19.4238</text:p>
          </table:table-cell>
          <table:table-cell office:value-type="float" office:value="19.3903" table:style-name="ce1">
            <text:p>19.3903</text:p>
          </table:table-cell>
          <table:table-cell office:value-type="float" office:value="19.660900000000002" table:style-name="ce1">
            <text:p>19.6609</text:p>
          </table:table-cell>
          <table:table-cell office:value-type="float" office:value="20.4542" table:style-name="ce1">
            <text:p>20.4542</text:p>
          </table:table-cell>
          <table:table-cell office:value-type="float" office:value="20.3004" table:style-name="ce1">
            <text:p>20.3004</text:p>
          </table:table-cell>
          <table:table-cell office:value-type="float" office:value="20.839500000000001" table:style-name="ce1">
            <text:p>20.8395</text:p>
          </table:table-cell>
          <table:table-cell office:value-type="float" office:value="20.741599999999998" table:style-name="ce1">
            <text:p>20.7416</text:p>
          </table:table-cell>
          <table:table-cell office:value-type="float" office:value="20.342600000000001" table:style-name="ce1">
            <text:p>20.3426</text:p>
          </table:table-cell>
          <table:table-cell office:value-type="float" office:value="19.514700000000001" table:style-name="ce1">
            <text:p>19.5147</text:p>
          </table:table-cell>
          <table:table-cell office:value-type="float" office:value="19.8432" table:style-name="ce1">
            <text:p>19.8432</text:p>
          </table:table-cell>
          <table:table-cell office:value-type="float" office:value="20.1097" table:style-name="ce1">
            <text:p>20.1097</text:p>
          </table:table-cell>
          <table:table-cell office:value-type="float" office:value="20.504300000000001" table:style-name="ce1">
            <text:p>20.5043</text:p>
          </table:table-cell>
          <table:table-cell office:value-type="float" office:value="20.640899999999998" table:style-name="ce1">
            <text:p>20.6409</text:p>
          </table:table-cell>
          <table:table-cell office:value-type="float" office:value="19.494" table:style-name="ce1">
            <text:p>19.494</text:p>
          </table:table-cell>
          <table:table-cell table:style-name="ce1"/>
          <table:table-cell office:value-type="float" office:value="20.171789655172415" table:formula="of:=AVERAGE([.C7:.AE7])" table:style-name="ce1">
            <text:p>20.17178966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7 thread(s)</text:p>
          </table:table-cell>
          <table:table-cell office:value-type="float" office:value="17.119599999999998" table:style-name="ce1">
            <text:p>17.1196</text:p>
          </table:table-cell>
          <table:table-cell office:value-type="float" office:value="17.134799999999998" table:style-name="ce1">
            <text:p>17.1348</text:p>
          </table:table-cell>
          <table:table-cell office:value-type="float" office:value="16.867699999999999" table:style-name="ce1">
            <text:p>16.8677</text:p>
          </table:table-cell>
          <table:table-cell office:value-type="float" office:value="16.966100000000001" table:style-name="ce1">
            <text:p>16.9661</text:p>
          </table:table-cell>
          <table:table-cell office:value-type="float" office:value="16.886900000000001" table:style-name="ce1">
            <text:p>16.8869</text:p>
          </table:table-cell>
          <table:table-cell office:value-type="float" office:value="16.7209" table:style-name="ce1">
            <text:p>16.7209</text:p>
          </table:table-cell>
          <table:table-cell office:value-type="float" office:value="17.285" table:style-name="ce1">
            <text:p>17.285</text:p>
          </table:table-cell>
          <table:table-cell office:value-type="float" office:value="16.949200000000001" table:style-name="ce1">
            <text:p>16.9492</text:p>
          </table:table-cell>
          <table:table-cell office:value-type="float" office:value="16.729399999999998" table:style-name="ce1">
            <text:p>16.7294</text:p>
          </table:table-cell>
          <table:table-cell office:value-type="float" office:value="16.970500000000001" table:style-name="ce1">
            <text:p>16.9705</text:p>
          </table:table-cell>
          <table:table-cell office:value-type="float" office:value="16.515599999999999" table:style-name="ce1">
            <text:p>16.5156</text:p>
          </table:table-cell>
          <table:table-cell office:value-type="float" office:value="16.6388" table:style-name="ce1">
            <text:p>16.6388</text:p>
          </table:table-cell>
          <table:table-cell office:value-type="float" office:value="16.589300000000001" table:style-name="ce1">
            <text:p>16.5893</text:p>
          </table:table-cell>
          <table:table-cell office:value-type="float" office:value="16.684799999999999" table:style-name="ce1">
            <text:p>16.6848</text:p>
          </table:table-cell>
          <table:table-cell office:value-type="float" office:value="16.951899999999998" table:style-name="ce1">
            <text:p>16.9519</text:p>
          </table:table-cell>
          <table:table-cell office:value-type="float" office:value="16.739899999999999" table:style-name="ce1">
            <text:p>16.7399</text:p>
          </table:table-cell>
          <table:table-cell office:value-type="float" office:value="16.243600000000001" table:style-name="ce1">
            <text:p>16.2436</text:p>
          </table:table-cell>
          <table:table-cell office:value-type="float" office:value="16.6187" table:style-name="ce1">
            <text:p>16.6187</text:p>
          </table:table-cell>
          <table:table-cell office:value-type="float" office:value="16.758199999999999" table:style-name="ce1">
            <text:p>16.7582</text:p>
          </table:table-cell>
          <table:table-cell office:value-type="float" office:value="16.795500000000001" table:style-name="ce1">
            <text:p>16.7955</text:p>
          </table:table-cell>
          <table:table-cell office:value-type="float" office:value="16.870899999999999" table:style-name="ce1">
            <text:p>16.8709</text:p>
          </table:table-cell>
          <table:table-cell office:value-type="float" office:value="16.434100000000001" table:style-name="ce1">
            <text:p>16.4341</text:p>
          </table:table-cell>
          <table:table-cell office:value-type="float" office:value="16.343499999999999" table:style-name="ce1">
            <text:p>16.3435</text:p>
          </table:table-cell>
          <table:table-cell office:value-type="float" office:value="16.497299999999999" table:style-name="ce1">
            <text:p>16.4973</text:p>
          </table:table-cell>
          <table:table-cell office:value-type="float" office:value="16.800699999999999" table:style-name="ce1">
            <text:p>16.8007</text:p>
          </table:table-cell>
          <table:table-cell office:value-type="float" office:value="16.526700000000002" table:style-name="ce1">
            <text:p>16.5267</text:p>
          </table:table-cell>
          <table:table-cell office:value-type="float" office:value="16.869499999999999" table:style-name="ce1">
            <text:p>16.8695</text:p>
          </table:table-cell>
          <table:table-cell office:value-type="float" office:value="16.500499999999999" table:style-name="ce1">
            <text:p>16.5005</text:p>
          </table:table-cell>
          <table:table-cell office:value-type="float" office:value="16.438099999999999" table:style-name="ce1">
            <text:p>16.4381</text:p>
          </table:table-cell>
          <table:table-cell office:value-type="float" office:value="16.5139" table:style-name="ce1">
            <text:p>16.5139</text:p>
          </table:table-cell>
          <table:table-cell table:style-name="ce1"/>
          <table:table-cell office:value-type="float" office:value="16.718689655172412" table:formula="of:=AVERAGE([.C8:.AE8])" table:style-name="ce1">
            <text:p>16.71868966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8 thread(s)</text:p>
          </table:table-cell>
          <table:table-cell office:value-type="float" office:value="19.459900000000001" table:style-name="ce1">
            <text:p>19.4599</text:p>
          </table:table-cell>
          <table:table-cell office:value-type="float" office:value="18.0853" table:style-name="ce1">
            <text:p>18.0853</text:p>
          </table:table-cell>
          <table:table-cell office:value-type="float" office:value="18.2074" table:style-name="ce1">
            <text:p>18.2074</text:p>
          </table:table-cell>
          <table:table-cell office:value-type="float" office:value="17.784500000000001" table:style-name="ce1">
            <text:p>17.7845</text:p>
          </table:table-cell>
          <table:table-cell office:value-type="float" office:value="16.453900000000001" table:style-name="ce1">
            <text:p>16.4539</text:p>
          </table:table-cell>
          <table:table-cell office:value-type="float" office:value="16.835699999999999" table:style-name="ce1">
            <text:p>16.8357</text:p>
          </table:table-cell>
          <table:table-cell office:value-type="float" office:value="16.710100000000001" table:style-name="ce1">
            <text:p>16.7101</text:p>
          </table:table-cell>
          <table:table-cell office:value-type="float" office:value="16.493200000000002" table:style-name="ce1">
            <text:p>16.4932</text:p>
          </table:table-cell>
          <table:table-cell office:value-type="float" office:value="16.492000000000001" table:style-name="ce1">
            <text:p>16.492</text:p>
          </table:table-cell>
          <table:table-cell office:value-type="float" office:value="16.021699999999999" table:style-name="ce1">
            <text:p>16.0217</text:p>
          </table:table-cell>
          <table:table-cell office:value-type="float" office:value="16.478300000000001" table:style-name="ce1">
            <text:p>16.4783</text:p>
          </table:table-cell>
          <table:table-cell office:value-type="float" office:value="16.962399999999999" table:style-name="ce1">
            <text:p>16.9624</text:p>
          </table:table-cell>
          <table:table-cell office:value-type="float" office:value="16.528400000000001" table:style-name="ce1">
            <text:p>16.5284</text:p>
          </table:table-cell>
          <table:table-cell office:value-type="float" office:value="16.6708" table:style-name="ce1">
            <text:p>16.6708</text:p>
          </table:table-cell>
          <table:table-cell office:value-type="float" office:value="18.3201" table:style-name="ce1">
            <text:p>18.3201</text:p>
          </table:table-cell>
          <table:table-cell office:value-type="float" office:value="16.3581" table:style-name="ce1">
            <text:p>16.3581</text:p>
          </table:table-cell>
          <table:table-cell office:value-type="float" office:value="16.593399999999999" table:style-name="ce1">
            <text:p>16.5934</text:p>
          </table:table-cell>
          <table:table-cell office:value-type="float" office:value="16.653600000000001" table:style-name="ce1">
            <text:p>16.6536</text:p>
          </table:table-cell>
          <table:table-cell office:value-type="float" office:value="16.499300000000002" table:style-name="ce1">
            <text:p>16.4993</text:p>
          </table:table-cell>
          <table:table-cell office:value-type="float" office:value="16.920100000000001" table:style-name="ce1">
            <text:p>16.9201</text:p>
          </table:table-cell>
          <table:table-cell office:value-type="float" office:value="18.948" table:style-name="ce1">
            <text:p>18.948</text:p>
          </table:table-cell>
          <table:table-cell office:value-type="float" office:value="16.132300000000001" table:style-name="ce1">
            <text:p>16.1323</text:p>
          </table:table-cell>
          <table:table-cell office:value-type="float" office:value="16.170500000000001" table:style-name="ce1">
            <text:p>16.1705</text:p>
          </table:table-cell>
          <table:table-cell office:value-type="float" office:value="16.679300000000001" table:style-name="ce1">
            <text:p>16.6793</text:p>
          </table:table-cell>
          <table:table-cell office:value-type="float" office:value="16.635300000000001" table:style-name="ce1">
            <text:p>16.6353</text:p>
          </table:table-cell>
          <table:table-cell office:value-type="float" office:value="16.614599999999999" table:style-name="ce1">
            <text:p>16.6146</text:p>
          </table:table-cell>
          <table:table-cell office:value-type="float" office:value="16.295400000000001" table:style-name="ce1">
            <text:p>16.2954</text:p>
          </table:table-cell>
          <table:table-cell office:value-type="float" office:value="16.672899999999998" table:style-name="ce1">
            <text:p>16.6729</text:p>
          </table:table-cell>
          <table:table-cell office:value-type="float" office:value="16.1187" table:style-name="ce1">
            <text:p>16.1187</text:p>
          </table:table-cell>
          <table:table-cell office:value-type="float" office:value="19.2651" table:style-name="ce1">
            <text:p>19.2651</text:p>
          </table:table-cell>
          <table:table-cell table:style-name="ce1"/>
          <table:table-cell office:value-type="float" office:value="16.917255172413793" table:formula="of:=AVERAGE([.C9:.AE9])" table:style-name="ce1">
            <text:p>16.91725517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9 thread(s)</text:p>
          </table:table-cell>
          <table:table-cell office:value-type="float" office:value="22.866199999999999" table:style-name="ce1">
            <text:p>22.8662</text:p>
          </table:table-cell>
          <table:table-cell office:value-type="float" office:value="18.9343" table:style-name="ce1">
            <text:p>18.9343</text:p>
          </table:table-cell>
          <table:table-cell office:value-type="float" office:value="18.805800000000001" table:style-name="ce1">
            <text:p>18.8058</text:p>
          </table:table-cell>
          <table:table-cell office:value-type="float" office:value="19.708600000000001" table:style-name="ce1">
            <text:p>19.7086</text:p>
          </table:table-cell>
          <table:table-cell office:value-type="float" office:value="18.813400000000001" table:style-name="ce1">
            <text:p>18.8134</text:p>
          </table:table-cell>
          <table:table-cell office:value-type="float" office:value="19.039400000000001" table:style-name="ce1">
            <text:p>19.0394</text:p>
          </table:table-cell>
          <table:table-cell office:value-type="float" office:value="18.896999999999998" table:style-name="ce1">
            <text:p>18.897</text:p>
          </table:table-cell>
          <table:table-cell office:value-type="float" office:value="18.985199999999999" table:style-name="ce1">
            <text:p>18.9852</text:p>
          </table:table-cell>
          <table:table-cell office:value-type="float" office:value="18.9666" table:style-name="ce1">
            <text:p>18.9666</text:p>
          </table:table-cell>
          <table:table-cell office:value-type="float" office:value="18.9739" table:style-name="ce1">
            <text:p>18.9739</text:p>
          </table:table-cell>
          <table:table-cell office:value-type="float" office:value="18.059100000000001" table:style-name="ce1">
            <text:p>18.0591</text:p>
          </table:table-cell>
          <table:table-cell office:value-type="float" office:value="19.493099999999998" table:style-name="ce1">
            <text:p>19.4931</text:p>
          </table:table-cell>
          <table:table-cell office:value-type="float" office:value="18.5609" table:style-name="ce1">
            <text:p>18.5609</text:p>
          </table:table-cell>
          <table:table-cell office:value-type="float" office:value="19.305299999999999" table:style-name="ce1">
            <text:p>19.3053</text:p>
          </table:table-cell>
          <table:table-cell office:value-type="float" office:value="17.3855" table:style-name="ce1">
            <text:p>17.3855</text:p>
          </table:table-cell>
          <table:table-cell office:value-type="float" office:value="19.048100000000002" table:style-name="ce1">
            <text:p>19.0481</text:p>
          </table:table-cell>
          <table:table-cell office:value-type="float" office:value="17.82" table:style-name="ce1">
            <text:p>17.82</text:p>
          </table:table-cell>
          <table:table-cell office:value-type="float" office:value="19.098500000000001" table:style-name="ce1">
            <text:p>19.0985</text:p>
          </table:table-cell>
          <table:table-cell office:value-type="float" office:value="18.818899999999999" table:style-name="ce1">
            <text:p>18.8189</text:p>
          </table:table-cell>
          <table:table-cell office:value-type="float" office:value="19.358000000000001" table:style-name="ce1">
            <text:p>19.358</text:p>
          </table:table-cell>
          <table:table-cell office:value-type="float" office:value="17.914400000000001" table:style-name="ce1">
            <text:p>17.9144</text:p>
          </table:table-cell>
          <table:table-cell office:value-type="float" office:value="18.941800000000001" table:style-name="ce1">
            <text:p>18.9418</text:p>
          </table:table-cell>
          <table:table-cell office:value-type="float" office:value="19.332100000000001" table:style-name="ce1">
            <text:p>19.3321</text:p>
          </table:table-cell>
          <table:table-cell office:value-type="float" office:value="19.087700000000002" table:style-name="ce1">
            <text:p>19.0877</text:p>
          </table:table-cell>
          <table:table-cell office:value-type="float" office:value="18.6797" table:style-name="ce1">
            <text:p>18.6797</text:p>
          </table:table-cell>
          <table:table-cell office:value-type="float" office:value="18.959" table:style-name="ce1">
            <text:p>18.959</text:p>
          </table:table-cell>
          <table:table-cell office:value-type="float" office:value="19.079599999999999" table:style-name="ce1">
            <text:p>19.0796</text:p>
          </table:table-cell>
          <table:table-cell office:value-type="float" office:value="19.165199999999999" table:style-name="ce1">
            <text:p>19.1652</text:p>
          </table:table-cell>
          <table:table-cell office:value-type="float" office:value="18.827100000000002" table:style-name="ce1">
            <text:p>18.8271</text:p>
          </table:table-cell>
          <table:table-cell office:value-type="float" office:value="19.421800000000001" table:style-name="ce1">
            <text:p>19.4218</text:p>
          </table:table-cell>
          <table:table-cell table:style-name="ce1"/>
          <table:table-cell office:value-type="float" office:value="18.878620689655168" table:formula="of:=AVERAGE([.C10:.AE10])" table:style-name="ce1">
            <text:p>18.87862069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10 thread(s)</text:p>
          </table:table-cell>
          <table:table-cell office:value-type="float" office:value="20.7029" table:style-name="ce1">
            <text:p>20.7029</text:p>
          </table:table-cell>
          <table:table-cell office:value-type="float" office:value="18.7255" table:style-name="ce1">
            <text:p>18.7255</text:p>
          </table:table-cell>
          <table:table-cell office:value-type="float" office:value="20.803699999999999" table:style-name="ce1">
            <text:p>20.8037</text:p>
          </table:table-cell>
          <table:table-cell office:value-type="float" office:value="19.032699999999998" table:style-name="ce1">
            <text:p>19.0327</text:p>
          </table:table-cell>
          <table:table-cell office:value-type="float" office:value="19.215" table:style-name="ce1">
            <text:p>19.215</text:p>
          </table:table-cell>
          <table:table-cell office:value-type="float" office:value="19.262799999999999" table:style-name="ce1">
            <text:p>19.2628</text:p>
          </table:table-cell>
          <table:table-cell office:value-type="float" office:value="21.158999999999999" table:style-name="ce1">
            <text:p>21.159</text:p>
          </table:table-cell>
          <table:table-cell office:value-type="float" office:value="18.834700000000002" table:style-name="ce1">
            <text:p>18.8347</text:p>
          </table:table-cell>
          <table:table-cell office:value-type="float" office:value="18.5883" table:style-name="ce1">
            <text:p>18.5883</text:p>
          </table:table-cell>
          <table:table-cell office:value-type="float" office:value="18.4299" table:style-name="ce1">
            <text:p>18.4299</text:p>
          </table:table-cell>
          <table:table-cell office:value-type="float" office:value="19.0519" table:style-name="ce1">
            <text:p>19.0519</text:p>
          </table:table-cell>
          <table:table-cell office:value-type="float" office:value="18.948799999999999" table:style-name="ce1">
            <text:p>18.9488</text:p>
          </table:table-cell>
          <table:table-cell office:value-type="float" office:value="18.1739" table:style-name="ce1">
            <text:p>18.1739</text:p>
          </table:table-cell>
          <table:table-cell office:value-type="float" office:value="18.865500000000001" table:style-name="ce1">
            <text:p>18.8655</text:p>
          </table:table-cell>
          <table:table-cell office:value-type="float" office:value="18.526800000000001" table:style-name="ce1">
            <text:p>18.5268</text:p>
          </table:table-cell>
          <table:table-cell office:value-type="float" office:value="19.1541" table:style-name="ce1">
            <text:p>19.1541</text:p>
          </table:table-cell>
          <table:table-cell office:value-type="float" office:value="18.7959" table:style-name="ce1">
            <text:p>18.7959</text:p>
          </table:table-cell>
          <table:table-cell office:value-type="float" office:value="18.8979" table:style-name="ce1">
            <text:p>18.8979</text:p>
          </table:table-cell>
          <table:table-cell office:value-type="float" office:value="18.428999999999998" table:style-name="ce1">
            <text:p>18.429</text:p>
          </table:table-cell>
          <table:table-cell office:value-type="float" office:value="18.313400000000001" table:style-name="ce1">
            <text:p>18.3134</text:p>
          </table:table-cell>
          <table:table-cell office:value-type="float" office:value="18.721399999999999" table:style-name="ce1">
            <text:p>18.7214</text:p>
          </table:table-cell>
          <table:table-cell office:value-type="float" office:value="18.9558" table:style-name="ce1">
            <text:p>18.9558</text:p>
          </table:table-cell>
          <table:table-cell office:value-type="float" office:value="18.677099999999999" table:style-name="ce1">
            <text:p>18.6771</text:p>
          </table:table-cell>
          <table:table-cell office:value-type="float" office:value="18.997800000000002" table:style-name="ce1">
            <text:p>18.9978</text:p>
          </table:table-cell>
          <table:table-cell office:value-type="float" office:value="18.9512" table:style-name="ce1">
            <text:p>18.9512</text:p>
          </table:table-cell>
          <table:table-cell office:value-type="float" office:value="19.039100000000001" table:style-name="ce1">
            <text:p>19.0391</text:p>
          </table:table-cell>
          <table:table-cell office:value-type="float" office:value="17.788" table:style-name="ce1">
            <text:p>17.788</text:p>
          </table:table-cell>
          <table:table-cell office:value-type="float" office:value="18.410900000000002" table:style-name="ce1">
            <text:p>18.4109</text:p>
          </table:table-cell>
          <table:table-cell office:value-type="float" office:value="18.538799999999998" table:style-name="ce1">
            <text:p>18.5388</text:p>
          </table:table-cell>
          <table:table-cell office:value-type="float" office:value="18.837" table:style-name="ce1">
            <text:p>18.837</text:p>
          </table:table-cell>
          <table:table-cell table:style-name="ce1"/>
          <table:table-cell office:value-type="float" office:value="18.900893103448279" table:formula="of:=AVERAGE([.C11:.AE11])" table:style-name="ce1">
            <text:p>18.9008931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11 thread(s)</text:p>
          </table:table-cell>
          <table:table-cell office:value-type="float" office:value="21.681699999999999" table:style-name="ce1">
            <text:p>21.6817</text:p>
          </table:table-cell>
          <table:table-cell office:value-type="float" office:value="17.9709" table:style-name="ce1">
            <text:p>17.9709</text:p>
          </table:table-cell>
          <table:table-cell office:value-type="float" office:value="17.9892" table:style-name="ce1">
            <text:p>17.9892</text:p>
          </table:table-cell>
          <table:table-cell office:value-type="float" office:value="18.083600000000001" table:style-name="ce1">
            <text:p>18.0836</text:p>
          </table:table-cell>
          <table:table-cell office:value-type="float" office:value="17.767299999999999" table:style-name="ce1">
            <text:p>17.7673</text:p>
          </table:table-cell>
          <table:table-cell office:value-type="float" office:value="18.347999999999999" table:style-name="ce1">
            <text:p>18.348</text:p>
          </table:table-cell>
          <table:table-cell office:value-type="float" office:value="18.645900000000001" table:style-name="ce1">
            <text:p>18.6459</text:p>
          </table:table-cell>
          <table:table-cell office:value-type="float" office:value="17.999099999999999" table:style-name="ce1">
            <text:p>17.9991</text:p>
          </table:table-cell>
          <table:table-cell office:value-type="float" office:value="18.142399999999999" table:style-name="ce1">
            <text:p>18.1424</text:p>
          </table:table-cell>
          <table:table-cell office:value-type="float" office:value="18.281600000000001" table:style-name="ce1">
            <text:p>18.2816</text:p>
          </table:table-cell>
          <table:table-cell office:value-type="float" office:value="18.454000000000001" table:style-name="ce1">
            <text:p>18.454</text:p>
          </table:table-cell>
          <table:table-cell office:value-type="float" office:value="17.0867" table:style-name="ce1">
            <text:p>17.0867</text:p>
          </table:table-cell>
          <table:table-cell office:value-type="float" office:value="17.582999999999998" table:style-name="ce1">
            <text:p>17.583</text:p>
          </table:table-cell>
          <table:table-cell office:value-type="float" office:value="18.3399" table:style-name="ce1">
            <text:p>18.3399</text:p>
          </table:table-cell>
          <table:table-cell office:value-type="float" office:value="18.680299999999999" table:style-name="ce1">
            <text:p>18.6803</text:p>
          </table:table-cell>
          <table:table-cell office:value-type="float" office:value="17.918199999999999" table:style-name="ce1">
            <text:p>17.9182</text:p>
          </table:table-cell>
          <table:table-cell office:value-type="float" office:value="17.590199999999999" table:style-name="ce1">
            <text:p>17.5902</text:p>
          </table:table-cell>
          <table:table-cell office:value-type="float" office:value="19.482600000000001" table:style-name="ce1">
            <text:p>19.4826</text:p>
          </table:table-cell>
          <table:table-cell office:value-type="float" office:value="17.5885" table:style-name="ce1">
            <text:p>17.5885</text:p>
          </table:table-cell>
          <table:table-cell office:value-type="float" office:value="17.908000000000001" table:style-name="ce1">
            <text:p>17.908</text:p>
          </table:table-cell>
          <table:table-cell office:value-type="float" office:value="17.852900000000002" table:style-name="ce1">
            <text:p>17.8529</text:p>
          </table:table-cell>
          <table:table-cell office:value-type="float" office:value="17.913499999999999" table:style-name="ce1">
            <text:p>17.9135</text:p>
          </table:table-cell>
          <table:table-cell office:value-type="float" office:value="17.770199999999999" table:style-name="ce1">
            <text:p>17.7702</text:p>
          </table:table-cell>
          <table:table-cell office:value-type="float" office:value="16.898599999999998" table:style-name="ce1">
            <text:p>16.8986</text:p>
          </table:table-cell>
          <table:table-cell office:value-type="float" office:value="17.5716" table:style-name="ce1">
            <text:p>17.5716</text:p>
          </table:table-cell>
          <table:table-cell office:value-type="float" office:value="17.443200000000001" table:style-name="ce1">
            <text:p>17.4432</text:p>
          </table:table-cell>
          <table:table-cell office:value-type="float" office:value="18.219899999999999" table:style-name="ce1">
            <text:p>18.2199</text:p>
          </table:table-cell>
          <table:table-cell office:value-type="float" office:value="17.495000000000001" table:style-name="ce1">
            <text:p>17.495</text:p>
          </table:table-cell>
          <table:table-cell office:value-type="float" office:value="17.854700000000001" table:style-name="ce1">
            <text:p>17.8547</text:p>
          </table:table-cell>
          <table:table-cell office:value-type="float" office:value="17.701499999999999" table:style-name="ce1">
            <text:p>17.7015</text:p>
          </table:table-cell>
          <table:table-cell table:style-name="ce1"/>
          <table:table-cell office:value-type="float" office:value="17.95105172413793" table:formula="of:=AVERAGE([.C12:.AE12])" table:style-name="ce1">
            <text:p>17.95105172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12 thread(s)</text:p>
          </table:table-cell>
          <table:table-cell office:value-type="float" office:value="17.445799999999998" table:style-name="ce1">
            <text:p>17.4458</text:p>
          </table:table-cell>
          <table:table-cell office:value-type="float" office:value="17.954899999999999" table:style-name="ce1">
            <text:p>17.9549</text:p>
          </table:table-cell>
          <table:table-cell office:value-type="float" office:value="17.4009" table:style-name="ce1">
            <text:p>17.4009</text:p>
          </table:table-cell>
          <table:table-cell office:value-type="float" office:value="17.545999999999999" table:style-name="ce1">
            <text:p>17.546</text:p>
          </table:table-cell>
          <table:table-cell office:value-type="float" office:value="17.701799999999999" table:style-name="ce1">
            <text:p>17.7018</text:p>
          </table:table-cell>
          <table:table-cell office:value-type="float" office:value="17.2743" table:style-name="ce1">
            <text:p>17.2743</text:p>
          </table:table-cell>
          <table:table-cell office:value-type="float" office:value="17.2944" table:style-name="ce1">
            <text:p>17.2944</text:p>
          </table:table-cell>
          <table:table-cell office:value-type="float" office:value="17.480399999999999" table:style-name="ce1">
            <text:p>17.4804</text:p>
          </table:table-cell>
          <table:table-cell office:value-type="float" office:value="18.403400000000001" table:style-name="ce1">
            <text:p>18.4034</text:p>
          </table:table-cell>
          <table:table-cell office:value-type="float" office:value="18.3658" table:style-name="ce1">
            <text:p>18.3658</text:p>
          </table:table-cell>
          <table:table-cell office:value-type="float" office:value="19.5686" table:style-name="ce1">
            <text:p>19.5686</text:p>
          </table:table-cell>
          <table:table-cell office:value-type="float" office:value="17.246600000000001" table:style-name="ce1">
            <text:p>17.2466</text:p>
          </table:table-cell>
          <table:table-cell office:value-type="float" office:value="17.331" table:style-name="ce1">
            <text:p>17.331</text:p>
          </table:table-cell>
          <table:table-cell office:value-type="float" office:value="17.648199999999999" table:style-name="ce1">
            <text:p>17.6482</text:p>
          </table:table-cell>
          <table:table-cell office:value-type="float" office:value="17.7029" table:style-name="ce1">
            <text:p>17.7029</text:p>
          </table:table-cell>
          <table:table-cell office:value-type="float" office:value="17.185099999999998" table:style-name="ce1">
            <text:p>17.1851</text:p>
          </table:table-cell>
          <table:table-cell office:value-type="float" office:value="18.042200000000001" table:style-name="ce1">
            <text:p>18.0422</text:p>
          </table:table-cell>
          <table:table-cell office:value-type="float" office:value="17.438199999999998" table:style-name="ce1">
            <text:p>17.4382</text:p>
          </table:table-cell>
          <table:table-cell office:value-type="float" office:value="17.2684" table:style-name="ce1">
            <text:p>17.2684</text:p>
          </table:table-cell>
          <table:table-cell office:value-type="float" office:value="18.981200000000001" table:style-name="ce1">
            <text:p>18.9812</text:p>
          </table:table-cell>
          <table:table-cell office:value-type="float" office:value="17.196200000000001" table:style-name="ce1">
            <text:p>17.1962</text:p>
          </table:table-cell>
          <table:table-cell office:value-type="float" office:value="17.395399999999999" table:style-name="ce1">
            <text:p>17.3954</text:p>
          </table:table-cell>
          <table:table-cell office:value-type="float" office:value="16.9755" table:style-name="ce1">
            <text:p>16.9755</text:p>
          </table:table-cell>
          <table:table-cell office:value-type="float" office:value="17.809000000000001" table:style-name="ce1">
            <text:p>17.809</text:p>
          </table:table-cell>
          <table:table-cell office:value-type="float" office:value="17.198799999999999" table:style-name="ce1">
            <text:p>17.1988</text:p>
          </table:table-cell>
          <table:table-cell office:value-type="float" office:value="17.629000000000001" table:style-name="ce1">
            <text:p>17.629</text:p>
          </table:table-cell>
          <table:table-cell office:value-type="float" office:value="17.703199999999999" table:style-name="ce1">
            <text:p>17.7032</text:p>
          </table:table-cell>
          <table:table-cell office:value-type="float" office:value="17.551200000000001" table:style-name="ce1">
            <text:p>17.5512</text:p>
          </table:table-cell>
          <table:table-cell office:value-type="float" office:value="16.975999999999999" table:style-name="ce1">
            <text:p>16.976</text:p>
          </table:table-cell>
          <table:table-cell office:value-type="float" office:value="19.469000000000001" table:style-name="ce1">
            <text:p>19.469</text:p>
          </table:table-cell>
          <table:table-cell table:style-name="ce1"/>
          <table:table-cell office:value-type="float" office:value="17.715089655172413" table:formula="of:=AVERAGE([.C13:.AE13])" table:style-name="ce1">
            <text:p>17.71508966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13 thread(s)</text:p>
          </table:table-cell>
          <table:table-cell office:value-type="float" office:value="19.687100000000001" table:style-name="ce1">
            <text:p>19.6871</text:p>
          </table:table-cell>
          <table:table-cell office:value-type="float" office:value="17.288799999999998" table:style-name="ce1">
            <text:p>17.2888</text:p>
          </table:table-cell>
          <table:table-cell office:value-type="float" office:value="17.284199999999998" table:style-name="ce1">
            <text:p>17.2842</text:p>
          </table:table-cell>
          <table:table-cell office:value-type="float" office:value="18.7607" table:style-name="ce1">
            <text:p>18.7607</text:p>
          </table:table-cell>
          <table:table-cell office:value-type="float" office:value="17.675899999999999" table:style-name="ce1">
            <text:p>17.6759</text:p>
          </table:table-cell>
          <table:table-cell office:value-type="float" office:value="17.505199999999999" table:style-name="ce1">
            <text:p>17.5052</text:p>
          </table:table-cell>
          <table:table-cell office:value-type="float" office:value="17.340900000000001" table:style-name="ce1">
            <text:p>17.3409</text:p>
          </table:table-cell>
          <table:table-cell office:value-type="float" office:value="17.667400000000001" table:style-name="ce1">
            <text:p>17.6674</text:p>
          </table:table-cell>
          <table:table-cell office:value-type="float" office:value="17.7347" table:style-name="ce1">
            <text:p>17.7347</text:p>
          </table:table-cell>
          <table:table-cell office:value-type="float" office:value="17.409700000000001" table:style-name="ce1">
            <text:p>17.4097</text:p>
          </table:table-cell>
          <table:table-cell office:value-type="float" office:value="17.644400000000001" table:style-name="ce1">
            <text:p>17.6444</text:p>
          </table:table-cell>
          <table:table-cell office:value-type="float" office:value="17.4114" table:style-name="ce1">
            <text:p>17.4114</text:p>
          </table:table-cell>
          <table:table-cell office:value-type="float" office:value="17.094899999999999" table:style-name="ce1">
            <text:p>17.0949</text:p>
          </table:table-cell>
          <table:table-cell office:value-type="float" office:value="17.578900000000001" table:style-name="ce1">
            <text:p>17.5789</text:p>
          </table:table-cell>
          <table:table-cell office:value-type="float" office:value="18.002600000000001" table:style-name="ce1">
            <text:p>18.0026</text:p>
          </table:table-cell>
          <table:table-cell office:value-type="float" office:value="17.3613" table:style-name="ce1">
            <text:p>17.3613</text:p>
          </table:table-cell>
          <table:table-cell office:value-type="float" office:value="17.197700000000001" table:style-name="ce1">
            <text:p>17.1977</text:p>
          </table:table-cell>
          <table:table-cell office:value-type="float" office:value="17.348199999999999" table:style-name="ce1">
            <text:p>17.3482</text:p>
          </table:table-cell>
          <table:table-cell office:value-type="float" office:value="17.850000000000001" table:style-name="ce1">
            <text:p>17.85</text:p>
          </table:table-cell>
          <table:table-cell office:value-type="float" office:value="17.4315" table:style-name="ce1">
            <text:p>17.4315</text:p>
          </table:table-cell>
          <table:table-cell office:value-type="float" office:value="17.058199999999999" table:style-name="ce1">
            <text:p>17.0582</text:p>
          </table:table-cell>
          <table:table-cell office:value-type="float" office:value="17.356400000000001" table:style-name="ce1">
            <text:p>17.3564</text:p>
          </table:table-cell>
          <table:table-cell office:value-type="float" office:value="17.707599999999999" table:style-name="ce1">
            <text:p>17.7076</text:p>
          </table:table-cell>
          <table:table-cell office:value-type="float" office:value="17.4694" table:style-name="ce1">
            <text:p>17.4694</text:p>
          </table:table-cell>
          <table:table-cell office:value-type="float" office:value="18.790099999999999" table:style-name="ce1">
            <text:p>18.7901</text:p>
          </table:table-cell>
          <table:table-cell office:value-type="float" office:value="16.979500000000002" table:style-name="ce1">
            <text:p>16.9795</text:p>
          </table:table-cell>
          <table:table-cell office:value-type="float" office:value="16.729399999999998" table:style-name="ce1">
            <text:p>16.7294</text:p>
          </table:table-cell>
          <table:table-cell office:value-type="float" office:value="19.579000000000001" table:style-name="ce1">
            <text:p>19.579</text:p>
          </table:table-cell>
          <table:table-cell office:value-type="float" office:value="17.133600000000001" table:style-name="ce1">
            <text:p>17.1336</text:p>
          </table:table-cell>
          <table:table-cell office:value-type="float" office:value="17.852900000000002" table:style-name="ce1">
            <text:p>17.8529</text:p>
          </table:table-cell>
          <table:table-cell table:style-name="ce1"/>
          <table:table-cell office:value-type="float" office:value="17.594637931034484" table:formula="of:=AVERAGE([.C14:.AE14])" table:style-name="ce1">
            <text:p>17.59463793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14 thread(s)</text:p>
          </table:table-cell>
          <table:table-cell office:value-type="float" office:value="22.604299999999999" table:style-name="ce1">
            <text:p>22.6043</text:p>
          </table:table-cell>
          <table:table-cell office:value-type="float" office:value="16.801300000000001" table:style-name="ce1">
            <text:p>16.8013</text:p>
          </table:table-cell>
          <table:table-cell office:value-type="float" office:value="17.200900000000001" table:style-name="ce1">
            <text:p>17.2009</text:p>
          </table:table-cell>
          <table:table-cell office:value-type="float" office:value="17.566099999999999" table:style-name="ce1">
            <text:p>17.5661</text:p>
          </table:table-cell>
          <table:table-cell office:value-type="float" office:value="16.945499999999999" table:style-name="ce1">
            <text:p>16.9455</text:p>
          </table:table-cell>
          <table:table-cell office:value-type="float" office:value="17.063700000000001" table:style-name="ce1">
            <text:p>17.0637</text:p>
          </table:table-cell>
          <table:table-cell office:value-type="float" office:value="17.128900000000002" table:style-name="ce1">
            <text:p>17.1289</text:p>
          </table:table-cell>
          <table:table-cell office:value-type="float" office:value="17.288499999999999" table:style-name="ce1">
            <text:p>17.2885</text:p>
          </table:table-cell>
          <table:table-cell office:value-type="float" office:value="17.2181" table:style-name="ce1">
            <text:p>17.2181</text:p>
          </table:table-cell>
          <table:table-cell office:value-type="float" office:value="21.235299999999999" table:style-name="ce1">
            <text:p>21.2353</text:p>
          </table:table-cell>
          <table:table-cell office:value-type="float" office:value="16.696999999999999" table:style-name="ce1">
            <text:p>16.697</text:p>
          </table:table-cell>
          <table:table-cell office:value-type="float" office:value="18.617699999999999" table:style-name="ce1">
            <text:p>18.6177</text:p>
          </table:table-cell>
          <table:table-cell office:value-type="float" office:value="18.058800000000002" table:style-name="ce1">
            <text:p>18.0588</text:p>
          </table:table-cell>
          <table:table-cell office:value-type="float" office:value="16.655999999999999" table:style-name="ce1">
            <text:p>16.656</text:p>
          </table:table-cell>
          <table:table-cell office:value-type="float" office:value="16.849399999999999" table:style-name="ce1">
            <text:p>16.8494</text:p>
          </table:table-cell>
          <table:table-cell office:value-type="float" office:value="16.643699999999999" table:style-name="ce1">
            <text:p>16.6437</text:p>
          </table:table-cell>
          <table:table-cell office:value-type="float" office:value="18.3748" table:style-name="ce1">
            <text:p>18.3748</text:p>
          </table:table-cell>
          <table:table-cell office:value-type="float" office:value="16.988" table:style-name="ce1">
            <text:p>16.988</text:p>
          </table:table-cell>
          <table:table-cell office:value-type="float" office:value="16.904699999999998" table:style-name="ce1">
            <text:p>16.9047</text:p>
          </table:table-cell>
          <table:table-cell office:value-type="float" office:value="16.984200000000001" table:style-name="ce1">
            <text:p>16.9842</text:p>
          </table:table-cell>
          <table:table-cell office:value-type="float" office:value="17.181899999999999" table:style-name="ce1">
            <text:p>17.1819</text:p>
          </table:table-cell>
          <table:table-cell office:value-type="float" office:value="17.154900000000001" table:style-name="ce1">
            <text:p>17.1549</text:p>
          </table:table-cell>
          <table:table-cell office:value-type="float" office:value="16.983599999999999" table:style-name="ce1">
            <text:p>16.9836</text:p>
          </table:table-cell>
          <table:table-cell office:value-type="float" office:value="17.235800000000001" table:style-name="ce1">
            <text:p>17.2358</text:p>
          </table:table-cell>
          <table:table-cell office:value-type="float" office:value="16.6694" table:style-name="ce1">
            <text:p>16.6694</text:p>
          </table:table-cell>
          <table:table-cell office:value-type="float" office:value="16.800999999999998" table:style-name="ce1">
            <text:p>16.801</text:p>
          </table:table-cell>
          <table:table-cell office:value-type="float" office:value="16.955100000000002" table:style-name="ce1">
            <text:p>16.9551</text:p>
          </table:table-cell>
          <table:table-cell office:value-type="float" office:value="17.133299999999998" table:style-name="ce1">
            <text:p>17.1333</text:p>
          </table:table-cell>
          <table:table-cell office:value-type="float" office:value="17.6464" table:style-name="ce1">
            <text:p>17.6464</text:p>
          </table:table-cell>
          <table:table-cell office:value-type="float" office:value="16.9207" table:style-name="ce1">
            <text:p>16.9207</text:p>
          </table:table-cell>
          <table:table-cell table:style-name="ce1"/>
          <table:table-cell office:value-type="float" office:value="17.307058620689652" table:formula="of:=AVERAGE([.C15:.AE15])" table:style-name="ce1">
            <text:p>17.30705862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15 thread(s)</text:p>
          </table:table-cell>
          <table:table-cell office:value-type="float" office:value="19.646899999999999" table:style-name="ce1">
            <text:p>19.6469</text:p>
          </table:table-cell>
          <table:table-cell office:value-type="float" office:value="16.431100000000001" table:style-name="ce1">
            <text:p>16.4311</text:p>
          </table:table-cell>
          <table:table-cell office:value-type="float" office:value="16.2803" table:style-name="ce1">
            <text:p>16.2803</text:p>
          </table:table-cell>
          <table:table-cell office:value-type="float" office:value="16.272400000000001" table:style-name="ce1">
            <text:p>16.2724</text:p>
          </table:table-cell>
          <table:table-cell office:value-type="float" office:value="16.726700000000001" table:style-name="ce1">
            <text:p>16.7267</text:p>
          </table:table-cell>
          <table:table-cell office:value-type="float" office:value="18.983799999999999" table:style-name="ce1">
            <text:p>18.9838</text:p>
          </table:table-cell>
          <table:table-cell office:value-type="float" office:value="16.425000000000001" table:style-name="ce1">
            <text:p>16.425</text:p>
          </table:table-cell>
          <table:table-cell office:value-type="float" office:value="16.372299999999999" table:style-name="ce1">
            <text:p>16.3723</text:p>
          </table:table-cell>
          <table:table-cell office:value-type="float" office:value="19.2896" table:style-name="ce1">
            <text:p>19.2896</text:p>
          </table:table-cell>
          <table:table-cell office:value-type="float" office:value="16.726199999999999" table:style-name="ce1">
            <text:p>16.7262</text:p>
          </table:table-cell>
          <table:table-cell office:value-type="float" office:value="18.216100000000001" table:style-name="ce1">
            <text:p>18.2161</text:p>
          </table:table-cell>
          <table:table-cell office:value-type="float" office:value="16.551400000000001" table:style-name="ce1">
            <text:p>16.5514</text:p>
          </table:table-cell>
          <table:table-cell office:value-type="float" office:value="17.682300000000001" table:style-name="ce1">
            <text:p>17.6823</text:p>
          </table:table-cell>
          <table:table-cell office:value-type="float" office:value="18.3323" table:style-name="ce1">
            <text:p>18.3323</text:p>
          </table:table-cell>
          <table:table-cell office:value-type="float" office:value="16.609100000000002" table:style-name="ce1">
            <text:p>16.6091</text:p>
          </table:table-cell>
          <table:table-cell office:value-type="float" office:value="16.828399999999998" table:style-name="ce1">
            <text:p>16.8284</text:p>
          </table:table-cell>
          <table:table-cell office:value-type="float" office:value="17.0276" table:style-name="ce1">
            <text:p>17.0276</text:p>
          </table:table-cell>
          <table:table-cell office:value-type="float" office:value="20.792300000000001" table:style-name="ce1">
            <text:p>20.7923</text:p>
          </table:table-cell>
          <table:table-cell office:value-type="float" office:value="16.4693" table:style-name="ce1">
            <text:p>16.4693</text:p>
          </table:table-cell>
          <table:table-cell office:value-type="float" office:value="16.955400000000001" table:style-name="ce1">
            <text:p>16.9554</text:p>
          </table:table-cell>
          <table:table-cell office:value-type="float" office:value="16.6874" table:style-name="ce1">
            <text:p>16.6874</text:p>
          </table:table-cell>
          <table:table-cell office:value-type="float" office:value="16.441600000000001" table:style-name="ce1">
            <text:p>16.4416</text:p>
          </table:table-cell>
          <table:table-cell office:value-type="float" office:value="20.414300000000001" table:style-name="ce1">
            <text:p>20.4143</text:p>
          </table:table-cell>
          <table:table-cell office:value-type="float" office:value="16.439299999999999" table:style-name="ce1">
            <text:p>16.4393</text:p>
          </table:table-cell>
          <table:table-cell office:value-type="float" office:value="19.497199999999999" table:style-name="ce1">
            <text:p>19.4972</text:p>
          </table:table-cell>
          <table:table-cell office:value-type="float" office:value="20.069800000000001" table:style-name="ce1">
            <text:p>20.0698</text:p>
          </table:table-cell>
          <table:table-cell office:value-type="float" office:value="16.964400000000001" table:style-name="ce1">
            <text:p>16.9644</text:p>
          </table:table-cell>
          <table:table-cell office:value-type="float" office:value="17.0366" table:style-name="ce1">
            <text:p>17.0366</text:p>
          </table:table-cell>
          <table:table-cell office:value-type="float" office:value="19.157599999999999" table:style-name="ce1">
            <text:p>19.1576</text:p>
          </table:table-cell>
          <table:table-cell office:value-type="float" office:value="19.029800000000002" table:style-name="ce1">
            <text:p>19.0298</text:p>
          </table:table-cell>
          <table:table-cell table:style-name="ce1"/>
          <table:table-cell office:value-type="float" office:value="17.61067586206897" table:formula="of:=AVERAGE([.C16:.AE16])" table:style-name="ce1">
            <text:p>17.61067586</text:p>
          </table:table-cell>
          <table:table-cell table:number-columns-repeated="16351"/>
        </table:table-row>
        <table:table-row table:number-rows-repeated="1048560" table:style-name="ro1">
          <table:table-cell table:number-columns-repeated="16384"/>
        </table:table-row>
      </table:table>
      <table:table table:name="Ark1" table:style-name="ta1">
        <table:table-column table:style-name="co4" table:number-columns-repeated="16384" table:default-cell-style-name="ce1"/>
        <table:table-row table:style-name="ro1">
          <table:table-cell office:value-type="string" table:style-name="ce1">
            <text:p>Run 1<text:s/></text:p>
          </table:table-cell>
          <table:table-cell office:value-type="string" table:style-name="ce1">
            <text:p>Run 2<text:s/></text:p>
          </table:table-cell>
          <table:table-cell office:value-type="string" table:style-name="ce1">
            <text:p>Run 3<text:s/></text:p>
          </table:table-cell>
          <table:table-cell office:value-type="string" table:style-name="ce1">
            <text:p>Run 4</text:p>
          </table:table-cell>
          <table:table-cell office:value-type="string" table:style-name="ce1">
            <text:p>Run 5</text:p>
          </table:table-cell>
          <table:table-cell table:style-name="ce1"/>
          <table:table-cell office:value-type="string" table:style-name="ce1">
            <text:p>Run 1<text:s/></text:p>
          </table:table-cell>
          <table:table-cell office:value-type="string" table:style-name="ce1">
            <text:p>Run 2<text:s/></text:p>
          </table:table-cell>
          <table:table-cell office:value-type="string" table:style-name="ce1">
            <text:p>Run 3<text:s/></text:p>
          </table:table-cell>
          <table:table-cell office:value-type="string" table:style-name="ce1">
            <text:p>Run 4</text:p>
          </table:table-cell>
          <table:table-cell office:value-type="string" table:style-name="ce1">
            <text:p>Run 5</text:p>
          </table:table-cell>
          <table:table-cell table:number-columns-repeated="16373" table:style-name="ce1"/>
        </table:table-row>
        <table:table-row table:style-name="ro1">
          <table:table-cell office:value-type="float" office:value="49.407141379310332" table:style-name="ce1">
            <text:p>49.40714138</text:p>
          </table:table-cell>
          <table:table-cell office:value-type="float" office:value="89.493255172413797" table:style-name="ce1">
            <text:p>89.49325517</text:p>
          </table:table-cell>
          <table:table-cell office:value-type="float" office:value="49.775713793103449" table:style-name="ce1">
            <text:p>49.77571379</text:p>
          </table:table-cell>
          <table:table-cell office:value-type="float" office:value="44.91165862068965" table:style-name="ce1">
            <text:p>44.91165862</text:p>
          </table:table-cell>
          <table:table-cell office:value-type="float" office:value="44.808799999999998" table:style-name="ce1">
            <text:p>44.8088</text:p>
          </table:table-cell>
          <table:table-cell table:style-name="ce1"/>
          <table:table-cell office:value-type="float" office:value="49.407141379310332" table:style-name="ce1">
            <text:p>49.40714138</text:p>
          </table:table-cell>
          <table:table-cell table:number-columns-repeated="2" table:style-name="ce1"/>
          <table:table-cell office:value-type="float" office:value="44.91165862068965" table:style-name="ce1">
            <text:p>44.91165862</text:p>
          </table:table-cell>
          <table:table-cell office:value-type="float" office:value="44.808799999999998" table:style-name="ce1">
            <text:p>44.8088</text:p>
          </table:table-cell>
          <table:table-cell office:value-type="float" office:value="46.37586666666666" table:formula="of:=AVERAGE([.G2:.K2])" table:style-name="ce1">
            <text:p>46.37586667</text:p>
          </table:table-cell>
          <table:table-cell table:number-columns-repeated="16372"/>
        </table:table-row>
        <table:table-row table:style-name="ro1">
          <table:table-cell office:value-type="float" office:value="27.635068965517242" table:style-name="ce1">
            <text:p>27.63506897</text:p>
          </table:table-cell>
          <table:table-cell office:value-type="float" office:value="28.226255172413786" table:style-name="ce1">
            <text:p>28.22625517</text:p>
          </table:table-cell>
          <table:table-cell office:value-type="float" office:value="28.442272413793102" table:style-name="ce1">
            <text:p>28.44227241</text:p>
          </table:table-cell>
          <table:table-cell office:value-type="float" office:value="28.144041379310341" table:style-name="ce1">
            <text:p>28.14404138</text:p>
          </table:table-cell>
          <table:table-cell office:value-type="float" office:value="28.267299999999999" table:style-name="ce1">
            <text:p>28.2673</text:p>
          </table:table-cell>
          <table:table-cell table:style-name="ce1"/>
          <table:table-cell office:value-type="float" office:value="27.635068965517242" table:style-name="ce1">
            <text:p>27.63506897</text:p>
          </table:table-cell>
          <table:table-cell table:number-columns-repeated="2" table:style-name="ce1"/>
          <table:table-cell office:value-type="float" office:value="28.144041379310341" table:style-name="ce1">
            <text:p>28.14404138</text:p>
          </table:table-cell>
          <table:table-cell office:value-type="float" office:value="28.267299999999999" table:style-name="ce1">
            <text:p>28.2673</text:p>
          </table:table-cell>
          <table:table-cell office:value-type="float" office:value="28.015470114942531" table:formula="of:=AVERAGE([.G3:.K3])" table:style-name="ce1">
            <text:p>28.01547011</text:p>
          </table:table-cell>
          <table:table-cell table:number-columns-repeated="16372"/>
        </table:table-row>
        <table:table-row table:style-name="ro1">
          <table:table-cell office:value-type="float" office:value="24.868848275862067" table:style-name="ce1">
            <text:p>24.86884828</text:p>
          </table:table-cell>
          <table:table-cell office:value-type="float" office:value="23.203675862068966" table:style-name="ce1">
            <text:p>23.20367586</text:p>
          </table:table-cell>
          <table:table-cell office:value-type="float" office:value="22.635365517241375" table:style-name="ce1">
            <text:p>22.63536552</text:p>
          </table:table-cell>
          <table:table-cell office:value-type="float" office:value="23.206303448275865" table:style-name="ce1">
            <text:p>23.20630345</text:p>
          </table:table-cell>
          <table:table-cell office:value-type="float" office:value="22.244700000000002" table:style-name="ce1">
            <text:p>22.2447</text:p>
          </table:table-cell>
          <table:table-cell table:number-columns-repeated="3" table:style-name="ce1"/>
          <table:table-cell office:value-type="float" office:value="22.635365517241375" table:style-name="ce1">
            <text:p>22.63536552</text:p>
          </table:table-cell>
          <table:table-cell office:value-type="float" office:value="23.206303448275865" table:style-name="ce1">
            <text:p>23.20630345</text:p>
          </table:table-cell>
          <table:table-cell office:value-type="float" office:value="22.244700000000002" table:style-name="ce1">
            <text:p>22.2447</text:p>
          </table:table-cell>
          <table:table-cell office:value-type="float" office:value="22.695456321839078" table:formula="of:=AVERAGE([.G4:.K4])" table:style-name="ce1">
            <text:p>22.69545632</text:p>
          </table:table-cell>
          <table:table-cell table:number-columns-repeated="16372"/>
        </table:table-row>
        <table:table-row table:style-name="ro1">
          <table:table-cell office:value-type="float" office:value="20.961493103448273" table:style-name="ce1">
            <text:p>20.9614931</text:p>
          </table:table-cell>
          <table:table-cell office:value-type="float" office:value="21.495620689655166" table:style-name="ce1">
            <text:p>21.49562069</text:p>
          </table:table-cell>
          <table:table-cell office:value-type="float" office:value="21.023258620689653" table:style-name="ce1">
            <text:p>21.02325862</text:p>
          </table:table-cell>
          <table:table-cell office:value-type="float" office:value="25.975403448275863" table:style-name="ce1">
            <text:p>25.97540345</text:p>
          </table:table-cell>
          <table:table-cell office:value-type="float" office:value="19.874600000000001" table:style-name="ce1">
            <text:p>19.8746</text:p>
          </table:table-cell>
          <table:table-cell table:style-name="ce1"/>
          <table:table-cell office:value-type="float" office:value="20.961493103448273" table:style-name="ce1">
            <text:p>20.9614931</text:p>
          </table:table-cell>
          <table:table-cell table:style-name="ce1"/>
          <table:table-cell office:value-type="float" office:value="21.023258620689653" table:style-name="ce1">
            <text:p>21.02325862</text:p>
          </table:table-cell>
          <table:table-cell table:style-name="ce1"/>
          <table:table-cell office:value-type="float" office:value="19.874600000000001" table:style-name="ce1">
            <text:p>19.8746</text:p>
          </table:table-cell>
          <table:table-cell office:value-type="float" office:value="20.619783908045974" table:formula="of:=AVERAGE([.G5:.K5])" table:style-name="ce1">
            <text:p>20.61978391</text:p>
          </table:table-cell>
          <table:table-cell table:number-columns-repeated="16372"/>
        </table:table-row>
        <table:table-row table:style-name="ro1">
          <table:table-cell office:value-type="float" office:value="19.452148275862069" table:style-name="ce1">
            <text:p>19.45214828</text:p>
          </table:table-cell>
          <table:table-cell office:value-type="float" office:value="19.37984827586207" table:style-name="ce1">
            <text:p>19.37984828</text:p>
          </table:table-cell>
          <table:table-cell office:value-type="float" office:value="19.692782758620687" table:style-name="ce1">
            <text:p>19.69278276</text:p>
          </table:table-cell>
          <table:table-cell office:value-type="float" office:value="19.257496551724142" table:style-name="ce1">
            <text:p>19.25749655</text:p>
          </table:table-cell>
          <table:table-cell office:value-type="float" office:value="18.756900000000002" table:style-name="ce1">
            <text:p>18.7569</text:p>
          </table:table-cell>
          <table:table-cell table:number-columns-repeated="2" table:style-name="ce1"/>
          <table:table-cell office:value-type="float" office:value="19.37984827586207" table:style-name="ce1">
            <text:p>19.37984828</text:p>
          </table:table-cell>
          <table:table-cell table:style-name="ce1"/>
          <table:table-cell office:value-type="float" office:value="19.257496551724142" table:style-name="ce1">
            <text:p>19.25749655</text:p>
          </table:table-cell>
          <table:table-cell office:value-type="float" office:value="18.756900000000002" table:style-name="ce1">
            <text:p>18.7569</text:p>
          </table:table-cell>
          <table:table-cell office:value-type="float" office:value="19.131414942528739" table:formula="of:=AVERAGE([.G6:.K6])" table:style-name="ce1">
            <text:p>19.13141494</text:p>
          </table:table-cell>
          <table:table-cell table:number-columns-repeated="16372"/>
        </table:table-row>
        <table:table-row table:style-name="ro1">
          <table:table-cell office:value-type="float" office:value="20.171789655172415" table:style-name="ce1">
            <text:p>20.17178966</text:p>
          </table:table-cell>
          <table:table-cell office:value-type="float" office:value="20.168486206896553" table:style-name="ce1">
            <text:p>20.16848621</text:p>
          </table:table-cell>
          <table:table-cell office:value-type="float" office:value="18.00264137931034" table:style-name="ce1">
            <text:p>18.00264138</text:p>
          </table:table-cell>
          <table:table-cell office:value-type="float" office:value="17.864958620689652" table:style-name="ce1">
            <text:p>17.86495862</text:p>
          </table:table-cell>
          <table:table-cell office:value-type="float" office:value="17.969100000000001" table:style-name="ce1">
            <text:p>17.9691</text:p>
          </table:table-cell>
          <table:table-cell table:number-columns-repeated="3" table:style-name="ce1"/>
          <table:table-cell office:value-type="float" office:value="18.00264137931034" table:style-name="ce1">
            <text:p>18.00264138</text:p>
          </table:table-cell>
          <table:table-cell office:value-type="float" office:value="17.864958620689652" table:style-name="ce1">
            <text:p>17.86495862</text:p>
          </table:table-cell>
          <table:table-cell office:value-type="float" office:value="17.969100000000001" table:style-name="ce1">
            <text:p>17.9691</text:p>
          </table:table-cell>
          <table:table-cell office:value-type="float" office:value="17.945566666666664" table:formula="of:=AVERAGE([.G7:.K7])" table:style-name="ce1">
            <text:p>17.94556667</text:p>
          </table:table-cell>
          <table:table-cell table:number-columns-repeated="16372"/>
        </table:table-row>
        <table:table-row table:style-name="ro1">
          <table:table-cell office:value-type="float" office:value="16.718689655172412" table:style-name="ce1">
            <text:p>16.71868966</text:p>
          </table:table-cell>
          <table:table-cell office:value-type="float" office:value="14.815596551724139" table:style-name="ce1">
            <text:p>14.81559655</text:p>
          </table:table-cell>
          <table:table-cell office:value-type="float" office:value="16.69488275862069" table:style-name="ce1">
            <text:p>16.69488276</text:p>
          </table:table-cell>
          <table:table-cell office:value-type="float" office:value="17.077968965517243" table:style-name="ce1">
            <text:p>17.07796897</text:p>
          </table:table-cell>
          <table:table-cell office:value-type="float" office:value="15.1815" table:style-name="ce1">
            <text:p>15.1815</text:p>
          </table:table-cell>
          <table:table-cell table:style-name="ce1"/>
          <table:table-cell office:value-type="float" office:value="16.718689655172412" table:style-name="ce1">
            <text:p>16.71868966</text:p>
          </table:table-cell>
          <table:table-cell office:value-type="float" office:value="14.815596551724139" table:style-name="ce1">
            <text:p>14.81559655</text:p>
          </table:table-cell>
          <table:table-cell table:number-columns-repeated="2" table:style-name="ce1"/>
          <table:table-cell office:value-type="float" office:value="15.1815" table:style-name="ce1">
            <text:p>15.1815</text:p>
          </table:table-cell>
          <table:table-cell office:value-type="float" office:value="15.571928735632184" table:formula="of:=AVERAGE([.G8:.K8])" table:style-name="ce1">
            <text:p>15.57192874</text:p>
          </table:table-cell>
          <table:table-cell table:number-columns-repeated="16372"/>
        </table:table-row>
        <table:table-row table:style-name="ro1">
          <table:table-cell office:value-type="float" office:value="16.917255172413793" table:style-name="ce1">
            <text:p>16.91725517</text:p>
          </table:table-cell>
          <table:table-cell office:value-type="float" office:value="15.540699999999999" table:style-name="ce1">
            <text:p>15.5407</text:p>
          </table:table-cell>
          <table:table-cell office:value-type="float" office:value="16.673072413793108" table:style-name="ce1">
            <text:p>16.67307241</text:p>
          </table:table-cell>
          <table:table-cell office:value-type="float" office:value="14.427200000000001" table:style-name="ce1">
            <text:p>14.4272</text:p>
          </table:table-cell>
          <table:table-cell office:value-type="float" office:value="14.104200000000001" table:style-name="ce1">
            <text:p>14.1042</text:p>
          </table:table-cell>
          <table:table-cell table:number-columns-repeated="2" table:style-name="ce1"/>
          <table:table-cell office:value-type="float" office:value="15.540699999999999" table:style-name="ce1">
            <text:p>15.5407</text:p>
          </table:table-cell>
          <table:table-cell table:style-name="ce1"/>
          <table:table-cell office:value-type="float" office:value="14.427200000000001" table:style-name="ce1">
            <text:p>14.4272</text:p>
          </table:table-cell>
          <table:table-cell office:value-type="float" office:value="14.104200000000001" table:style-name="ce1">
            <text:p>14.1042</text:p>
          </table:table-cell>
          <table:table-cell office:value-type="float" office:value="14.6907" table:formula="of:=AVERAGE([.G9:.K9])" table:style-name="ce1">
            <text:p>14.6907</text:p>
          </table:table-cell>
          <table:table-cell table:number-columns-repeated="16372"/>
        </table:table-row>
        <table:table-row table:style-name="ro1">
          <table:table-cell office:value-type="float" office:value="18.878620689655168" table:style-name="ce1">
            <text:p>18.87862069</text:p>
          </table:table-cell>
          <table:table-cell office:value-type="float" office:value="18.946079310344832" table:style-name="ce1">
            <text:p>18.94607931</text:p>
          </table:table-cell>
          <table:table-cell office:value-type="float" office:value="19.029568965517239" table:style-name="ce1">
            <text:p>19.02956897</text:p>
          </table:table-cell>
          <table:table-cell office:value-type="float" office:value="19.683389655172416" table:style-name="ce1">
            <text:p>19.68338966</text:p>
          </table:table-cell>
          <table:table-cell office:value-type="float" office:value="18.876300000000001" table:style-name="ce1">
            <text:p>18.8763</text:p>
          </table:table-cell>
          <table:table-cell table:style-name="ce1"/>
          <table:table-cell office:value-type="float" office:value="18.878620689655168" table:style-name="ce1">
            <text:p>18.87862069</text:p>
          </table:table-cell>
          <table:table-cell office:value-type="float" office:value="18.946079310344832" table:style-name="ce1">
            <text:p>18.94607931</text:p>
          </table:table-cell>
          <table:table-cell table:number-columns-repeated="2" table:style-name="ce1"/>
          <table:table-cell office:value-type="float" office:value="18.876300000000001" table:style-name="ce1">
            <text:p>18.8763</text:p>
          </table:table-cell>
          <table:table-cell office:value-type="float" office:value="18.900333333333332" table:formula="of:=AVERAGE([.G10:.K10])" table:style-name="ce1">
            <text:p>18.90033333</text:p>
          </table:table-cell>
          <table:table-cell table:number-columns-repeated="16372"/>
        </table:table-row>
        <table:table-row table:style-name="ro1">
          <table:table-cell office:value-type="float" office:value="18.900893103448279" table:style-name="ce1">
            <text:p>18.9008931</text:p>
          </table:table-cell>
          <table:table-cell office:value-type="float" office:value="18.733420689655169" table:style-name="ce1">
            <text:p>18.73342069</text:p>
          </table:table-cell>
          <table:table-cell office:value-type="float" office:value="18.782089655172413" table:style-name="ce1">
            <text:p>18.78208966</text:p>
          </table:table-cell>
          <table:table-cell office:value-type="float" office:value="18.568527586206898" table:style-name="ce1">
            <text:p>18.56852759</text:p>
          </table:table-cell>
          <table:table-cell office:value-type="float" office:value="19.195799999999998" table:style-name="ce1">
            <text:p>19.1958</text:p>
          </table:table-cell>
          <table:table-cell table:number-columns-repeated="2" table:style-name="ce1"/>
          <table:table-cell office:value-type="float" office:value="18.733420689655169" table:style-name="ce1">
            <text:p>18.73342069</text:p>
          </table:table-cell>
          <table:table-cell office:value-type="float" office:value="18.782089655172413" table:style-name="ce1">
            <text:p>18.78208966</text:p>
          </table:table-cell>
          <table:table-cell office:value-type="float" office:value="18.568527586206898" table:style-name="ce1">
            <text:p>18.56852759</text:p>
          </table:table-cell>
          <table:table-cell table:style-name="ce1"/>
          <table:table-cell office:value-type="float" office:value="18.694679310344828" table:formula="of:=AVERAGE([.G11:.K11])" table:style-name="ce1">
            <text:p>18.69467931</text:p>
          </table:table-cell>
          <table:table-cell table:number-columns-repeated="16372"/>
        </table:table-row>
        <table:table-row table:style-name="ro1">
          <table:table-cell office:value-type="float" office:value="17.95105172413793" table:style-name="ce1">
            <text:p>17.95105172</text:p>
          </table:table-cell>
          <table:table-cell office:value-type="float" office:value="18.262910344827588" table:style-name="ce1">
            <text:p>18.26291034</text:p>
          </table:table-cell>
          <table:table-cell office:value-type="float" office:value="18.194758620689655" table:style-name="ce1">
            <text:p>18.19475862</text:p>
          </table:table-cell>
          <table:table-cell office:value-type="float" office:value="17.94416551724138" table:style-name="ce1">
            <text:p>17.94416552</text:p>
          </table:table-cell>
          <table:table-cell office:value-type="float" office:value="17.967400000000001" table:style-name="ce1">
            <text:p>17.9674</text:p>
          </table:table-cell>
          <table:table-cell table:style-name="ce1"/>
          <table:table-cell office:value-type="float" office:value="17.95105172413793" table:style-name="ce1">
            <text:p>17.95105172</text:p>
          </table:table-cell>
          <table:table-cell table:number-columns-repeated="2" table:style-name="ce1"/>
          <table:table-cell office:value-type="float" office:value="17.94416551724138" table:style-name="ce1">
            <text:p>17.94416552</text:p>
          </table:table-cell>
          <table:table-cell office:value-type="float" office:value="17.967400000000001" table:style-name="ce1">
            <text:p>17.9674</text:p>
          </table:table-cell>
          <table:table-cell office:value-type="float" office:value="17.954205747126437" table:formula="of:=AVERAGE([.G12:.K12])" table:style-name="ce1">
            <text:p>17.95420575</text:p>
          </table:table-cell>
          <table:table-cell table:number-columns-repeated="16372"/>
        </table:table-row>
        <table:table-row table:style-name="ro1">
          <table:table-cell office:value-type="float" office:value="17.715089655172413" table:style-name="ce1">
            <text:p>17.71508966</text:p>
          </table:table-cell>
          <table:table-cell office:value-type="float" office:value="17.795534482758622" table:style-name="ce1">
            <text:p>17.79553448</text:p>
          </table:table-cell>
          <table:table-cell office:value-type="float" office:value="18.117596551724134" table:style-name="ce1">
            <text:p>18.11759655</text:p>
          </table:table-cell>
          <table:table-cell office:value-type="float" office:value="17.742400000000004" table:style-name="ce1">
            <text:p>17.7424</text:p>
          </table:table-cell>
          <table:table-cell office:value-type="float" office:value="17.958400000000001" table:style-name="ce1">
            <text:p>17.9584</text:p>
          </table:table-cell>
          <table:table-cell table:style-name="ce1"/>
          <table:table-cell office:value-type="float" office:value="17.715089655172413" table:style-name="ce1">
            <text:p>17.71508966</text:p>
          </table:table-cell>
          <table:table-cell office:value-type="float" office:value="17.795534482758622" table:style-name="ce1">
            <text:p>17.79553448</text:p>
          </table:table-cell>
          <table:table-cell table:style-name="ce1"/>
          <table:table-cell office:value-type="float" office:value="17.742400000000004" table:style-name="ce1">
            <text:p>17.7424</text:p>
          </table:table-cell>
          <table:table-cell table:style-name="ce1"/>
          <table:table-cell office:value-type="float" office:value="17.751008045977013" table:formula="of:=AVERAGE([.G13:.K13])" table:style-name="ce1">
            <text:p>17.75100805</text:p>
          </table:table-cell>
          <table:table-cell table:number-columns-repeated="16372"/>
        </table:table-row>
        <table:table-row table:style-name="ro1">
          <table:table-cell office:value-type="float" office:value="17.594637931034484" table:style-name="ce1">
            <text:p>17.59463793</text:p>
          </table:table-cell>
          <table:table-cell office:value-type="float" office:value="18.061251724137936" table:style-name="ce1">
            <text:p>18.06125172</text:p>
          </table:table-cell>
          <table:table-cell office:value-type="float" office:value="18.148103448275862" table:style-name="ce1">
            <text:p>18.14810345</text:p>
          </table:table-cell>
          <table:table-cell office:value-type="float" office:value="17.475427586206898" table:style-name="ce1">
            <text:p>17.47542759</text:p>
          </table:table-cell>
          <table:table-cell office:value-type="float" office:value="16.768999999999998" table:style-name="ce1">
            <text:p>16.769</text:p>
          </table:table-cell>
          <table:table-cell table:style-name="ce1"/>
          <table:table-cell office:value-type="float" office:value="17.594637931034484" table:style-name="ce1">
            <text:p>17.59463793</text:p>
          </table:table-cell>
          <table:table-cell table:number-columns-repeated="2" table:style-name="ce1"/>
          <table:table-cell office:value-type="float" office:value="17.475427586206898" table:style-name="ce1">
            <text:p>17.47542759</text:p>
          </table:table-cell>
          <table:table-cell office:value-type="float" office:value="16.768999999999998" table:style-name="ce1">
            <text:p>16.769</text:p>
          </table:table-cell>
          <table:table-cell office:value-type="float" office:value="17.279688505747128" table:formula="of:=AVERAGE([.G14:.K14])" table:style-name="ce1">
            <text:p>17.27968851</text:p>
          </table:table-cell>
          <table:table-cell table:number-columns-repeated="16372"/>
        </table:table-row>
        <table:table-row table:style-name="ro1">
          <table:table-cell office:value-type="float" office:value="17.307058620689652" table:style-name="ce1">
            <text:p>17.30705862</text:p>
          </table:table-cell>
          <table:table-cell office:value-type="float" office:value="17.191996551724138" table:style-name="ce1">
            <text:p>17.19199655</text:p>
          </table:table-cell>
          <table:table-cell office:value-type="float" office:value="16.75083448275862" table:style-name="ce1">
            <text:p>16.75083448</text:p>
          </table:table-cell>
          <table:table-cell office:value-type="float" office:value="17.279127586206897" table:style-name="ce1">
            <text:p>17.27912759</text:p>
          </table:table-cell>
          <table:table-cell office:value-type="float" office:value="16.9434" table:style-name="ce1">
            <text:p>16.9434</text:p>
          </table:table-cell>
          <table:table-cell table:number-columns-repeated="2" table:style-name="ce1"/>
          <table:table-cell office:value-type="float" office:value="17.191996551724138" table:style-name="ce1">
            <text:p>17.19199655</text:p>
          </table:table-cell>
          <table:table-cell office:value-type="float" office:value="16.75083448275862" table:style-name="ce1">
            <text:p>16.75083448</text:p>
          </table:table-cell>
          <table:table-cell table:style-name="ce1"/>
          <table:table-cell office:value-type="float" office:value="16.9434" table:style-name="ce1">
            <text:p>16.9434</text:p>
          </table:table-cell>
          <table:table-cell office:value-type="float" office:value="16.962077011494255" table:formula="of:=AVERAGE([.G15:.K15])" table:style-name="ce1">
            <text:p>16.96207701</text:p>
          </table:table-cell>
          <table:table-cell table:number-columns-repeated="16372"/>
        </table:table-row>
        <table:table-row table:style-name="ro1">
          <table:table-cell office:value-type="float" office:value="17.61067586206897" table:style-name="ce1">
            <text:p>17.61067586</text:p>
          </table:table-cell>
          <table:table-cell office:value-type="float" office:value="17.892555172413797" table:style-name="ce1">
            <text:p>17.89255517</text:p>
          </table:table-cell>
          <table:table-cell office:value-type="float" office:value="17.957244827586205" table:style-name="ce1">
            <text:p>17.95724483</text:p>
          </table:table-cell>
          <table:table-cell office:value-type="float" office:value="16.794231034482756" table:style-name="ce1">
            <text:p>16.79423103</text:p>
          </table:table-cell>
          <table:table-cell office:value-type="float" office:value="16.825199999999999" table:style-name="ce1">
            <text:p>16.8252</text:p>
          </table:table-cell>
          <table:table-cell table:style-name="ce1"/>
          <table:table-cell office:value-type="float" office:value="17.61067586206897" table:style-name="ce1">
            <text:p>17.61067586</text:p>
          </table:table-cell>
          <table:table-cell table:number-columns-repeated="2" table:style-name="ce1"/>
          <table:table-cell office:value-type="float" office:value="16.794231034482756" table:style-name="ce1">
            <text:p>16.79423103</text:p>
          </table:table-cell>
          <table:table-cell office:value-type="float" office:value="16.825199999999999" table:style-name="ce1">
            <text:p>16.8252</text:p>
          </table:table-cell>
          <table:table-cell office:value-type="float" office:value="17.076702298850574" table:formula="of:=AVERAGE([.G16:.K16])" table:style-name="ce1">
            <text:p>17.0767023</text:p>
          </table:table-cell>
          <table:table-cell table:number-columns-repeated="16372"/>
        </table:table-row>
        <table:table-row table:number-rows-repeated="1048560" table:style-name="ro1">
          <table:table-cell table:number-columns-repeated="16384"/>
        </table:table-row>
      </table:table>
      <table:database-ranges>
        <table:database-range table:target-range-address="Ark6.A1:Ark6.AE16" table:name="db__5" table:display-filter-buttons="true" table:on-update-keep-size="false" table:on-update-keep-styles="true" table:refresh-delay="false">
          <table:database-source-sql table:database-name="Provider=Microsoft.Mashup.OleDb.1;Data Source=$Workbook$;Location=db (5);Extended Properties=&quot;&quot;" table:sql-statement="SELECT * FROM [db (5)]"/>
        </table:database-range>
        <table:database-range table:target-range-address="Ark5.A1:Ark5.AE16" table:name="db__4" table:display-filter-buttons="true" table:on-update-keep-size="false" table:on-update-keep-styles="true" table:refresh-delay="false">
          <table:database-source-sql table:database-name="Provider=Microsoft.Mashup.OleDb.1;Data Source=$Workbook$;Location=db (4);Extended Properties=&quot;&quot;" table:sql-statement="SELECT * FROM [db (4)]"/>
        </table:database-range>
        <table:database-range table:target-range-address="Ark4.A1:Ark4.AE16" table:name="db__3" table:display-filter-buttons="true" table:on-update-keep-size="false" table:on-update-keep-styles="true" table:refresh-delay="false">
          <table:database-source-sql table:database-name="Provider=Microsoft.Mashup.OleDb.1;Data Source=$Workbook$;Location=db (3);Extended Properties=&quot;&quot;" table:sql-statement="SELECT * FROM [db (3)]"/>
        </table:database-range>
        <table:database-range table:target-range-address="Ark3.A1:Ark3.AE16" table:name="db__2" table:display-filter-buttons="true" table:on-update-keep-size="false" table:on-update-keep-styles="true" table:refresh-delay="false">
          <table:database-source-sql table:database-name="Provider=Microsoft.Mashup.OleDb.1;Data Source=$Workbook$;Location=db (2);Extended Properties=&quot;&quot;" table:sql-statement="SELECT * FROM [db (2)]"/>
        </table:database-range>
        <table:database-range table:target-range-address="Ark2.A1:Ark2.AE16" table:name="db" table:display-filter-buttons="true" table:on-update-keep-size="false" table:on-update-keep-styles="true" table:refresh-delay="false">
          <table:database-source-sql table:database-name="Provider=Microsoft.Mashup.OleDb.1;Data Source=$Workbook$;Location=db;Extended Properties=&quot;&quot;" table:sql-statement="SELECT * FROM [db]"/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330</meta:generator>
    <meta:initial-creator>Alexander Brandborg</meta:initial-creator>
    <dc:creator>Alexander Brandborg</dc:creator>
    <meta:creation-date>2018-06-04T16:52:13Z</meta:creation-date>
    <dc:date>2018-06-04T17:04:55Z</dc:date>
  </office:meta>
</office:document-meta>
</file>